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  <style:font-face style:name="Liberation Mono1" svg:font-family="&quot;Liberation Mono1&quot;"/>
    <style:font-face style:name="Docs-Calibri" svg:font-family="Docs-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3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" style:family="table-cell" style:parent-style-name="Default" style:data-style-name="N3"/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Liberation Mono" style:font-name-asian="Liberation Mono" style:font-name-complex="Liberation Mono"/>
    </style:style>
    <style:style style:name="ce9" style:family="table-cell" style:parent-style-name="Default" style:data-style-name="N37">
      <style:text-properties style:font-name="Liberation Mono1" style:font-name-asian="Liberation Mono1" style:font-name-complex="Liberation Mono1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Docs-Calibri" style:font-name-asian="Docs-Calibri" style:font-name-complex="Docs-Calibri" fo:font-size="8pt" style:font-size-asian="8pt" style:font-size-complex="8pt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Docs-Calibri" style:font-name-asian="Docs-Calibri" style:font-name-complex="Docs-Calibri"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 fo:wrap-option="wrap"/>
      <style:text-properties fo:color="#000000" style:font-name="Docs-Calibri" style:font-name-asian="Docs-Calibri" style:font-name-complex="Docs-Calibri" fo:font-size="8pt" style:font-size-asian="8pt" style:font-size-complex="8pt"/>
    </style:style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566458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1.13770833333333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3.54541666666667cm"/>
    </style:style>
    <style:style style:name="co14" style:family="table-column">
      <style:table-column-properties fo:break-before="auto" style:column-width="1.11125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40770833333333cm"/>
    </style:style>
    <style:style style:name="co19" style:family="table-column">
      <style:table-column-properties fo:break-before="auto" style:column-width="3.254375cm"/>
    </style:style>
    <style:style style:name="co20" style:family="table-column">
      <style:table-column-properties fo:break-before="auto" style:column-width="3.04270833333333cm"/>
    </style:style>
    <style:style style:name="co21" style:family="table-column">
      <style:table-column-properties fo:break-before="auto" style:column-width="1.48166666666667cm"/>
    </style:style>
    <style:style style:name="co22" style:family="table-column">
      <style:table-column-properties fo:break-before="auto" style:column-width="3.12208333333333cm"/>
    </style:style>
    <style:style style:name="co23" style:family="table-column">
      <style:table-column-properties fo:break-before="auto" style:column-width="3.06916666666667cm"/>
    </style:style>
    <style:style style:name="co24" style:family="table-column">
      <style:table-column-properties fo:break-before="auto" style:column-width="1.190625cm"/>
    </style:style>
    <style:style style:name="ro1" style:family="table-row">
      <style:table-row-properties style:row-height="60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R20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8" table:default-cell-style-name="ce1"/>
        <table:table-column table:style-name="co9" table:number-columns-repeated="16360" table:default-cell-style-name="ce1"/>
        <table:table-row table:style-name="ro1">
          <table:table-cell office:value-type="string" table:style-name="ce10">
            <text:p>CODUFr</text:p>
          </table:table-cell>
          <table:table-cell office:value-type="string" table:style-name="ce11">
            <text:p>NOME</text:p>
          </table:table-cell>
          <table:table-cell office:value-type="string" table:style-name="ce12">
            <text:p>local</text:p>
          </table:table-cell>
          <table:table-cell office:value-type="string" table:style-name="ce12">
            <text:p>não_local</text:p>
          </table:table-cell>
          <table:table-cell office:value-type="string" table:style-name="ce13">
            <text:p>dentro_regiao_saude</text:p>
          </table:table-cell>
          <table:table-cell office:value-type="string" table:style-name="ce13">
            <text:p>dentro_macrorregiao_saude</text:p>
          </table:table-cell>
          <table:table-cell office:value-type="string" table:style-name="ce13">
            <text:p>fora_macrorregiao_saude</text:p>
          </table:table-cell>
          <table:table-cell office:value-type="string" table:style-name="ce12">
            <text:p>outra_uf</text:p>
          </table:table-cell>
          <table:table-cell office:value-type="string" table:style-name="ce13">
            <text:p>destino_total</text:p>
          </table:table-cell>
          <table:table-cell office:value-type="string" table:style-name="ce13">
            <text:p>km_partos_fora_municipio</text:p>
          </table:table-cell>
          <table:table-cell office:value-type="string" table:style-name="ce13">
            <text:p>km_partos_fora_municipio_alta_complexidade</text:p>
          </table:table-cell>
          <table:table-cell office:value-type="string" table:style-name="ce13">
            <text:p>km_partos_fora_municipio_baixa_complexidade</text:p>
          </table:table-cell>
          <table:table-cell office:value-type="string" table:style-name="ce13">
            <text:p>km_partos_na_região</text:p>
          </table:table-cell>
          <table:table-cell office:value-type="string" table:style-name="ce13">
            <text:p>km_partos_na_região_alta_complexidade</text:p>
          </table:table-cell>
          <table:table-cell office:value-type="string" table:style-name="ce13">
            <text:p>km_partos_na_região_baixa_complexidade</text:p>
          </table:table-cell>
          <table:table-cell office:value-type="string" table:style-name="ce13">
            <text:p>km_partos_na_macrorregião</text:p>
          </table:table-cell>
          <table:table-cell office:value-type="string" table:style-name="ce13">
            <text:p>km_partos_na_macrorregião_alta_complexidade</text:p>
          </table:table-cell>
          <table:table-cell office:value-type="string" table:style-name="ce13">
            <text:p>km_partos_na_macrorregião_baixa_complexidade</text:p>
          </table:table-cell>
          <table:table-cell office:value-type="string" table:style-name="ce13">
            <text:p>km_partos_fora_macrorregião</text:p>
          </table:table-cell>
          <table:table-cell office:value-type="string" table:style-name="ce13">
            <text:p>km_partos_fora_macrorregião_alta_complexidade</text:p>
          </table:table-cell>
          <table:table-cell office:value-type="string" table:style-name="ce13">
            <text:p>km_partos_fora_macrorregião_baixa_complexidade</text:p>
          </table:table-cell>
          <table:table-cell office:value-type="string" table:style-name="ce14">
            <text:p>km_partos_fora_UF</text:p>
          </table:table-cell>
          <table:table-cell office:value-type="string" table:style-name="ce13">
            <text:p>km_partos_fora_UF_alta_complexidade</text:p>
          </table:table-cell>
          <table:table-cell office:value-type="string" table:style-name="ce13">
            <text:p>km_partos_fora_UF_baixa_complexidade</text:p>
          </table:table-cell>
          <table:table-cell table:number-columns-repeated="16360"/>
        </table:table-row>
        <table:table-row table:style-name="ro2">
          <table:table-cell table:style-name="ce1"/>
          <table:table-cell office:value-type="string" table:style-name="ce1">
            <text:p>Brasil</text:p>
          </table:table-cell>
          <table:table-cell office:value-type="float" office:value="1849790" table:style-name="ce2">
            <text:p>1.849.790</text:p>
          </table:table-cell>
          <table:table-cell office:value-type="float" office:value="880355" table:style-name="ce2">
            <text:p>880.355</text:p>
          </table:table-cell>
          <table:table-cell office:value-type="float" office:value="880355" table:style-name="ce2">
            <text:p>880.355</text:p>
          </table:table-cell>
          <table:table-cell office:value-type="float" office:value="599330" table:style-name="ce2">
            <text:p>599.330</text:p>
          </table:table-cell>
          <table:table-cell office:value-type="float" office:value="146790" table:style-name="ce2">
            <text:p>146.790</text:p>
          </table:table-cell>
          <table:table-cell office:value-type="float" office:value="95975" table:style-name="ce2">
            <text:p>95.975</text:p>
          </table:table-cell>
          <table:table-cell office:value-type="float" office:value="2730145" table:style-name="ce3">
            <text:p>2.730.145</text:p>
          </table:table-cell>
          <table:table-cell office:value-type="float" office:value="36.416600000000003" table:style-name="ce4">
            <text:p>36,4</text:p>
          </table:table-cell>
          <table:table-cell office:value-type="float" office:value="36.0792" table:style-name="ce4">
            <text:p>36,1</text:p>
          </table:table-cell>
          <table:table-cell office:value-type="float" office:value="36.808999999999997" table:style-name="ce4">
            <text:p>36,8</text:p>
          </table:table-cell>
          <table:table-cell office:value-type="float" office:value="30.105799999999999" table:style-name="ce4">
            <text:p>30,1</text:p>
          </table:table-cell>
          <table:table-cell office:value-type="float" office:value="28.3064" table:style-name="ce4">
            <text:p>28,3</text:p>
          </table:table-cell>
          <table:table-cell office:value-type="float" office:value="31.419799999999999" table:style-name="ce4">
            <text:p>31,4</text:p>
          </table:table-cell>
          <table:table-cell office:value-type="float" office:value="66.704999999999998" table:style-name="ce4">
            <text:p>66,7</text:p>
          </table:table-cell>
          <table:table-cell office:value-type="float" office:value="65.1661" table:style-name="ce4">
            <text:p>65,2</text:p>
          </table:table-cell>
          <table:table-cell office:value-type="float" office:value="67.761600000000001" table:style-name="ce4">
            <text:p>67,8</text:p>
          </table:table-cell>
          <table:table-cell office:value-type="float" office:value="58.791200000000003" table:style-name="ce4">
            <text:p>58,8</text:p>
          </table:table-cell>
          <table:table-cell office:value-type="float" office:value="56.277099999999997" table:style-name="ce4">
            <text:p>56,3</text:p>
          </table:table-cell>
          <table:table-cell office:value-type="float" office:value="64.882145133700007" table:style-name="ce4">
            <text:p>64,9</text:p>
          </table:table-cell>
          <table:table-cell office:value-type="float" office:value="57.784300000000002" table:style-name="ce4">
            <text:p>57,8</text:p>
          </table:table-cell>
          <table:table-cell office:value-type="float" office:value="53.415199999999999" table:style-name="ce4">
            <text:p>53,4</text:p>
          </table:table-cell>
          <table:table-cell office:value-type="float" office:value="74.032200000000003" table:style-name="ce4">
            <text:p>74,0</text:p>
          </table:table-cell>
          <table:table-cell table:number-columns-repeated="16360"/>
        </table:table-row>
        <table:table-row table:style-name="ro2">
          <table:table-cell table:number-columns-repeated="2" table:style-name="ce1"/>
          <table:table-cell table:style-name="ce4"/>
          <table:table-cell table:number-columns-repeated="5" table:style-name="ce1"/>
          <table:table-cell table:style-name="ce5"/>
          <table:table-cell table:style-name="ce4"/>
          <table:table-cell table:number-columns-repeated="16374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<text:s/>Rondônia</text:p>
          </table:table-cell>
          <table:table-cell office:value-type="float" office:value="19090" table:style-name="ce2">
            <text:p>19.090</text:p>
          </table:table-cell>
          <table:table-cell office:value-type="float" office:value="6708" table:style-name="ce2">
            <text:p>6.708</text:p>
          </table:table-cell>
          <table:table-cell office:value-type="float" office:value="4573" table:style-name="ce2">
            <text:p>4.573</text:p>
          </table:table-cell>
          <table:table-cell office:value-type="float" office:value="1323" table:style-name="ce2">
            <text:p>1.323</text:p>
          </table:table-cell>
          <table:table-cell office:value-type="float" office:value="443" table:style-name="ce2">
            <text:p>443</text:p>
          </table:table-cell>
          <table:table-cell office:value-type="float" office:value="369" table:style-name="ce2">
            <text:p>369</text:p>
          </table:table-cell>
          <table:table-cell office:value-type="float" office:value="25798" table:style-name="ce3">
            <text:p>25.798</text:p>
          </table:table-cell>
          <table:table-cell office:value-type="float" office:value="66.349665115156299" table:style-name="ce4">
            <text:p>66,3</text:p>
          </table:table-cell>
          <table:table-cell office:value-type="float" office:value="115.76946369157599" table:style-name="ce4">
            <text:p>115,8</text:p>
          </table:table-cell>
          <table:table-cell office:value-type="float" office:value="61.684399999999997" table:style-name="ce4">
            <text:p>61,7</text:p>
          </table:table-cell>
          <table:table-cell office:value-type="float" office:value="59.245800000000003" table:style-name="ce4">
            <text:p>59,2</text:p>
          </table:table-cell>
          <table:table-cell office:value-type="float" office:value="94.9454278441452" table:style-name="ce4">
            <text:p>94,9</text:p>
          </table:table-cell>
          <table:table-cell office:value-type="float" office:value="57.063400000000001" table:style-name="ce4">
            <text:p>57,1</text:p>
          </table:table-cell>
          <table:table-cell office:value-type="float" office:value="147.11969999999999" table:style-name="ce4">
            <text:p>147,1</text:p>
          </table:table-cell>
          <table:table-cell office:value-type="float" office:value="223.1" table:style-name="ce4">
            <text:p>223,1</text:p>
          </table:table-cell>
          <table:table-cell office:value-type="float" office:value="126.73950000000001" table:style-name="ce4">
            <text:p>126,7</text:p>
          </table:table-cell>
          <table:table-cell office:value-type="float" office:value="480.04950000000002" table:style-name="ce4">
            <text:p>480,0</text:p>
          </table:table-cell>
          <table:table-cell office:value-type="float" office:value="483.30799999999999" table:style-name="ce4">
            <text:p>483,3</text:p>
          </table:table-cell>
          <table:table-cell office:value-type="float" office:value="293.96589999999998" table:style-name="ce4">
            <text:p>294,0</text:p>
          </table:table-cell>
          <table:table-cell office:value-type="float" office:value="510.85719999999998" table:style-name="ce4">
            <text:p>510,9</text:p>
          </table:table-cell>
          <table:table-cell office:value-type="float" office:value="510.85719999999998" table:style-name="ce4">
            <text:p>510,9</text:p>
          </table:table-cell>
          <table:table-cell office:value-type="float" office:value="510.85719999999998" table:style-name="ce4">
            <text:p>510,9</text:p>
          </table:table-cell>
          <table:table-cell table:number-columns-repeated="1636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<text:s/>Acre</text:p>
          </table:table-cell>
          <table:table-cell office:value-type="float" office:value="11164" table:style-name="ce2">
            <text:p>11.164</text:p>
          </table:table-cell>
          <table:table-cell office:value-type="float" office:value="3978" table:style-name="ce2">
            <text:p>3.978</text:p>
          </table:table-cell>
          <table:table-cell office:value-type="float" office:value="3519" table:style-name="ce2">
            <text:p>3.519</text:p>
          </table:table-cell>
          <table:table-cell office:value-type="float" office:value="445" table:style-name="ce2">
            <text:p>445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5142" table:style-name="ce3">
            <text:p>15.142</text:p>
          </table:table-cell>
          <table:table-cell office:value-type="float" office:value="72.945899999999995" table:style-name="ce4">
            <text:p>72,9</text:p>
          </table:table-cell>
          <table:table-cell office:value-type="float" office:value="82.234700000000004" table:style-name="ce4">
            <text:p>82,2</text:p>
          </table:table-cell>
          <table:table-cell office:value-type="float" office:value="71.726399999999998" table:style-name="ce4">
            <text:p>71,7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226.98779999999999" table:style-name="ce4">
            <text:p>227,0</text:p>
          </table:table-cell>
          <table:table-cell office:value-type="float" office:value="230.9522" table:style-name="ce4">
            <text:p>231,0</text:p>
          </table:table-cell>
          <table:table-cell office:value-type="float" office:value="226.98779999999999" table:style-name="ce4">
            <text:p>227,0</text:p>
          </table:table-cell>
          <table:table-cell table:number-columns-repeated="3" table:style-name="ce4"/>
          <table:table-cell office:value-type="float" office:value="1983.1237000000001" table:style-name="ce4">
            <text:p>1.983,1</text:p>
          </table:table-cell>
          <table:table-cell office:value-type="float" office:value="3650.6320000000001" table:style-name="ce4">
            <text:p>3.650,6</text:p>
          </table:table-cell>
          <table:table-cell office:value-type="float" office:value="510.85719999999998" table:style-name="ce4">
            <text:p>510,9</text:p>
          </table:table-cell>
          <table:table-cell table:number-columns-repeated="1636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<text:s/>Amazonas</text:p>
          </table:table-cell>
          <table:table-cell office:value-type="float" office:value="70742" table:style-name="ce2">
            <text:p>70.742</text:p>
          </table:table-cell>
          <table:table-cell office:value-type="float" office:value="4893" table:style-name="ce2">
            <text:p>4.893</text:p>
          </table:table-cell>
          <table:table-cell office:value-type="float" office:value="3250" table:style-name="ce2">
            <text:p>3.250</text:p>
          </table:table-cell>
          <table:table-cell office:value-type="float" office:value="433" table:style-name="ce2">
            <text:p>433</text:p>
          </table:table-cell>
          <table:table-cell office:value-type="float" office:value="527" table:style-name="ce2">
            <text:p>527</text:p>
          </table:table-cell>
          <table:table-cell office:value-type="float" office:value="683" table:style-name="ce2">
            <text:p>683</text:p>
          </table:table-cell>
          <table:table-cell office:value-type="float" office:value="75635" table:style-name="ce3">
            <text:p>75.635</text:p>
          </table:table-cell>
          <table:table-cell office:value-type="float" office:value="89.863799999999998" table:style-name="ce4">
            <text:p>89,9</text:p>
          </table:table-cell>
          <table:table-cell office:value-type="float" office:value="125.9933" table:style-name="ce4">
            <text:p>126,0</text:p>
          </table:table-cell>
          <table:table-cell office:value-type="float" office:value="80.620699999999999" table:style-name="ce4">
            <text:p>80,6</text:p>
          </table:table-cell>
          <table:table-cell office:value-type="float" office:value="65.245336322673893" table:style-name="ce4">
            <text:p>65,2</text:p>
          </table:table-cell>
          <table:table-cell office:value-type="float" office:value="125.7539" table:style-name="ce4">
            <text:p>125,8</text:p>
          </table:table-cell>
          <table:table-cell office:value-type="float" office:value="50.406599999999997" table:style-name="ce4">
            <text:p>50,4</text:p>
          </table:table-cell>
          <table:table-cell office:value-type="float" office:value="130.51851090555701" table:style-name="ce4">
            <text:p>130,5</text:p>
          </table:table-cell>
          <table:table-cell office:value-type="float" office:value="116.058155452779" table:style-name="ce4">
            <text:p>116,1</text:p>
          </table:table-cell>
          <table:table-cell office:value-type="float" office:value="130.51851090555701" table:style-name="ce4">
            <text:p>130,5</text:p>
          </table:table-cell>
          <table:table-cell office:value-type="float" office:value="267.9083" table:style-name="ce4">
            <text:p>267,9</text:p>
          </table:table-cell>
          <table:table-cell office:value-type="float" office:value="347.9434" table:style-name="ce4">
            <text:p>347,9</text:p>
          </table:table-cell>
          <table:table-cell office:value-type="float" office:value="267.9083" table:style-name="ce4">
            <text:p>267,9</text:p>
          </table:table-cell>
          <table:table-cell office:value-type="float" office:value="223.14060000000001" table:style-name="ce4">
            <text:p>223,1</text:p>
          </table:table-cell>
          <table:table-cell office:value-type="float" office:value="271.91640000000001" table:style-name="ce4">
            <text:p>271,9</text:p>
          </table:table-cell>
          <table:table-cell office:value-type="float" office:value="100.16849999999999" table:style-name="ce4">
            <text:p>100,2</text:p>
          </table:table-cell>
          <table:table-cell table:number-columns-repeated="1636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<text:s/>Roraima</text:p>
          </table:table-cell>
          <table:table-cell office:value-type="float" office:value="10664" table:style-name="ce2">
            <text:p>10.664</text:p>
          </table:table-cell>
          <table:table-cell office:value-type="float" office:value="3096" table:style-name="ce2">
            <text:p>3.096</text:p>
          </table:table-cell>
          <table:table-cell office:value-type="float" office:value="2551" table:style-name="ce2">
            <text:p>2.551</text:p>
          </table:table-cell>
          <table:table-cell office:value-type="float" office:value="518" table:style-name="ce2">
            <text:p>518</text:p>
          </table:table-cell>
          <table:table-cell office:value-type="float" office:value="0" table:style-name="ce2">
            <text:p>0</text:p>
          </table:table-cell>
          <table:table-cell office:value-type="float" office:value="27" table:style-name="ce2">
            <text:p>27</text:p>
          </table:table-cell>
          <table:table-cell office:value-type="float" office:value="13760" table:style-name="ce3">
            <text:p>13.760</text:p>
          </table:table-cell>
          <table:table-cell office:value-type="float" office:value="127.2469" table:style-name="ce4">
            <text:p>127,2</text:p>
          </table:table-cell>
          <table:table-cell office:value-type="float" office:value="104.65405" table:style-name="ce4">
            <text:p>104,7</text:p>
          </table:table-cell>
          <table:table-cell office:value-type="float" office:value="127.2469" table:style-name="ce4">
            <text:p>127,2</text:p>
          </table:table-cell>
          <table:table-cell office:value-type="float" office:value="124.1228" table:style-name="ce4">
            <text:p>124,1</text:p>
          </table:table-cell>
          <table:table-cell office:value-type="float" office:value="58.639800000000001" table:style-name="ce4">
            <text:p>58,6</text:p>
          </table:table-cell>
          <table:table-cell office:value-type="float" office:value="124.1228" table:style-name="ce4">
            <text:p>124,1</text:p>
          </table:table-cell>
          <table:table-cell office:value-type="float" office:value="138.99279999999999" table:style-name="ce4">
            <text:p>139,0</text:p>
          </table:table-cell>
          <table:table-cell office:value-type="float" office:value="351.49630000000002" table:style-name="ce4">
            <text:p>351,5</text:p>
          </table:table-cell>
          <table:table-cell office:value-type="float" office:value="138.99279999999999" table:style-name="ce4">
            <text:p>139,0</text:p>
          </table:table-cell>
          <table:table-cell table:number-columns-repeated="3" table:style-name="ce4"/>
          <table:table-cell office:value-type="float" office:value="864.10310000000004" table:style-name="ce4">
            <text:p>864,1</text:p>
          </table:table-cell>
          <table:table-cell office:value-type="float" office:value="864.10310000000004" table:style-name="ce4">
            <text:p>864,1</text:p>
          </table:table-cell>
          <table:table-cell office:value-type="float" office:value="934.54444999999998" table:style-name="ce4">
            <text:p>934,5</text:p>
          </table:table-cell>
          <table:table-cell table:number-columns-repeated="1636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<text:s/>Pará</text:p>
          </table:table-cell>
          <table:table-cell office:value-type="float" office:value="100263" table:style-name="ce2">
            <text:p>100.263</text:p>
          </table:table-cell>
          <table:table-cell office:value-type="float" office:value="32675" table:style-name="ce2">
            <text:p>32.675</text:p>
          </table:table-cell>
          <table:table-cell office:value-type="float" office:value="21458" table:style-name="ce2">
            <text:p>21.458</text:p>
          </table:table-cell>
          <table:table-cell office:value-type="float" office:value="3055" table:style-name="ce2">
            <text:p>3.055</text:p>
          </table:table-cell>
          <table:table-cell office:value-type="float" office:value="5980" table:style-name="ce2">
            <text:p>5.980</text:p>
          </table:table-cell>
          <table:table-cell office:value-type="float" office:value="2182" table:style-name="ce2">
            <text:p>2.182</text:p>
          </table:table-cell>
          <table:table-cell office:value-type="float" office:value="132938" table:style-name="ce3">
            <text:p>132.938</text:p>
          </table:table-cell>
          <table:table-cell office:value-type="float" office:value="63.541200000000003" table:style-name="ce4">
            <text:p>63,5</text:p>
          </table:table-cell>
          <table:table-cell office:value-type="float" office:value="65.806399999999996" table:style-name="ce4">
            <text:p>65,8</text:p>
          </table:table-cell>
          <table:table-cell office:value-type="float" office:value="56.83" table:style-name="ce4">
            <text:p>56,8</text:p>
          </table:table-cell>
          <table:table-cell office:value-type="float" office:value="36.903700000000001" table:style-name="ce4">
            <text:p>36,9</text:p>
          </table:table-cell>
          <table:table-cell office:value-type="float" office:value="23.994800000000001" table:style-name="ce4">
            <text:p>24,0</text:p>
          </table:table-cell>
          <table:table-cell office:value-type="float" office:value="51.775700000000001" table:style-name="ce4">
            <text:p>51,8</text:p>
          </table:table-cell>
          <table:table-cell office:value-type="float" office:value="145.17259999999999" table:style-name="ce4">
            <text:p>145,2</text:p>
          </table:table-cell>
          <table:table-cell office:value-type="float" office:value="157.769439689058" table:style-name="ce4">
            <text:p>157,8</text:p>
          </table:table-cell>
          <table:table-cell office:value-type="float" office:value="116.7567" table:style-name="ce4">
            <text:p>116,8</text:p>
          </table:table-cell>
          <table:table-cell office:value-type="float" office:value="116.0377" table:style-name="ce4">
            <text:p>116,0</text:p>
          </table:table-cell>
          <table:table-cell office:value-type="float" office:value="125.4156" table:style-name="ce4">
            <text:p>125,4</text:p>
          </table:table-cell>
          <table:table-cell office:value-type="float" office:value="106.0903" table:style-name="ce4">
            <text:p>106,1</text:p>
          </table:table-cell>
          <table:table-cell office:value-type="float" office:value="243.52709999999999" table:style-name="ce4">
            <text:p>243,5</text:p>
          </table:table-cell>
          <table:table-cell office:value-type="float" office:value="233.2105" table:style-name="ce4">
            <text:p>233,2</text:p>
          </table:table-cell>
          <table:table-cell office:value-type="float" office:value="324.99599999999998" table:style-name="ce4">
            <text:p>325,0</text:p>
          </table:table-cell>
          <table:table-cell table:number-columns-repeated="1636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<text:s/>Amapá</text:p>
          </table:table-cell>
          <table:table-cell office:value-type="float" office:value="11595" table:style-name="ce2">
            <text:p>11.595</text:p>
          </table:table-cell>
          <table:table-cell office:value-type="float" office:value="3038" table:style-name="ce2">
            <text:p>3.038</text:p>
          </table:table-cell>
          <table:table-cell office:value-type="float" office:value="1369" table:style-name="ce2">
            <text:p>1.369</text:p>
          </table:table-cell>
          <table:table-cell office:value-type="float" office:value="1623" table:style-name="ce2">
            <text:p>1.623</text:p>
          </table:table-cell>
          <table:table-cell office:value-type="float" office:value="0" table:style-name="ce2">
            <text:p>0</text:p>
          </table:table-cell>
          <table:table-cell office:value-type="float" office:value="46" table:style-name="ce2">
            <text:p>46</text:p>
          </table:table-cell>
          <table:table-cell office:value-type="float" office:value="14633" table:style-name="ce3">
            <text:p>14.633</text:p>
          </table:table-cell>
          <table:table-cell office:value-type="float" office:value="34.715600000000002" table:style-name="ce4">
            <text:p>34,7</text:p>
          </table:table-cell>
          <table:table-cell office:value-type="float" office:value="101.96169999999999" table:style-name="ce4">
            <text:p>102,0</text:p>
          </table:table-cell>
          <table:table-cell office:value-type="float" office:value="27.065799999999999" table:style-name="ce4">
            <text:p>27,1</text:p>
          </table:table-cell>
          <table:table-cell office:value-type="float" office:value="115.9282" table:style-name="ce4">
            <text:p>115,9</text:p>
          </table:table-cell>
          <table:table-cell office:value-type="float" office:value="115.9282" table:style-name="ce4">
            <text:p>115,9</text:p>
          </table:table-cell>
          <table:table-cell office:value-type="float" office:value="27.065799999999999" table:style-name="ce4">
            <text:p>27,1</text:p>
          </table:table-cell>
          <table:table-cell office:value-type="float" office:value="21.342199999999998" table:style-name="ce4">
            <text:p>21,3</text:p>
          </table:table-cell>
          <table:table-cell office:value-type="float" office:value="21.342199999999998" table:style-name="ce4">
            <text:p>21,3</text:p>
          </table:table-cell>
          <table:table-cell office:value-type="float" office:value="231.41220000000001" table:style-name="ce4">
            <text:p>231,4</text:p>
          </table:table-cell>
          <table:table-cell table:number-columns-repeated="3" table:style-name="ce4"/>
          <table:table-cell office:value-type="float" office:value="439.46983089035098" table:style-name="ce4">
            <text:p>439,5</text:p>
          </table:table-cell>
          <table:table-cell office:value-type="float" office:value="1926.58467351581" table:style-name="ce4">
            <text:p>1.926,6</text:p>
          </table:table-cell>
          <table:table-cell office:value-type="float" office:value="264.5521" table:style-name="ce4">
            <text:p>264,6</text:p>
          </table:table-cell>
          <table:table-cell table:number-columns-repeated="1636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<text:s/>Tocantins</text:p>
          </table:table-cell>
          <table:table-cell office:value-type="float" office:value="12107" table:style-name="ce2">
            <text:p>12.107</text:p>
          </table:table-cell>
          <table:table-cell office:value-type="float" office:value="11622" table:style-name="ce2">
            <text:p>11.622</text:p>
          </table:table-cell>
          <table:table-cell office:value-type="float" office:value="6349" table:style-name="ce2">
            <text:p>6.349</text:p>
          </table:table-cell>
          <table:table-cell office:value-type="float" office:value="4056" table:style-name="ce2">
            <text:p>4.056</text:p>
          </table:table-cell>
          <table:table-cell office:value-type="float" office:value="403" table:style-name="ce2">
            <text:p>403</text:p>
          </table:table-cell>
          <table:table-cell office:value-type="float" office:value="814" table:style-name="ce2">
            <text:p>814</text:p>
          </table:table-cell>
          <table:table-cell office:value-type="float" office:value="23729" table:style-name="ce3">
            <text:p>23.729</text:p>
          </table:table-cell>
          <table:table-cell office:value-type="float" office:value="89.809399999999997" table:style-name="ce4">
            <text:p>89,8</text:p>
          </table:table-cell>
          <table:table-cell office:value-type="float" office:value="108.15770000000001" table:style-name="ce4">
            <text:p>108,2</text:p>
          </table:table-cell>
          <table:table-cell office:value-type="float" office:value="78.142799999999994" table:style-name="ce4">
            <text:p>78,1</text:p>
          </table:table-cell>
          <table:table-cell office:value-type="float" office:value="70.653899999999993" table:style-name="ce4">
            <text:p>70,7</text:p>
          </table:table-cell>
          <table:table-cell office:value-type="float" office:value="73.734499999999997" table:style-name="ce4">
            <text:p>73,7</text:p>
          </table:table-cell>
          <table:table-cell office:value-type="float" office:value="61.386899999999997" table:style-name="ce4">
            <text:p>61,4</text:p>
          </table:table-cell>
          <table:table-cell office:value-type="float" office:value="133.80549999999999" table:style-name="ce4">
            <text:p>133,8</text:p>
          </table:table-cell>
          <table:table-cell office:value-type="float" office:value="128.09880000000001" table:style-name="ce4">
            <text:p>128,1</text:p>
          </table:table-cell>
          <table:table-cell office:value-type="float" office:value="148.72020000000001" table:style-name="ce4">
            <text:p>148,7</text:p>
          </table:table-cell>
          <table:table-cell office:value-type="float" office:value="220.6696" table:style-name="ce4">
            <text:p>220,7</text:p>
          </table:table-cell>
          <table:table-cell office:value-type="float" office:value="220.6696" table:style-name="ce4">
            <text:p>220,7</text:p>
          </table:table-cell>
          <table:table-cell office:value-type="float" office:value="190.4246" table:style-name="ce4">
            <text:p>190,4</text:p>
          </table:table-cell>
          <table:table-cell office:value-type="float" office:value="65.390299999999996" table:style-name="ce4">
            <text:p>65,4</text:p>
          </table:table-cell>
          <table:table-cell office:value-type="float" office:value="100.27460000000001" table:style-name="ce4">
            <text:p>100,3</text:p>
          </table:table-cell>
          <table:table-cell office:value-type="float" office:value="56.264299999999999" table:style-name="ce4">
            <text:p>56,3</text:p>
          </table:table-cell>
          <table:table-cell table:number-columns-repeated="1636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<text:s/>Maranhão</text:p>
          </table:table-cell>
          <table:table-cell office:value-type="float" office:value="72122" table:style-name="ce2">
            <text:p>72.122</text:p>
          </table:table-cell>
          <table:table-cell office:value-type="float" office:value="33957" table:style-name="ce2">
            <text:p>33.957</text:p>
          </table:table-cell>
          <table:table-cell office:value-type="float" office:value="22884" table:style-name="ce2">
            <text:p>22.884</text:p>
          </table:table-cell>
          <table:table-cell office:value-type="float" office:value="6484" table:style-name="ce2">
            <text:p>6.484</text:p>
          </table:table-cell>
          <table:table-cell office:value-type="float" office:value="1529" table:style-name="ce2">
            <text:p>1.529</text:p>
          </table:table-cell>
          <table:table-cell office:value-type="float" office:value="3060" table:style-name="ce2">
            <text:p>3.060</text:p>
          </table:table-cell>
          <table:table-cell office:value-type="float" office:value="106079" table:style-name="ce3">
            <text:p>106.079</text:p>
          </table:table-cell>
          <table:table-cell office:value-type="float" office:value="46.364400000000003" table:style-name="ce4">
            <text:p>46,4</text:p>
          </table:table-cell>
          <table:table-cell office:value-type="float" office:value="85.990300000000005" table:style-name="ce4">
            <text:p>86,0</text:p>
          </table:table-cell>
          <table:table-cell office:value-type="float" office:value="43.335999999999999" table:style-name="ce4">
            <text:p>43,3</text:p>
          </table:table-cell>
          <table:table-cell office:value-type="float" office:value="32.243400000000001" table:style-name="ce4">
            <text:p>32,2</text:p>
          </table:table-cell>
          <table:table-cell office:value-type="float" office:value="30.711500000000001" table:style-name="ce4">
            <text:p>30,7</text:p>
          </table:table-cell>
          <table:table-cell office:value-type="float" office:value="32.817900000000002" table:style-name="ce4">
            <text:p>32,8</text:p>
          </table:table-cell>
          <table:table-cell office:value-type="float" office:value="115.602" table:style-name="ce4">
            <text:p>115,6</text:p>
          </table:table-cell>
          <table:table-cell office:value-type="float" office:value="178.3107" table:style-name="ce4">
            <text:p>178,3</text:p>
          </table:table-cell>
          <table:table-cell office:value-type="float" office:value="100.58150000000001" table:style-name="ce4">
            <text:p>100,6</text:p>
          </table:table-cell>
          <table:table-cell office:value-type="float" office:value="116.7552" table:style-name="ce4">
            <text:p>116,8</text:p>
          </table:table-cell>
          <table:table-cell office:value-type="float" office:value="322.48379999999997" table:style-name="ce4">
            <text:p>322,5</text:p>
          </table:table-cell>
          <table:table-cell office:value-type="float" office:value="75.797499999999999" table:style-name="ce4">
            <text:p>75,8</text:p>
          </table:table-cell>
          <table:table-cell office:value-type="float" office:value="67.416899999999998" table:style-name="ce4">
            <text:p>67,4</text:p>
          </table:table-cell>
          <table:table-cell office:value-type="float" office:value="57.557389151172998" table:style-name="ce4">
            <text:p>57,6</text:p>
          </table:table-cell>
          <table:table-cell office:value-type="float" office:value="72.322100000000006" table:style-name="ce4">
            <text:p>72,3</text:p>
          </table:table-cell>
          <table:table-cell table:number-columns-repeated="1636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<text:s/>Piauí</text:p>
          </table:table-cell>
          <table:table-cell office:value-type="float" office:value="25028" table:style-name="ce2">
            <text:p>25.028</text:p>
          </table:table-cell>
          <table:table-cell office:value-type="float" office:value="20201" table:style-name="ce2">
            <text:p>20.201</text:p>
          </table:table-cell>
          <table:table-cell office:value-type="float" office:value="14877" table:style-name="ce2">
            <text:p>14.877</text:p>
          </table:table-cell>
          <table:table-cell office:value-type="float" office:value="2428" table:style-name="ce2">
            <text:p>2.428</text:p>
          </table:table-cell>
          <table:table-cell office:value-type="float" office:value="2508" table:style-name="ce2">
            <text:p>2.508</text:p>
          </table:table-cell>
          <table:table-cell office:value-type="float" office:value="388" table:style-name="ce2">
            <text:p>388</text:p>
          </table:table-cell>
          <table:table-cell office:value-type="float" office:value="45229" table:style-name="ce3">
            <text:p>45.229</text:p>
          </table:table-cell>
          <table:table-cell office:value-type="float" office:value="76.398600000000002" table:style-name="ce4">
            <text:p>76,4</text:p>
          </table:table-cell>
          <table:table-cell office:value-type="float" office:value="94.320099999999996" table:style-name="ce4">
            <text:p>94,3</text:p>
          </table:table-cell>
          <table:table-cell office:value-type="float" office:value="60.930500000000002" table:style-name="ce4">
            <text:p>60,9</text:p>
          </table:table-cell>
          <table:table-cell office:value-type="float" office:value="60.930500000000002" table:style-name="ce4">
            <text:p>60,9</text:p>
          </table:table-cell>
          <table:table-cell office:value-type="float" office:value="69.875600000000006" table:style-name="ce4">
            <text:p>69,9</text:p>
          </table:table-cell>
          <table:table-cell office:value-type="float" office:value="52.4071" table:style-name="ce4">
            <text:p>52,4</text:p>
          </table:table-cell>
          <table:table-cell office:value-type="float" office:value="144.85" table:style-name="ce4">
            <text:p>144,9</text:p>
          </table:table-cell>
          <table:table-cell office:value-type="float" office:value="184.08009999999999" table:style-name="ce4">
            <text:p>184,1</text:p>
          </table:table-cell>
          <table:table-cell office:value-type="float" office:value="100.32170000000001" table:style-name="ce4">
            <text:p>100,3</text:p>
          </table:table-cell>
          <table:table-cell office:value-type="float" office:value="192.47300000000001" table:style-name="ce4">
            <text:p>192,5</text:p>
          </table:table-cell>
          <table:table-cell office:value-type="float" office:value="207.1748" table:style-name="ce4">
            <text:p>207,2</text:p>
          </table:table-cell>
          <table:table-cell office:value-type="float" office:value="180.73990000000001" table:style-name="ce4">
            <text:p>180,7</text:p>
          </table:table-cell>
          <table:table-cell office:value-type="float" office:value="81.790750000000003" table:style-name="ce4">
            <text:p>81,8</text:p>
          </table:table-cell>
          <table:table-cell office:value-type="float" office:value="87.264449999999997" table:style-name="ce4">
            <text:p>87,3</text:p>
          </table:table-cell>
          <table:table-cell office:value-type="float" office:value="74.521600000000007" table:style-name="ce4">
            <text:p>74,5</text:p>
          </table:table-cell>
          <table:table-cell table:number-columns-repeated="1636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<text:s/>Ceará</text:p>
          </table:table-cell>
          <table:table-cell office:value-type="float" office:value="77328" table:style-name="ce2">
            <text:p>77.328</text:p>
          </table:table-cell>
          <table:table-cell office:value-type="float" office:value="44576" table:style-name="ce2">
            <text:p>44.576</text:p>
          </table:table-cell>
          <table:table-cell office:value-type="float" office:value="27299" table:style-name="ce2">
            <text:p>27.299</text:p>
          </table:table-cell>
          <table:table-cell office:value-type="float" office:value="14014" table:style-name="ce2">
            <text:p>14.014</text:p>
          </table:table-cell>
          <table:table-cell office:value-type="float" office:value="2758" table:style-name="ce2">
            <text:p>2.758</text:p>
          </table:table-cell>
          <table:table-cell office:value-type="float" office:value="505" table:style-name="ce2">
            <text:p>505</text:p>
          </table:table-cell>
          <table:table-cell office:value-type="float" office:value="121904" table:style-name="ce3">
            <text:p>121.904</text:p>
          </table:table-cell>
          <table:table-cell office:value-type="float" office:value="44.156999999999996" table:style-name="ce4">
            <text:p>44,2</text:p>
          </table:table-cell>
          <table:table-cell office:value-type="float" office:value="53.276299999999999" table:style-name="ce4">
            <text:p>53,3</text:p>
          </table:table-cell>
          <table:table-cell office:value-type="float" office:value="37.077100000000002" table:style-name="ce4">
            <text:p>37,1</text:p>
          </table:table-cell>
          <table:table-cell office:value-type="float" office:value="38.258800000000001" table:style-name="ce4">
            <text:p>38,3</text:p>
          </table:table-cell>
          <table:table-cell office:value-type="float" office:value="44.156999999999996" table:style-name="ce4">
            <text:p>44,2</text:p>
          </table:table-cell>
          <table:table-cell office:value-type="float" office:value="33.483499999999999" table:style-name="ce4">
            <text:p>33,5</text:p>
          </table:table-cell>
          <table:table-cell office:value-type="float" office:value="51.795499999999997" table:style-name="ce4">
            <text:p>51,8</text:p>
          </table:table-cell>
          <table:table-cell office:value-type="float" office:value="55.957700000000003" table:style-name="ce4">
            <text:p>56,0</text:p>
          </table:table-cell>
          <table:table-cell office:value-type="float" office:value="42.546100000000003" table:style-name="ce4">
            <text:p>42,5</text:p>
          </table:table-cell>
          <table:table-cell office:value-type="float" office:value="169.68639999999999" table:style-name="ce4">
            <text:p>169,7</text:p>
          </table:table-cell>
          <table:table-cell office:value-type="float" office:value="183.50030000000001" table:style-name="ce4">
            <text:p>183,5</text:p>
          </table:table-cell>
          <table:table-cell office:value-type="float" office:value="120.825" table:style-name="ce4">
            <text:p>120,8</text:p>
          </table:table-cell>
          <table:table-cell office:value-type="float" office:value="73.201300000000003" table:style-name="ce4">
            <text:p>73,2</text:p>
          </table:table-cell>
          <table:table-cell office:value-type="float" office:value="89.244600000000005" table:style-name="ce4">
            <text:p>89,2</text:p>
          </table:table-cell>
          <table:table-cell office:value-type="float" office:value="55.7117" table:style-name="ce4">
            <text:p>55,7</text:p>
          </table:table-cell>
          <table:table-cell table:number-columns-repeated="1636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<text:s/>Rio Grande do Norte</text:p>
          </table:table-cell>
          <table:table-cell office:value-type="float" office:value="22206" table:style-name="ce2">
            <text:p>22.206</text:p>
          </table:table-cell>
          <table:table-cell office:value-type="float" office:value="21325" table:style-name="ce2">
            <text:p>21.325</text:p>
          </table:table-cell>
          <table:table-cell office:value-type="float" office:value="13099" table:style-name="ce2">
            <text:p>13.099</text:p>
          </table:table-cell>
          <table:table-cell office:value-type="float" office:value="7660" table:style-name="ce2">
            <text:p>7.660</text:p>
          </table:table-cell>
          <table:table-cell office:value-type="float" office:value="407" table:style-name="ce2">
            <text:p>407</text:p>
          </table:table-cell>
          <table:table-cell office:value-type="float" office:value="159" table:style-name="ce2">
            <text:p>159</text:p>
          </table:table-cell>
          <table:table-cell office:value-type="float" office:value="43531" table:style-name="ce3">
            <text:p>43.531</text:p>
          </table:table-cell>
          <table:table-cell office:value-type="float" office:value="49.301000000000002" table:style-name="ce4">
            <text:p>49,3</text:p>
          </table:table-cell>
          <table:table-cell office:value-type="float" office:value="62.685499999999998" table:style-name="ce4">
            <text:p>62,7</text:p>
          </table:table-cell>
          <table:table-cell office:value-type="float" office:value="42.631500000000003" table:style-name="ce4">
            <text:p>42,6</text:p>
          </table:table-cell>
          <table:table-cell office:value-type="float" office:value="36.9739" table:style-name="ce4">
            <text:p>37,0</text:p>
          </table:table-cell>
          <table:table-cell office:value-type="float" office:value="36.9739" table:style-name="ce4">
            <text:p>37,0</text:p>
          </table:table-cell>
          <table:table-cell office:value-type="float" office:value="40.5871" table:style-name="ce4">
            <text:p>40,6</text:p>
          </table:table-cell>
          <table:table-cell office:value-type="float" office:value="80.216499999999996" table:style-name="ce4">
            <text:p>80,2</text:p>
          </table:table-cell>
          <table:table-cell office:value-type="float" office:value="80.787099999999995" table:style-name="ce4">
            <text:p>80,8</text:p>
          </table:table-cell>
          <table:table-cell office:value-type="float" office:value="76.041600000000003" table:style-name="ce4">
            <text:p>76,0</text:p>
          </table:table-cell>
          <table:table-cell office:value-type="float" office:value="180.60919999999999" table:style-name="ce4">
            <text:p>180,6</text:p>
          </table:table-cell>
          <table:table-cell office:value-type="float" office:value="180.60919999999999" table:style-name="ce4">
            <text:p>180,6</text:p>
          </table:table-cell>
          <table:table-cell office:value-type="float" office:value="295.48579999999998" table:style-name="ce4">
            <text:p>295,5</text:p>
          </table:table-cell>
          <table:table-cell office:value-type="float" office:value="108.2213" table:style-name="ce4">
            <text:p>108,2</text:p>
          </table:table-cell>
          <table:table-cell office:value-type="float" office:value="166.2946" table:style-name="ce4">
            <text:p>166,3</text:p>
          </table:table-cell>
          <table:table-cell office:value-type="float" office:value="46.031399999999998" table:style-name="ce4">
            <text:p>46,0</text:p>
          </table:table-cell>
          <table:table-cell table:number-columns-repeated="1636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<text:s/>Paraíba</text:p>
          </table:table-cell>
          <table:table-cell office:value-type="float" office:value="28326" table:style-name="ce2">
            <text:p>28.326</text:p>
          </table:table-cell>
          <table:table-cell office:value-type="float" office:value="28053" table:style-name="ce2">
            <text:p>28.053</text:p>
          </table:table-cell>
          <table:table-cell office:value-type="float" office:value="17304" table:style-name="ce2">
            <text:p>17.304</text:p>
          </table:table-cell>
          <table:table-cell office:value-type="float" office:value="8239" table:style-name="ce2">
            <text:p>8.239</text:p>
          </table:table-cell>
          <table:table-cell office:value-type="float" office:value="1517" table:style-name="ce2">
            <text:p>1.517</text:p>
          </table:table-cell>
          <table:table-cell office:value-type="float" office:value="993" table:style-name="ce2">
            <text:p>993</text:p>
          </table:table-cell>
          <table:table-cell office:value-type="float" office:value="56379" table:style-name="ce3">
            <text:p>56.379</text:p>
          </table:table-cell>
          <table:table-cell office:value-type="float" office:value="39.573099999999997" table:style-name="ce4">
            <text:p>39,6</text:p>
          </table:table-cell>
          <table:table-cell office:value-type="float" office:value="43.258099999999999" table:style-name="ce4">
            <text:p>43,3</text:p>
          </table:table-cell>
          <table:table-cell office:value-type="float" office:value="33.230699999999999" table:style-name="ce4">
            <text:p>33,2</text:p>
          </table:table-cell>
          <table:table-cell office:value-type="float" office:value="30.133800000000001" table:style-name="ce4">
            <text:p>30,1</text:p>
          </table:table-cell>
          <table:table-cell office:value-type="float" office:value="31.798400000000001" table:style-name="ce4">
            <text:p>31,8</text:p>
          </table:table-cell>
          <table:table-cell office:value-type="float" office:value="29.7105" table:style-name="ce4">
            <text:p>29,7</text:p>
          </table:table-cell>
          <table:table-cell office:value-type="float" office:value="61.119799999999998" table:style-name="ce4">
            <text:p>61,1</text:p>
          </table:table-cell>
          <table:table-cell office:value-type="float" office:value="60.095199999999998" table:style-name="ce4">
            <text:p>60,1</text:p>
          </table:table-cell>
          <table:table-cell office:value-type="float" office:value="68.3416" table:style-name="ce4">
            <text:p>68,3</text:p>
          </table:table-cell>
          <table:table-cell office:value-type="float" office:value="72.831199999999995" table:style-name="ce4">
            <text:p>72,8</text:p>
          </table:table-cell>
          <table:table-cell office:value-type="float" office:value="72.831199999999995" table:style-name="ce4">
            <text:p>72,8</text:p>
          </table:table-cell>
          <table:table-cell office:value-type="float" office:value="244.53149999999999" table:style-name="ce4">
            <text:p>244,5</text:p>
          </table:table-cell>
          <table:table-cell office:value-type="float" office:value="73.052199999999999" table:style-name="ce4">
            <text:p>73,1</text:p>
          </table:table-cell>
          <table:table-cell office:value-type="float" office:value="112.988" table:style-name="ce4">
            <text:p>113,0</text:p>
          </table:table-cell>
          <table:table-cell office:value-type="float" office:value="65.406300000000002" table:style-name="ce4">
            <text:p>65,4</text:p>
          </table:table-cell>
          <table:table-cell table:number-columns-repeated="1636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<text:s/>Pernambuco</text:p>
          </table:table-cell>
          <table:table-cell office:value-type="float" office:value="58079" table:style-name="ce2">
            <text:p>58.079</text:p>
          </table:table-cell>
          <table:table-cell office:value-type="float" office:value="70402" table:style-name="ce2">
            <text:p>70.402</text:p>
          </table:table-cell>
          <table:table-cell office:value-type="float" office:value="46176" table:style-name="ce2">
            <text:p>46.176</text:p>
          </table:table-cell>
          <table:table-cell office:value-type="float" office:value="11772" table:style-name="ce2">
            <text:p>11.772</text:p>
          </table:table-cell>
          <table:table-cell office:value-type="float" office:value="9857" table:style-name="ce2">
            <text:p>9.857</text:p>
          </table:table-cell>
          <table:table-cell office:value-type="float" office:value="2597" table:style-name="ce2">
            <text:p>2.597</text:p>
          </table:table-cell>
          <table:table-cell office:value-type="float" office:value="128481" table:style-name="ce3">
            <text:p>128.481</text:p>
          </table:table-cell>
          <table:table-cell office:value-type="float" office:value="36.610599999999998" table:style-name="ce4">
            <text:p>36,6</text:p>
          </table:table-cell>
          <table:table-cell office:value-type="float" office:value="47.545999999999999" table:style-name="ce4">
            <text:p>47,5</text:p>
          </table:table-cell>
          <table:table-cell office:value-type="float" office:value="29.922699999999999" table:style-name="ce4">
            <text:p>29,9</text:p>
          </table:table-cell>
          <table:table-cell office:value-type="float" office:value="23.858599999999999" table:style-name="ce4">
            <text:p>23,9</text:p>
          </table:table-cell>
          <table:table-cell office:value-type="float" office:value="23.858599999999999" table:style-name="ce4">
            <text:p>23,9</text:p>
          </table:table-cell>
          <table:table-cell office:value-type="float" office:value="23.858599999999999" table:style-name="ce4">
            <text:p>23,9</text:p>
          </table:table-cell>
          <table:table-cell office:value-type="float" office:value="74.814099999999996" table:style-name="ce4">
            <text:p>74,8</text:p>
          </table:table-cell>
          <table:table-cell office:value-type="float" office:value="83.068799999999996" table:style-name="ce4">
            <text:p>83,1</text:p>
          </table:table-cell>
          <table:table-cell office:value-type="float" office:value="62.384" table:style-name="ce4">
            <text:p>62,4</text:p>
          </table:table-cell>
          <table:table-cell office:value-type="float" office:value="133.99180000000001" table:style-name="ce4">
            <text:p>134,0</text:p>
          </table:table-cell>
          <table:table-cell office:value-type="float" office:value="135.5907" table:style-name="ce4">
            <text:p>135,6</text:p>
          </table:table-cell>
          <table:table-cell office:value-type="float" office:value="122.10290000000001" table:style-name="ce4">
            <text:p>122,1</text:p>
          </table:table-cell>
          <table:table-cell office:value-type="float" office:value="57.911099999999998" table:style-name="ce4">
            <text:p>57,9</text:p>
          </table:table-cell>
          <table:table-cell office:value-type="float" office:value="98.218000000000004" table:style-name="ce4">
            <text:p>98,2</text:p>
          </table:table-cell>
          <table:table-cell office:value-type="float" office:value="31.2058" table:style-name="ce4">
            <text:p>31,2</text:p>
          </table:table-cell>
          <table:table-cell table:number-columns-repeated="1636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<text:s/>Alagoas</text:p>
          </table:table-cell>
          <table:table-cell office:value-type="float" office:value="26780" table:style-name="ce2">
            <text:p>26.780</text:p>
          </table:table-cell>
          <table:table-cell office:value-type="float" office:value="21561" table:style-name="ce2">
            <text:p>21.561</text:p>
          </table:table-cell>
          <table:table-cell office:value-type="float" office:value="14144" table:style-name="ce2">
            <text:p>14.144</text:p>
          </table:table-cell>
          <table:table-cell office:value-type="float" office:value="5779" table:style-name="ce2">
            <text:p>5.779</text:p>
          </table:table-cell>
          <table:table-cell office:value-type="float" office:value="1032" table:style-name="ce2">
            <text:p>1.032</text:p>
          </table:table-cell>
          <table:table-cell office:value-type="float" office:value="606" table:style-name="ce2">
            <text:p>606</text:p>
          </table:table-cell>
          <table:table-cell office:value-type="float" office:value="48341" table:style-name="ce3">
            <text:p>48.341</text:p>
          </table:table-cell>
          <table:table-cell office:value-type="float" office:value="36.741999999999997" table:style-name="ce4">
            <text:p>36,7</text:p>
          </table:table-cell>
          <table:table-cell office:value-type="float" office:value="39.215600000000002" table:style-name="ce4">
            <text:p>39,2</text:p>
          </table:table-cell>
          <table:table-cell office:value-type="float" office:value="36.068899999999999" table:style-name="ce4">
            <text:p>36,1</text:p>
          </table:table-cell>
          <table:table-cell office:value-type="float" office:value="28.020199999999999" table:style-name="ce4">
            <text:p>28,0</text:p>
          </table:table-cell>
          <table:table-cell office:value-type="float" office:value="28.020199999999999" table:style-name="ce4">
            <text:p>28,0</text:p>
          </table:table-cell>
          <table:table-cell office:value-type="float" office:value="28.6983" table:style-name="ce4">
            <text:p>28,7</text:p>
          </table:table-cell>
          <table:table-cell office:value-type="float" office:value="80.703000000000003" table:style-name="ce4">
            <text:p>80,7</text:p>
          </table:table-cell>
          <table:table-cell office:value-type="float" office:value="77.488600000000005" table:style-name="ce4">
            <text:p>77,5</text:p>
          </table:table-cell>
          <table:table-cell office:value-type="float" office:value="80.703000000000003" table:style-name="ce4">
            <text:p>80,7</text:p>
          </table:table-cell>
          <table:table-cell office:value-type="float" office:value="62.185899999999997" table:style-name="ce4">
            <text:p>62,2</text:p>
          </table:table-cell>
          <table:table-cell office:value-type="float" office:value="62.185899999999997" table:style-name="ce4">
            <text:p>62,2</text:p>
          </table:table-cell>
          <table:table-cell office:value-type="float" office:value="62.895499999999998" table:style-name="ce4">
            <text:p>62,9</text:p>
          </table:table-cell>
          <table:table-cell office:value-type="float" office:value="40.007100000000001" table:style-name="ce4">
            <text:p>40,0</text:p>
          </table:table-cell>
          <table:table-cell office:value-type="float" office:value="44.351700000000001" table:style-name="ce4">
            <text:p>44,4</text:p>
          </table:table-cell>
          <table:table-cell office:value-type="float" office:value="38.095300000000002" table:style-name="ce4">
            <text:p>38,1</text:p>
          </table:table-cell>
          <table:table-cell table:number-columns-repeated="1636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<text:s/>Sergipe</text:p>
          </table:table-cell>
          <table:table-cell office:value-type="float" office:value="12640" table:style-name="ce2">
            <text:p>12.640</text:p>
          </table:table-cell>
          <table:table-cell office:value-type="float" office:value="19144" table:style-name="ce2">
            <text:p>19.144</text:p>
          </table:table-cell>
          <table:table-cell office:value-type="float" office:value="8623" table:style-name="ce2">
            <text:p>8.623</text:p>
          </table:table-cell>
          <table:table-cell office:value-type="float" office:value="10325" table:style-name="ce2">
            <text:p>10.325</text:p>
          </table:table-cell>
          <table:table-cell office:value-type="float" office:value="0" table:style-name="ce2">
            <text:p>0</text:p>
          </table:table-cell>
          <table:table-cell office:value-type="float" office:value="196" table:style-name="ce2">
            <text:p>196</text:p>
          </table:table-cell>
          <table:table-cell office:value-type="float" office:value="31784" table:style-name="ce3">
            <text:p>31.784</text:p>
          </table:table-cell>
          <table:table-cell office:value-type="float" office:value="37.363999999999997" table:style-name="ce4">
            <text:p>37,4</text:p>
          </table:table-cell>
          <table:table-cell office:value-type="float" office:value="30.596599999999999" table:style-name="ce4">
            <text:p>30,6</text:p>
          </table:table-cell>
          <table:table-cell office:value-type="float" office:value="43.216999999999999" table:style-name="ce4">
            <text:p>43,2</text:p>
          </table:table-cell>
          <table:table-cell office:value-type="float" office:value="27.317599999999999" table:style-name="ce4">
            <text:p>27,3</text:p>
          </table:table-cell>
          <table:table-cell office:value-type="float" office:value="20.879300000000001" table:style-name="ce4">
            <text:p>20,9</text:p>
          </table:table-cell>
          <table:table-cell office:value-type="float" office:value="30.596599999999999" table:style-name="ce4">
            <text:p>30,6</text:p>
          </table:table-cell>
          <table:table-cell office:value-type="float" office:value="61.322000000000003" table:style-name="ce4">
            <text:p>61,3</text:p>
          </table:table-cell>
          <table:table-cell office:value-type="float" office:value="52.598500000000001" table:style-name="ce4">
            <text:p>52,6</text:p>
          </table:table-cell>
          <table:table-cell office:value-type="float" office:value="67.799199999999999" table:style-name="ce4">
            <text:p>67,8</text:p>
          </table:table-cell>
          <table:table-cell table:number-columns-repeated="3" table:style-name="ce4"/>
          <table:table-cell office:value-type="float" office:value="74.999300000000005" table:style-name="ce4">
            <text:p>75,0</text:p>
          </table:table-cell>
          <table:table-cell office:value-type="float" office:value="105.96550000000001" table:style-name="ce4">
            <text:p>106,0</text:p>
          </table:table-cell>
          <table:table-cell office:value-type="float" office:value="30.901399999999999" table:style-name="ce4">
            <text:p>30,9</text:p>
          </table:table-cell>
          <table:table-cell table:number-columns-repeated="1636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<text:s/>Bahia</text:p>
          </table:table-cell>
          <table:table-cell office:value-type="float" office:value="129416" table:style-name="ce2">
            <text:p>129.416</text:p>
          </table:table-cell>
          <table:table-cell office:value-type="float" office:value="59544" table:style-name="ce2">
            <text:p>59.544</text:p>
          </table:table-cell>
          <table:table-cell office:value-type="float" office:value="39338" table:style-name="ce2">
            <text:p>39.338</text:p>
          </table:table-cell>
          <table:table-cell office:value-type="float" office:value="8784" table:style-name="ce2">
            <text:p>8.784</text:p>
          </table:table-cell>
          <table:table-cell office:value-type="float" office:value="6584" table:style-name="ce2">
            <text:p>6.584</text:p>
          </table:table-cell>
          <table:table-cell office:value-type="float" office:value="4838" table:style-name="ce2">
            <text:p>4.838</text:p>
          </table:table-cell>
          <table:table-cell office:value-type="float" office:value="188960" table:style-name="ce3">
            <text:p>188.960</text:p>
          </table:table-cell>
          <table:table-cell office:value-type="float" office:value="57.949599999999997" table:style-name="ce4">
            <text:p>57,9</text:p>
          </table:table-cell>
          <table:table-cell office:value-type="float" office:value="54.873399999999997" table:style-name="ce4">
            <text:p>54,9</text:p>
          </table:table-cell>
          <table:table-cell office:value-type="float" office:value="59.715600000000002" table:style-name="ce4">
            <text:p>59,7</text:p>
          </table:table-cell>
          <table:table-cell office:value-type="float" office:value="50.145600000000002" table:style-name="ce4">
            <text:p>50,1</text:p>
          </table:table-cell>
          <table:table-cell office:value-type="float" office:value="44.620699999999999" table:style-name="ce4">
            <text:p>44,6</text:p>
          </table:table-cell>
          <table:table-cell office:value-type="float" office:value="51.213000000000001" table:style-name="ce4">
            <text:p>51,2</text:p>
          </table:table-cell>
          <table:table-cell office:value-type="float" office:value="70.109800000000007" table:style-name="ce4">
            <text:p>70,1</text:p>
          </table:table-cell>
          <table:table-cell office:value-type="float" office:value="56.519399999999997" table:style-name="ce4">
            <text:p>56,5</text:p>
          </table:table-cell>
          <table:table-cell office:value-type="float" office:value="100.81789999999999" table:style-name="ce4">
            <text:p>100,8</text:p>
          </table:table-cell>
          <table:table-cell office:value-type="float" office:value="125.6318" table:style-name="ce4">
            <text:p>125,6</text:p>
          </table:table-cell>
          <table:table-cell office:value-type="float" office:value="157.5368" table:style-name="ce4">
            <text:p>157,5</text:p>
          </table:table-cell>
          <table:table-cell office:value-type="float" office:value="101.61620000000001" table:style-name="ce4">
            <text:p>101,6</text:p>
          </table:table-cell>
          <table:table-cell office:value-type="float" office:value="81.954899999999995" table:style-name="ce4">
            <text:p>82,0</text:p>
          </table:table-cell>
          <table:table-cell office:value-type="float" office:value="64.236400000000003" table:style-name="ce4">
            <text:p>64,2</text:p>
          </table:table-cell>
          <table:table-cell office:value-type="float" office:value="92.757599999999996" table:style-name="ce4">
            <text:p>92,8</text:p>
          </table:table-cell>
          <table:table-cell table:number-columns-repeated="1636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<text:s/>Minas Gerais</text:p>
          </table:table-cell>
          <table:table-cell office:value-type="float" office:value="156089" table:style-name="ce2">
            <text:p>156.089</text:p>
          </table:table-cell>
          <table:table-cell office:value-type="float" office:value="91109" table:style-name="ce2">
            <text:p>91.109</text:p>
          </table:table-cell>
          <table:table-cell office:value-type="float" office:value="60765" table:style-name="ce2">
            <text:p>60.765</text:p>
          </table:table-cell>
          <table:table-cell office:value-type="float" office:value="23819" table:style-name="ce2">
            <text:p>23.819</text:p>
          </table:table-cell>
          <table:table-cell office:value-type="float" office:value="4896" table:style-name="ce2">
            <text:p>4.896</text:p>
          </table:table-cell>
          <table:table-cell office:value-type="float" office:value="1629" table:style-name="ce2">
            <text:p>1.629</text:p>
          </table:table-cell>
          <table:table-cell office:value-type="float" office:value="247198" table:style-name="ce3">
            <text:p>247.198</text:p>
          </table:table-cell>
          <table:table-cell office:value-type="float" office:value="35.548099999999998" table:style-name="ce4">
            <text:p>35,5</text:p>
          </table:table-cell>
          <table:table-cell office:value-type="float" office:value="36.781300000000002" table:style-name="ce4">
            <text:p>36,8</text:p>
          </table:table-cell>
          <table:table-cell office:value-type="float" office:value="33.441000000000003" table:style-name="ce4">
            <text:p>33,4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40.2029" table:style-name="ce4">
            <text:p>40,2</text:p>
          </table:table-cell>
          <table:table-cell office:value-type="float" office:value="47.936999999999998" table:style-name="ce4">
            <text:p>47,9</text:p>
          </table:table-cell>
          <table:table-cell office:value-type="float" office:value="33.999200000000002" table:style-name="ce4">
            <text:p>34,0</text:p>
          </table:table-cell>
          <table:table-cell office:value-type="float" office:value="99.199399999999997" table:style-name="ce4">
            <text:p>99,2</text:p>
          </table:table-cell>
          <table:table-cell office:value-type="float" office:value="96.543599999999998" table:style-name="ce4">
            <text:p>96,5</text:p>
          </table:table-cell>
          <table:table-cell office:value-type="float" office:value="103.9768" table:style-name="ce4">
            <text:p>104,0</text:p>
          </table:table-cell>
          <table:table-cell office:value-type="float" office:value="83.795000000000002" table:style-name="ce4">
            <text:p>83,8</text:p>
          </table:table-cell>
          <table:table-cell office:value-type="float" office:value="100.4134" table:style-name="ce4">
            <text:p>100,4</text:p>
          </table:table-cell>
          <table:table-cell office:value-type="float" office:value="79.441900000000004" table:style-name="ce4">
            <text:p>79,4</text:p>
          </table:table-cell>
          <table:table-cell table:number-columns-repeated="1636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<text:s/>Espírito Santo</text:p>
          </table:table-cell>
          <table:table-cell office:value-type="float" office:value="31573" table:style-name="ce2">
            <text:p>31.573</text:p>
          </table:table-cell>
          <table:table-cell office:value-type="float" office:value="22194" table:style-name="ce2">
            <text:p>22.194</text:p>
          </table:table-cell>
          <table:table-cell office:value-type="float" office:value="18969" table:style-name="ce2">
            <text:p>18.969</text:p>
          </table:table-cell>
          <table:table-cell office:value-type="float" office:value="0" table:style-name="ce2">
            <text:p>0</text:p>
          </table:table-cell>
          <table:table-cell office:value-type="float" office:value="2597" table:style-name="ce2">
            <text:p>2.597</text:p>
          </table:table-cell>
          <table:table-cell office:value-type="float" office:value="628" table:style-name="ce2">
            <text:p>628</text:p>
          </table:table-cell>
          <table:table-cell office:value-type="float" office:value="53767" table:style-name="ce3">
            <text:p>53.767</text:p>
          </table:table-cell>
          <table:table-cell office:value-type="float" office:value="33.253900000000002" table:style-name="ce4">
            <text:p>33,3</text:p>
          </table:table-cell>
          <table:table-cell office:value-type="float" office:value="45.514800000000001" table:style-name="ce4">
            <text:p>45,5</text:p>
          </table:table-cell>
          <table:table-cell office:value-type="float" office:value="29.876300000000001" table:style-name="ce4">
            <text:p>29,9</text:p>
          </table:table-cell>
          <table:table-cell office:value-type="float" office:value="30.149799999999999" table:style-name="ce4">
            <text:p>30,1</text:p>
          </table:table-cell>
          <table:table-cell office:value-type="float" office:value="37.545299999999997" table:style-name="ce4">
            <text:p>37,5</text:p>
          </table:table-cell>
          <table:table-cell office:value-type="float" office:value="29.876300000000001" table:style-name="ce4">
            <text:p>29,9</text:p>
          </table:table-cell>
          <table:table-cell table:number-columns-repeated="3" table:style-name="ce4"/>
          <table:table-cell office:value-type="float" office:value="125.00360000000001" table:style-name="ce4">
            <text:p>125,0</text:p>
          </table:table-cell>
          <table:table-cell office:value-type="float" office:value="130.46350000000001" table:style-name="ce4">
            <text:p>130,5</text:p>
          </table:table-cell>
          <table:table-cell office:value-type="float" office:value="71.437100000000001" table:style-name="ce4">
            <text:p>71,4</text:p>
          </table:table-cell>
          <table:table-cell office:value-type="float" office:value="45.9968" table:style-name="ce4">
            <text:p>46,0</text:p>
          </table:table-cell>
          <table:table-cell office:value-type="float" office:value="57.716099999999997" table:style-name="ce4">
            <text:p>57,7</text:p>
          </table:table-cell>
          <table:table-cell office:value-type="float" office:value="34.999600000000001" table:style-name="ce4">
            <text:p>35,0</text:p>
          </table:table-cell>
          <table:table-cell table:number-columns-repeated="16360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<text:s/>Rio de Janeiro</text:p>
          </table:table-cell>
          <table:table-cell office:value-type="float" office:value="147904" table:style-name="ce2">
            <text:p>147.904</text:p>
          </table:table-cell>
          <table:table-cell office:value-type="float" office:value="51220" table:style-name="ce2">
            <text:p>51.220</text:p>
          </table:table-cell>
          <table:table-cell office:value-type="float" office:value="43676" table:style-name="ce2">
            <text:p>43.676</text:p>
          </table:table-cell>
          <table:table-cell office:value-type="float" office:value="3965" table:style-name="ce2">
            <text:p>3.965</text:p>
          </table:table-cell>
          <table:table-cell office:value-type="float" office:value="3099" table:style-name="ce2">
            <text:p>3.099</text:p>
          </table:table-cell>
          <table:table-cell office:value-type="float" office:value="480" table:style-name="ce2">
            <text:p>480</text:p>
          </table:table-cell>
          <table:table-cell office:value-type="float" office:value="199124" table:style-name="ce3">
            <text:p>199.124</text:p>
          </table:table-cell>
          <table:table-cell office:value-type="float" office:value="21.710799999999999" table:style-name="ce4">
            <text:p>21,7</text:p>
          </table:table-cell>
          <table:table-cell office:value-type="float" office:value="22.837900000000001" table:style-name="ce4">
            <text:p>22,8</text:p>
          </table:table-cell>
          <table:table-cell office:value-type="float" office:value="21.181100000000001" table:style-name="ce4">
            <text:p>21,2</text:p>
          </table:table-cell>
          <table:table-cell office:value-type="float" office:value="20.851199999999999" table:style-name="ce4">
            <text:p>20,9</text:p>
          </table:table-cell>
          <table:table-cell office:value-type="float" office:value="20.851199999999999" table:style-name="ce4">
            <text:p>20,9</text:p>
          </table:table-cell>
          <table:table-cell office:value-type="float" office:value="15.8369" table:style-name="ce4">
            <text:p>15,8</text:p>
          </table:table-cell>
          <table:table-cell office:value-type="float" office:value="37.628399999999999" table:style-name="ce4">
            <text:p>37,6</text:p>
          </table:table-cell>
          <table:table-cell office:value-type="float" office:value="37.628399999999999" table:style-name="ce4">
            <text:p>37,6</text:p>
          </table:table-cell>
          <table:table-cell office:value-type="float" office:value="37.283799999999999" table:style-name="ce4">
            <text:p>37,3</text:p>
          </table:table-cell>
          <table:table-cell office:value-type="float" office:value="81.281000000000006" table:style-name="ce4">
            <text:p>81,3</text:p>
          </table:table-cell>
          <table:table-cell office:value-type="float" office:value="104.95529999999999" table:style-name="ce4">
            <text:p>105,0</text:p>
          </table:table-cell>
          <table:table-cell office:value-type="float" office:value="54.927199999999999" table:style-name="ce4">
            <text:p>54,9</text:p>
          </table:table-cell>
          <table:table-cell office:value-type="float" office:value="76.589600000000004" table:style-name="ce4">
            <text:p>76,6</text:p>
          </table:table-cell>
          <table:table-cell office:value-type="float" office:value="76.589600000000004" table:style-name="ce4">
            <text:p>76,6</text:p>
          </table:table-cell>
          <table:table-cell office:value-type="float" office:value="219.98734999999999" table:style-name="ce4">
            <text:p>220,0</text:p>
          </table:table-cell>
          <table:table-cell table:number-columns-repeated="1636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<text:s/>São Paulo</text:p>
          </table:table-cell>
          <table:table-cell office:value-type="float" office:value="415117" table:style-name="ce2">
            <text:p>415.117</text:p>
          </table:table-cell>
          <table:table-cell office:value-type="float" office:value="137193" table:style-name="ce2">
            <text:p>137.193</text:p>
          </table:table-cell>
          <table:table-cell office:value-type="float" office:value="90381" table:style-name="ce2">
            <text:p>90.381</text:p>
          </table:table-cell>
          <table:table-cell office:value-type="float" office:value="10620" table:style-name="ce2">
            <text:p>10.620</text:p>
          </table:table-cell>
          <table:table-cell office:value-type="float" office:value="35553" table:style-name="ce2">
            <text:p>35.553</text:p>
          </table:table-cell>
          <table:table-cell office:value-type="float" office:value="639" table:style-name="ce2">
            <text:p>639</text:p>
          </table:table-cell>
          <table:table-cell office:value-type="float" office:value="552310" table:style-name="ce3">
            <text:p>552.310</text:p>
          </table:table-cell>
          <table:table-cell office:value-type="float" office:value="23.151" table:style-name="ce4">
            <text:p>23,2</text:p>
          </table:table-cell>
          <table:table-cell office:value-type="float" office:value="23.151" table:style-name="ce4">
            <text:p>23,2</text:p>
          </table:table-cell>
          <table:table-cell office:value-type="float" office:value="23.151" table:style-name="ce4">
            <text:p>23,2</text:p>
          </table:table-cell>
          <table:table-cell office:value-type="float" office:value="20.389199999999999" table:style-name="ce4">
            <text:p>20,4</text:p>
          </table:table-cell>
          <table:table-cell office:value-type="float" office:value="20.389199999999999" table:style-name="ce4">
            <text:p>20,4</text:p>
          </table:table-cell>
          <table:table-cell office:value-type="float" office:value="20.873550000000002" table:style-name="ce4">
            <text:p>20,9</text:p>
          </table:table-cell>
          <table:table-cell office:value-type="float" office:value="57.116199999999999" table:style-name="ce4">
            <text:p>57,1</text:p>
          </table:table-cell>
          <table:table-cell office:value-type="float" office:value="58.433999999999997" table:style-name="ce4">
            <text:p>58,4</text:p>
          </table:table-cell>
          <table:table-cell office:value-type="float" office:value="42.0443" table:style-name="ce4">
            <text:p>42,0</text:p>
          </table:table-cell>
          <table:table-cell office:value-type="float" office:value="28.0441" table:style-name="ce4">
            <text:p>28,0</text:p>
          </table:table-cell>
          <table:table-cell office:value-type="float" office:value="27.392700000000001" table:style-name="ce4">
            <text:p>27,4</text:p>
          </table:table-cell>
          <table:table-cell office:value-type="float" office:value="28.684000000000001" table:style-name="ce4">
            <text:p>28,7</text:p>
          </table:table-cell>
          <table:table-cell office:value-type="float" office:value="218.45820000000001" table:style-name="ce4">
            <text:p>218,5</text:p>
          </table:table-cell>
          <table:table-cell office:value-type="float" office:value="177.21379999999999" table:style-name="ce4">
            <text:p>177,2</text:p>
          </table:table-cell>
          <table:table-cell office:value-type="float" office:value="404.2756" table:style-name="ce4">
            <text:p>404,3</text:p>
          </table:table-cell>
          <table:table-cell table:number-columns-repeated="16360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<text:s/>Paraná</text:p>
          </table:table-cell>
          <table:table-cell office:value-type="float" office:value="93139" table:style-name="ce2">
            <text:p>93.139</text:p>
          </table:table-cell>
          <table:table-cell office:value-type="float" office:value="53152" table:style-name="ce2">
            <text:p>53.152</text:p>
          </table:table-cell>
          <table:table-cell office:value-type="float" office:value="47285" table:style-name="ce2">
            <text:p>47.285</text:p>
          </table:table-cell>
          <table:table-cell office:value-type="float" office:value="3930" table:style-name="ce2">
            <text:p>3.930</text:p>
          </table:table-cell>
          <table:table-cell office:value-type="float" office:value="981" table:style-name="ce2">
            <text:p>981</text:p>
          </table:table-cell>
          <table:table-cell office:value-type="float" office:value="956" table:style-name="ce2">
            <text:p>956</text:p>
          </table:table-cell>
          <table:table-cell office:value-type="float" office:value="146291" table:style-name="ce3">
            <text:p>146.291</text:p>
          </table:table-cell>
          <table:table-cell office:value-type="float" office:value="35.025700000000001" table:style-name="ce4">
            <text:p>35,0</text:p>
          </table:table-cell>
          <table:table-cell office:value-type="float" office:value="42.524000000000001" table:style-name="ce4">
            <text:p>42,5</text:p>
          </table:table-cell>
          <table:table-cell office:value-type="float" office:value="26.037299999999998" table:style-name="ce4">
            <text:p>26,0</text:p>
          </table:table-cell>
          <table:table-cell office:value-type="float" office:value="32.671500000000002" table:style-name="ce4">
            <text:p>32,7</text:p>
          </table:table-cell>
          <table:table-cell office:value-type="float" office:value="39.780299999999997" table:style-name="ce4">
            <text:p>39,8</text:p>
          </table:table-cell>
          <table:table-cell office:value-type="float" office:value="23.9084" table:style-name="ce4">
            <text:p>23,9</text:p>
          </table:table-cell>
          <table:table-cell office:value-type="float" office:value="90.573300000000003" table:style-name="ce4">
            <text:p>90,6</text:p>
          </table:table-cell>
          <table:table-cell office:value-type="float" office:value="90.667599999999993" table:style-name="ce4">
            <text:p>90,7</text:p>
          </table:table-cell>
          <table:table-cell office:value-type="float" office:value="76.261799999999994" table:style-name="ce4">
            <text:p>76,3</text:p>
          </table:table-cell>
          <table:table-cell office:value-type="float" office:value="72.891999999999996" table:style-name="ce4">
            <text:p>72,9</text:p>
          </table:table-cell>
          <table:table-cell office:value-type="float" office:value="101.62309999999999" table:style-name="ce4">
            <text:p>101,6</text:p>
          </table:table-cell>
          <table:table-cell office:value-type="float" office:value="41.868400000000001" table:style-name="ce4">
            <text:p>41,9</text:p>
          </table:table-cell>
          <table:table-cell office:value-type="float" office:value="24.4465" table:style-name="ce4">
            <text:p>24,4</text:p>
          </table:table-cell>
          <table:table-cell office:value-type="float" office:value="46.914099999999998" table:style-name="ce4">
            <text:p>46,9</text:p>
          </table:table-cell>
          <table:table-cell office:value-type="float" office:value="13.226000000000001" table:style-name="ce4">
            <text:p>13,2</text:p>
          </table:table-cell>
          <table:table-cell table:number-columns-repeated="1636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<text:s/>Santa Catarina</text:p>
          </table:table-cell>
          <table:table-cell office:value-type="float" office:value="58755" table:style-name="ce2">
            <text:p>58.755</text:p>
          </table:table-cell>
          <table:table-cell office:value-type="float" office:value="39161" table:style-name="ce2">
            <text:p>39.161</text:p>
          </table:table-cell>
          <table:table-cell office:value-type="float" office:value="33895" table:style-name="ce2">
            <text:p>33.895</text:p>
          </table:table-cell>
          <table:table-cell office:value-type="float" office:value="2465" table:style-name="ce2">
            <text:p>2.465</text:p>
          </table:table-cell>
          <table:table-cell office:value-type="float" office:value="1805" table:style-name="ce2">
            <text:p>1.805</text:p>
          </table:table-cell>
          <table:table-cell office:value-type="float" office:value="996" table:style-name="ce2">
            <text:p>996</text:p>
          </table:table-cell>
          <table:table-cell office:value-type="float" office:value="97916" table:style-name="ce3">
            <text:p>97.916</text:p>
          </table:table-cell>
          <table:table-cell office:value-type="float" office:value="25.188800000000001" table:style-name="ce4">
            <text:p>25,2</text:p>
          </table:table-cell>
          <table:table-cell office:value-type="float" office:value="25.267299999999999" table:style-name="ce4">
            <text:p>25,3</text:p>
          </table:table-cell>
          <table:table-cell office:value-type="float" office:value="21.4618" table:style-name="ce4">
            <text:p>21,5</text:p>
          </table:table-cell>
          <table:table-cell office:value-type="float" office:value="21.157499999999999" table:style-name="ce4">
            <text:p>21,2</text:p>
          </table:table-cell>
          <table:table-cell office:value-type="float" office:value="21.252800000000001" table:style-name="ce4">
            <text:p>21,3</text:p>
          </table:table-cell>
          <table:table-cell office:value-type="float" office:value="21.157499999999999" table:style-name="ce4">
            <text:p>21,2</text:p>
          </table:table-cell>
          <table:table-cell office:value-type="float" office:value="46.779000000000003" table:style-name="ce4">
            <text:p>46,8</text:p>
          </table:table-cell>
          <table:table-cell office:value-type="float" office:value="53.686199999999999" table:style-name="ce4">
            <text:p>53,7</text:p>
          </table:table-cell>
          <table:table-cell office:value-type="float" office:value="33.874200000000002" table:style-name="ce4">
            <text:p>33,9</text:p>
          </table:table-cell>
          <table:table-cell office:value-type="float" office:value="62.399000000000001" table:style-name="ce4">
            <text:p>62,4</text:p>
          </table:table-cell>
          <table:table-cell office:value-type="float" office:value="65.492699999999999" table:style-name="ce4">
            <text:p>65,5</text:p>
          </table:table-cell>
          <table:table-cell office:value-type="float" office:value="54.162950000000002" table:style-name="ce4">
            <text:p>54,2</text:p>
          </table:table-cell>
          <table:table-cell office:value-type="float" office:value="44.541699999999999" table:style-name="ce4">
            <text:p>44,5</text:p>
          </table:table-cell>
          <table:table-cell office:value-type="float" office:value="44.541699999999999" table:style-name="ce4">
            <text:p>44,5</text:p>
          </table:table-cell>
          <table:table-cell office:value-type="float" office:value="33.5961" table:style-name="ce4">
            <text:p>33,6</text:p>
          </table:table-cell>
          <table:table-cell table:number-columns-repeated="1636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<text:s/>Rio Grande do Sul</text:p>
          </table:table-cell>
          <table:table-cell office:value-type="float" office:value="88979" table:style-name="ce2">
            <text:p>88.979</text:p>
          </table:table-cell>
          <table:table-cell office:value-type="float" office:value="41763" table:style-name="ce2">
            <text:p>41.763</text:p>
          </table:table-cell>
          <table:table-cell office:value-type="float" office:value="28678" table:style-name="ce2">
            <text:p>28.678</text:p>
          </table:table-cell>
          <table:table-cell office:value-type="float" office:value="10562" table:style-name="ce2">
            <text:p>10.562</text:p>
          </table:table-cell>
          <table:table-cell office:value-type="float" office:value="2250" table:style-name="ce2">
            <text:p>2.250</text:p>
          </table:table-cell>
          <table:table-cell office:value-type="float" office:value="273" table:style-name="ce2">
            <text:p>273</text:p>
          </table:table-cell>
          <table:table-cell office:value-type="float" office:value="130742" table:style-name="ce3">
            <text:p>130.742</text:p>
          </table:table-cell>
          <table:table-cell office:value-type="float" office:value="30.422000000000001" table:style-name="ce4">
            <text:p>30,4</text:p>
          </table:table-cell>
          <table:table-cell office:value-type="float" office:value="30.422000000000001" table:style-name="ce4">
            <text:p>30,4</text:p>
          </table:table-cell>
          <table:table-cell office:value-type="float" office:value="32.115200000000002" table:style-name="ce4">
            <text:p>32,1</text:p>
          </table:table-cell>
          <table:table-cell office:value-type="float" office:value="25.555199999999999" table:style-name="ce4">
            <text:p>25,6</text:p>
          </table:table-cell>
          <table:table-cell office:value-type="float" office:value="25.555199999999999" table:style-name="ce4">
            <text:p>25,6</text:p>
          </table:table-cell>
          <table:table-cell office:value-type="float" office:value="29.3674" table:style-name="ce4">
            <text:p>29,4</text:p>
          </table:table-cell>
          <table:table-cell office:value-type="float" office:value="36.937899999999999" table:style-name="ce4">
            <text:p>36,9</text:p>
          </table:table-cell>
          <table:table-cell office:value-type="float" office:value="36.937899999999999" table:style-name="ce4">
            <text:p>36,9</text:p>
          </table:table-cell>
          <table:table-cell office:value-type="float" office:value="41.822600000000001" table:style-name="ce4">
            <text:p>41,8</text:p>
          </table:table-cell>
          <table:table-cell office:value-type="float" office:value="90.908600000000007" table:style-name="ce4">
            <text:p>90,9</text:p>
          </table:table-cell>
          <table:table-cell office:value-type="float" office:value="123.2278" table:style-name="ce4">
            <text:p>123,2</text:p>
          </table:table-cell>
          <table:table-cell office:value-type="float" office:value="42.3095" table:style-name="ce4">
            <text:p>42,3</text:p>
          </table:table-cell>
          <table:table-cell office:value-type="float" office:value="98.045199999999994" table:style-name="ce4">
            <text:p>98,0</text:p>
          </table:table-cell>
          <table:table-cell office:value-type="float" office:value="98.045199999999994" table:style-name="ce4">
            <text:p>98,0</text:p>
          </table:table-cell>
          <table:table-cell office:value-type="float" office:value="55.144849999999998" table:style-name="ce4">
            <text:p>55,1</text:p>
          </table:table-cell>
          <table:table-cell table:number-columns-repeated="1636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<text:s/>Mato Grosso do Sul</text:p>
          </table:table-cell>
          <table:table-cell office:value-type="float" office:value="34928" table:style-name="ce2">
            <text:p>34.928</text:p>
          </table:table-cell>
          <table:table-cell office:value-type="float" office:value="6380" table:style-name="ce2">
            <text:p>6.380</text:p>
          </table:table-cell>
          <table:table-cell office:value-type="float" office:value="5488" table:style-name="ce2">
            <text:p>5.488</text:p>
          </table:table-cell>
          <table:table-cell office:value-type="float" office:value="0" table:style-name="ce2">
            <text:p>0</text:p>
          </table:table-cell>
          <table:table-cell office:value-type="float" office:value="346" table:style-name="ce2">
            <text:p>346</text:p>
          </table:table-cell>
          <table:table-cell office:value-type="float" office:value="546" table:style-name="ce2">
            <text:p>546</text:p>
          </table:table-cell>
          <table:table-cell office:value-type="float" office:value="41308" table:style-name="ce3">
            <text:p>41.308</text:p>
          </table:table-cell>
          <table:table-cell office:value-type="float" office:value="79.035200000000003" table:style-name="ce4">
            <text:p>79,0</text:p>
          </table:table-cell>
          <table:table-cell office:value-type="float" office:value="94.782899999999998" table:style-name="ce4">
            <text:p>94,8</text:p>
          </table:table-cell>
          <table:table-cell office:value-type="float" office:value="73.850800000000007" table:style-name="ce4">
            <text:p>73,9</text:p>
          </table:table-cell>
          <table:table-cell office:value-type="float" office:value="73.850800000000007" table:style-name="ce4">
            <text:p>73,9</text:p>
          </table:table-cell>
          <table:table-cell office:value-type="float" office:value="90.542000000000002" table:style-name="ce4">
            <text:p>90,5</text:p>
          </table:table-cell>
          <table:table-cell office:value-type="float" office:value="73.850800000000007" table:style-name="ce4">
            <text:p>73,9</text:p>
          </table:table-cell>
          <table:table-cell table:number-columns-repeated="3" table:style-name="ce4"/>
          <table:table-cell office:value-type="float" office:value="230.46619999999999" table:style-name="ce4">
            <text:p>230,5</text:p>
          </table:table-cell>
          <table:table-cell office:value-type="float" office:value="250.51240000000001" table:style-name="ce4">
            <text:p>250,5</text:p>
          </table:table-cell>
          <table:table-cell office:value-type="float" office:value="196.3066" table:style-name="ce4">
            <text:p>196,3</text:p>
          </table:table-cell>
          <table:table-cell office:value-type="float" office:value="129.16579999999999" table:style-name="ce4">
            <text:p>129,2</text:p>
          </table:table-cell>
          <table:table-cell office:value-type="float" office:value="132.8518" table:style-name="ce4">
            <text:p>132,9</text:p>
          </table:table-cell>
          <table:table-cell office:value-type="float" office:value="96.172399999999996" table:style-name="ce4">
            <text:p>96,2</text:p>
          </table:table-cell>
          <table:table-cell table:number-columns-repeated="16360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<text:s/>Mato Grosso</text:p>
          </table:table-cell>
          <table:table-cell office:value-type="float" office:value="41089" table:style-name="ce2">
            <text:p>41.089</text:p>
          </table:table-cell>
          <table:table-cell office:value-type="float" office:value="15948" table:style-name="ce2">
            <text:p>15.948</text:p>
          </table:table-cell>
          <table:table-cell office:value-type="float" office:value="12643" table:style-name="ce2">
            <text:p>12.643</text:p>
          </table:table-cell>
          <table:table-cell office:value-type="float" office:value="1898" table:style-name="ce2">
            <text:p>1.898</text:p>
          </table:table-cell>
          <table:table-cell office:value-type="float" office:value="948" table:style-name="ce2">
            <text:p>948</text:p>
          </table:table-cell>
          <table:table-cell office:value-type="float" office:value="459" table:style-name="ce2">
            <text:p>459</text:p>
          </table:table-cell>
          <table:table-cell office:value-type="float" office:value="57037" table:style-name="ce3">
            <text:p>57.037</text:p>
          </table:table-cell>
          <table:table-cell office:value-type="float" office:value="75.375100000000003" table:style-name="ce4">
            <text:p>75,4</text:p>
          </table:table-cell>
          <table:table-cell office:value-type="float" office:value="65.174300000000002" table:style-name="ce4">
            <text:p>65,2</text:p>
          </table:table-cell>
          <table:table-cell office:value-type="float" office:value="92.007599999999996" table:style-name="ce4">
            <text:p>92,0</text:p>
          </table:table-cell>
          <table:table-cell office:value-type="float" office:value="54.372022560751397" table:style-name="ce4">
            <text:p>54,4</text:p>
          </table:table-cell>
          <table:table-cell office:value-type="float" office:value="38.027099999999997" table:style-name="ce4">
            <text:p>38,0</text:p>
          </table:table-cell>
          <table:table-cell office:value-type="float" office:value="70.202699999999993" table:style-name="ce4">
            <text:p>70,2</text:p>
          </table:table-cell>
          <table:table-cell office:value-type="float" office:value="161.9562" table:style-name="ce4">
            <text:p>162,0</text:p>
          </table:table-cell>
          <table:table-cell office:value-type="float" office:value="202.90430000000001" table:style-name="ce4">
            <text:p>202,9</text:p>
          </table:table-cell>
          <table:table-cell office:value-type="float" office:value="156.9436" table:style-name="ce4">
            <text:p>156,9</text:p>
          </table:table-cell>
          <table:table-cell office:value-type="float" office:value="258.18020000000001" table:style-name="ce4">
            <text:p>258,2</text:p>
          </table:table-cell>
          <table:table-cell office:value-type="float" office:value="258.18020000000001" table:style-name="ce4">
            <text:p>258,2</text:p>
          </table:table-cell>
          <table:table-cell office:value-type="float" office:value="211.99080000000001" table:style-name="ce4">
            <text:p>212,0</text:p>
          </table:table-cell>
          <table:table-cell office:value-type="float" office:value="399.12119999999999" table:style-name="ce4">
            <text:p>399,1</text:p>
          </table:table-cell>
          <table:table-cell office:value-type="float" office:value="824.54340000000002" table:style-name="ce4">
            <text:p>824,5</text:p>
          </table:table-cell>
          <table:table-cell office:value-type="float" office:value="174.04079999999999" table:style-name="ce4">
            <text:p>174,0</text:p>
          </table:table-cell>
          <table:table-cell table:number-columns-repeated="16360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<text:s/>Goiás</text:p>
          </table:table-cell>
          <table:table-cell office:value-type="float" office:value="55857" table:style-name="ce2">
            <text:p>55.857</text:p>
          </table:table-cell>
          <table:table-cell office:value-type="float" office:value="36911" table:style-name="ce2">
            <text:p>36.911</text:p>
          </table:table-cell>
          <table:table-cell office:value-type="float" office:value="10737" table:style-name="ce2">
            <text:p>10.737</text:p>
          </table:table-cell>
          <table:table-cell office:value-type="float" office:value="2593" table:style-name="ce2">
            <text:p>2.593</text:p>
          </table:table-cell>
          <table:table-cell office:value-type="float" office:value="9955" table:style-name="ce2">
            <text:p>9.955</text:p>
          </table:table-cell>
          <table:table-cell office:value-type="float" office:value="13626" table:style-name="ce2">
            <text:p>13.626</text:p>
          </table:table-cell>
          <table:table-cell office:value-type="float" office:value="92768" table:style-name="ce3">
            <text:p>92.768</text:p>
          </table:table-cell>
          <table:table-cell office:value-type="float" office:value="45.517699999999998" table:style-name="ce4">
            <text:p>45,5</text:p>
          </table:table-cell>
          <table:table-cell office:value-type="float" office:value="47.538699999999999" table:style-name="ce4">
            <text:p>47,5</text:p>
          </table:table-cell>
          <table:table-cell office:value-type="float" office:value="35.670099999999998" table:style-name="ce4">
            <text:p>35,7</text:p>
          </table:table-cell>
          <table:table-cell office:value-type="float" office:value="36.527299999999997" table:style-name="ce4">
            <text:p>36,5</text:p>
          </table:table-cell>
          <table:table-cell office:value-type="float" office:value="38.603999999999999" table:style-name="ce4">
            <text:p>38,6</text:p>
          </table:table-cell>
          <table:table-cell office:value-type="float" office:value="36.0197" table:style-name="ce4">
            <text:p>36,0</text:p>
          </table:table-cell>
          <table:table-cell office:value-type="float" office:value="102.2075" table:style-name="ce4">
            <text:p>102,2</text:p>
          </table:table-cell>
          <table:table-cell office:value-type="float" office:value="128.79990000000001" table:style-name="ce4">
            <text:p>128,8</text:p>
          </table:table-cell>
          <table:table-cell office:value-type="float" office:value="102.2075" table:style-name="ce4">
            <text:p>102,2</text:p>
          </table:table-cell>
          <table:table-cell office:value-type="float" office:value="21.242699999999999" table:style-name="ce4">
            <text:p>21,2</text:p>
          </table:table-cell>
          <table:table-cell office:value-type="float" office:value="57.328000000000003" table:style-name="ce4">
            <text:p>57,3</text:p>
          </table:table-cell>
          <table:table-cell office:value-type="float" office:value="18.596699999999998" table:style-name="ce4">
            <text:p>18,6</text:p>
          </table:table-cell>
          <table:table-cell office:value-type="float" office:value="47.538699999999999" table:style-name="ce4">
            <text:p>47,5</text:p>
          </table:table-cell>
          <table:table-cell office:value-type="float" office:value="47.538699999999999" table:style-name="ce4">
            <text:p>47,5</text:p>
          </table:table-cell>
          <table:table-cell office:value-type="float" office:value="111.352" table:style-name="ce4">
            <text:p>111,4</text:p>
          </table:table-cell>
          <table:table-cell table:number-columns-repeated="16360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<text:s/>Distrito Federal</text:p>
          </table:table-cell>
          <table:table-cell office:value-type="float" office:value="38810" table:style-name="ce2">
            <text:p>38.810</text:p>
          </table:table-cell>
          <table:table-cell office:value-type="float" office:value="551" table:style-name="ce2">
            <text:p>5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51" table:style-name="ce2">
            <text:p>551</text:p>
          </table:table-cell>
          <table:table-cell office:value-type="float" office:value="39361" table:style-name="ce3">
            <text:p>39.361</text:p>
          </table:table-cell>
          <table:table-cell office:value-type="float" office:value="77.970200000000006" table:style-name="ce4">
            <text:p>78,0</text:p>
          </table:table-cell>
          <table:table-cell office:value-type="float" office:value="434.18060000000003" table:style-name="ce4">
            <text:p>434,2</text:p>
          </table:table-cell>
          <table:table-cell office:value-type="float" office:value="59.444499999999998" table:style-name="ce4">
            <text:p>59,4</text:p>
          </table:table-cell>
          <table:table-cell table:number-columns-repeated="3" table:style-name="ce4"/>
          <table:table-cell table:number-columns-repeated="3" table:style-name="ce1"/>
          <table:table-cell table:number-columns-repeated="2" table:style-name="ce4"/>
          <table:table-cell table:style-name="ce1"/>
          <table:table-cell office:value-type="float" office:value="77.970200000000006" table:style-name="ce4">
            <text:p>78,0</text:p>
          </table:table-cell>
          <table:table-cell office:value-type="float" office:value="434.18060000000003" table:style-name="ce4">
            <text:p>434,2</text:p>
          </table:table-cell>
          <table:table-cell office:value-type="float" office:value="59.444499999999998" table:style-name="ce4">
            <text:p>59,4</text:p>
          </table:table-cell>
          <table:table-cell table:number-columns-repeated="16360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number-rows-repeated="1048545" table:style-name="ro3">
          <table:table-cell table:number-columns-repeated="16384"/>
        </table:table-row>
      </table:table>
      <table:table table:name="BR19" table:style-name="ta1">
        <table:table-column table:style-name="co10" table:default-cell-style-name="ce1"/>
        <table:table-column table:style-name="co2" table:default-cell-style-name="ce1"/>
        <table:table-column table:style-name="co4" table:number-columns-repeated="22" table:default-cell-style-name="ce1"/>
        <table:table-column table:style-name="co9" table:number-columns-repeated="16360" table:default-cell-style-name="ce1"/>
        <table:table-row table:style-name="ro1">
          <table:table-cell office:value-type="string" table:style-name="ce10">
            <text:p>CODUFr</text:p>
          </table:table-cell>
          <table:table-cell office:value-type="string" table:style-name="ce11">
            <text:p>NOME</text:p>
          </table:table-cell>
          <table:table-cell office:value-type="string" table:style-name="ce12">
            <text:p>local</text:p>
          </table:table-cell>
          <table:table-cell office:value-type="string" table:style-name="ce12">
            <text:p>não_local</text:p>
          </table:table-cell>
          <table:table-cell office:value-type="string" table:style-name="ce13">
            <text:p>dentro_regiao_saude</text:p>
          </table:table-cell>
          <table:table-cell office:value-type="string" table:style-name="ce13">
            <text:p>dentro_macrorregiao_saude</text:p>
          </table:table-cell>
          <table:table-cell office:value-type="string" table:style-name="ce13">
            <text:p>fora_macrorregiao_saude</text:p>
          </table:table-cell>
          <table:table-cell office:value-type="string" table:style-name="ce12">
            <text:p>outra_uf</text:p>
          </table:table-cell>
          <table:table-cell office:value-type="string" table:style-name="ce13">
            <text:p>destino_total</text:p>
          </table:table-cell>
          <table:table-cell office:value-type="string" table:style-name="ce13">
            <text:p>km_partos_fora_municipio</text:p>
          </table:table-cell>
          <table:table-cell office:value-type="string" table:style-name="ce13">
            <text:p>km_partos_fora_municipio_alta_complexidade</text:p>
          </table:table-cell>
          <table:table-cell office:value-type="string" table:style-name="ce13">
            <text:p>km_partos_fora_municipio_baixa_complexidade</text:p>
          </table:table-cell>
          <table:table-cell office:value-type="string" table:style-name="ce13">
            <text:p>km_partos_na_região</text:p>
          </table:table-cell>
          <table:table-cell office:value-type="string" table:style-name="ce13">
            <text:p>km_partos_na_região_alta_complexidade</text:p>
          </table:table-cell>
          <table:table-cell office:value-type="string" table:style-name="ce13">
            <text:p>km_partos_na_região_baixa_complexidade</text:p>
          </table:table-cell>
          <table:table-cell office:value-type="string" table:style-name="ce13">
            <text:p>km_partos_na_macrorregião</text:p>
          </table:table-cell>
          <table:table-cell office:value-type="string" table:style-name="ce13">
            <text:p>km_partos_na_macrorregião_alta_complexidade</text:p>
          </table:table-cell>
          <table:table-cell office:value-type="string" table:style-name="ce13">
            <text:p>km_partos_na_macrorregião_baixa_complexidade</text:p>
          </table:table-cell>
          <table:table-cell office:value-type="string" table:style-name="ce13">
            <text:p>km_partos_fora_macrorregião</text:p>
          </table:table-cell>
          <table:table-cell office:value-type="string" table:style-name="ce13">
            <text:p>km_partos_fora_macrorregião_alta_complexidade</text:p>
          </table:table-cell>
          <table:table-cell office:value-type="string" table:style-name="ce13">
            <text:p>km_partos_fora_macrorregião_baixa_complexidade</text:p>
          </table:table-cell>
          <table:table-cell office:value-type="string" table:style-name="ce14">
            <text:p>km_partos_fora_UF</text:p>
          </table:table-cell>
          <table:table-cell office:value-type="string" table:style-name="ce13">
            <text:p>km_partos_fora_UF_alta_complexidade</text:p>
          </table:table-cell>
          <table:table-cell office:value-type="string" table:style-name="ce13">
            <text:p>km_partos_fora_UF_baixa_complexidade</text:p>
          </table:table-cell>
          <table:table-cell table:number-columns-repeated="16360"/>
        </table:table-row>
        <table:table-row table:style-name="ro2">
          <table:table-cell table:style-name="ce1"/>
          <table:table-cell office:value-type="string" table:style-name="ce1">
            <text:p>Brasil</text:p>
          </table:table-cell>
          <table:table-cell office:value-type="float" office:value="1935428" table:style-name="ce6">
            <text:p>1.935.428</text:p>
          </table:table-cell>
          <table:table-cell office:value-type="float" office:value="913718" table:style-name="ce6">
            <text:p>913.718</text:p>
          </table:table-cell>
          <table:table-cell office:value-type="float" office:value="619672" table:style-name="ce6">
            <text:p>619.672</text:p>
          </table:table-cell>
          <table:table-cell office:value-type="float" office:value="155630" table:style-name="ce6">
            <text:p>155.630</text:p>
          </table:table-cell>
          <table:table-cell office:value-type="float" office:value="98629" table:style-name="ce6">
            <text:p>98.629</text:p>
          </table:table-cell>
          <table:table-cell office:value-type="float" office:value="39787" table:style-name="ce6">
            <text:p>39.787</text:p>
          </table:table-cell>
          <table:table-cell office:value-type="float" office:value="2849146" table:style-name="ce3">
            <text:p>2.849.146</text:p>
          </table:table-cell>
          <table:table-cell office:value-type="float" office:value="36.171500000000002" table:style-name="ce7">
            <text:p>36,2</text:p>
          </table:table-cell>
          <table:table-cell office:value-type="float" office:value="35.769799999999996" table:style-name="ce7">
            <text:p>35,8</text:p>
          </table:table-cell>
          <table:table-cell office:value-type="float" office:value="36.904400000000003" table:style-name="ce7">
            <text:p>36,9</text:p>
          </table:table-cell>
          <table:table-cell office:value-type="float" office:value="29.725300000000001" table:style-name="ce7">
            <text:p>29,7</text:p>
          </table:table-cell>
          <table:table-cell office:value-type="float" office:value="28.020199999999999" table:style-name="ce7">
            <text:p>28,0</text:p>
          </table:table-cell>
          <table:table-cell office:value-type="float" office:value="31.355599999999999" table:style-name="ce7">
            <text:p>31,4</text:p>
          </table:table-cell>
          <table:table-cell office:value-type="float" office:value="67.799199999999999" table:style-name="ce7">
            <text:p>67,8</text:p>
          </table:table-cell>
          <table:table-cell office:value-type="float" office:value="66.363699999999994" table:style-name="ce7">
            <text:p>66,4</text:p>
          </table:table-cell>
          <table:table-cell office:value-type="float" office:value="68.232299999999995" table:style-name="ce7">
            <text:p>68,2</text:p>
          </table:table-cell>
          <table:table-cell office:value-type="float" office:value="61.815800000000003" table:style-name="ce7">
            <text:p>61,8</text:p>
          </table:table-cell>
          <table:table-cell office:value-type="float" office:value="58.502699999999997" table:style-name="ce7">
            <text:p>58,5</text:p>
          </table:table-cell>
          <table:table-cell office:value-type="float" office:value="68.832499999999996" table:style-name="ce7">
            <text:p>68,8</text:p>
          </table:table-cell>
          <table:table-cell office:value-type="float" office:value="59.444499999999998" table:style-name="ce7">
            <text:p>59,4</text:p>
          </table:table-cell>
          <table:table-cell office:value-type="float" office:value="57.4255" table:style-name="ce7">
            <text:p>57,4</text:p>
          </table:table-cell>
          <table:table-cell office:value-type="float" office:value="73.485500000000002" table:style-name="ce7">
            <text:p>73,5</text:p>
          </table:table-cell>
          <table:table-cell table:number-columns-repeated="16360"/>
        </table:table-row>
        <table:table-row table:style-name="ro2">
          <table:table-cell table:number-columns-repeated="8" table:style-name="ce1"/>
          <table:table-cell table:style-name="ce5"/>
          <table:table-cell table:style-name="ce4"/>
          <table:table-cell table:number-columns-repeated="7" table:style-name="ce1"/>
          <table:table-cell table:style-name="ce7"/>
          <table:table-cell table:number-columns-repeated="16366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<text:s/>Rondônia</text:p>
          </table:table-cell>
          <table:table-cell office:value-type="float" office:value="19998" table:style-name="ce6">
            <text:p>19.998</text:p>
          </table:table-cell>
          <table:table-cell office:value-type="float" office:value="7030" table:style-name="ce6">
            <text:p>7.030</text:p>
          </table:table-cell>
          <table:table-cell office:value-type="float" office:value="4829" table:style-name="ce6">
            <text:p>4.829</text:p>
          </table:table-cell>
          <table:table-cell office:value-type="float" office:value="1310" table:style-name="ce6">
            <text:p>1.310</text:p>
          </table:table-cell>
          <table:table-cell office:value-type="float" office:value="551" table:style-name="ce6">
            <text:p>551</text:p>
          </table:table-cell>
          <table:table-cell office:value-type="float" office:value="340" table:style-name="ce6">
            <text:p>340</text:p>
          </table:table-cell>
          <table:table-cell office:value-type="float" office:value="27028" table:style-name="ce3">
            <text:p>27.028</text:p>
          </table:table-cell>
          <table:table-cell office:value-type="float" office:value="70.799899999999994" table:style-name="ce7">
            <text:p>70,8</text:p>
          </table:table-cell>
          <table:table-cell office:value-type="float" office:value="115.76946369157599" table:style-name="ce7">
            <text:p>115,8</text:p>
          </table:table-cell>
          <table:table-cell office:value-type="float" office:value="61.684399999999997" table:style-name="ce7">
            <text:p>61,7</text:p>
          </table:table-cell>
          <table:table-cell office:value-type="float" office:value="59.502800000000001" table:style-name="ce7">
            <text:p>59,5</text:p>
          </table:table-cell>
          <table:table-cell office:value-type="float" office:value="94.9454278441452" table:style-name="ce7">
            <text:p>94,9</text:p>
          </table:table-cell>
          <table:table-cell office:value-type="float" office:value="65.085447045830307" table:style-name="ce7">
            <text:p>65,1</text:p>
          </table:table-cell>
          <table:table-cell office:value-type="float" office:value="170.61515" table:style-name="ce7">
            <text:p>170,6</text:p>
          </table:table-cell>
          <table:table-cell office:value-type="float" office:value="223.1" table:style-name="ce7">
            <text:p>223,1</text:p>
          </table:table-cell>
          <table:table-cell office:value-type="float" office:value="112.59099999999999" table:style-name="ce7">
            <text:p>112,6</text:p>
          </table:table-cell>
          <table:table-cell office:value-type="float" office:value="409.76600000000002" table:style-name="ce7">
            <text:p>409,8</text:p>
          </table:table-cell>
          <table:table-cell office:value-type="float" office:value="481.71050000000002" table:style-name="ce7">
            <text:p>481,7</text:p>
          </table:table-cell>
          <table:table-cell office:value-type="float" office:value="261.90429999999998" table:style-name="ce7">
            <text:p>261,9</text:p>
          </table:table-cell>
          <table:table-cell office:value-type="float" office:value="510.85719999999998" table:style-name="ce7">
            <text:p>510,9</text:p>
          </table:table-cell>
          <table:table-cell office:value-type="float" office:value="757.29600000000005" table:style-name="ce7">
            <text:p>757,3</text:p>
          </table:table-cell>
          <table:table-cell office:value-type="float" office:value="510.85719999999998" table:style-name="ce7">
            <text:p>510,9</text:p>
          </table:table-cell>
          <table:table-cell table:number-columns-repeated="1636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<text:s/>Acre</text:p>
          </table:table-cell>
          <table:table-cell office:value-type="float" office:value="12037" table:style-name="ce6">
            <text:p>12.037</text:p>
          </table:table-cell>
          <table:table-cell office:value-type="float" office:value="4243" table:style-name="ce6">
            <text:p>4.243</text:p>
          </table:table-cell>
          <table:table-cell office:value-type="float" office:value="3796" table:style-name="ce6">
            <text:p>3.796</text:p>
          </table:table-cell>
          <table:table-cell office:value-type="float" office:value="418" table:style-name="ce6">
            <text:p>418</text:p>
          </table:table-cell>
          <table:table-cell office:value-type="float" office:value="0" table:style-name="ce6">
            <text:p>0</text:p>
          </table:table-cell>
          <table:table-cell office:value-type="float" office:value="29" table:style-name="ce6">
            <text:p>29</text:p>
          </table:table-cell>
          <table:table-cell office:value-type="float" office:value="16280" table:style-name="ce3">
            <text:p>16.280</text:p>
          </table:table-cell>
          <table:table-cell office:value-type="float" office:value="72.945899999999995" table:style-name="ce7">
            <text:p>72,9</text:p>
          </table:table-cell>
          <table:table-cell office:value-type="float" office:value="60.496600000000001" table:style-name="ce7">
            <text:p>60,5</text:p>
          </table:table-cell>
          <table:table-cell office:value-type="float" office:value="72.945899999999995" table:style-name="ce7">
            <text:p>72,9</text:p>
          </table:table-cell>
          <table:table-cell office:value-type="float" office:value="60.496600000000001" table:style-name="ce7">
            <text:p>60,5</text:p>
          </table:table-cell>
          <table:table-cell office:value-type="float" office:value="60.496600000000001" table:style-name="ce7">
            <text:p>60,5</text:p>
          </table:table-cell>
          <table:table-cell office:value-type="float" office:value="73.736846442337296" table:style-name="ce7">
            <text:p>73,7</text:p>
          </table:table-cell>
          <table:table-cell office:value-type="float" office:value="230.9522" table:style-name="ce7">
            <text:p>231,0</text:p>
          </table:table-cell>
          <table:table-cell office:value-type="float" office:value="234.31659999999999" table:style-name="ce7">
            <text:p>234,3</text:p>
          </table:table-cell>
          <table:table-cell office:value-type="float" office:value="226.98779999999999" table:style-name="ce7">
            <text:p>227,0</text:p>
          </table:table-cell>
          <table:table-cell table:number-columns-repeated="3" table:style-name="ce7"/>
          <table:table-cell office:value-type="float" office:value="701.96400000000006" table:style-name="ce7">
            <text:p>702,0</text:p>
          </table:table-cell>
          <table:table-cell office:value-type="float" office:value="2431.4477999999999" table:style-name="ce7">
            <text:p>2.431,4</text:p>
          </table:table-cell>
          <table:table-cell office:value-type="float" office:value="392.30860000000001" table:style-name="ce7">
            <text:p>392,3</text:p>
          </table:table-cell>
          <table:table-cell table:number-columns-repeated="1636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<text:s/>Amazonas</text:p>
          </table:table-cell>
          <table:table-cell office:value-type="float" office:value="72005" table:style-name="ce6">
            <text:p>72.005</text:p>
          </table:table-cell>
          <table:table-cell office:value-type="float" office:value="5617" table:style-name="ce6">
            <text:p>5.617</text:p>
          </table:table-cell>
          <table:table-cell office:value-type="float" office:value="3633" table:style-name="ce6">
            <text:p>3.633</text:p>
          </table:table-cell>
          <table:table-cell office:value-type="float" office:value="667" table:style-name="ce6">
            <text:p>667</text:p>
          </table:table-cell>
          <table:table-cell office:value-type="float" office:value="610" table:style-name="ce6">
            <text:p>610</text:p>
          </table:table-cell>
          <table:table-cell office:value-type="float" office:value="707" table:style-name="ce6">
            <text:p>707</text:p>
          </table:table-cell>
          <table:table-cell office:value-type="float" office:value="77622" table:style-name="ce3">
            <text:p>77.622</text:p>
          </table:table-cell>
          <table:table-cell office:value-type="float" office:value="100.16849999999999" table:style-name="ce7">
            <text:p>100,2</text:p>
          </table:table-cell>
          <table:table-cell office:value-type="float" office:value="125.9933" table:style-name="ce7">
            <text:p>126,0</text:p>
          </table:table-cell>
          <table:table-cell office:value-type="float" office:value="89.863799999999998" table:style-name="ce7">
            <text:p>89,9</text:p>
          </table:table-cell>
          <table:table-cell office:value-type="float" office:value="50.406599999999997" table:style-name="ce7">
            <text:p>50,4</text:p>
          </table:table-cell>
          <table:table-cell office:value-type="float" office:value="125.7539" table:style-name="ce7">
            <text:p>125,8</text:p>
          </table:table-cell>
          <table:table-cell office:value-type="float" office:value="103.937030200965" table:style-name="ce7">
            <text:p>103,9</text:p>
          </table:table-cell>
          <table:table-cell office:value-type="float" office:value="101.59780000000001" table:style-name="ce7">
            <text:p>101,6</text:p>
          </table:table-cell>
          <table:table-cell office:value-type="float" office:value="130.51851090555701" table:style-name="ce7">
            <text:p>130,5</text:p>
          </table:table-cell>
          <table:table-cell office:value-type="float" office:value="101.59780000000001" table:style-name="ce7">
            <text:p>101,6</text:p>
          </table:table-cell>
          <table:table-cell office:value-type="float" office:value="267.9083" table:style-name="ce7">
            <text:p>267,9</text:p>
          </table:table-cell>
          <table:table-cell office:value-type="float" office:value="332.02109999999999" table:style-name="ce7">
            <text:p>332,0</text:p>
          </table:table-cell>
          <table:table-cell office:value-type="float" office:value="267.9083" table:style-name="ce7">
            <text:p>267,9</text:p>
          </table:table-cell>
          <table:table-cell office:value-type="float" office:value="223.14060000000001" table:style-name="ce7">
            <text:p>223,1</text:p>
          </table:table-cell>
          <table:table-cell office:value-type="float" office:value="223.14060000000001" table:style-name="ce7">
            <text:p>223,1</text:p>
          </table:table-cell>
          <table:table-cell office:value-type="float" office:value="223.14060000000001" table:style-name="ce7">
            <text:p>223,1</text:p>
          </table:table-cell>
          <table:table-cell table:number-columns-repeated="1636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<text:s/>Roraima</text:p>
          </table:table-cell>
          <table:table-cell office:value-type="float" office:value="11288" table:style-name="ce6">
            <text:p>11.288</text:p>
          </table:table-cell>
          <table:table-cell office:value-type="float" office:value="3332" table:style-name="ce6">
            <text:p>3.332</text:p>
          </table:table-cell>
          <table:table-cell office:value-type="float" office:value="2707" table:style-name="ce6">
            <text:p>2.707</text:p>
          </table:table-cell>
          <table:table-cell office:value-type="float" office:value="575" table:style-name="ce6">
            <text:p>575</text:p>
          </table:table-cell>
          <table:table-cell office:value-type="float" office:value="0" table:style-name="ce6">
            <text:p>0</text:p>
          </table:table-cell>
          <table:table-cell office:value-type="float" office:value="50" table:style-name="ce6">
            <text:p>50</text:p>
          </table:table-cell>
          <table:table-cell office:value-type="float" office:value="14620" table:style-name="ce3">
            <text:p>14.620</text:p>
          </table:table-cell>
          <table:table-cell office:value-type="float" office:value="127.2469" table:style-name="ce7">
            <text:p>127,2</text:p>
          </table:table-cell>
          <table:table-cell office:value-type="float" office:value="663.33714668184905" table:style-name="ce7">
            <text:p>663,3</text:p>
          </table:table-cell>
          <table:table-cell office:value-type="float" office:value="127.2469" table:style-name="ce7">
            <text:p>127,2</text:p>
          </table:table-cell>
          <table:table-cell office:value-type="float" office:value="124.1228" table:style-name="ce7">
            <text:p>124,1</text:p>
          </table:table-cell>
          <table:table-cell office:value-type="float" office:value="58.639800000000001" table:style-name="ce7">
            <text:p>58,6</text:p>
          </table:table-cell>
          <table:table-cell office:value-type="float" office:value="136.993268878847" table:style-name="ce7">
            <text:p>137,0</text:p>
          </table:table-cell>
          <table:table-cell office:value-type="float" office:value="138.99279999999999" table:style-name="ce7">
            <text:p>139,0</text:p>
          </table:table-cell>
          <table:table-cell office:value-type="float" office:value="138.99279999999999" table:style-name="ce7">
            <text:p>139,0</text:p>
          </table:table-cell>
          <table:table-cell office:value-type="float" office:value="138.99279999999999" table:style-name="ce7">
            <text:p>139,0</text:p>
          </table:table-cell>
          <table:table-cell table:number-columns-repeated="3" table:style-name="ce7"/>
          <table:table-cell office:value-type="float" office:value="864.10310000000004" table:style-name="ce7">
            <text:p>864,1</text:p>
          </table:table-cell>
          <table:table-cell office:value-type="float" office:value="864.10310000000004" table:style-name="ce7">
            <text:p>864,1</text:p>
          </table:table-cell>
          <table:table-cell office:value-type="float" office:value="864.10310000000004" table:style-name="ce7">
            <text:p>864,1</text:p>
          </table:table-cell>
          <table:table-cell table:number-columns-repeated="1636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<text:s/>Pará</text:p>
          </table:table-cell>
          <table:table-cell office:value-type="float" office:value="104114" table:style-name="ce6">
            <text:p>104.114</text:p>
          </table:table-cell>
          <table:table-cell office:value-type="float" office:value="34227" table:style-name="ce6">
            <text:p>34.227</text:p>
          </table:table-cell>
          <table:table-cell office:value-type="float" office:value="21521" table:style-name="ce6">
            <text:p>21.521</text:p>
          </table:table-cell>
          <table:table-cell office:value-type="float" office:value="3149" table:style-name="ce6">
            <text:p>3.149</text:p>
          </table:table-cell>
          <table:table-cell office:value-type="float" office:value="7034" table:style-name="ce6">
            <text:p>7.034</text:p>
          </table:table-cell>
          <table:table-cell office:value-type="float" office:value="2523" table:style-name="ce6">
            <text:p>2.523</text:p>
          </table:table-cell>
          <table:table-cell office:value-type="float" office:value="138341" table:style-name="ce3">
            <text:p>138.341</text:p>
          </table:table-cell>
          <table:table-cell office:value-type="float" office:value="64.882145133700007" table:style-name="ce7">
            <text:p>64,9</text:p>
          </table:table-cell>
          <table:table-cell office:value-type="float" office:value="66.513262350027304" table:style-name="ce7">
            <text:p>66,5</text:p>
          </table:table-cell>
          <table:table-cell office:value-type="float" office:value="56.667200000000001" table:style-name="ce7">
            <text:p>56,7</text:p>
          </table:table-cell>
          <table:table-cell office:value-type="float" office:value="34.864199999999997" table:style-name="ce7">
            <text:p>34,9</text:p>
          </table:table-cell>
          <table:table-cell office:value-type="float" office:value="20.777999999999999" table:style-name="ce7">
            <text:p>20,8</text:p>
          </table:table-cell>
          <table:table-cell office:value-type="float" office:value="68.269852386000593" table:style-name="ce7">
            <text:p>68,3</text:p>
          </table:table-cell>
          <table:table-cell office:value-type="float" office:value="157.769439689058" table:style-name="ce7">
            <text:p>157,8</text:p>
          </table:table-cell>
          <table:table-cell office:value-type="float" office:value="161.14935892748599" table:style-name="ce7">
            <text:p>161,1</text:p>
          </table:table-cell>
          <table:table-cell office:value-type="float" office:value="124.064599425957" table:style-name="ce7">
            <text:p>124,1</text:p>
          </table:table-cell>
          <table:table-cell office:value-type="float" office:value="125.4156" table:style-name="ce7">
            <text:p>125,4</text:p>
          </table:table-cell>
          <table:table-cell office:value-type="float" office:value="128.92689999999999" table:style-name="ce7">
            <text:p>128,9</text:p>
          </table:table-cell>
          <table:table-cell office:value-type="float" office:value="106.0903" table:style-name="ce7">
            <text:p>106,1</text:p>
          </table:table-cell>
          <table:table-cell office:value-type="float" office:value="207.6456" table:style-name="ce7">
            <text:p>207,6</text:p>
          </table:table-cell>
          <table:table-cell office:value-type="float" office:value="236.30269999999999" table:style-name="ce7">
            <text:p>236,3</text:p>
          </table:table-cell>
          <table:table-cell office:value-type="float" office:value="206.3682" table:style-name="ce7">
            <text:p>206,4</text:p>
          </table:table-cell>
          <table:table-cell table:number-columns-repeated="1636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<text:s/>Amapá</text:p>
          </table:table-cell>
          <table:table-cell office:value-type="float" office:value="12285" table:style-name="ce6">
            <text:p>12.285</text:p>
          </table:table-cell>
          <table:table-cell office:value-type="float" office:value="3071" table:style-name="ce6">
            <text:p>3.071</text:p>
          </table:table-cell>
          <table:table-cell office:value-type="float" office:value="1398" table:style-name="ce6">
            <text:p>1.398</text:p>
          </table:table-cell>
          <table:table-cell office:value-type="float" office:value="1634" table:style-name="ce6">
            <text:p>1.634</text:p>
          </table:table-cell>
          <table:table-cell office:value-type="float" office:value="0" table:style-name="ce6">
            <text:p>0</text:p>
          </table:table-cell>
          <table:table-cell office:value-type="float" office:value="39" table:style-name="ce6">
            <text:p>39</text:p>
          </table:table-cell>
          <table:table-cell office:value-type="float" office:value="15356" table:style-name="ce3">
            <text:p>15.356</text:p>
          </table:table-cell>
          <table:table-cell office:value-type="float" office:value="34.715600000000002" table:style-name="ce7">
            <text:p>34,7</text:p>
          </table:table-cell>
          <table:table-cell office:value-type="float" office:value="101.96169999999999" table:style-name="ce7">
            <text:p>102,0</text:p>
          </table:table-cell>
          <table:table-cell office:value-type="float" office:value="27.065799999999999" table:style-name="ce7">
            <text:p>27,1</text:p>
          </table:table-cell>
          <table:table-cell office:value-type="float" office:value="115.9282" table:style-name="ce7">
            <text:p>115,9</text:p>
          </table:table-cell>
          <table:table-cell office:value-type="float" office:value="115.9282" table:style-name="ce7">
            <text:p>115,9</text:p>
          </table:table-cell>
          <table:table-cell office:value-type="float" office:value="36.954190044194597" table:style-name="ce7">
            <text:p>37,0</text:p>
          </table:table-cell>
          <table:table-cell office:value-type="float" office:value="21.342199999999998" table:style-name="ce7">
            <text:p>21,3</text:p>
          </table:table-cell>
          <table:table-cell office:value-type="float" office:value="21.342199999999998" table:style-name="ce7">
            <text:p>21,3</text:p>
          </table:table-cell>
          <table:table-cell office:value-type="float" office:value="213.30789999999999" table:style-name="ce7">
            <text:p>213,3</text:p>
          </table:table-cell>
          <table:table-cell table:number-columns-repeated="3" table:style-name="ce7"/>
          <table:table-cell office:value-type="float" office:value="473.54818332837198" table:style-name="ce7">
            <text:p>473,5</text:p>
          </table:table-cell>
          <table:table-cell office:value-type="float" office:value="2197.5526500000001" table:style-name="ce7">
            <text:p>2.197,6</text:p>
          </table:table-cell>
          <table:table-cell office:value-type="float" office:value="264.5521" table:style-name="ce7">
            <text:p>264,6</text:p>
          </table:table-cell>
          <table:table-cell table:number-columns-repeated="1636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<text:s/>Tocantins</text:p>
          </table:table-cell>
          <table:table-cell office:value-type="float" office:value="12514" table:style-name="ce6">
            <text:p>12.514</text:p>
          </table:table-cell>
          <table:table-cell office:value-type="float" office:value="11935" table:style-name="ce6">
            <text:p>11.935</text:p>
          </table:table-cell>
          <table:table-cell office:value-type="float" office:value="6291" table:style-name="ce6">
            <text:p>6.291</text:p>
          </table:table-cell>
          <table:table-cell office:value-type="float" office:value="4186" table:style-name="ce6">
            <text:p>4.186</text:p>
          </table:table-cell>
          <table:table-cell office:value-type="float" office:value="375" table:style-name="ce6">
            <text:p>375</text:p>
          </table:table-cell>
          <table:table-cell office:value-type="float" office:value="1083" table:style-name="ce6">
            <text:p>1.083</text:p>
          </table:table-cell>
          <table:table-cell office:value-type="float" office:value="24449" table:style-name="ce3">
            <text:p>24.449</text:p>
          </table:table-cell>
          <table:table-cell office:value-type="float" office:value="96.058999999999997" table:style-name="ce7">
            <text:p>96,1</text:p>
          </table:table-cell>
          <table:table-cell office:value-type="float" office:value="108.15770000000001" table:style-name="ce7">
            <text:p>108,2</text:p>
          </table:table-cell>
          <table:table-cell office:value-type="float" office:value="82.040700000000001" table:style-name="ce7">
            <text:p>82,0</text:p>
          </table:table-cell>
          <table:table-cell office:value-type="float" office:value="73.734499999999997" table:style-name="ce7">
            <text:p>73,7</text:p>
          </table:table-cell>
          <table:table-cell office:value-type="float" office:value="73.734499999999997" table:style-name="ce7">
            <text:p>73,7</text:p>
          </table:table-cell>
          <table:table-cell office:value-type="float" office:value="77.029248646270204" table:style-name="ce7">
            <text:p>77,0</text:p>
          </table:table-cell>
          <table:table-cell office:value-type="float" office:value="141.8099" table:style-name="ce7">
            <text:p>141,8</text:p>
          </table:table-cell>
          <table:table-cell office:value-type="float" office:value="139.66220000000001" table:style-name="ce7">
            <text:p>139,7</text:p>
          </table:table-cell>
          <table:table-cell office:value-type="float" office:value="160.17140000000001" table:style-name="ce7">
            <text:p>160,2</text:p>
          </table:table-cell>
          <table:table-cell office:value-type="float" office:value="220.6696" table:style-name="ce7">
            <text:p>220,7</text:p>
          </table:table-cell>
          <table:table-cell office:value-type="float" office:value="220.6696" table:style-name="ce7">
            <text:p>220,7</text:p>
          </table:table-cell>
          <table:table-cell office:value-type="float" office:value="190.4246" table:style-name="ce7">
            <text:p>190,4</text:p>
          </table:table-cell>
          <table:table-cell office:value-type="float" office:value="65.390299999999996" table:style-name="ce7">
            <text:p>65,4</text:p>
          </table:table-cell>
          <table:table-cell office:value-type="float" office:value="100.27460000000001" table:style-name="ce7">
            <text:p>100,3</text:p>
          </table:table-cell>
          <table:table-cell office:value-type="float" office:value="54.3185" table:style-name="ce7">
            <text:p>54,3</text:p>
          </table:table-cell>
          <table:table-cell table:number-columns-repeated="1636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<text:s/>Maranhão</text:p>
          </table:table-cell>
          <table:table-cell office:value-type="float" office:value="77577" table:style-name="ce6">
            <text:p>77.577</text:p>
          </table:table-cell>
          <table:table-cell office:value-type="float" office:value="35740" table:style-name="ce6">
            <text:p>35.740</text:p>
          </table:table-cell>
          <table:table-cell office:value-type="float" office:value="24253" table:style-name="ce6">
            <text:p>24.253</text:p>
          </table:table-cell>
          <table:table-cell office:value-type="float" office:value="6927" table:style-name="ce6">
            <text:p>6.927</text:p>
          </table:table-cell>
          <table:table-cell office:value-type="float" office:value="1518" table:style-name="ce6">
            <text:p>1.518</text:p>
          </table:table-cell>
          <table:table-cell office:value-type="float" office:value="3042" table:style-name="ce6">
            <text:p>3.042</text:p>
          </table:table-cell>
          <table:table-cell office:value-type="float" office:value="113317" table:style-name="ce3">
            <text:p>113.317</text:p>
          </table:table-cell>
          <table:table-cell office:value-type="float" office:value="46.162199999999999" table:style-name="ce7">
            <text:p>46,2</text:p>
          </table:table-cell>
          <table:table-cell office:value-type="float" office:value="85.990300000000005" table:style-name="ce7">
            <text:p>86,0</text:p>
          </table:table-cell>
          <table:table-cell office:value-type="float" office:value="43.323650000000001" table:style-name="ce7">
            <text:p>43,3</text:p>
          </table:table-cell>
          <table:table-cell office:value-type="float" office:value="32.498800000000003" table:style-name="ce7">
            <text:p>32,5</text:p>
          </table:table-cell>
          <table:table-cell office:value-type="float" office:value="30.711500000000001" table:style-name="ce7">
            <text:p>30,7</text:p>
          </table:table-cell>
          <table:table-cell office:value-type="float" office:value="44.534330816710302" table:style-name="ce7">
            <text:p>44,5</text:p>
          </table:table-cell>
          <table:table-cell office:value-type="float" office:value="114.25790000000001" table:style-name="ce7">
            <text:p>114,3</text:p>
          </table:table-cell>
          <table:table-cell office:value-type="float" office:value="178.3107" table:style-name="ce7">
            <text:p>178,3</text:p>
          </table:table-cell>
          <table:table-cell office:value-type="float" office:value="100.57089999999999" table:style-name="ce7">
            <text:p>100,6</text:p>
          </table:table-cell>
          <table:table-cell office:value-type="float" office:value="116.7552" table:style-name="ce7">
            <text:p>116,8</text:p>
          </table:table-cell>
          <table:table-cell office:value-type="float" office:value="336.08499999999998" table:style-name="ce7">
            <text:p>336,1</text:p>
          </table:table-cell>
          <table:table-cell office:value-type="float" office:value="84.617265246605896" table:style-name="ce7">
            <text:p>84,6</text:p>
          </table:table-cell>
          <table:table-cell office:value-type="float" office:value="67.416899999999998" table:style-name="ce7">
            <text:p>67,4</text:p>
          </table:table-cell>
          <table:table-cell office:value-type="float" office:value="57.557389151172998" table:style-name="ce7">
            <text:p>57,6</text:p>
          </table:table-cell>
          <table:table-cell office:value-type="float" office:value="72.322100000000006" table:style-name="ce7">
            <text:p>72,3</text:p>
          </table:table-cell>
          <table:table-cell table:number-columns-repeated="1636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<text:s/>Piauí</text:p>
          </table:table-cell>
          <table:table-cell office:value-type="float" office:value="26628" table:style-name="ce6">
            <text:p>26.628</text:p>
          </table:table-cell>
          <table:table-cell office:value-type="float" office:value="21305" table:style-name="ce6">
            <text:p>21.305</text:p>
          </table:table-cell>
          <table:table-cell office:value-type="float" office:value="15885" table:style-name="ce6">
            <text:p>15.885</text:p>
          </table:table-cell>
          <table:table-cell office:value-type="float" office:value="2375" table:style-name="ce6">
            <text:p>2.375</text:p>
          </table:table-cell>
          <table:table-cell office:value-type="float" office:value="2606" table:style-name="ce6">
            <text:p>2.606</text:p>
          </table:table-cell>
          <table:table-cell office:value-type="float" office:value="439" table:style-name="ce6">
            <text:p>439</text:p>
          </table:table-cell>
          <table:table-cell office:value-type="float" office:value="47933" table:style-name="ce3">
            <text:p>47.933</text:p>
          </table:table-cell>
          <table:table-cell office:value-type="float" office:value="70.244699999999995" table:style-name="ce7">
            <text:p>70,2</text:p>
          </table:table-cell>
          <table:table-cell office:value-type="float" office:value="100.5378" table:style-name="ce7">
            <text:p>100,5</text:p>
          </table:table-cell>
          <table:table-cell office:value-type="float" office:value="59.700699999999998" table:style-name="ce7">
            <text:p>59,7</text:p>
          </table:table-cell>
          <table:table-cell office:value-type="float" office:value="59.653399999999998" table:style-name="ce7">
            <text:p>59,7</text:p>
          </table:table-cell>
          <table:table-cell office:value-type="float" office:value="69.875600000000006" table:style-name="ce7">
            <text:p>69,9</text:p>
          </table:table-cell>
          <table:table-cell office:value-type="float" office:value="63.993003676846101" table:style-name="ce7">
            <text:p>64,0</text:p>
          </table:table-cell>
          <table:table-cell office:value-type="float" office:value="138.79169999999999" table:style-name="ce7">
            <text:p>138,8</text:p>
          </table:table-cell>
          <table:table-cell office:value-type="float" office:value="189.8503" table:style-name="ce7">
            <text:p>189,9</text:p>
          </table:table-cell>
          <table:table-cell office:value-type="float" office:value="107.8381" table:style-name="ce7">
            <text:p>107,8</text:p>
          </table:table-cell>
          <table:table-cell office:value-type="float" office:value="192.47300000000001" table:style-name="ce7">
            <text:p>192,5</text:p>
          </table:table-cell>
          <table:table-cell office:value-type="float" office:value="207.1748" table:style-name="ce7">
            <text:p>207,2</text:p>
          </table:table-cell>
          <table:table-cell office:value-type="float" office:value="172.93709999999999" table:style-name="ce7">
            <text:p>172,9</text:p>
          </table:table-cell>
          <table:table-cell office:value-type="float" office:value="59.782499999999999" table:style-name="ce7">
            <text:p>59,8</text:p>
          </table:table-cell>
          <table:table-cell office:value-type="float" office:value="204.7098" table:style-name="ce7">
            <text:p>204,7</text:p>
          </table:table-cell>
          <table:table-cell office:value-type="float" office:value="56.38" table:style-name="ce7">
            <text:p>56,4</text:p>
          </table:table-cell>
          <table:table-cell table:number-columns-repeated="1636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<text:s/>Ceará</text:p>
          </table:table-cell>
          <table:table-cell office:value-type="float" office:value="82467" table:style-name="ce6">
            <text:p>82.467</text:p>
          </table:table-cell>
          <table:table-cell office:value-type="float" office:value="46718" table:style-name="ce6">
            <text:p>46.718</text:p>
          </table:table-cell>
          <table:table-cell office:value-type="float" office:value="29421" table:style-name="ce6">
            <text:p>29.421</text:p>
          </table:table-cell>
          <table:table-cell office:value-type="float" office:value="13901" table:style-name="ce6">
            <text:p>13.901</text:p>
          </table:table-cell>
          <table:table-cell office:value-type="float" office:value="2913" table:style-name="ce6">
            <text:p>2.913</text:p>
          </table:table-cell>
          <table:table-cell office:value-type="float" office:value="483" table:style-name="ce6">
            <text:p>483</text:p>
          </table:table-cell>
          <table:table-cell office:value-type="float" office:value="129185" table:style-name="ce3">
            <text:p>129.185</text:p>
          </table:table-cell>
          <table:table-cell office:value-type="float" office:value="42.943600000000004" table:style-name="ce7">
            <text:p>42,9</text:p>
          </table:table-cell>
          <table:table-cell office:value-type="float" office:value="55.957700000000003" table:style-name="ce7">
            <text:p>56,0</text:p>
          </table:table-cell>
          <table:table-cell office:value-type="float" office:value="34.436" table:style-name="ce7">
            <text:p>34,4</text:p>
          </table:table-cell>
          <table:table-cell office:value-type="float" office:value="38.195900000000002" table:style-name="ce7">
            <text:p>38,2</text:p>
          </table:table-cell>
          <table:table-cell office:value-type="float" office:value="45.957299999999996" table:style-name="ce7">
            <text:p>46,0</text:p>
          </table:table-cell>
          <table:table-cell office:value-type="float" office:value="41.355639126330701" table:style-name="ce7">
            <text:p>41,4</text:p>
          </table:table-cell>
          <table:table-cell office:value-type="float" office:value="52.740200000000002" table:style-name="ce7">
            <text:p>52,7</text:p>
          </table:table-cell>
          <table:table-cell office:value-type="float" office:value="62.230699999999999" table:style-name="ce7">
            <text:p>62,2</text:p>
          </table:table-cell>
          <table:table-cell office:value-type="float" office:value="35.036200000000001" table:style-name="ce7">
            <text:p>35,0</text:p>
          </table:table-cell>
          <table:table-cell office:value-type="float" office:value="170.65270000000001" table:style-name="ce7">
            <text:p>170,7</text:p>
          </table:table-cell>
          <table:table-cell office:value-type="float" office:value="200.7679" table:style-name="ce7">
            <text:p>200,8</text:p>
          </table:table-cell>
          <table:table-cell office:value-type="float" office:value="100.64145000000001" table:style-name="ce7">
            <text:p>100,6</text:p>
          </table:table-cell>
          <table:table-cell office:value-type="float" office:value="89.244600000000005" table:style-name="ce7">
            <text:p>89,2</text:p>
          </table:table-cell>
          <table:table-cell office:value-type="float" office:value="86.436999999999998" table:style-name="ce7">
            <text:p>86,4</text:p>
          </table:table-cell>
          <table:table-cell office:value-type="float" office:value="102.0505" table:style-name="ce7">
            <text:p>102,1</text:p>
          </table:table-cell>
          <table:table-cell table:number-columns-repeated="1636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<text:s/>Rio Grande do Norte</text:p>
          </table:table-cell>
          <table:table-cell office:value-type="float" office:value="22662" table:style-name="ce6">
            <text:p>22.662</text:p>
          </table:table-cell>
          <table:table-cell office:value-type="float" office:value="21369" table:style-name="ce6">
            <text:p>21.369</text:p>
          </table:table-cell>
          <table:table-cell office:value-type="float" office:value="12925" table:style-name="ce6">
            <text:p>12.925</text:p>
          </table:table-cell>
          <table:table-cell office:value-type="float" office:value="7805" table:style-name="ce6">
            <text:p>7.805</text:p>
          </table:table-cell>
          <table:table-cell office:value-type="float" office:value="452" table:style-name="ce6">
            <text:p>452</text:p>
          </table:table-cell>
          <table:table-cell office:value-type="float" office:value="187" table:style-name="ce6">
            <text:p>187</text:p>
          </table:table-cell>
          <table:table-cell office:value-type="float" office:value="44031" table:style-name="ce3">
            <text:p>44.031</text:p>
          </table:table-cell>
          <table:table-cell office:value-type="float" office:value="46.820599999999999" table:style-name="ce7">
            <text:p>46,8</text:p>
          </table:table-cell>
          <table:table-cell office:value-type="float" office:value="56.054299999999998" table:style-name="ce7">
            <text:p>56,1</text:p>
          </table:table-cell>
          <table:table-cell office:value-type="float" office:value="42.631500000000003" table:style-name="ce7">
            <text:p>42,6</text:p>
          </table:table-cell>
          <table:table-cell office:value-type="float" office:value="36.653500000000001" table:style-name="ce7">
            <text:p>36,7</text:p>
          </table:table-cell>
          <table:table-cell office:value-type="float" office:value="36.9739" table:style-name="ce7">
            <text:p>37,0</text:p>
          </table:table-cell>
          <table:table-cell office:value-type="float" office:value="38.6000594409862" table:style-name="ce7">
            <text:p>38,6</text:p>
          </table:table-cell>
          <table:table-cell office:value-type="float" office:value="79.419600000000003" table:style-name="ce7">
            <text:p>79,4</text:p>
          </table:table-cell>
          <table:table-cell office:value-type="float" office:value="80.216499999999996" table:style-name="ce7">
            <text:p>80,2</text:p>
          </table:table-cell>
          <table:table-cell office:value-type="float" office:value="79.419600000000003" table:style-name="ce7">
            <text:p>79,4</text:p>
          </table:table-cell>
          <table:table-cell office:value-type="float" office:value="180.60919999999999" table:style-name="ce7">
            <text:p>180,6</text:p>
          </table:table-cell>
          <table:table-cell office:value-type="float" office:value="180.60919999999999" table:style-name="ce7">
            <text:p>180,6</text:p>
          </table:table-cell>
          <table:table-cell office:value-type="float" office:value="295.48579999999998" table:style-name="ce7">
            <text:p>295,5</text:p>
          </table:table-cell>
          <table:table-cell office:value-type="float" office:value="112.0061" table:style-name="ce7">
            <text:p>112,0</text:p>
          </table:table-cell>
          <table:table-cell office:value-type="float" office:value="268.34399999999999" table:style-name="ce7">
            <text:p>268,3</text:p>
          </table:table-cell>
          <table:table-cell office:value-type="float" office:value="46.031399999999998" table:style-name="ce7">
            <text:p>46,0</text:p>
          </table:table-cell>
          <table:table-cell table:number-columns-repeated="1636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<text:s/>Paraíba</text:p>
          </table:table-cell>
          <table:table-cell office:value-type="float" office:value="28934" table:style-name="ce6">
            <text:p>28.934</text:p>
          </table:table-cell>
          <table:table-cell office:value-type="float" office:value="28767" table:style-name="ce6">
            <text:p>28.767</text:p>
          </table:table-cell>
          <table:table-cell office:value-type="float" office:value="17217" table:style-name="ce6">
            <text:p>17.217</text:p>
          </table:table-cell>
          <table:table-cell office:value-type="float" office:value="8816" table:style-name="ce6">
            <text:p>8.816</text:p>
          </table:table-cell>
          <table:table-cell office:value-type="float" office:value="1670" table:style-name="ce6">
            <text:p>1.670</text:p>
          </table:table-cell>
          <table:table-cell office:value-type="float" office:value="1064" table:style-name="ce6">
            <text:p>1.064</text:p>
          </table:table-cell>
          <table:table-cell office:value-type="float" office:value="57701" table:style-name="ce3">
            <text:p>57.701</text:p>
          </table:table-cell>
          <table:table-cell office:value-type="float" office:value="40.2226" table:style-name="ce7">
            <text:p>40,2</text:p>
          </table:table-cell>
          <table:table-cell office:value-type="float" office:value="44.294199999999996" table:style-name="ce7">
            <text:p>44,3</text:p>
          </table:table-cell>
          <table:table-cell office:value-type="float" office:value="31.355599999999999" table:style-name="ce7">
            <text:p>31,4</text:p>
          </table:table-cell>
          <table:table-cell office:value-type="float" office:value="30.133800000000001" table:style-name="ce7">
            <text:p>30,1</text:p>
          </table:table-cell>
          <table:table-cell office:value-type="float" office:value="31.798400000000001" table:style-name="ce7">
            <text:p>31,8</text:p>
          </table:table-cell>
          <table:table-cell office:value-type="float" office:value="31.444283257199601" table:style-name="ce7">
            <text:p>31,4</text:p>
          </table:table-cell>
          <table:table-cell office:value-type="float" office:value="57.442300000000003" table:style-name="ce7">
            <text:p>57,4</text:p>
          </table:table-cell>
          <table:table-cell office:value-type="float" office:value="57.122199999999999" table:style-name="ce7">
            <text:p>57,1</text:p>
          </table:table-cell>
          <table:table-cell office:value-type="float" office:value="66.119100000000003" table:style-name="ce7">
            <text:p>66,1</text:p>
          </table:table-cell>
          <table:table-cell office:value-type="float" office:value="72.831199999999995" table:style-name="ce7">
            <text:p>72,8</text:p>
          </table:table-cell>
          <table:table-cell office:value-type="float" office:value="72.831199999999995" table:style-name="ce7">
            <text:p>72,8</text:p>
          </table:table-cell>
          <table:table-cell office:value-type="float" office:value="229.0301" table:style-name="ce7">
            <text:p>229,0</text:p>
          </table:table-cell>
          <table:table-cell office:value-type="float" office:value="72.776899999999998" table:style-name="ce7">
            <text:p>72,8</text:p>
          </table:table-cell>
          <table:table-cell office:value-type="float" office:value="107.508" table:style-name="ce7">
            <text:p>107,5</text:p>
          </table:table-cell>
          <table:table-cell office:value-type="float" office:value="67.507599999999996" table:style-name="ce7">
            <text:p>67,5</text:p>
          </table:table-cell>
          <table:table-cell table:number-columns-repeated="1636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<text:s/>Pernambuco</text:p>
          </table:table-cell>
          <table:table-cell office:value-type="float" office:value="61283" table:style-name="ce6">
            <text:p>61.283</text:p>
          </table:table-cell>
          <table:table-cell office:value-type="float" office:value="72076" table:style-name="ce6">
            <text:p>72.076</text:p>
          </table:table-cell>
          <table:table-cell office:value-type="float" office:value="47072" table:style-name="ce6">
            <text:p>47.072</text:p>
          </table:table-cell>
          <table:table-cell office:value-type="float" office:value="12657" table:style-name="ce6">
            <text:p>12.657</text:p>
          </table:table-cell>
          <table:table-cell office:value-type="float" office:value="9286" table:style-name="ce6">
            <text:p>9.286</text:p>
          </table:table-cell>
          <table:table-cell office:value-type="float" office:value="3061" table:style-name="ce6">
            <text:p>3.061</text:p>
          </table:table-cell>
          <table:table-cell office:value-type="float" office:value="133359" table:style-name="ce3">
            <text:p>133.359</text:p>
          </table:table-cell>
          <table:table-cell office:value-type="float" office:value="35.8827" table:style-name="ce7">
            <text:p>35,9</text:p>
          </table:table-cell>
          <table:table-cell office:value-type="float" office:value="38.748699999999999" table:style-name="ce7">
            <text:p>38,7</text:p>
          </table:table-cell>
          <table:table-cell office:value-type="float" office:value="34.244900000000001" table:style-name="ce7">
            <text:p>34,2</text:p>
          </table:table-cell>
          <table:table-cell office:value-type="float" office:value="23.858599999999999" table:style-name="ce7">
            <text:p>23,9</text:p>
          </table:table-cell>
          <table:table-cell office:value-type="float" office:value="23.858599999999999" table:style-name="ce7">
            <text:p>23,9</text:p>
          </table:table-cell>
          <table:table-cell office:value-type="float" office:value="34.306042619847602" table:style-name="ce7">
            <text:p>34,3</text:p>
          </table:table-cell>
          <table:table-cell office:value-type="float" office:value="76.010900000000007" table:style-name="ce7">
            <text:p>76,0</text:p>
          </table:table-cell>
          <table:table-cell office:value-type="float" office:value="83.068799999999996" table:style-name="ce7">
            <text:p>83,1</text:p>
          </table:table-cell>
          <table:table-cell office:value-type="float" office:value="66.575199999999995" table:style-name="ce7">
            <text:p>66,6</text:p>
          </table:table-cell>
          <table:table-cell office:value-type="float" office:value="133.99180000000001" table:style-name="ce7">
            <text:p>134,0</text:p>
          </table:table-cell>
          <table:table-cell office:value-type="float" office:value="139.63570000000001" table:style-name="ce7">
            <text:p>139,6</text:p>
          </table:table-cell>
          <table:table-cell office:value-type="float" office:value="115.6174" table:style-name="ce7">
            <text:p>115,6</text:p>
          </table:table-cell>
          <table:table-cell office:value-type="float" office:value="43.965400000000002" table:style-name="ce7">
            <text:p>44,0</text:p>
          </table:table-cell>
          <table:table-cell office:value-type="float" office:value="43.965400000000002" table:style-name="ce7">
            <text:p>44,0</text:p>
          </table:table-cell>
          <table:table-cell office:value-type="float" office:value="31.2058" table:style-name="ce7">
            <text:p>31,2</text:p>
          </table:table-cell>
          <table:table-cell table:number-columns-repeated="1636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<text:s/>Alagoas</text:p>
          </table:table-cell>
          <table:table-cell office:value-type="float" office:value="28129" table:style-name="ce6">
            <text:p>28.129</text:p>
          </table:table-cell>
          <table:table-cell office:value-type="float" office:value="21674" table:style-name="ce6">
            <text:p>21.674</text:p>
          </table:table-cell>
          <table:table-cell office:value-type="float" office:value="14114" table:style-name="ce6">
            <text:p>14.114</text:p>
          </table:table-cell>
          <table:table-cell office:value-type="float" office:value="5951" table:style-name="ce6">
            <text:p>5.951</text:p>
          </table:table-cell>
          <table:table-cell office:value-type="float" office:value="1023" table:style-name="ce6">
            <text:p>1.023</text:p>
          </table:table-cell>
          <table:table-cell office:value-type="float" office:value="586" table:style-name="ce6">
            <text:p>586</text:p>
          </table:table-cell>
          <table:table-cell office:value-type="float" office:value="49803" table:style-name="ce3">
            <text:p>49.803</text:p>
          </table:table-cell>
          <table:table-cell office:value-type="float" office:value="37.144100000000002" table:style-name="ce7">
            <text:p>37,1</text:p>
          </table:table-cell>
          <table:table-cell office:value-type="float" office:value="39.215600000000002" table:style-name="ce7">
            <text:p>39,2</text:p>
          </table:table-cell>
          <table:table-cell office:value-type="float" office:value="36.068899999999999" table:style-name="ce7">
            <text:p>36,1</text:p>
          </table:table-cell>
          <table:table-cell office:value-type="float" office:value="29.107600000000001" table:style-name="ce7">
            <text:p>29,1</text:p>
          </table:table-cell>
          <table:table-cell office:value-type="float" office:value="30.088899999999999" table:style-name="ce7">
            <text:p>30,1</text:p>
          </table:table-cell>
          <table:table-cell office:value-type="float" office:value="32.959022971232301" table:style-name="ce7">
            <text:p>33,0</text:p>
          </table:table-cell>
          <table:table-cell office:value-type="float" office:value="80.703000000000003" table:style-name="ce7">
            <text:p>80,7</text:p>
          </table:table-cell>
          <table:table-cell office:value-type="float" office:value="77.488600000000005" table:style-name="ce7">
            <text:p>77,5</text:p>
          </table:table-cell>
          <table:table-cell office:value-type="float" office:value="80.703000000000003" table:style-name="ce7">
            <text:p>80,7</text:p>
          </table:table-cell>
          <table:table-cell office:value-type="float" office:value="71.593000000000004" table:style-name="ce7">
            <text:p>71,6</text:p>
          </table:table-cell>
          <table:table-cell office:value-type="float" office:value="68.176199999999994" table:style-name="ce7">
            <text:p>68,2</text:p>
          </table:table-cell>
          <table:table-cell office:value-type="float" office:value="71.593000000000004" table:style-name="ce7">
            <text:p>71,6</text:p>
          </table:table-cell>
          <table:table-cell office:value-type="float" office:value="44.351700000000001" table:style-name="ce7">
            <text:p>44,4</text:p>
          </table:table-cell>
          <table:table-cell office:value-type="float" office:value="102.854" table:style-name="ce7">
            <text:p>102,9</text:p>
          </table:table-cell>
          <table:table-cell office:value-type="float" office:value="38.095300000000002" table:style-name="ce7">
            <text:p>38,1</text:p>
          </table:table-cell>
          <table:table-cell table:number-columns-repeated="1636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<text:s/>Sergipe</text:p>
          </table:table-cell>
          <table:table-cell office:value-type="float" office:value="12857" table:style-name="ce6">
            <text:p>12.857</text:p>
          </table:table-cell>
          <table:table-cell office:value-type="float" office:value="19840" table:style-name="ce6">
            <text:p>19.840</text:p>
          </table:table-cell>
          <table:table-cell office:value-type="float" office:value="7658" table:style-name="ce6">
            <text:p>7.658</text:p>
          </table:table-cell>
          <table:table-cell office:value-type="float" office:value="11966" table:style-name="ce6">
            <text:p>11.966</text:p>
          </table:table-cell>
          <table:table-cell office:value-type="float" office:value="0" table:style-name="ce6">
            <text:p>0</text:p>
          </table:table-cell>
          <table:table-cell office:value-type="float" office:value="216" table:style-name="ce6">
            <text:p>216</text:p>
          </table:table-cell>
          <table:table-cell office:value-type="float" office:value="32697" table:style-name="ce3">
            <text:p>32.697</text:p>
          </table:table-cell>
          <table:table-cell office:value-type="float" office:value="44.5931" table:style-name="ce7">
            <text:p>44,6</text:p>
          </table:table-cell>
          <table:table-cell office:value-type="float" office:value="38.019399999999997" table:style-name="ce7">
            <text:p>38,0</text:p>
          </table:table-cell>
          <table:table-cell office:value-type="float" office:value="47.172199999999997" table:style-name="ce7">
            <text:p>47,2</text:p>
          </table:table-cell>
          <table:table-cell office:value-type="float" office:value="23.937799999999999" table:style-name="ce7">
            <text:p>23,9</text:p>
          </table:table-cell>
          <table:table-cell office:value-type="float" office:value="20.879300000000001" table:style-name="ce7">
            <text:p>20,9</text:p>
          </table:table-cell>
          <table:table-cell office:value-type="float" office:value="33.936346514508102" table:style-name="ce7">
            <text:p>33,9</text:p>
          </table:table-cell>
          <table:table-cell office:value-type="float" office:value="67.799199999999999" table:style-name="ce7">
            <text:p>67,8</text:p>
          </table:table-cell>
          <table:table-cell office:value-type="float" office:value="67.799199999999999" table:style-name="ce7">
            <text:p>67,8</text:p>
          </table:table-cell>
          <table:table-cell office:value-type="float" office:value="68.507000000000005" table:style-name="ce7">
            <text:p>68,5</text:p>
          </table:table-cell>
          <table:table-cell table:number-columns-repeated="3" table:style-name="ce7"/>
          <table:table-cell office:value-type="float" office:value="74.999300000000005" table:style-name="ce7">
            <text:p>75,0</text:p>
          </table:table-cell>
          <table:table-cell office:value-type="float" office:value="199.1397" table:style-name="ce7">
            <text:p>199,1</text:p>
          </table:table-cell>
          <table:table-cell office:value-type="float" office:value="31.3841" table:style-name="ce7">
            <text:p>31,4</text:p>
          </table:table-cell>
          <table:table-cell table:number-columns-repeated="1636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<text:s/>Bahia</text:p>
          </table:table-cell>
          <table:table-cell office:value-type="float" office:value="135233" table:style-name="ce6">
            <text:p>135.233</text:p>
          </table:table-cell>
          <table:table-cell office:value-type="float" office:value="62016" table:style-name="ce6">
            <text:p>62.016</text:p>
          </table:table-cell>
          <table:table-cell office:value-type="float" office:value="40334" table:style-name="ce6">
            <text:p>40.334</text:p>
          </table:table-cell>
          <table:table-cell office:value-type="float" office:value="10086" table:style-name="ce6">
            <text:p>10.086</text:p>
          </table:table-cell>
          <table:table-cell office:value-type="float" office:value="6912" table:style-name="ce6">
            <text:p>6.912</text:p>
          </table:table-cell>
          <table:table-cell office:value-type="float" office:value="4684" table:style-name="ce6">
            <text:p>4.684</text:p>
          </table:table-cell>
          <table:table-cell office:value-type="float" office:value="197249" table:style-name="ce3">
            <text:p>197.249</text:p>
          </table:table-cell>
          <table:table-cell office:value-type="float" office:value="59.720100000000002" table:style-name="ce7">
            <text:p>59,7</text:p>
          </table:table-cell>
          <table:table-cell office:value-type="float" office:value="56.484400000000001" table:style-name="ce7">
            <text:p>56,5</text:p>
          </table:table-cell>
          <table:table-cell office:value-type="float" office:value="60.702300000000001" table:style-name="ce7">
            <text:p>60,7</text:p>
          </table:table-cell>
          <table:table-cell office:value-type="float" office:value="50.145600000000002" table:style-name="ce7">
            <text:p>50,1</text:p>
          </table:table-cell>
          <table:table-cell office:value-type="float" office:value="45.028799999999997" table:style-name="ce7">
            <text:p>45,0</text:p>
          </table:table-cell>
          <table:table-cell office:value-type="float" office:value="59.777091574953999" table:style-name="ce7">
            <text:p>59,8</text:p>
          </table:table-cell>
          <table:table-cell office:value-type="float" office:value="82.664249999999996" table:style-name="ce7">
            <text:p>82,7</text:p>
          </table:table-cell>
          <table:table-cell office:value-type="float" office:value="56.519399999999997" table:style-name="ce7">
            <text:p>56,5</text:p>
          </table:table-cell>
          <table:table-cell office:value-type="float" office:value="102.7347" table:style-name="ce7">
            <text:p>102,7</text:p>
          </table:table-cell>
          <table:table-cell office:value-type="float" office:value="129.4726" table:style-name="ce7">
            <text:p>129,5</text:p>
          </table:table-cell>
          <table:table-cell office:value-type="float" office:value="162.28059999999999" table:style-name="ce7">
            <text:p>162,3</text:p>
          </table:table-cell>
          <table:table-cell office:value-type="float" office:value="105.2226" table:style-name="ce7">
            <text:p>105,2</text:p>
          </table:table-cell>
          <table:table-cell office:value-type="float" office:value="99.441900000000004" table:style-name="ce7">
            <text:p>99,4</text:p>
          </table:table-cell>
          <table:table-cell office:value-type="float" office:value="92.018699999999995" table:style-name="ce7">
            <text:p>92,0</text:p>
          </table:table-cell>
          <table:table-cell office:value-type="float" office:value="102.2616" table:style-name="ce7">
            <text:p>102,3</text:p>
          </table:table-cell>
          <table:table-cell table:number-columns-repeated="1636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<text:s/>Minas Gerais</text:p>
          </table:table-cell>
          <table:table-cell office:value-type="float" office:value="161862" table:style-name="ce6">
            <text:p>161.862</text:p>
          </table:table-cell>
          <table:table-cell office:value-type="float" office:value="95030" table:style-name="ce6">
            <text:p>95.030</text:p>
          </table:table-cell>
          <table:table-cell office:value-type="float" office:value="62796" table:style-name="ce6">
            <text:p>62.796</text:p>
          </table:table-cell>
          <table:table-cell office:value-type="float" office:value="25413" table:style-name="ce6">
            <text:p>25.413</text:p>
          </table:table-cell>
          <table:table-cell office:value-type="float" office:value="4934" table:style-name="ce6">
            <text:p>4.934</text:p>
          </table:table-cell>
          <table:table-cell office:value-type="float" office:value="1887" table:style-name="ce6">
            <text:p>1.887</text:p>
          </table:table-cell>
          <table:table-cell office:value-type="float" office:value="256892" table:style-name="ce3">
            <text:p>256.892</text:p>
          </table:table-cell>
          <table:table-cell office:value-type="float" office:value="35.548099999999998" table:style-name="ce7">
            <text:p>35,5</text:p>
          </table:table-cell>
          <table:table-cell office:value-type="float" office:value="36.781300000000002" table:style-name="ce7">
            <text:p>36,8</text:p>
          </table:table-cell>
          <table:table-cell office:value-type="float" office:value="33.306399999999996" table:style-name="ce7">
            <text:p>33,3</text:p>
          </table:table-cell>
          <table:table-cell office:value-type="float" office:value="33.306399999999996" table:style-name="ce7">
            <text:p>33,3</text:p>
          </table:table-cell>
          <table:table-cell office:value-type="float" office:value="33.306399999999996" table:style-name="ce7">
            <text:p>33,3</text:p>
          </table:table-cell>
          <table:table-cell office:value-type="float" office:value="42.733880767341297" table:style-name="ce7">
            <text:p>42,7</text:p>
          </table:table-cell>
          <table:table-cell office:value-type="float" office:value="41.173400000000001" table:style-name="ce7">
            <text:p>41,2</text:p>
          </table:table-cell>
          <table:table-cell office:value-type="float" office:value="51.4816" table:style-name="ce7">
            <text:p>51,5</text:p>
          </table:table-cell>
          <table:table-cell office:value-type="float" office:value="32.379600000000003" table:style-name="ce7">
            <text:p>32,4</text:p>
          </table:table-cell>
          <table:table-cell office:value-type="float" office:value="103.9768" table:style-name="ce7">
            <text:p>104,0</text:p>
          </table:table-cell>
          <table:table-cell office:value-type="float" office:value="99.199399999999997" table:style-name="ce7">
            <text:p>99,2</text:p>
          </table:table-cell>
          <table:table-cell office:value-type="float" office:value="121.3749" table:style-name="ce7">
            <text:p>121,4</text:p>
          </table:table-cell>
          <table:table-cell office:value-type="float" office:value="80.190100000000001" table:style-name="ce7">
            <text:p>80,2</text:p>
          </table:table-cell>
          <table:table-cell office:value-type="float" office:value="108.6127" table:style-name="ce7">
            <text:p>108,6</text:p>
          </table:table-cell>
          <table:table-cell office:value-type="float" office:value="38.440899999999999" table:style-name="ce7">
            <text:p>38,4</text:p>
          </table:table-cell>
          <table:table-cell table:number-columns-repeated="1636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<text:s/>Espírito Santo</text:p>
          </table:table-cell>
          <table:table-cell office:value-type="float" office:value="31467" table:style-name="ce6">
            <text:p>31.467</text:p>
          </table:table-cell>
          <table:table-cell office:value-type="float" office:value="23458" table:style-name="ce6">
            <text:p>23.458</text:p>
          </table:table-cell>
          <table:table-cell office:value-type="float" office:value="20253" table:style-name="ce6">
            <text:p>20.253</text:p>
          </table:table-cell>
          <table:table-cell office:value-type="float" office:value="0" table:style-name="ce6">
            <text:p>0</text:p>
          </table:table-cell>
          <table:table-cell office:value-type="float" office:value="2508" table:style-name="ce6">
            <text:p>2.508</text:p>
          </table:table-cell>
          <table:table-cell office:value-type="float" office:value="697" table:style-name="ce6">
            <text:p>697</text:p>
          </table:table-cell>
          <table:table-cell office:value-type="float" office:value="54925" table:style-name="ce3">
            <text:p>54.925</text:p>
          </table:table-cell>
          <table:table-cell office:value-type="float" office:value="31.5105" table:style-name="ce7">
            <text:p>31,5</text:p>
          </table:table-cell>
          <table:table-cell office:value-type="float" office:value="38.776200000000003" table:style-name="ce7">
            <text:p>38,8</text:p>
          </table:table-cell>
          <table:table-cell office:value-type="float" office:value="30.149799999999999" table:style-name="ce7">
            <text:p>30,1</text:p>
          </table:table-cell>
          <table:table-cell office:value-type="float" office:value="30.149799999999999" table:style-name="ce7">
            <text:p>30,1</text:p>
          </table:table-cell>
          <table:table-cell office:value-type="float" office:value="34.657499999999999" table:style-name="ce7">
            <text:p>34,7</text:p>
          </table:table-cell>
          <table:table-cell office:value-type="float" office:value="31.422726043405699" table:style-name="ce7">
            <text:p>31,4</text:p>
          </table:table-cell>
          <table:table-cell table:number-columns-repeated="3" table:style-name="ce7"/>
          <table:table-cell office:value-type="float" office:value="125.00360000000001" table:style-name="ce7">
            <text:p>125,0</text:p>
          </table:table-cell>
          <table:table-cell office:value-type="float" office:value="130.46350000000001" table:style-name="ce7">
            <text:p>130,5</text:p>
          </table:table-cell>
          <table:table-cell office:value-type="float" office:value="60.835700000000003" table:style-name="ce7">
            <text:p>60,8</text:p>
          </table:table-cell>
          <table:table-cell office:value-type="float" office:value="37.127200000000002" table:style-name="ce7">
            <text:p>37,1</text:p>
          </table:table-cell>
          <table:table-cell office:value-type="float" office:value="57.716099999999997" table:style-name="ce7">
            <text:p>57,7</text:p>
          </table:table-cell>
          <table:table-cell office:value-type="float" office:value="21.768699999999999" table:style-name="ce7">
            <text:p>21,8</text:p>
          </table:table-cell>
          <table:table-cell table:number-columns-repeated="16360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<text:s/>Rio de Janeiro</text:p>
          </table:table-cell>
          <table:table-cell office:value-type="float" office:value="153590" table:style-name="ce6">
            <text:p>153.590</text:p>
          </table:table-cell>
          <table:table-cell office:value-type="float" office:value="54399" table:style-name="ce6">
            <text:p>54.399</text:p>
          </table:table-cell>
          <table:table-cell office:value-type="float" office:value="46335" table:style-name="ce6">
            <text:p>46.335</text:p>
          </table:table-cell>
          <table:table-cell office:value-type="float" office:value="4566" table:style-name="ce6">
            <text:p>4.566</text:p>
          </table:table-cell>
          <table:table-cell office:value-type="float" office:value="3037" table:style-name="ce6">
            <text:p>3.037</text:p>
          </table:table-cell>
          <table:table-cell office:value-type="float" office:value="461" table:style-name="ce6">
            <text:p>461</text:p>
          </table:table-cell>
          <table:table-cell office:value-type="float" office:value="207989" table:style-name="ce3">
            <text:p>207.989</text:p>
          </table:table-cell>
          <table:table-cell office:value-type="float" office:value="22.062799999999999" table:style-name="ce7">
            <text:p>22,1</text:p>
          </table:table-cell>
          <table:table-cell office:value-type="float" office:value="22.837900000000001" table:style-name="ce7">
            <text:p>22,8</text:p>
          </table:table-cell>
          <table:table-cell office:value-type="float" office:value="20.851199999999999" table:style-name="ce7">
            <text:p>20,9</text:p>
          </table:table-cell>
          <table:table-cell office:value-type="float" office:value="20.851199999999999" table:style-name="ce7">
            <text:p>20,9</text:p>
          </table:table-cell>
          <table:table-cell office:value-type="float" office:value="20.851199999999999" table:style-name="ce7">
            <text:p>20,9</text:p>
          </table:table-cell>
          <table:table-cell office:value-type="float" office:value="21.311629559432699" table:style-name="ce7">
            <text:p>21,3</text:p>
          </table:table-cell>
          <table:table-cell office:value-type="float" office:value="37.628399999999999" table:style-name="ce7">
            <text:p>37,6</text:p>
          </table:table-cell>
          <table:table-cell office:value-type="float" office:value="37.628399999999999" table:style-name="ce7">
            <text:p>37,6</text:p>
          </table:table-cell>
          <table:table-cell office:value-type="float" office:value="28.544799999999999" table:style-name="ce7">
            <text:p>28,5</text:p>
          </table:table-cell>
          <table:table-cell office:value-type="float" office:value="81.281000000000006" table:style-name="ce7">
            <text:p>81,3</text:p>
          </table:table-cell>
          <table:table-cell office:value-type="float" office:value="104.95529999999999" table:style-name="ce7">
            <text:p>105,0</text:p>
          </table:table-cell>
          <table:table-cell office:value-type="float" office:value="52.192500000000003" table:style-name="ce7">
            <text:p>52,2</text:p>
          </table:table-cell>
          <table:table-cell office:value-type="float" office:value="78.546400000000006" table:style-name="ce7">
            <text:p>78,5</text:p>
          </table:table-cell>
          <table:table-cell office:value-type="float" office:value="76.589600000000004" table:style-name="ce7">
            <text:p>76,6</text:p>
          </table:table-cell>
          <table:table-cell office:value-type="float" office:value="369.36279999999999" table:style-name="ce7">
            <text:p>369,4</text:p>
          </table:table-cell>
          <table:table-cell table:number-columns-repeated="1636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<text:s/>São Paulo</text:p>
          </table:table-cell>
          <table:table-cell office:value-type="float" office:value="439354" table:style-name="ce6">
            <text:p>439.354</text:p>
          </table:table-cell>
          <table:table-cell office:value-type="float" office:value="143837" table:style-name="ce6">
            <text:p>143.837</text:p>
          </table:table-cell>
          <table:table-cell office:value-type="float" office:value="95709" table:style-name="ce6">
            <text:p>95.709</text:p>
          </table:table-cell>
          <table:table-cell office:value-type="float" office:value="11027" table:style-name="ce6">
            <text:p>11.027</text:p>
          </table:table-cell>
          <table:table-cell office:value-type="float" office:value="36412" table:style-name="ce6">
            <text:p>36.412</text:p>
          </table:table-cell>
          <table:table-cell office:value-type="float" office:value="689" table:style-name="ce6">
            <text:p>689</text:p>
          </table:table-cell>
          <table:table-cell office:value-type="float" office:value="583191" table:style-name="ce3">
            <text:p>583.191</text:p>
          </table:table-cell>
          <table:table-cell office:value-type="float" office:value="23.151" table:style-name="ce7">
            <text:p>23,2</text:p>
          </table:table-cell>
          <table:table-cell office:value-type="float" office:value="23.151" table:style-name="ce7">
            <text:p>23,2</text:p>
          </table:table-cell>
          <table:table-cell office:value-type="float" office:value="22.039200000000001" table:style-name="ce7">
            <text:p>22,0</text:p>
          </table:table-cell>
          <table:table-cell office:value-type="float" office:value="19.827999999999999" table:style-name="ce7">
            <text:p>19,8</text:p>
          </table:table-cell>
          <table:table-cell office:value-type="float" office:value="20.997900000000001" table:style-name="ce7">
            <text:p>21,0</text:p>
          </table:table-cell>
          <table:table-cell office:value-type="float" office:value="21.848004355569898" table:style-name="ce7">
            <text:p>21,8</text:p>
          </table:table-cell>
          <table:table-cell office:value-type="float" office:value="56.399099999999997" table:style-name="ce7">
            <text:p>56,4</text:p>
          </table:table-cell>
          <table:table-cell office:value-type="float" office:value="57.2577" table:style-name="ce7">
            <text:p>57,3</text:p>
          </table:table-cell>
          <table:table-cell office:value-type="float" office:value="39.6633" table:style-name="ce7">
            <text:p>39,7</text:p>
          </table:table-cell>
          <table:table-cell office:value-type="float" office:value="28.0441" table:style-name="ce7">
            <text:p>28,0</text:p>
          </table:table-cell>
          <table:table-cell office:value-type="float" office:value="28.0441" table:style-name="ce7">
            <text:p>28,0</text:p>
          </table:table-cell>
          <table:table-cell office:value-type="float" office:value="26.010899999999999" table:style-name="ce7">
            <text:p>26,0</text:p>
          </table:table-cell>
          <table:table-cell office:value-type="float" office:value="224.8366" table:style-name="ce7">
            <text:p>224,8</text:p>
          </table:table-cell>
          <table:table-cell office:value-type="float" office:value="202.5008" table:style-name="ce7">
            <text:p>202,5</text:p>
          </table:table-cell>
          <table:table-cell office:value-type="float" office:value="329.03399999999999" table:style-name="ce7">
            <text:p>329,0</text:p>
          </table:table-cell>
          <table:table-cell table:number-columns-repeated="16360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<text:s/>Paraná</text:p>
          </table:table-cell>
          <table:table-cell office:value-type="float" office:value="97491" table:style-name="ce6">
            <text:p>97.491</text:p>
          </table:table-cell>
          <table:table-cell office:value-type="float" office:value="55978" table:style-name="ce6">
            <text:p>55.978</text:p>
          </table:table-cell>
          <table:table-cell office:value-type="float" office:value="49812" table:style-name="ce6">
            <text:p>49.812</text:p>
          </table:table-cell>
          <table:table-cell office:value-type="float" office:value="4026" table:style-name="ce6">
            <text:p>4.026</text:p>
          </table:table-cell>
          <table:table-cell office:value-type="float" office:value="1106" table:style-name="ce6">
            <text:p>1.106</text:p>
          </table:table-cell>
          <table:table-cell office:value-type="float" office:value="1034" table:style-name="ce6">
            <text:p>1.034</text:p>
          </table:table-cell>
          <table:table-cell office:value-type="float" office:value="153469" table:style-name="ce3">
            <text:p>153.469</text:p>
          </table:table-cell>
          <table:table-cell office:value-type="float" office:value="35.108800000000002" table:style-name="ce7">
            <text:p>35,1</text:p>
          </table:table-cell>
          <table:table-cell office:value-type="float" office:value="42.161900000000003" table:style-name="ce7">
            <text:p>42,2</text:p>
          </table:table-cell>
          <table:table-cell office:value-type="float" office:value="27.130299999999998" table:style-name="ce7">
            <text:p>27,1</text:p>
          </table:table-cell>
          <table:table-cell office:value-type="float" office:value="32.677" table:style-name="ce7">
            <text:p>32,7</text:p>
          </table:table-cell>
          <table:table-cell office:value-type="float" office:value="38.818600000000004" table:style-name="ce7">
            <text:p>38,8</text:p>
          </table:table-cell>
          <table:table-cell office:value-type="float" office:value="32.720075573781799" table:style-name="ce7">
            <text:p>32,7</text:p>
          </table:table-cell>
          <table:table-cell office:value-type="float" office:value="90.573300000000003" table:style-name="ce7">
            <text:p>90,6</text:p>
          </table:table-cell>
          <table:table-cell office:value-type="float" office:value="90.573300000000003" table:style-name="ce7">
            <text:p>90,6</text:p>
          </table:table-cell>
          <table:table-cell office:value-type="float" office:value="84.195499999999996" table:style-name="ce7">
            <text:p>84,2</text:p>
          </table:table-cell>
          <table:table-cell office:value-type="float" office:value="72.254000000000005" table:style-name="ce7">
            <text:p>72,3</text:p>
          </table:table-cell>
          <table:table-cell office:value-type="float" office:value="98.01" table:style-name="ce7">
            <text:p>98,0</text:p>
          </table:table-cell>
          <table:table-cell office:value-type="float" office:value="43.890799999999999" table:style-name="ce7">
            <text:p>43,9</text:p>
          </table:table-cell>
          <table:table-cell office:value-type="float" office:value="24.905100000000001" table:style-name="ce7">
            <text:p>24,9</text:p>
          </table:table-cell>
          <table:table-cell office:value-type="float" office:value="69.578900000000004" table:style-name="ce7">
            <text:p>69,6</text:p>
          </table:table-cell>
          <table:table-cell office:value-type="float" office:value="13.226000000000001" table:style-name="ce7">
            <text:p>13,2</text:p>
          </table:table-cell>
          <table:table-cell table:number-columns-repeated="1636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<text:s/>Santa Catarina</text:p>
          </table:table-cell>
          <table:table-cell office:value-type="float" office:value="58689" table:style-name="ce6">
            <text:p>58.689</text:p>
          </table:table-cell>
          <table:table-cell office:value-type="float" office:value="39343" table:style-name="ce6">
            <text:p>39.343</text:p>
          </table:table-cell>
          <table:table-cell office:value-type="float" office:value="34227" table:style-name="ce6">
            <text:p>34.227</text:p>
          </table:table-cell>
          <table:table-cell office:value-type="float" office:value="2245" table:style-name="ce6">
            <text:p>2.245</text:p>
          </table:table-cell>
          <table:table-cell office:value-type="float" office:value="1827" table:style-name="ce6">
            <text:p>1.827</text:p>
          </table:table-cell>
          <table:table-cell office:value-type="float" office:value="1044" table:style-name="ce6">
            <text:p>1.044</text:p>
          </table:table-cell>
          <table:table-cell office:value-type="float" office:value="98032" table:style-name="ce3">
            <text:p>98.032</text:p>
          </table:table-cell>
          <table:table-cell office:value-type="float" office:value="25.188800000000001" table:style-name="ce7">
            <text:p>25,2</text:p>
          </table:table-cell>
          <table:table-cell office:value-type="float" office:value="25.3215" table:style-name="ce7">
            <text:p>25,3</text:p>
          </table:table-cell>
          <table:table-cell office:value-type="float" office:value="22.18965" table:style-name="ce7">
            <text:p>22,2</text:p>
          </table:table-cell>
          <table:table-cell office:value-type="float" office:value="21.180800000000001" table:style-name="ce7">
            <text:p>21,2</text:p>
          </table:table-cell>
          <table:table-cell office:value-type="float" office:value="21.329799999999999" table:style-name="ce7">
            <text:p>21,3</text:p>
          </table:table-cell>
          <table:table-cell office:value-type="float" office:value="28.656403110370501" table:style-name="ce7">
            <text:p>28,7</text:p>
          </table:table-cell>
          <table:table-cell office:value-type="float" office:value="51.578699999999998" table:style-name="ce7">
            <text:p>51,6</text:p>
          </table:table-cell>
          <table:table-cell office:value-type="float" office:value="53.883000000000003" table:style-name="ce7">
            <text:p>53,9</text:p>
          </table:table-cell>
          <table:table-cell office:value-type="float" office:value="33.012" table:style-name="ce7">
            <text:p>33,0</text:p>
          </table:table-cell>
          <table:table-cell office:value-type="float" office:value="65.967699999999994" table:style-name="ce7">
            <text:p>66,0</text:p>
          </table:table-cell>
          <table:table-cell office:value-type="float" office:value="78.715599999999995" table:style-name="ce7">
            <text:p>78,7</text:p>
          </table:table-cell>
          <table:table-cell office:value-type="float" office:value="50.886400000000002" table:style-name="ce7">
            <text:p>50,9</text:p>
          </table:table-cell>
          <table:table-cell office:value-type="float" office:value="41.304000000000002" table:style-name="ce7">
            <text:p>41,3</text:p>
          </table:table-cell>
          <table:table-cell office:value-type="float" office:value="43.634500000000003" table:style-name="ce7">
            <text:p>43,6</text:p>
          </table:table-cell>
          <table:table-cell office:value-type="float" office:value="33.5961" table:style-name="ce7">
            <text:p>33,6</text:p>
          </table:table-cell>
          <table:table-cell table:number-columns-repeated="1636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<text:s/>Rio Grande do Sul</text:p>
          </table:table-cell>
          <table:table-cell office:value-type="float" office:value="92099" table:style-name="ce6">
            <text:p>92.099</text:p>
          </table:table-cell>
          <table:table-cell office:value-type="float" office:value="42497" table:style-name="ce6">
            <text:p>42.497</text:p>
          </table:table-cell>
          <table:table-cell office:value-type="float" office:value="28576" table:style-name="ce6">
            <text:p>28.576</text:p>
          </table:table-cell>
          <table:table-cell office:value-type="float" office:value="11311" table:style-name="ce6">
            <text:p>11.311</text:p>
          </table:table-cell>
          <table:table-cell office:value-type="float" office:value="2413" table:style-name="ce6">
            <text:p>2.413</text:p>
          </table:table-cell>
          <table:table-cell office:value-type="float" office:value="197" table:style-name="ce6">
            <text:p>197</text:p>
          </table:table-cell>
          <table:table-cell office:value-type="float" office:value="134596" table:style-name="ce3">
            <text:p>134.596</text:p>
          </table:table-cell>
          <table:table-cell office:value-type="float" office:value="30.422000000000001" table:style-name="ce7">
            <text:p>30,4</text:p>
          </table:table-cell>
          <table:table-cell office:value-type="float" office:value="30.422000000000001" table:style-name="ce7">
            <text:p>30,4</text:p>
          </table:table-cell>
          <table:table-cell office:value-type="float" office:value="32.115200000000002" table:style-name="ce7">
            <text:p>32,1</text:p>
          </table:table-cell>
          <table:table-cell office:value-type="float" office:value="25.555199999999999" table:style-name="ce7">
            <text:p>25,6</text:p>
          </table:table-cell>
          <table:table-cell office:value-type="float" office:value="25.555199999999999" table:style-name="ce7">
            <text:p>25,6</text:p>
          </table:table-cell>
          <table:table-cell office:value-type="float" office:value="34.021206941153203" table:style-name="ce7">
            <text:p>34,0</text:p>
          </table:table-cell>
          <table:table-cell office:value-type="float" office:value="36.937899999999999" table:style-name="ce7">
            <text:p>36,9</text:p>
          </table:table-cell>
          <table:table-cell office:value-type="float" office:value="35.854199999999999" table:style-name="ce7">
            <text:p>35,9</text:p>
          </table:table-cell>
          <table:table-cell office:value-type="float" office:value="49.268000000000001" table:style-name="ce7">
            <text:p>49,3</text:p>
          </table:table-cell>
          <table:table-cell office:value-type="float" office:value="95.4512" table:style-name="ce7">
            <text:p>95,5</text:p>
          </table:table-cell>
          <table:table-cell office:value-type="float" office:value="118.1541" table:style-name="ce7">
            <text:p>118,2</text:p>
          </table:table-cell>
          <table:table-cell office:value-type="float" office:value="47.0501" table:style-name="ce7">
            <text:p>47,1</text:p>
          </table:table-cell>
          <table:table-cell office:value-type="float" office:value="98.045199999999994" table:style-name="ce7">
            <text:p>98,0</text:p>
          </table:table-cell>
          <table:table-cell office:value-type="float" office:value="119.4824" table:style-name="ce7">
            <text:p>119,5</text:p>
          </table:table-cell>
          <table:table-cell office:value-type="float" office:value="50.566800000000001" table:style-name="ce7">
            <text:p>50,6</text:p>
          </table:table-cell>
          <table:table-cell table:number-columns-repeated="1636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<text:s/>Mato Grosso do Sul</text:p>
          </table:table-cell>
          <table:table-cell office:value-type="float" office:value="37017" table:style-name="ce6">
            <text:p>37.017</text:p>
          </table:table-cell>
          <table:table-cell office:value-type="float" office:value="6678" table:style-name="ce6">
            <text:p>6.678</text:p>
          </table:table-cell>
          <table:table-cell office:value-type="float" office:value="5715" table:style-name="ce6">
            <text:p>5.715</text:p>
          </table:table-cell>
          <table:table-cell office:value-type="float" office:value="0" table:style-name="ce6">
            <text:p>0</text:p>
          </table:table-cell>
          <table:table-cell office:value-type="float" office:value="404" table:style-name="ce6">
            <text:p>404</text:p>
          </table:table-cell>
          <table:table-cell office:value-type="float" office:value="559" table:style-name="ce6">
            <text:p>559</text:p>
          </table:table-cell>
          <table:table-cell office:value-type="float" office:value="43695" table:style-name="ce3">
            <text:p>43.695</text:p>
          </table:table-cell>
          <table:table-cell office:value-type="float" office:value="78.381200000000007" table:style-name="ce7">
            <text:p>78,4</text:p>
          </table:table-cell>
          <table:table-cell office:value-type="float" office:value="90.542000000000002" table:style-name="ce7">
            <text:p>90,5</text:p>
          </table:table-cell>
          <table:table-cell office:value-type="float" office:value="73.850800000000007" table:style-name="ce7">
            <text:p>73,9</text:p>
          </table:table-cell>
          <table:table-cell office:value-type="float" office:value="73.850800000000007" table:style-name="ce7">
            <text:p>73,9</text:p>
          </table:table-cell>
          <table:table-cell office:value-type="float" office:value="74.675700000000006" table:style-name="ce7">
            <text:p>74,7</text:p>
          </table:table-cell>
          <table:table-cell office:value-type="float" office:value="93.259802368012402" table:style-name="ce7">
            <text:p>93,3</text:p>
          </table:table-cell>
          <table:table-cell table:number-columns-repeated="3" table:style-name="ce7"/>
          <table:table-cell office:value-type="float" office:value="230.46619999999999" table:style-name="ce7">
            <text:p>230,5</text:p>
          </table:table-cell>
          <table:table-cell office:value-type="float" office:value="230.46619999999999" table:style-name="ce7">
            <text:p>230,5</text:p>
          </table:table-cell>
          <table:table-cell office:value-type="float" office:value="230.46619999999999" table:style-name="ce7">
            <text:p>230,5</text:p>
          </table:table-cell>
          <table:table-cell office:value-type="float" office:value="132.8518" table:style-name="ce7">
            <text:p>132,9</text:p>
          </table:table-cell>
          <table:table-cell office:value-type="float" office:value="132.8518" table:style-name="ce7">
            <text:p>132,9</text:p>
          </table:table-cell>
          <table:table-cell office:value-type="float" office:value="121.53025" table:style-name="ce7">
            <text:p>121,5</text:p>
          </table:table-cell>
          <table:table-cell table:number-columns-repeated="16360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<text:s/>Mato Grosso</text:p>
          </table:table-cell>
          <table:table-cell office:value-type="float" office:value="43163" table:style-name="ce6">
            <text:p>43.163</text:p>
          </table:table-cell>
          <table:table-cell office:value-type="float" office:value="15689" table:style-name="ce6">
            <text:p>15.689</text:p>
          </table:table-cell>
          <table:table-cell office:value-type="float" office:value="12217" table:style-name="ce6">
            <text:p>12.217</text:p>
          </table:table-cell>
          <table:table-cell office:value-type="float" office:value="1961" table:style-name="ce6">
            <text:p>1.961</text:p>
          </table:table-cell>
          <table:table-cell office:value-type="float" office:value="1053" table:style-name="ce6">
            <text:p>1.053</text:p>
          </table:table-cell>
          <table:table-cell office:value-type="float" office:value="458" table:style-name="ce6">
            <text:p>458</text:p>
          </table:table-cell>
          <table:table-cell office:value-type="float" office:value="58852" table:style-name="ce3">
            <text:p>58.852</text:p>
          </table:table-cell>
          <table:table-cell office:value-type="float" office:value="76.973868643466503" table:style-name="ce7">
            <text:p>77,0</text:p>
          </table:table-cell>
          <table:table-cell office:value-type="float" office:value="70.097200000000001" table:style-name="ce7">
            <text:p>70,1</text:p>
          </table:table-cell>
          <table:table-cell office:value-type="float" office:value="89.465199999999996" table:style-name="ce7">
            <text:p>89,5</text:p>
          </table:table-cell>
          <table:table-cell office:value-type="float" office:value="51.836300000000001" table:style-name="ce7">
            <text:p>51,8</text:p>
          </table:table-cell>
          <table:table-cell office:value-type="float" office:value="38.027099999999997" table:style-name="ce7">
            <text:p>38,0</text:p>
          </table:table-cell>
          <table:table-cell office:value-type="float" office:value="85.966254305622698" table:style-name="ce7">
            <text:p>86,0</text:p>
          </table:table-cell>
          <table:table-cell office:value-type="float" office:value="181.72210000000001" table:style-name="ce7">
            <text:p>181,7</text:p>
          </table:table-cell>
          <table:table-cell office:value-type="float" office:value="202.90430000000001" table:style-name="ce7">
            <text:p>202,9</text:p>
          </table:table-cell>
          <table:table-cell office:value-type="float" office:value="156.9436" table:style-name="ce7">
            <text:p>156,9</text:p>
          </table:table-cell>
          <table:table-cell office:value-type="float" office:value="258.18020000000001" table:style-name="ce7">
            <text:p>258,2</text:p>
          </table:table-cell>
          <table:table-cell office:value-type="float" office:value="258.18020000000001" table:style-name="ce7">
            <text:p>258,2</text:p>
          </table:table-cell>
          <table:table-cell office:value-type="float" office:value="211.99080000000001" table:style-name="ce7">
            <text:p>212,0</text:p>
          </table:table-cell>
          <table:table-cell office:value-type="float" office:value="385.38490000000002" table:style-name="ce7">
            <text:p>385,4</text:p>
          </table:table-cell>
          <table:table-cell office:value-type="float" office:value="572.03269999999998" table:style-name="ce7">
            <text:p>572,0</text:p>
          </table:table-cell>
          <table:table-cell office:value-type="float" office:value="288.06795" table:style-name="ce7">
            <text:p>288,1</text:p>
          </table:table-cell>
          <table:table-cell table:number-columns-repeated="16360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<text:s/>Goiás</text:p>
          </table:table-cell>
          <table:table-cell office:value-type="float" office:value="58846" table:style-name="ce6">
            <text:p>58.846</text:p>
          </table:table-cell>
          <table:table-cell office:value-type="float" office:value="37266" table:style-name="ce6">
            <text:p>37.266</text:p>
          </table:table-cell>
          <table:table-cell office:value-type="float" office:value="10978" table:style-name="ce6">
            <text:p>10.978</text:p>
          </table:table-cell>
          <table:table-cell office:value-type="float" office:value="2658" table:style-name="ce6">
            <text:p>2.658</text:p>
          </table:table-cell>
          <table:table-cell office:value-type="float" office:value="9985" table:style-name="ce6">
            <text:p>9.985</text:p>
          </table:table-cell>
          <table:table-cell office:value-type="float" office:value="13645" table:style-name="ce6">
            <text:p>13.645</text:p>
          </table:table-cell>
          <table:table-cell office:value-type="float" office:value="96112" table:style-name="ce3">
            <text:p>96.112</text:p>
          </table:table-cell>
          <table:table-cell office:value-type="float" office:value="45.517699999999998" table:style-name="ce7">
            <text:p>45,5</text:p>
          </table:table-cell>
          <table:table-cell office:value-type="float" office:value="47.538699999999999" table:style-name="ce7">
            <text:p>47,5</text:p>
          </table:table-cell>
          <table:table-cell office:value-type="float" office:value="35.670099999999998" table:style-name="ce7">
            <text:p>35,7</text:p>
          </table:table-cell>
          <table:table-cell office:value-type="float" office:value="38.351100000000002" table:style-name="ce7">
            <text:p>38,4</text:p>
          </table:table-cell>
          <table:table-cell office:value-type="float" office:value="41.813499999999998" table:style-name="ce7">
            <text:p>41,8</text:p>
          </table:table-cell>
          <table:table-cell office:value-type="float" office:value="48.7113418337089" table:style-name="ce7">
            <text:p>48,7</text:p>
          </table:table-cell>
          <table:table-cell office:value-type="float" office:value="102.2075" table:style-name="ce7">
            <text:p>102,2</text:p>
          </table:table-cell>
          <table:table-cell office:value-type="float" office:value="128.79990000000001" table:style-name="ce7">
            <text:p>128,8</text:p>
          </table:table-cell>
          <table:table-cell office:value-type="float" office:value="102.2075" table:style-name="ce7">
            <text:p>102,2</text:p>
          </table:table-cell>
          <table:table-cell office:value-type="float" office:value="21.242699999999999" table:style-name="ce7">
            <text:p>21,2</text:p>
          </table:table-cell>
          <table:table-cell office:value-type="float" office:value="81.243700000000004" table:style-name="ce7">
            <text:p>81,2</text:p>
          </table:table-cell>
          <table:table-cell office:value-type="float" office:value="18.596699999999998" table:style-name="ce7">
            <text:p>18,6</text:p>
          </table:table-cell>
          <table:table-cell office:value-type="float" office:value="47.538699999999999" table:style-name="ce7">
            <text:p>47,5</text:p>
          </table:table-cell>
          <table:table-cell office:value-type="float" office:value="47.538699999999999" table:style-name="ce7">
            <text:p>47,5</text:p>
          </table:table-cell>
          <table:table-cell office:value-type="float" office:value="111.352" table:style-name="ce7">
            <text:p>111,4</text:p>
          </table:table-cell>
          <table:table-cell table:number-columns-repeated="16360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<text:s/>Distrito Federal</text:p>
          </table:table-cell>
          <table:table-cell office:value-type="float" office:value="41839" table:style-name="ce6">
            <text:p>41.839</text:p>
          </table:table-cell>
          <table:table-cell office:value-type="float" office:value="583" table:style-name="ce6">
            <text:p>58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83" table:style-name="ce6">
            <text:p>583</text:p>
          </table:table-cell>
          <table:table-cell office:value-type="float" office:value="42422" table:style-name="ce3">
            <text:p>42.422</text:p>
          </table:table-cell>
          <table:table-cell office:value-type="float" office:value="77.970200000000006" table:style-name="ce7">
            <text:p>78,0</text:p>
          </table:table-cell>
          <table:table-cell office:value-type="float" office:value="218.48230000000001" table:style-name="ce7">
            <text:p>218,5</text:p>
          </table:table-cell>
          <table:table-cell office:value-type="float" office:value="57.4255" table:style-name="ce7">
            <text:p>57,4</text:p>
          </table:table-cell>
          <table:table-cell table:number-columns-repeated="3" table:style-name="ce4"/>
          <table:table-cell table:number-columns-repeated="6" table:style-name="ce7"/>
          <table:table-cell office:value-type="float" office:value="77.970200000000006" table:style-name="ce7">
            <text:p>78,0</text:p>
          </table:table-cell>
          <table:table-cell office:value-type="float" office:value="218.48230000000001" table:style-name="ce7">
            <text:p>218,5</text:p>
          </table:table-cell>
          <table:table-cell office:value-type="float" office:value="57.4255" table:style-name="ce7">
            <text:p>57,4</text:p>
          </table:table-cell>
          <table:table-cell table:number-columns-repeated="16360"/>
        </table:table-row>
        <table:table-row table:style-name="ro2">
          <table:table-cell table:number-columns-repeated="2" table:style-name="ce1"/>
          <table:table-cell table:number-columns-repeated="5" table:style-name="ce2"/>
          <table:table-cell table:number-columns-repeated="8" table:style-name="ce1"/>
          <table:table-cell table:number-columns-repeated="4" table:style-name="ce7"/>
          <table:table-cell table:style-name="ce4"/>
          <table:table-cell table:style-name="ce7"/>
          <table:table-cell table:number-columns-repeated="16363" table:style-name="ce1"/>
        </table:table-row>
        <table:table-row table:style-name="ro2">
          <table:table-cell table:number-columns-repeated="16" table:style-name="ce1"/>
          <table:table-cell table:style-name="ce4"/>
          <table:table-cell table:number-columns-repeated="2" table:style-name="ce7"/>
          <table:table-cell table:style-name="ce4"/>
          <table:table-cell table:style-name="ce7"/>
          <table:table-cell table:number-columns-repeated="16363" table:style-name="ce1"/>
        </table:table-row>
        <table:table-row table:style-name="ro2">
          <table:table-cell/>
          <table:table-cell table:number-columns-repeated="15" table:style-name="ce1"/>
          <table:table-cell table:style-name="ce4"/>
          <table:table-cell table:style-name="ce7"/>
          <table:table-cell table:number-columns-repeated="2" table:style-name="ce4"/>
          <table:table-cell table:style-name="ce7"/>
          <table:table-cell table:number-columns-repeated="16363"/>
        </table:table-row>
        <table:table-row table:style-name="ro2">
          <table:table-cell/>
          <table:table-cell table:style-name="ce8"/>
          <table:table-cell table:number-columns-repeated="16" table:style-name="ce1"/>
          <table:table-cell table:number-columns-repeated="2" table:style-name="ce4"/>
          <table:table-cell table:style-name="ce7"/>
          <table:table-cell table:number-columns-repeated="16363"/>
        </table:table-row>
        <table:table-row table:style-name="ro2">
          <table:table-cell/>
          <table:table-cell table:number-columns-repeated="19" table:style-name="ce1"/>
          <table:table-cell table:style-name="ce7"/>
          <table:table-cell table:number-columns-repeated="16363"/>
        </table:table-row>
        <table:table-row table:style-name="ro2">
          <table:table-cell/>
          <table:table-cell table:style-name="ce8"/>
          <table:table-cell table:number-columns-repeated="16382" table:style-name="ce1"/>
        </table:table-row>
        <table:table-row table:number-rows-repeated="1048540" table:style-name="ro2">
          <table:table-cell table:number-columns-repeated="16384"/>
        </table:table-row>
      </table:table>
      <table:table table:name="BR18" table:style-name="ta1">
        <table:table-column table:style-name="co11" table:default-cell-style-name="ce1"/>
        <table:table-column table:style-name="co2" table:default-cell-style-name="ce1"/>
        <table:table-column table:style-name="co4" table:number-columns-repeated="22" table:default-cell-style-name="ce1"/>
        <table:table-column table:style-name="co9" table:number-columns-repeated="16360" table:default-cell-style-name="ce1"/>
        <table:table-row table:style-name="ro1">
          <table:table-cell office:value-type="string" table:style-name="ce10">
            <text:p>CODUFr</text:p>
          </table:table-cell>
          <table:table-cell office:value-type="string" table:style-name="ce11">
            <text:p>NOME</text:p>
          </table:table-cell>
          <table:table-cell office:value-type="string" table:style-name="ce12">
            <text:p>local</text:p>
          </table:table-cell>
          <table:table-cell office:value-type="string" table:style-name="ce12">
            <text:p>não_local</text:p>
          </table:table-cell>
          <table:table-cell office:value-type="string" table:style-name="ce13">
            <text:p>dentro_regiao_saude</text:p>
          </table:table-cell>
          <table:table-cell office:value-type="string" table:style-name="ce13">
            <text:p>dentro_macrorregiao_saude</text:p>
          </table:table-cell>
          <table:table-cell office:value-type="string" table:style-name="ce13">
            <text:p>fora_macrorregiao_saude</text:p>
          </table:table-cell>
          <table:table-cell office:value-type="string" table:style-name="ce12">
            <text:p>outra_uf</text:p>
          </table:table-cell>
          <table:table-cell office:value-type="string" table:style-name="ce13">
            <text:p>destino_total</text:p>
          </table:table-cell>
          <table:table-cell office:value-type="string" table:style-name="ce13">
            <text:p>km_partos_fora_municipio</text:p>
          </table:table-cell>
          <table:table-cell office:value-type="string" table:style-name="ce13">
            <text:p>km_partos_fora_municipio_alta_complexidade</text:p>
          </table:table-cell>
          <table:table-cell office:value-type="string" table:style-name="ce13">
            <text:p>km_partos_fora_municipio_baixa_complexidade</text:p>
          </table:table-cell>
          <table:table-cell office:value-type="string" table:style-name="ce13">
            <text:p>km_partos_na_região</text:p>
          </table:table-cell>
          <table:table-cell office:value-type="string" table:style-name="ce13">
            <text:p>km_partos_na_região_alta_complexidade</text:p>
          </table:table-cell>
          <table:table-cell office:value-type="string" table:style-name="ce13">
            <text:p>km_partos_na_região_baixa_complexidade</text:p>
          </table:table-cell>
          <table:table-cell office:value-type="string" table:style-name="ce13">
            <text:p>km_partos_na_macrorregião</text:p>
          </table:table-cell>
          <table:table-cell office:value-type="string" table:style-name="ce13">
            <text:p>km_partos_na_macrorregião_alta_complexidade</text:p>
          </table:table-cell>
          <table:table-cell office:value-type="string" table:style-name="ce13">
            <text:p>km_partos_na_macrorregião_baixa_complexidade</text:p>
          </table:table-cell>
          <table:table-cell office:value-type="string" table:style-name="ce13">
            <text:p>km_partos_fora_macrorregião</text:p>
          </table:table-cell>
          <table:table-cell office:value-type="string" table:style-name="ce13">
            <text:p>km_partos_fora_macrorregião_alta_complexidade</text:p>
          </table:table-cell>
          <table:table-cell office:value-type="string" table:style-name="ce13">
            <text:p>km_partos_fora_macrorregião_baixa_complexidade</text:p>
          </table:table-cell>
          <table:table-cell office:value-type="string" table:style-name="ce14">
            <text:p>km_partos_fora_UF</text:p>
          </table:table-cell>
          <table:table-cell office:value-type="string" table:style-name="ce13">
            <text:p>km_partos_fora_UF_alta_complexidade</text:p>
          </table:table-cell>
          <table:table-cell office:value-type="string" table:style-name="ce13">
            <text:p>km_partos_fora_UF_baixa_complexidade</text:p>
          </table:table-cell>
          <table:table-cell table:number-columns-repeated="16360"/>
        </table:table-row>
        <table:table-row table:style-name="ro2">
          <table:table-cell table:style-name="ce1"/>
          <table:table-cell office:value-type="string" table:style-name="ce1">
            <text:p>Brasil</text:p>
          </table:table-cell>
          <table:table-cell office:value-type="float" office:value="2012035" table:style-name="ce2">
            <text:p>2.012.035</text:p>
          </table:table-cell>
          <table:table-cell office:value-type="float" office:value="932897" table:style-name="ce2">
            <text:p>932.897</text:p>
          </table:table-cell>
          <table:table-cell office:value-type="float" office:value="634598" table:style-name="ce2">
            <text:p>634.598</text:p>
          </table:table-cell>
          <table:table-cell office:value-type="float" office:value="156485" table:style-name="ce2">
            <text:p>156.485</text:p>
          </table:table-cell>
          <table:table-cell office:value-type="float" office:value="100624" table:style-name="ce2">
            <text:p>100.624</text:p>
          </table:table-cell>
          <table:table-cell office:value-type="float" office:value="41190" table:style-name="ce2">
            <text:p>41.190</text:p>
          </table:table-cell>
          <table:table-cell office:value-type="float" office:value="2944932" table:style-name="ce3">
            <text:p>2.944.932</text:p>
          </table:table-cell>
          <table:table-cell office:value-type="float" office:value="35.392499999999998" table:style-name="ce4">
            <text:p>35,4</text:p>
          </table:table-cell>
          <table:table-cell office:value-type="float" office:value="34.306600000000003" table:style-name="ce4">
            <text:p>34,3</text:p>
          </table:table-cell>
          <table:table-cell office:value-type="float" office:value="36.459200000000003" table:style-name="ce4">
            <text:p>36,5</text:p>
          </table:table-cell>
          <table:table-cell office:value-type="float" office:value="29.197199999999999" table:style-name="ce4">
            <text:p>29,2</text:p>
          </table:table-cell>
          <table:table-cell office:value-type="float" office:value="26.944800000000001" table:style-name="ce4">
            <text:p>26,9</text:p>
          </table:table-cell>
          <table:table-cell office:value-type="float" office:value="31.2666" table:style-name="ce4">
            <text:p>31,3</text:p>
          </table:table-cell>
          <table:table-cell office:value-type="float" office:value="65.741600000000005" table:style-name="ce4">
            <text:p>65,7</text:p>
          </table:table-cell>
          <table:table-cell office:value-type="float" office:value="64.433800000000005" table:style-name="ce4">
            <text:p>64,4</text:p>
          </table:table-cell>
          <table:table-cell office:value-type="float" office:value="67.761600000000001" table:style-name="ce4">
            <text:p>67,8</text:p>
          </table:table-cell>
          <table:table-cell office:value-type="float" office:value="56.4664" table:style-name="ce4">
            <text:p>56,5</text:p>
          </table:table-cell>
          <table:table-cell office:value-type="float" office:value="51.0916" table:style-name="ce4">
            <text:p>51,1</text:p>
          </table:table-cell>
          <table:table-cell office:value-type="float" office:value="65.287999999999997" table:style-name="ce4">
            <text:p>65,3</text:p>
          </table:table-cell>
          <table:table-cell office:value-type="float" office:value="57.911099999999998" table:style-name="ce4">
            <text:p>57,9</text:p>
          </table:table-cell>
          <table:table-cell office:value-type="float" office:value="49.287500000000001" table:style-name="ce4">
            <text:p>49,3</text:p>
          </table:table-cell>
          <table:table-cell office:value-type="float" office:value="74.031999999999996" table:style-name="ce4">
            <text:p>74,0</text:p>
          </table:table-cell>
          <table:table-cell table:number-columns-repeated="16360"/>
        </table:table-row>
        <table:table-row table:style-name="ro2">
          <table:table-cell table:number-columns-repeated="2" table:style-name="ce1"/>
          <table:table-cell table:number-columns-repeated="6" table:style-name="ce2"/>
          <table:table-cell table:style-name="ce3"/>
          <table:table-cell table:style-name="ce1"/>
          <table:table-cell table:number-columns-repeated="14" table:style-name="ce4"/>
          <table:table-cell table:number-columns-repeated="16360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<text:s/>Rondônia</text:p>
          </table:table-cell>
          <table:table-cell office:value-type="float" office:value="20762" table:style-name="ce2">
            <text:p>20.762</text:p>
          </table:table-cell>
          <table:table-cell office:value-type="float" office:value="7329" table:style-name="ce2">
            <text:p>7.329</text:p>
          </table:table-cell>
          <table:table-cell office:value-type="float" office:value="5121" table:style-name="ce2">
            <text:p>5.121</text:p>
          </table:table-cell>
          <table:table-cell office:value-type="float" office:value="1325" table:style-name="ce2">
            <text:p>1.325</text:p>
          </table:table-cell>
          <table:table-cell office:value-type="float" office:value="577" table:style-name="ce2">
            <text:p>577</text:p>
          </table:table-cell>
          <table:table-cell office:value-type="float" office:value="306" table:style-name="ce2">
            <text:p>306</text:p>
          </table:table-cell>
          <table:table-cell office:value-type="float" office:value="28091" table:style-name="ce3">
            <text:p>28.091</text:p>
          </table:table-cell>
          <table:table-cell office:value-type="float" office:value="71.996320521407398" table:style-name="ce4">
            <text:p>72,0</text:p>
          </table:table-cell>
          <table:table-cell office:value-type="float" office:value="115.76946369157599" table:style-name="ce4">
            <text:p>115,8</text:p>
          </table:table-cell>
          <table:table-cell office:value-type="float" office:value="61.684399999999997" table:style-name="ce4">
            <text:p>61,7</text:p>
          </table:table-cell>
          <table:table-cell office:value-type="float" office:value="59.502800000000001" table:style-name="ce4">
            <text:p>59,5</text:p>
          </table:table-cell>
          <table:table-cell office:value-type="float" office:value="94.9454278441452" table:style-name="ce4">
            <text:p>94,9</text:p>
          </table:table-cell>
          <table:table-cell office:value-type="float" office:value="57.063400000000001" table:style-name="ce4">
            <text:p>57,1</text:p>
          </table:table-cell>
          <table:table-cell office:value-type="float" office:value="159.5067" table:style-name="ce4">
            <text:p>159,5</text:p>
          </table:table-cell>
          <table:table-cell office:value-type="float" office:value="231.375" table:style-name="ce4">
            <text:p>231,4</text:p>
          </table:table-cell>
          <table:table-cell office:value-type="float" office:value="110.55880000000001" table:style-name="ce4">
            <text:p>110,6</text:p>
          </table:table-cell>
          <table:table-cell office:value-type="float" office:value="430.82569999999998" table:style-name="ce4">
            <text:p>430,8</text:p>
          </table:table-cell>
          <table:table-cell office:value-type="float" office:value="483.30799999999999" table:style-name="ce4">
            <text:p>483,3</text:p>
          </table:table-cell>
          <table:table-cell office:value-type="float" office:value="334.31380000000001" table:style-name="ce4">
            <text:p>334,3</text:p>
          </table:table-cell>
          <table:table-cell office:value-type="float" office:value="510.85719999999998" table:style-name="ce4">
            <text:p>510,9</text:p>
          </table:table-cell>
          <table:table-cell office:value-type="float" office:value="510.85719999999998" table:style-name="ce4">
            <text:p>510,9</text:p>
          </table:table-cell>
          <table:table-cell office:value-type="float" office:value="510.85719999999998" table:style-name="ce4">
            <text:p>510,9</text:p>
          </table:table-cell>
          <table:table-cell table:number-columns-repeated="1636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<text:s/>Acre</text:p>
          </table:table-cell>
          <table:table-cell office:value-type="float" office:value="12349" table:style-name="ce2">
            <text:p>12.349</text:p>
          </table:table-cell>
          <table:table-cell office:value-type="float" office:value="4194" table:style-name="ce2">
            <text:p>4.194</text:p>
          </table:table-cell>
          <table:table-cell office:value-type="float" office:value="3727" table:style-name="ce2">
            <text:p>3.727</text:p>
          </table:table-cell>
          <table:table-cell office:value-type="float" office:value="430" table:style-name="ce2">
            <text:p>430</text:p>
          </table:table-cell>
          <table:table-cell office:value-type="float" office:value="0" table:style-name="ce2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16543" table:style-name="ce3">
            <text:p>16.543</text:p>
          </table:table-cell>
          <table:table-cell office:value-type="float" office:value="72.945899999999995" table:style-name="ce4">
            <text:p>72,9</text:p>
          </table:table-cell>
          <table:table-cell office:value-type="float" office:value="82.234700000000004" table:style-name="ce4">
            <text:p>82,2</text:p>
          </table:table-cell>
          <table:table-cell office:value-type="float" office:value="72.945899999999995" table:style-name="ce4">
            <text:p>72,9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226.98779999999999" table:style-name="ce4">
            <text:p>227,0</text:p>
          </table:table-cell>
          <table:table-cell office:value-type="float" office:value="230.9522" table:style-name="ce4">
            <text:p>231,0</text:p>
          </table:table-cell>
          <table:table-cell office:value-type="float" office:value="226.98779999999999" table:style-name="ce4">
            <text:p>227,0</text:p>
          </table:table-cell>
          <table:table-cell table:number-columns-repeated="3" table:style-name="ce4"/>
          <table:table-cell office:value-type="float" office:value="459.00529999999998" table:style-name="ce4">
            <text:p>459,0</text:p>
          </table:table-cell>
          <table:table-cell office:value-type="float" office:value="3228.6487499999998" table:style-name="ce4">
            <text:p>3.228,6</text:p>
          </table:table-cell>
          <table:table-cell office:value-type="float" office:value="392.30860000000001" table:style-name="ce4">
            <text:p>392,3</text:p>
          </table:table-cell>
          <table:table-cell table:number-columns-repeated="1636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<text:s/>Amazonas</text:p>
          </table:table-cell>
          <table:table-cell office:value-type="float" office:value="72212" table:style-name="ce2">
            <text:p>72.212</text:p>
          </table:table-cell>
          <table:table-cell office:value-type="float" office:value="5875" table:style-name="ce2">
            <text:p>5.875</text:p>
          </table:table-cell>
          <table:table-cell office:value-type="float" office:value="3798" table:style-name="ce2">
            <text:p>3.798</text:p>
          </table:table-cell>
          <table:table-cell office:value-type="float" office:value="684" table:style-name="ce2">
            <text:p>684</text:p>
          </table:table-cell>
          <table:table-cell office:value-type="float" office:value="696" table:style-name="ce2">
            <text:p>696</text:p>
          </table:table-cell>
          <table:table-cell office:value-type="float" office:value="697" table:style-name="ce2">
            <text:p>697</text:p>
          </table:table-cell>
          <table:table-cell office:value-type="float" office:value="78087" table:style-name="ce3">
            <text:p>78.087</text:p>
          </table:table-cell>
          <table:table-cell office:value-type="float" office:value="101.59780000000001" table:style-name="ce4">
            <text:p>101,6</text:p>
          </table:table-cell>
          <table:table-cell office:value-type="float" office:value="125.9933" table:style-name="ce4">
            <text:p>126,0</text:p>
          </table:table-cell>
          <table:table-cell office:value-type="float" office:value="89.863799999999998" table:style-name="ce4">
            <text:p>89,9</text:p>
          </table:table-cell>
          <table:table-cell office:value-type="float" office:value="65.245336322673893" table:style-name="ce4">
            <text:p>65,2</text:p>
          </table:table-cell>
          <table:table-cell office:value-type="float" office:value="125.7539" table:style-name="ce4">
            <text:p>125,8</text:p>
          </table:table-cell>
          <table:table-cell office:value-type="float" office:value="50.406599999999997" table:style-name="ce4">
            <text:p>50,4</text:p>
          </table:table-cell>
          <table:table-cell office:value-type="float" office:value="101.59780000000001" table:style-name="ce4">
            <text:p>101,6</text:p>
          </table:table-cell>
          <table:table-cell office:value-type="float" office:value="130.51851090555701" table:style-name="ce4">
            <text:p>130,5</text:p>
          </table:table-cell>
          <table:table-cell office:value-type="float" office:value="101.59780000000001" table:style-name="ce4">
            <text:p>101,6</text:p>
          </table:table-cell>
          <table:table-cell office:value-type="float" office:value="267.9083" table:style-name="ce4">
            <text:p>267,9</text:p>
          </table:table-cell>
          <table:table-cell office:value-type="float" office:value="322.94880000000001" table:style-name="ce4">
            <text:p>322,9</text:p>
          </table:table-cell>
          <table:table-cell office:value-type="float" office:value="267.9083" table:style-name="ce4">
            <text:p>267,9</text:p>
          </table:table-cell>
          <table:table-cell office:value-type="float" office:value="223.14060000000001" table:style-name="ce4">
            <text:p>223,1</text:p>
          </table:table-cell>
          <table:table-cell office:value-type="float" office:value="223.14060000000001" table:style-name="ce4">
            <text:p>223,1</text:p>
          </table:table-cell>
          <table:table-cell office:value-type="float" office:value="223.14060000000001" table:style-name="ce4">
            <text:p>223,1</text:p>
          </table:table-cell>
          <table:table-cell table:number-columns-repeated="1636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<text:s/>Roraima</text:p>
          </table:table-cell>
          <table:table-cell office:value-type="float" office:value="10408" table:style-name="ce2">
            <text:p>10.408</text:p>
          </table:table-cell>
          <table:table-cell office:value-type="float" office:value="2936" table:style-name="ce2">
            <text:p>2.936</text:p>
          </table:table-cell>
          <table:table-cell office:value-type="float" office:value="2283" table:style-name="ce2">
            <text:p>2.283</text:p>
          </table:table-cell>
          <table:table-cell office:value-type="float" office:value="604" table:style-name="ce2">
            <text:p>604</text:p>
          </table:table-cell>
          <table:table-cell office:value-type="float" office:value="0" table:style-name="ce2">
            <text:p>0</text:p>
          </table:table-cell>
          <table:table-cell office:value-type="float" office:value="49" table:style-name="ce2">
            <text:p>49</text:p>
          </table:table-cell>
          <table:table-cell office:value-type="float" office:value="13344" table:style-name="ce3">
            <text:p>13.344</text:p>
          </table:table-cell>
          <table:table-cell office:value-type="float" office:value="138.99279999999999" table:style-name="ce4">
            <text:p>139,0</text:p>
          </table:table-cell>
          <table:table-cell office:value-type="float" office:value="864.10310000000004" table:style-name="ce4">
            <text:p>864,1</text:p>
          </table:table-cell>
          <table:table-cell office:value-type="float" office:value="138.99279999999999" table:style-name="ce4">
            <text:p>139,0</text:p>
          </table:table-cell>
          <table:table-cell office:value-type="float" office:value="124.1228" table:style-name="ce4">
            <text:p>124,1</text:p>
          </table:table-cell>
          <table:table-cell office:value-type="float" office:value="27.3561457869889" table:style-name="ce4">
            <text:p>27,4</text:p>
          </table:table-cell>
          <table:table-cell office:value-type="float" office:value="124.1228" table:style-name="ce4">
            <text:p>124,1</text:p>
          </table:table-cell>
          <table:table-cell office:value-type="float" office:value="138.99279999999999" table:style-name="ce4">
            <text:p>139,0</text:p>
          </table:table-cell>
          <table:table-cell office:value-type="float" office:value="296.60590000000002" table:style-name="ce4">
            <text:p>296,6</text:p>
          </table:table-cell>
          <table:table-cell office:value-type="float" office:value="138.99279999999999" table:style-name="ce4">
            <text:p>139,0</text:p>
          </table:table-cell>
          <table:table-cell table:number-columns-repeated="3" table:style-name="ce4"/>
          <table:table-cell office:value-type="float" office:value="864.10310000000004" table:style-name="ce4">
            <text:p>864,1</text:p>
          </table:table-cell>
          <table:table-cell office:value-type="float" office:value="4028.4096659064598" table:style-name="ce4">
            <text:p>4.028,4</text:p>
          </table:table-cell>
          <table:table-cell office:value-type="float" office:value="619.78314006978599" table:style-name="ce4">
            <text:p>619,8</text:p>
          </table:table-cell>
          <table:table-cell table:number-columns-repeated="1636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<text:s/>Pará</text:p>
          </table:table-cell>
          <table:table-cell office:value-type="float" office:value="107062" table:style-name="ce2">
            <text:p>107.062</text:p>
          </table:table-cell>
          <table:table-cell office:value-type="float" office:value="34757" table:style-name="ce2">
            <text:p>34.757</text:p>
          </table:table-cell>
          <table:table-cell office:value-type="float" office:value="20864" table:style-name="ce2">
            <text:p>20.864</text:p>
          </table:table-cell>
          <table:table-cell office:value-type="float" office:value="3957" table:style-name="ce2">
            <text:p>3.957</text:p>
          </table:table-cell>
          <table:table-cell office:value-type="float" office:value="7285" table:style-name="ce2">
            <text:p>7.285</text:p>
          </table:table-cell>
          <table:table-cell office:value-type="float" office:value="2651" table:style-name="ce2">
            <text:p>2.651</text:p>
          </table:table-cell>
          <table:table-cell office:value-type="float" office:value="141819" table:style-name="ce3">
            <text:p>141.819</text:p>
          </table:table-cell>
          <table:table-cell office:value-type="float" office:value="65.9178" table:style-name="ce4">
            <text:p>65,9</text:p>
          </table:table-cell>
          <table:table-cell office:value-type="float" office:value="65.9178" table:style-name="ce4">
            <text:p>65,9</text:p>
          </table:table-cell>
          <table:table-cell office:value-type="float" office:value="61.438499999999998" table:style-name="ce4">
            <text:p>61,4</text:p>
          </table:table-cell>
          <table:table-cell office:value-type="float" office:value="34.241900000000001" table:style-name="ce4">
            <text:p>34,2</text:p>
          </table:table-cell>
          <table:table-cell office:value-type="float" office:value="19.8355" table:style-name="ce4">
            <text:p>19,8</text:p>
          </table:table-cell>
          <table:table-cell office:value-type="float" office:value="48.074800000000003" table:style-name="ce4">
            <text:p>48,1</text:p>
          </table:table-cell>
          <table:table-cell office:value-type="float" office:value="157.769439689058" table:style-name="ce4">
            <text:p>157,8</text:p>
          </table:table-cell>
          <table:table-cell office:value-type="float" office:value="157.769439689058" table:style-name="ce4">
            <text:p>157,8</text:p>
          </table:table-cell>
          <table:table-cell office:value-type="float" office:value="116.7567" table:style-name="ce4">
            <text:p>116,8</text:p>
          </table:table-cell>
          <table:table-cell office:value-type="float" office:value="118.5261" table:style-name="ce4">
            <text:p>118,5</text:p>
          </table:table-cell>
          <table:table-cell office:value-type="float" office:value="125.4156" table:style-name="ce4">
            <text:p>125,4</text:p>
          </table:table-cell>
          <table:table-cell office:value-type="float" office:value="104.3952" table:style-name="ce4">
            <text:p>104,4</text:p>
          </table:table-cell>
          <table:table-cell office:value-type="float" office:value="207.6456" table:style-name="ce4">
            <text:p>207,6</text:p>
          </table:table-cell>
          <table:table-cell office:value-type="float" office:value="200.480982592815" table:style-name="ce4">
            <text:p>200,5</text:p>
          </table:table-cell>
          <table:table-cell office:value-type="float" office:value="207.6456" table:style-name="ce4">
            <text:p>207,6</text:p>
          </table:table-cell>
          <table:table-cell table:number-columns-repeated="1636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<text:s/>Amapá</text:p>
          </table:table-cell>
          <table:table-cell office:value-type="float" office:value="12788" table:style-name="ce2">
            <text:p>12.788</text:p>
          </table:table-cell>
          <table:table-cell office:value-type="float" office:value="3076" table:style-name="ce2">
            <text:p>3.076</text:p>
          </table:table-cell>
          <table:table-cell office:value-type="float" office:value="1407" table:style-name="ce2">
            <text:p>1.407</text:p>
          </table:table-cell>
          <table:table-cell office:value-type="float" office:value="1633" table:style-name="ce2">
            <text:p>1.633</text:p>
          </table:table-cell>
          <table:table-cell office:value-type="float" office:value="0" table:style-name="ce2">
            <text:p>0</text:p>
          </table:table-cell>
          <table:table-cell office:value-type="float" office:value="36" table:style-name="ce2">
            <text:p>36</text:p>
          </table:table-cell>
          <table:table-cell office:value-type="float" office:value="15864" table:style-name="ce3">
            <text:p>15.864</text:p>
          </table:table-cell>
          <table:table-cell office:value-type="float" office:value="34.715600000000002" table:style-name="ce4">
            <text:p>34,7</text:p>
          </table:table-cell>
          <table:table-cell office:value-type="float" office:value="21.342199999999998" table:style-name="ce4">
            <text:p>21,3</text:p>
          </table:table-cell>
          <table:table-cell office:value-type="float" office:value="115.9282" table:style-name="ce4">
            <text:p>115,9</text:p>
          </table:table-cell>
          <table:table-cell office:value-type="float" office:value="115.9282" table:style-name="ce4">
            <text:p>115,9</text:p>
          </table:table-cell>
          <table:table-cell office:value-type="float" office:value="20.591144459050401" table:style-name="ce4">
            <text:p>20,6</text:p>
          </table:table-cell>
          <table:table-cell office:value-type="float" office:value="115.9282" table:style-name="ce4">
            <text:p>115,9</text:p>
          </table:table-cell>
          <table:table-cell office:value-type="float" office:value="21.342199999999998" table:style-name="ce4">
            <text:p>21,3</text:p>
          </table:table-cell>
          <table:table-cell office:value-type="float" office:value="21.342199999999998" table:style-name="ce4">
            <text:p>21,3</text:p>
          </table:table-cell>
          <table:table-cell office:value-type="float" office:value="34.715600000000002" table:style-name="ce4">
            <text:p>34,7</text:p>
          </table:table-cell>
          <table:table-cell table:number-columns-repeated="3" table:style-name="ce4"/>
          <table:table-cell office:value-type="float" office:value="264.5521" table:style-name="ce4">
            <text:p>264,6</text:p>
          </table:table-cell>
          <table:table-cell office:value-type="float" office:value="444.20521594008801" table:style-name="ce4">
            <text:p>444,2</text:p>
          </table:table-cell>
          <table:table-cell office:value-type="float" office:value="188.9915" table:style-name="ce4">
            <text:p>189,0</text:p>
          </table:table-cell>
          <table:table-cell table:number-columns-repeated="1636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<text:s/>Tocantins</text:p>
          </table:table-cell>
          <table:table-cell office:value-type="float" office:value="13384" table:style-name="ce2">
            <text:p>13.384</text:p>
          </table:table-cell>
          <table:table-cell office:value-type="float" office:value="12096" table:style-name="ce2">
            <text:p>12.096</text:p>
          </table:table-cell>
          <table:table-cell office:value-type="float" office:value="6690" table:style-name="ce2">
            <text:p>6.690</text:p>
          </table:table-cell>
          <table:table-cell office:value-type="float" office:value="3856" table:style-name="ce2">
            <text:p>3.856</text:p>
          </table:table-cell>
          <table:table-cell office:value-type="float" office:value="368" table:style-name="ce2">
            <text:p>368</text:p>
          </table:table-cell>
          <table:table-cell office:value-type="float" office:value="1182" table:style-name="ce2">
            <text:p>1.182</text:p>
          </table:table-cell>
          <table:table-cell office:value-type="float" office:value="25480" table:style-name="ce3">
            <text:p>25.480</text:p>
          </table:table-cell>
          <table:table-cell office:value-type="float" office:value="90.900899999999993" table:style-name="ce4">
            <text:p>90,9</text:p>
          </table:table-cell>
          <table:table-cell office:value-type="float" office:value="108.15770000000001" table:style-name="ce4">
            <text:p>108,2</text:p>
          </table:table-cell>
          <table:table-cell office:value-type="float" office:value="78.142799999999994" table:style-name="ce4">
            <text:p>78,1</text:p>
          </table:table-cell>
          <table:table-cell office:value-type="float" office:value="72.141400000000004" table:style-name="ce4">
            <text:p>72,1</text:p>
          </table:table-cell>
          <table:table-cell office:value-type="float" office:value="73.734499999999997" table:style-name="ce4">
            <text:p>73,7</text:p>
          </table:table-cell>
          <table:table-cell office:value-type="float" office:value="63.599899999999998" table:style-name="ce4">
            <text:p>63,6</text:p>
          </table:table-cell>
          <table:table-cell office:value-type="float" office:value="145.87100000000001" table:style-name="ce4">
            <text:p>145,9</text:p>
          </table:table-cell>
          <table:table-cell office:value-type="float" office:value="140.21386644923601" table:style-name="ce4">
            <text:p>140,2</text:p>
          </table:table-cell>
          <table:table-cell office:value-type="float" office:value="172.06530000000001" table:style-name="ce4">
            <text:p>172,1</text:p>
          </table:table-cell>
          <table:table-cell office:value-type="float" office:value="220.6696" table:style-name="ce4">
            <text:p>220,7</text:p>
          </table:table-cell>
          <table:table-cell office:value-type="float" office:value="359.01600000000002" table:style-name="ce4">
            <text:p>359,0</text:p>
          </table:table-cell>
          <table:table-cell office:value-type="float" office:value="220.6696" table:style-name="ce4">
            <text:p>220,7</text:p>
          </table:table-cell>
          <table:table-cell office:value-type="float" office:value="65.390299999999996" table:style-name="ce4">
            <text:p>65,4</text:p>
          </table:table-cell>
          <table:table-cell office:value-type="float" office:value="111.84775" table:style-name="ce4">
            <text:p>111,8</text:p>
          </table:table-cell>
          <table:table-cell office:value-type="float" office:value="65.390299999999996" table:style-name="ce4">
            <text:p>65,4</text:p>
          </table:table-cell>
          <table:table-cell table:number-columns-repeated="1636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<text:s/>Maranhão</text:p>
          </table:table-cell>
          <table:table-cell office:value-type="float" office:value="81251" table:style-name="ce2">
            <text:p>81.251</text:p>
          </table:table-cell>
          <table:table-cell office:value-type="float" office:value="35905" table:style-name="ce2">
            <text:p>35.905</text:p>
          </table:table-cell>
          <table:table-cell office:value-type="float" office:value="23685" table:style-name="ce2">
            <text:p>23.685</text:p>
          </table:table-cell>
          <table:table-cell office:value-type="float" office:value="7409" table:style-name="ce2">
            <text:p>7.409</text:p>
          </table:table-cell>
          <table:table-cell office:value-type="float" office:value="1598" table:style-name="ce2">
            <text:p>1.598</text:p>
          </table:table-cell>
          <table:table-cell office:value-type="float" office:value="3213" table:style-name="ce2">
            <text:p>3.213</text:p>
          </table:table-cell>
          <table:table-cell office:value-type="float" office:value="117156" table:style-name="ce3">
            <text:p>117.156</text:p>
          </table:table-cell>
          <table:table-cell office:value-type="float" office:value="46.140900000000002" table:style-name="ce4">
            <text:p>46,1</text:p>
          </table:table-cell>
          <table:table-cell office:value-type="float" office:value="74.362279875881995" table:style-name="ce4">
            <text:p>74,4</text:p>
          </table:table-cell>
          <table:table-cell office:value-type="float" office:value="43.335999999999999" table:style-name="ce4">
            <text:p>43,3</text:p>
          </table:table-cell>
          <table:table-cell office:value-type="float" office:value="31.0688" table:style-name="ce4">
            <text:p>31,1</text:p>
          </table:table-cell>
          <table:table-cell office:value-type="float" office:value="30.711500000000001" table:style-name="ce4">
            <text:p>30,7</text:p>
          </table:table-cell>
          <table:table-cell office:value-type="float" office:value="32.498800000000003" table:style-name="ce4">
            <text:p>32,5</text:p>
          </table:table-cell>
          <table:table-cell office:value-type="float" office:value="114.25790000000001" table:style-name="ce4">
            <text:p>114,3</text:p>
          </table:table-cell>
          <table:table-cell office:value-type="float" office:value="178.3107" table:style-name="ce4">
            <text:p>178,3</text:p>
          </table:table-cell>
          <table:table-cell office:value-type="float" office:value="100.58150000000001" table:style-name="ce4">
            <text:p>100,6</text:p>
          </table:table-cell>
          <table:table-cell office:value-type="float" office:value="116.7552" table:style-name="ce4">
            <text:p>116,8</text:p>
          </table:table-cell>
          <table:table-cell office:value-type="float" office:value="297.85669999999999" table:style-name="ce4">
            <text:p>297,9</text:p>
          </table:table-cell>
          <table:table-cell office:value-type="float" office:value="86.704400000000007" table:style-name="ce4">
            <text:p>86,7</text:p>
          </table:table-cell>
          <table:table-cell office:value-type="float" office:value="57.557389151172998" table:style-name="ce4">
            <text:p>57,6</text:p>
          </table:table-cell>
          <table:table-cell office:value-type="float" office:value="14.4927633901957" table:style-name="ce4">
            <text:p>14,5</text:p>
          </table:table-cell>
          <table:table-cell office:value-type="float" office:value="72.322100000000006" table:style-name="ce4">
            <text:p>72,3</text:p>
          </table:table-cell>
          <table:table-cell table:number-columns-repeated="1636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<text:s/>Piauí</text:p>
          </table:table-cell>
          <table:table-cell office:value-type="float" office:value="27990" table:style-name="ce2">
            <text:p>27.990</text:p>
          </table:table-cell>
          <table:table-cell office:value-type="float" office:value="21500" table:style-name="ce2">
            <text:p>21.500</text:p>
          </table:table-cell>
          <table:table-cell office:value-type="float" office:value="16180" table:style-name="ce2">
            <text:p>16.180</text:p>
          </table:table-cell>
          <table:table-cell office:value-type="float" office:value="2220" table:style-name="ce2">
            <text:p>2.220</text:p>
          </table:table-cell>
          <table:table-cell office:value-type="float" office:value="2664" table:style-name="ce2">
            <text:p>2.664</text:p>
          </table:table-cell>
          <table:table-cell office:value-type="float" office:value="436" table:style-name="ce2">
            <text:p>436</text:p>
          </table:table-cell>
          <table:table-cell office:value-type="float" office:value="49490" table:style-name="ce3">
            <text:p>49.490</text:p>
          </table:table-cell>
          <table:table-cell office:value-type="float" office:value="69.875600000000006" table:style-name="ce4">
            <text:p>69,9</text:p>
          </table:table-cell>
          <table:table-cell office:value-type="float" office:value="97.801599999999993" table:style-name="ce4">
            <text:p>97,8</text:p>
          </table:table-cell>
          <table:table-cell office:value-type="float" office:value="60.282800000000002" table:style-name="ce4">
            <text:p>60,3</text:p>
          </table:table-cell>
          <table:table-cell office:value-type="float" office:value="56.6616" table:style-name="ce4">
            <text:p>56,7</text:p>
          </table:table-cell>
          <table:table-cell office:value-type="float" office:value="68.9649" table:style-name="ce4">
            <text:p>69,0</text:p>
          </table:table-cell>
          <table:table-cell office:value-type="float" office:value="52.370100000000001" table:style-name="ce4">
            <text:p>52,4</text:p>
          </table:table-cell>
          <table:table-cell office:value-type="float" office:value="138.79169999999999" table:style-name="ce4">
            <text:p>138,8</text:p>
          </table:table-cell>
          <table:table-cell office:value-type="float" office:value="189.8503" table:style-name="ce4">
            <text:p>189,9</text:p>
          </table:table-cell>
          <table:table-cell office:value-type="float" office:value="91.884100000000004" table:style-name="ce4">
            <text:p>91,9</text:p>
          </table:table-cell>
          <table:table-cell office:value-type="float" office:value="186.07210000000001" table:style-name="ce4">
            <text:p>186,1</text:p>
          </table:table-cell>
          <table:table-cell office:value-type="float" office:value="189.30520000000001" table:style-name="ce4">
            <text:p>189,3</text:p>
          </table:table-cell>
          <table:table-cell office:value-type="float" office:value="169.79910000000001" table:style-name="ce4">
            <text:p>169,8</text:p>
          </table:table-cell>
          <table:table-cell office:value-type="float" office:value="58.6479" table:style-name="ce4">
            <text:p>58,6</text:p>
          </table:table-cell>
          <table:table-cell office:value-type="float" office:value="178.69710000000001" table:style-name="ce4">
            <text:p>178,7</text:p>
          </table:table-cell>
          <table:table-cell office:value-type="float" office:value="56.38" table:style-name="ce4">
            <text:p>56,4</text:p>
          </table:table-cell>
          <table:table-cell table:number-columns-repeated="1636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<text:s/>Ceará</text:p>
          </table:table-cell>
          <table:table-cell office:value-type="float" office:value="84421" table:style-name="ce2">
            <text:p>84.421</text:p>
          </table:table-cell>
          <table:table-cell office:value-type="float" office:value="47070" table:style-name="ce2">
            <text:p>47.070</text:p>
          </table:table-cell>
          <table:table-cell office:value-type="float" office:value="29948" table:style-name="ce2">
            <text:p>29.948</text:p>
          </table:table-cell>
          <table:table-cell office:value-type="float" office:value="13909" table:style-name="ce2">
            <text:p>13.909</text:p>
          </table:table-cell>
          <table:table-cell office:value-type="float" office:value="2741" table:style-name="ce2">
            <text:p>2.741</text:p>
          </table:table-cell>
          <table:table-cell office:value-type="float" office:value="472" table:style-name="ce2">
            <text:p>472</text:p>
          </table:table-cell>
          <table:table-cell office:value-type="float" office:value="131491" table:style-name="ce3">
            <text:p>131.491</text:p>
          </table:table-cell>
          <table:table-cell office:value-type="float" office:value="42.943600000000004" table:style-name="ce4">
            <text:p>42,9</text:p>
          </table:table-cell>
          <table:table-cell office:value-type="float" office:value="55.957700000000003" table:style-name="ce4">
            <text:p>56,0</text:p>
          </table:table-cell>
          <table:table-cell office:value-type="float" office:value="34.644100000000002" table:style-name="ce4">
            <text:p>34,6</text:p>
          </table:table-cell>
          <table:table-cell office:value-type="float" office:value="37.383499999999998" table:style-name="ce4">
            <text:p>37,4</text:p>
          </table:table-cell>
          <table:table-cell office:value-type="float" office:value="45.957299999999996" table:style-name="ce4">
            <text:p>46,0</text:p>
          </table:table-cell>
          <table:table-cell office:value-type="float" office:value="32.4542" table:style-name="ce4">
            <text:p>32,5</text:p>
          </table:table-cell>
          <table:table-cell office:value-type="float" office:value="52.740200000000002" table:style-name="ce4">
            <text:p>52,7</text:p>
          </table:table-cell>
          <table:table-cell office:value-type="float" office:value="70.155500000000004" table:style-name="ce4">
            <text:p>70,2</text:p>
          </table:table-cell>
          <table:table-cell office:value-type="float" office:value="41.1663" table:style-name="ce4">
            <text:p>41,2</text:p>
          </table:table-cell>
          <table:table-cell office:value-type="float" office:value="178.7407" table:style-name="ce4">
            <text:p>178,7</text:p>
          </table:table-cell>
          <table:table-cell office:value-type="float" office:value="203.54660000000001" table:style-name="ce4">
            <text:p>203,5</text:p>
          </table:table-cell>
          <table:table-cell office:value-type="float" office:value="111.1801" table:style-name="ce4">
            <text:p>111,2</text:p>
          </table:table-cell>
          <table:table-cell office:value-type="float" office:value="90.842200000000005" table:style-name="ce4">
            <text:p>90,8</text:p>
          </table:table-cell>
          <table:table-cell office:value-type="float" office:value="89.244600000000005" table:style-name="ce4">
            <text:p>89,2</text:p>
          </table:table-cell>
          <table:table-cell office:value-type="float" office:value="115.58" table:style-name="ce4">
            <text:p>115,6</text:p>
          </table:table-cell>
          <table:table-cell table:number-columns-repeated="1636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<text:s/>Rio Grande do Norte</text:p>
          </table:table-cell>
          <table:table-cell office:value-type="float" office:value="24987" table:style-name="ce2">
            <text:p>24.987</text:p>
          </table:table-cell>
          <table:table-cell office:value-type="float" office:value="23120" table:style-name="ce2">
            <text:p>23.120</text:p>
          </table:table-cell>
          <table:table-cell office:value-type="float" office:value="14062" table:style-name="ce2">
            <text:p>14.062</text:p>
          </table:table-cell>
          <table:table-cell office:value-type="float" office:value="8295" table:style-name="ce2">
            <text:p>8.295</text:p>
          </table:table-cell>
          <table:table-cell office:value-type="float" office:value="605" table:style-name="ce2">
            <text:p>605</text:p>
          </table:table-cell>
          <table:table-cell office:value-type="float" office:value="158" table:style-name="ce2">
            <text:p>158</text:p>
          </table:table-cell>
          <table:table-cell office:value-type="float" office:value="48107" table:style-name="ce3">
            <text:p>48.107</text:p>
          </table:table-cell>
          <table:table-cell office:value-type="float" office:value="46.094700000000003" table:style-name="ce4">
            <text:p>46,1</text:p>
          </table:table-cell>
          <table:table-cell office:value-type="float" office:value="54.723100000000002" table:style-name="ce4">
            <text:p>54,7</text:p>
          </table:table-cell>
          <table:table-cell office:value-type="float" office:value="42.631500000000003" table:style-name="ce4">
            <text:p>42,6</text:p>
          </table:table-cell>
          <table:table-cell office:value-type="float" office:value="33.654000000000003" table:style-name="ce4">
            <text:p>33,7</text:p>
          </table:table-cell>
          <table:table-cell office:value-type="float" office:value="29.0794" table:style-name="ce4">
            <text:p>29,1</text:p>
          </table:table-cell>
          <table:table-cell office:value-type="float" office:value="34.305100000000003" table:style-name="ce4">
            <text:p>34,3</text:p>
          </table:table-cell>
          <table:table-cell office:value-type="float" office:value="79.395399999999995" table:style-name="ce4">
            <text:p>79,4</text:p>
          </table:table-cell>
          <table:table-cell office:value-type="float" office:value="79.395399999999995" table:style-name="ce4">
            <text:p>79,4</text:p>
          </table:table-cell>
          <table:table-cell office:value-type="float" office:value="79.419600000000003" table:style-name="ce4">
            <text:p>79,4</text:p>
          </table:table-cell>
          <table:table-cell office:value-type="float" office:value="191.93809999999999" table:style-name="ce4">
            <text:p>191,9</text:p>
          </table:table-cell>
          <table:table-cell office:value-type="float" office:value="180.60919999999999" table:style-name="ce4">
            <text:p>180,6</text:p>
          </table:table-cell>
          <table:table-cell office:value-type="float" office:value="195.2653" table:style-name="ce4">
            <text:p>195,3</text:p>
          </table:table-cell>
          <table:table-cell office:value-type="float" office:value="119.21084999999999" table:style-name="ce4">
            <text:p>119,2</text:p>
          </table:table-cell>
          <table:table-cell office:value-type="float" office:value="239.49119999999999" table:style-name="ce4">
            <text:p>239,5</text:p>
          </table:table-cell>
          <table:table-cell office:value-type="float" office:value="56.863" table:style-name="ce4">
            <text:p>56,9</text:p>
          </table:table-cell>
          <table:table-cell table:number-columns-repeated="1636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<text:s/>Paraíba</text:p>
          </table:table-cell>
          <table:table-cell office:value-type="float" office:value="30380" table:style-name="ce2">
            <text:p>30.380</text:p>
          </table:table-cell>
          <table:table-cell office:value-type="float" office:value="29825" table:style-name="ce2">
            <text:p>29.825</text:p>
          </table:table-cell>
          <table:table-cell office:value-type="float" office:value="17525" table:style-name="ce2">
            <text:p>17.525</text:p>
          </table:table-cell>
          <table:table-cell office:value-type="float" office:value="9535" table:style-name="ce2">
            <text:p>9.535</text:p>
          </table:table-cell>
          <table:table-cell office:value-type="float" office:value="1783" table:style-name="ce2">
            <text:p>1.783</text:p>
          </table:table-cell>
          <table:table-cell office:value-type="float" office:value="982" table:style-name="ce2">
            <text:p>982</text:p>
          </table:table-cell>
          <table:table-cell office:value-type="float" office:value="60205" table:style-name="ce3">
            <text:p>60.205</text:p>
          </table:table-cell>
          <table:table-cell office:value-type="float" office:value="40.5657" table:style-name="ce4">
            <text:p>40,6</text:p>
          </table:table-cell>
          <table:table-cell office:value-type="float" office:value="44.627899999999997" table:style-name="ce4">
            <text:p>44,6</text:p>
          </table:table-cell>
          <table:table-cell office:value-type="float" office:value="31.355599999999999" table:style-name="ce4">
            <text:p>31,4</text:p>
          </table:table-cell>
          <table:table-cell office:value-type="float" office:value="30.114899999999999" table:style-name="ce4">
            <text:p>30,1</text:p>
          </table:table-cell>
          <table:table-cell office:value-type="float" office:value="31.798400000000001" table:style-name="ce4">
            <text:p>31,8</text:p>
          </table:table-cell>
          <table:table-cell office:value-type="float" office:value="29.469899999999999" table:style-name="ce4">
            <text:p>29,5</text:p>
          </table:table-cell>
          <table:table-cell office:value-type="float" office:value="58.3917" table:style-name="ce4">
            <text:p>58,4</text:p>
          </table:table-cell>
          <table:table-cell office:value-type="float" office:value="57.442300000000003" table:style-name="ce4">
            <text:p>57,4</text:p>
          </table:table-cell>
          <table:table-cell office:value-type="float" office:value="63.056100000000001" table:style-name="ce4">
            <text:p>63,1</text:p>
          </table:table-cell>
          <table:table-cell office:value-type="float" office:value="72.831199999999995" table:style-name="ce4">
            <text:p>72,8</text:p>
          </table:table-cell>
          <table:table-cell office:value-type="float" office:value="72.831199999999995" table:style-name="ce4">
            <text:p>72,8</text:p>
          </table:table-cell>
          <table:table-cell office:value-type="float" office:value="140.91720000000001" table:style-name="ce4">
            <text:p>140,9</text:p>
          </table:table-cell>
          <table:table-cell office:value-type="float" office:value="65.406300000000002" table:style-name="ce4">
            <text:p>65,4</text:p>
          </table:table-cell>
          <table:table-cell office:value-type="float" office:value="102.289" table:style-name="ce4">
            <text:p>102,3</text:p>
          </table:table-cell>
          <table:table-cell office:value-type="float" office:value="56.386200000000002" table:style-name="ce4">
            <text:p>56,4</text:p>
          </table:table-cell>
          <table:table-cell table:number-columns-repeated="1636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<text:s/>Pernambuco</text:p>
          </table:table-cell>
          <table:table-cell office:value-type="float" office:value="64424" table:style-name="ce2">
            <text:p>64.424</text:p>
          </table:table-cell>
          <table:table-cell office:value-type="float" office:value="73893" table:style-name="ce2">
            <text:p>73.893</text:p>
          </table:table-cell>
          <table:table-cell office:value-type="float" office:value="50154" table:style-name="ce2">
            <text:p>50.154</text:p>
          </table:table-cell>
          <table:table-cell office:value-type="float" office:value="11220" table:style-name="ce2">
            <text:p>11.220</text:p>
          </table:table-cell>
          <table:table-cell office:value-type="float" office:value="9037" table:style-name="ce2">
            <text:p>9.037</text:p>
          </table:table-cell>
          <table:table-cell office:value-type="float" office:value="3482" table:style-name="ce2">
            <text:p>3.482</text:p>
          </table:table-cell>
          <table:table-cell office:value-type="float" office:value="138317" table:style-name="ce3">
            <text:p>138.317</text:p>
          </table:table-cell>
          <table:table-cell office:value-type="float" office:value="34.244900000000001" table:style-name="ce4">
            <text:p>34,2</text:p>
          </table:table-cell>
          <table:table-cell office:value-type="float" office:value="34.244900000000001" table:style-name="ce4">
            <text:p>34,2</text:p>
          </table:table-cell>
          <table:table-cell office:value-type="float" office:value="34.244900000000001" table:style-name="ce4">
            <text:p>34,2</text:p>
          </table:table-cell>
          <table:table-cell office:value-type="float" office:value="23.858599999999999" table:style-name="ce4">
            <text:p>23,9</text:p>
          </table:table-cell>
          <table:table-cell office:value-type="float" office:value="23.858599999999999" table:style-name="ce4">
            <text:p>23,9</text:p>
          </table:table-cell>
          <table:table-cell office:value-type="float" office:value="26.823699999999999" table:style-name="ce4">
            <text:p>26,8</text:p>
          </table:table-cell>
          <table:table-cell office:value-type="float" office:value="74.189499999999995" table:style-name="ce4">
            <text:p>74,2</text:p>
          </table:table-cell>
          <table:table-cell office:value-type="float" office:value="82.726900000000001" table:style-name="ce4">
            <text:p>82,7</text:p>
          </table:table-cell>
          <table:table-cell office:value-type="float" office:value="60.381700000000002" table:style-name="ce4">
            <text:p>60,4</text:p>
          </table:table-cell>
          <table:table-cell office:value-type="float" office:value="133.99180000000001" table:style-name="ce4">
            <text:p>134,0</text:p>
          </table:table-cell>
          <table:table-cell office:value-type="float" office:value="133.99180000000001" table:style-name="ce4">
            <text:p>134,0</text:p>
          </table:table-cell>
          <table:table-cell office:value-type="float" office:value="88.392700000000005" table:style-name="ce4">
            <text:p>88,4</text:p>
          </table:table-cell>
          <table:table-cell office:value-type="float" office:value="41.2836" table:style-name="ce4">
            <text:p>41,3</text:p>
          </table:table-cell>
          <table:table-cell office:value-type="float" office:value="52.873800000000003" table:style-name="ce4">
            <text:p>52,9</text:p>
          </table:table-cell>
          <table:table-cell office:value-type="float" office:value="29.6403" table:style-name="ce4">
            <text:p>29,6</text:p>
          </table:table-cell>
          <table:table-cell table:number-columns-repeated="1636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<text:s/>Alagoas</text:p>
          </table:table-cell>
          <table:table-cell office:value-type="float" office:value="29132" table:style-name="ce2">
            <text:p>29.132</text:p>
          </table:table-cell>
          <table:table-cell office:value-type="float" office:value="23364" table:style-name="ce2">
            <text:p>23.364</text:p>
          </table:table-cell>
          <table:table-cell office:value-type="float" office:value="15080" table:style-name="ce2">
            <text:p>15.080</text:p>
          </table:table-cell>
          <table:table-cell office:value-type="float" office:value="6206" table:style-name="ce2">
            <text:p>6.206</text:p>
          </table:table-cell>
          <table:table-cell office:value-type="float" office:value="1182" table:style-name="ce2">
            <text:p>1.182</text:p>
          </table:table-cell>
          <table:table-cell office:value-type="float" office:value="896" table:style-name="ce2">
            <text:p>896</text:p>
          </table:table-cell>
          <table:table-cell office:value-type="float" office:value="52496" table:style-name="ce3">
            <text:p>52.496</text:p>
          </table:table-cell>
          <table:table-cell office:value-type="float" office:value="37.144100000000002" table:style-name="ce4">
            <text:p>37,1</text:p>
          </table:table-cell>
          <table:table-cell office:value-type="float" office:value="40.007100000000001" table:style-name="ce4">
            <text:p>40,0</text:p>
          </table:table-cell>
          <table:table-cell office:value-type="float" office:value="36.068899999999999" table:style-name="ce4">
            <text:p>36,1</text:p>
          </table:table-cell>
          <table:table-cell office:value-type="float" office:value="28.6983" table:style-name="ce4">
            <text:p>28,7</text:p>
          </table:table-cell>
          <table:table-cell office:value-type="float" office:value="30.088899999999999" table:style-name="ce4">
            <text:p>30,1</text:p>
          </table:table-cell>
          <table:table-cell office:value-type="float" office:value="28.020199999999999" table:style-name="ce4">
            <text:p>28,0</text:p>
          </table:table-cell>
          <table:table-cell office:value-type="float" office:value="77.650700000000001" table:style-name="ce4">
            <text:p>77,7</text:p>
          </table:table-cell>
          <table:table-cell office:value-type="float" office:value="77.488600000000005" table:style-name="ce4">
            <text:p>77,5</text:p>
          </table:table-cell>
          <table:table-cell office:value-type="float" office:value="80.703000000000003" table:style-name="ce4">
            <text:p>80,7</text:p>
          </table:table-cell>
          <table:table-cell office:value-type="float" office:value="74.004400000000004" table:style-name="ce4">
            <text:p>74,0</text:p>
          </table:table-cell>
          <table:table-cell office:value-type="float" office:value="74.004400000000004" table:style-name="ce4">
            <text:p>74,0</text:p>
          </table:table-cell>
          <table:table-cell office:value-type="float" office:value="71.593000000000004" table:style-name="ce4">
            <text:p>71,6</text:p>
          </table:table-cell>
          <table:table-cell office:value-type="float" office:value="40.007100000000001" table:style-name="ce4">
            <text:p>40,0</text:p>
          </table:table-cell>
          <table:table-cell office:value-type="float" office:value="40.007100000000001" table:style-name="ce4">
            <text:p>40,0</text:p>
          </table:table-cell>
          <table:table-cell office:value-type="float" office:value="38.095300000000002" table:style-name="ce4">
            <text:p>38,1</text:p>
          </table:table-cell>
          <table:table-cell table:number-columns-repeated="1636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<text:s/>Sergipe</text:p>
          </table:table-cell>
          <table:table-cell office:value-type="float" office:value="14349" table:style-name="ce2">
            <text:p>14.349</text:p>
          </table:table-cell>
          <table:table-cell office:value-type="float" office:value="19907" table:style-name="ce2">
            <text:p>19.907</text:p>
          </table:table-cell>
          <table:table-cell office:value-type="float" office:value="8631" table:style-name="ce2">
            <text:p>8.631</text:p>
          </table:table-cell>
          <table:table-cell office:value-type="float" office:value="11038" table:style-name="ce2">
            <text:p>11.038</text:p>
          </table:table-cell>
          <table:table-cell office:value-type="float" office:value="0" table:style-name="ce2">
            <text:p>0</text:p>
          </table:table-cell>
          <table:table-cell office:value-type="float" office:value="238" table:style-name="ce2">
            <text:p>238</text:p>
          </table:table-cell>
          <table:table-cell office:value-type="float" office:value="34256" table:style-name="ce3">
            <text:p>34.256</text:p>
          </table:table-cell>
          <table:table-cell office:value-type="float" office:value="39.498899999999999" table:style-name="ce4">
            <text:p>39,5</text:p>
          </table:table-cell>
          <table:table-cell office:value-type="float" office:value="30.596599999999999" table:style-name="ce4">
            <text:p>30,6</text:p>
          </table:table-cell>
          <table:table-cell office:value-type="float" office:value="43.216999999999999" table:style-name="ce4">
            <text:p>43,2</text:p>
          </table:table-cell>
          <table:table-cell office:value-type="float" office:value="27.317599999999999" table:style-name="ce4">
            <text:p>27,3</text:p>
          </table:table-cell>
          <table:table-cell office:value-type="float" office:value="20.879300000000001" table:style-name="ce4">
            <text:p>20,9</text:p>
          </table:table-cell>
          <table:table-cell office:value-type="float" office:value="27.317599999999999" table:style-name="ce4">
            <text:p>27,3</text:p>
          </table:table-cell>
          <table:table-cell office:value-type="float" office:value="67.465599999999995" table:style-name="ce4">
            <text:p>67,5</text:p>
          </table:table-cell>
          <table:table-cell office:value-type="float" office:value="54.088200000000001" table:style-name="ce4">
            <text:p>54,1</text:p>
          </table:table-cell>
          <table:table-cell office:value-type="float" office:value="67.799199999999999" table:style-name="ce4">
            <text:p>67,8</text:p>
          </table:table-cell>
          <table:table-cell table:number-columns-repeated="3" table:style-name="ce4"/>
          <table:table-cell office:value-type="float" office:value="74.999300000000005" table:style-name="ce4">
            <text:p>75,0</text:p>
          </table:table-cell>
          <table:table-cell office:value-type="float" office:value="95.964100000000002" table:style-name="ce4">
            <text:p>96,0</text:p>
          </table:table-cell>
          <table:table-cell office:value-type="float" office:value="32.498100000000001" table:style-name="ce4">
            <text:p>32,5</text:p>
          </table:table-cell>
          <table:table-cell table:number-columns-repeated="1636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<text:s/>Bahia</text:p>
          </table:table-cell>
          <table:table-cell office:value-type="float" office:value="142663" table:style-name="ce2">
            <text:p>142.663</text:p>
          </table:table-cell>
          <table:table-cell office:value-type="float" office:value="62669" table:style-name="ce2">
            <text:p>62.669</text:p>
          </table:table-cell>
          <table:table-cell office:value-type="float" office:value="41882" table:style-name="ce2">
            <text:p>41.882</text:p>
          </table:table-cell>
          <table:table-cell office:value-type="float" office:value="9559" table:style-name="ce2">
            <text:p>9.559</text:p>
          </table:table-cell>
          <table:table-cell office:value-type="float" office:value="6462" table:style-name="ce2">
            <text:p>6.462</text:p>
          </table:table-cell>
          <table:table-cell office:value-type="float" office:value="4766" table:style-name="ce2">
            <text:p>4.766</text:p>
          </table:table-cell>
          <table:table-cell office:value-type="float" office:value="205332" table:style-name="ce3">
            <text:p>205.332</text:p>
          </table:table-cell>
          <table:table-cell office:value-type="float" office:value="56.511200000000002" table:style-name="ce4">
            <text:p>56,5</text:p>
          </table:table-cell>
          <table:table-cell office:value-type="float" office:value="52.9709" table:style-name="ce4">
            <text:p>53,0</text:p>
          </table:table-cell>
          <table:table-cell office:value-type="float" office:value="59.715600000000002" table:style-name="ce4">
            <text:p>59,7</text:p>
          </table:table-cell>
          <table:table-cell office:value-type="float" office:value="48.418599999999998" table:style-name="ce4">
            <text:p>48,4</text:p>
          </table:table-cell>
          <table:table-cell office:value-type="float" office:value="42.081800000000001" table:style-name="ce4">
            <text:p>42,1</text:p>
          </table:table-cell>
          <table:table-cell office:value-type="float" office:value="50.688499999999998" table:style-name="ce4">
            <text:p>50,7</text:p>
          </table:table-cell>
          <table:table-cell office:value-type="float" office:value="79.077500000000001" table:style-name="ce4">
            <text:p>79,1</text:p>
          </table:table-cell>
          <table:table-cell office:value-type="float" office:value="56.519399999999997" table:style-name="ce4">
            <text:p>56,5</text:p>
          </table:table-cell>
          <table:table-cell office:value-type="float" office:value="102.7347" table:style-name="ce4">
            <text:p>102,7</text:p>
          </table:table-cell>
          <table:table-cell office:value-type="float" office:value="115.2345" table:style-name="ce4">
            <text:p>115,2</text:p>
          </table:table-cell>
          <table:table-cell office:value-type="float" office:value="150.58320000000001" table:style-name="ce4">
            <text:p>150,6</text:p>
          </table:table-cell>
          <table:table-cell office:value-type="float" office:value="90.728300000000004" table:style-name="ce4">
            <text:p>90,7</text:p>
          </table:table-cell>
          <table:table-cell office:value-type="float" office:value="92.757599999999996" table:style-name="ce4">
            <text:p>92,8</text:p>
          </table:table-cell>
          <table:table-cell office:value-type="float" office:value="64.236400000000003" table:style-name="ce4">
            <text:p>64,2</text:p>
          </table:table-cell>
          <table:table-cell office:value-type="float" office:value="92.757599999999996" table:style-name="ce4">
            <text:p>92,8</text:p>
          </table:table-cell>
          <table:table-cell table:number-columns-repeated="1636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<text:s/>Minas Gerais</text:p>
          </table:table-cell>
          <table:table-cell office:value-type="float" office:value="167048" table:style-name="ce2">
            <text:p>167.048</text:p>
          </table:table-cell>
          <table:table-cell office:value-type="float" office:value="96592" table:style-name="ce2">
            <text:p>96.592</text:p>
          </table:table-cell>
          <table:table-cell office:value-type="float" office:value="63459" table:style-name="ce2">
            <text:p>63.459</text:p>
          </table:table-cell>
          <table:table-cell office:value-type="float" office:value="25877" table:style-name="ce2">
            <text:p>25.877</text:p>
          </table:table-cell>
          <table:table-cell office:value-type="float" office:value="5231" table:style-name="ce2">
            <text:p>5.231</text:p>
          </table:table-cell>
          <table:table-cell office:value-type="float" office:value="2025" table:style-name="ce2">
            <text:p>2.025</text:p>
          </table:table-cell>
          <table:table-cell office:value-type="float" office:value="263640" table:style-name="ce3">
            <text:p>263.640</text:p>
          </table:table-cell>
          <table:table-cell office:value-type="float" office:value="35.3489" table:style-name="ce4">
            <text:p>35,3</text:p>
          </table:table-cell>
          <table:table-cell office:value-type="float" office:value="35.968699999999998" table:style-name="ce4">
            <text:p>36,0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40.2029" table:style-name="ce4">
            <text:p>40,2</text:p>
          </table:table-cell>
          <table:table-cell office:value-type="float" office:value="47.382100000000001" table:style-name="ce4">
            <text:p>47,4</text:p>
          </table:table-cell>
          <table:table-cell office:value-type="float" office:value="33.999200000000002" table:style-name="ce4">
            <text:p>34,0</text:p>
          </table:table-cell>
          <table:table-cell office:value-type="float" office:value="100.99979999999999" table:style-name="ce4">
            <text:p>101,0</text:p>
          </table:table-cell>
          <table:table-cell office:value-type="float" office:value="99.199399999999997" table:style-name="ce4">
            <text:p>99,2</text:p>
          </table:table-cell>
          <table:table-cell office:value-type="float" office:value="103.9768" table:style-name="ce4">
            <text:p>104,0</text:p>
          </table:table-cell>
          <table:table-cell office:value-type="float" office:value="75.222899999999996" table:style-name="ce4">
            <text:p>75,2</text:p>
          </table:table-cell>
          <table:table-cell office:value-type="float" office:value="104.2272" table:style-name="ce4">
            <text:p>104,2</text:p>
          </table:table-cell>
          <table:table-cell office:value-type="float" office:value="34.321899999999999" table:style-name="ce4">
            <text:p>34,3</text:p>
          </table:table-cell>
          <table:table-cell table:number-columns-repeated="1636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<text:s/>Espírito Santo</text:p>
          </table:table-cell>
          <table:table-cell office:value-type="float" office:value="32827" table:style-name="ce2">
            <text:p>32.827</text:p>
          </table:table-cell>
          <table:table-cell office:value-type="float" office:value="23894" table:style-name="ce2">
            <text:p>23.894</text:p>
          </table:table-cell>
          <table:table-cell office:value-type="float" office:value="20880" table:style-name="ce2">
            <text:p>20.880</text:p>
          </table:table-cell>
          <table:table-cell office:value-type="float" office:value="0" table:style-name="ce2">
            <text:p>0</text:p>
          </table:table-cell>
          <table:table-cell office:value-type="float" office:value="2323" table:style-name="ce2">
            <text:p>2.323</text:p>
          </table:table-cell>
          <table:table-cell office:value-type="float" office:value="691" table:style-name="ce2">
            <text:p>691</text:p>
          </table:table-cell>
          <table:table-cell office:value-type="float" office:value="56721" table:style-name="ce3">
            <text:p>56.721</text:p>
          </table:table-cell>
          <table:table-cell office:value-type="float" office:value="30.461400000000001" table:style-name="ce4">
            <text:p>30,5</text:p>
          </table:table-cell>
          <table:table-cell office:value-type="float" office:value="37.545299999999997" table:style-name="ce4">
            <text:p>37,5</text:p>
          </table:table-cell>
          <table:table-cell office:value-type="float" office:value="30.149799999999999" table:style-name="ce4">
            <text:p>30,1</text:p>
          </table:table-cell>
          <table:table-cell office:value-type="float" office:value="30.149799999999999" table:style-name="ce4">
            <text:p>30,1</text:p>
          </table:table-cell>
          <table:table-cell office:value-type="float" office:value="33.253900000000002" table:style-name="ce4">
            <text:p>33,3</text:p>
          </table:table-cell>
          <table:table-cell office:value-type="float" office:value="30.149799999999999" table:style-name="ce4">
            <text:p>30,1</text:p>
          </table:table-cell>
          <table:table-cell table:number-columns-repeated="3" table:style-name="ce4"/>
          <table:table-cell office:value-type="float" office:value="114.0689" table:style-name="ce4">
            <text:p>114,1</text:p>
          </table:table-cell>
          <table:table-cell office:value-type="float" office:value="130.46350000000001" table:style-name="ce4">
            <text:p>130,5</text:p>
          </table:table-cell>
          <table:table-cell office:value-type="float" office:value="62.0364" table:style-name="ce4">
            <text:p>62,0</text:p>
          </table:table-cell>
          <table:table-cell office:value-type="float" office:value="40.101700000000001" table:style-name="ce4">
            <text:p>40,1</text:p>
          </table:table-cell>
          <table:table-cell office:value-type="float" office:value="57.716099999999997" table:style-name="ce4">
            <text:p>57,7</text:p>
          </table:table-cell>
          <table:table-cell office:value-type="float" office:value="21.768699999999999" table:style-name="ce4">
            <text:p>21,8</text:p>
          </table:table-cell>
          <table:table-cell table:number-columns-repeated="16360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<text:s/>Rio de Janeiro</text:p>
          </table:table-cell>
          <table:table-cell office:value-type="float" office:value="162595" table:style-name="ce2">
            <text:p>162.595</text:p>
          </table:table-cell>
          <table:table-cell office:value-type="float" office:value="57904" table:style-name="ce2">
            <text:p>57.904</text:p>
          </table:table-cell>
          <table:table-cell office:value-type="float" office:value="49341" table:style-name="ce2">
            <text:p>49.341</text:p>
          </table:table-cell>
          <table:table-cell office:value-type="float" office:value="5076" table:style-name="ce2">
            <text:p>5.076</text:p>
          </table:table-cell>
          <table:table-cell office:value-type="float" office:value="2967" table:style-name="ce2">
            <text:p>2.967</text:p>
          </table:table-cell>
          <table:table-cell office:value-type="float" office:value="520" table:style-name="ce2">
            <text:p>520</text:p>
          </table:table-cell>
          <table:table-cell office:value-type="float" office:value="220499" table:style-name="ce3">
            <text:p>220.499</text:p>
          </table:table-cell>
          <table:table-cell office:value-type="float" office:value="21.710799999999999" table:style-name="ce4">
            <text:p>21,7</text:p>
          </table:table-cell>
          <table:table-cell office:value-type="float" office:value="22.837900000000001" table:style-name="ce4">
            <text:p>22,8</text:p>
          </table:table-cell>
          <table:table-cell office:value-type="float" office:value="20.851199999999999" table:style-name="ce4">
            <text:p>20,9</text:p>
          </table:table-cell>
          <table:table-cell office:value-type="float" office:value="20.851199999999999" table:style-name="ce4">
            <text:p>20,9</text:p>
          </table:table-cell>
          <table:table-cell office:value-type="float" office:value="20.851199999999999" table:style-name="ce4">
            <text:p>20,9</text:p>
          </table:table-cell>
          <table:table-cell office:value-type="float" office:value="15.3482" table:style-name="ce4">
            <text:p>15,3</text:p>
          </table:table-cell>
          <table:table-cell office:value-type="float" office:value="36.327800000000003" table:style-name="ce4">
            <text:p>36,3</text:p>
          </table:table-cell>
          <table:table-cell office:value-type="float" office:value="37.628399999999999" table:style-name="ce4">
            <text:p>37,6</text:p>
          </table:table-cell>
          <table:table-cell office:value-type="float" office:value="24.401299999999999" table:style-name="ce4">
            <text:p>24,4</text:p>
          </table:table-cell>
          <table:table-cell office:value-type="float" office:value="78.131399999999999" table:style-name="ce4">
            <text:p>78,1</text:p>
          </table:table-cell>
          <table:table-cell office:value-type="float" office:value="113.4341" table:style-name="ce4">
            <text:p>113,4</text:p>
          </table:table-cell>
          <table:table-cell office:value-type="float" office:value="52.192500000000003" table:style-name="ce4">
            <text:p>52,2</text:p>
          </table:table-cell>
          <table:table-cell office:value-type="float" office:value="78.546400000000006" table:style-name="ce4">
            <text:p>78,5</text:p>
          </table:table-cell>
          <table:table-cell office:value-type="float" office:value="76.589600000000004" table:style-name="ce4">
            <text:p>76,6</text:p>
          </table:table-cell>
          <table:table-cell office:value-type="float" office:value="172.6071" table:style-name="ce4">
            <text:p>172,6</text:p>
          </table:table-cell>
          <table:table-cell table:number-columns-repeated="1636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<text:s/>São Paulo</text:p>
          </table:table-cell>
          <table:table-cell office:value-type="float" office:value="458352" table:style-name="ce2">
            <text:p>458.352</text:p>
          </table:table-cell>
          <table:table-cell office:value-type="float" office:value="147794" table:style-name="ce2">
            <text:p>147.794</text:p>
          </table:table-cell>
          <table:table-cell office:value-type="float" office:value="98064" table:style-name="ce2">
            <text:p>98.064</text:p>
          </table:table-cell>
          <table:table-cell office:value-type="float" office:value="11251" table:style-name="ce2">
            <text:p>11.251</text:p>
          </table:table-cell>
          <table:table-cell office:value-type="float" office:value="37761" table:style-name="ce2">
            <text:p>37.761</text:p>
          </table:table-cell>
          <table:table-cell office:value-type="float" office:value="718" table:style-name="ce2">
            <text:p>718</text:p>
          </table:table-cell>
          <table:table-cell office:value-type="float" office:value="606146" table:style-name="ce3">
            <text:p>606.146</text:p>
          </table:table-cell>
          <table:table-cell office:value-type="float" office:value="23.151" table:style-name="ce4">
            <text:p>23,2</text:p>
          </table:table-cell>
          <table:table-cell office:value-type="float" office:value="23.151" table:style-name="ce4">
            <text:p>23,2</text:p>
          </table:table-cell>
          <table:table-cell office:value-type="float" office:value="21.641999999999999" table:style-name="ce4">
            <text:p>21,6</text:p>
          </table:table-cell>
          <table:table-cell office:value-type="float" office:value="19.827999999999999" table:style-name="ce4">
            <text:p>19,8</text:p>
          </table:table-cell>
          <table:table-cell office:value-type="float" office:value="21.033899999999999" table:style-name="ce4">
            <text:p>21,0</text:p>
          </table:table-cell>
          <table:table-cell office:value-type="float" office:value="16.9741" table:style-name="ce4">
            <text:p>17,0</text:p>
          </table:table-cell>
          <table:table-cell office:value-type="float" office:value="53.552799999999998" table:style-name="ce4">
            <text:p>53,6</text:p>
          </table:table-cell>
          <table:table-cell office:value-type="float" office:value="57.116199999999999" table:style-name="ce4">
            <text:p>57,1</text:p>
          </table:table-cell>
          <table:table-cell office:value-type="float" office:value="39.6633" table:style-name="ce4">
            <text:p>39,7</text:p>
          </table:table-cell>
          <table:table-cell office:value-type="float" office:value="27.392700000000001" table:style-name="ce4">
            <text:p>27,4</text:p>
          </table:table-cell>
          <table:table-cell office:value-type="float" office:value="27.392700000000001" table:style-name="ce4">
            <text:p>27,4</text:p>
          </table:table-cell>
          <table:table-cell office:value-type="float" office:value="26.010899999999999" table:style-name="ce4">
            <text:p>26,0</text:p>
          </table:table-cell>
          <table:table-cell office:value-type="float" office:value="255.09200000000001" table:style-name="ce4">
            <text:p>255,1</text:p>
          </table:table-cell>
          <table:table-cell office:value-type="float" office:value="177.7988" table:style-name="ce4">
            <text:p>177,8</text:p>
          </table:table-cell>
          <table:table-cell office:value-type="float" office:value="452.89564999999999" table:style-name="ce4">
            <text:p>452,9</text:p>
          </table:table-cell>
          <table:table-cell table:number-columns-repeated="16360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<text:s/>Paraná</text:p>
          </table:table-cell>
          <table:table-cell office:value-type="float" office:value="100712" table:style-name="ce2">
            <text:p>100.712</text:p>
          </table:table-cell>
          <table:table-cell office:value-type="float" office:value="55489" table:style-name="ce2">
            <text:p>55.489</text:p>
          </table:table-cell>
          <table:table-cell office:value-type="float" office:value="49192" table:style-name="ce2">
            <text:p>49.192</text:p>
          </table:table-cell>
          <table:table-cell office:value-type="float" office:value="4152" table:style-name="ce2">
            <text:p>4.152</text:p>
          </table:table-cell>
          <table:table-cell office:value-type="float" office:value="1063" table:style-name="ce2">
            <text:p>1.063</text:p>
          </table:table-cell>
          <table:table-cell office:value-type="float" office:value="1082" table:style-name="ce2">
            <text:p>1.082</text:p>
          </table:table-cell>
          <table:table-cell office:value-type="float" office:value="156201" table:style-name="ce3">
            <text:p>156.201</text:p>
          </table:table-cell>
          <table:table-cell office:value-type="float" office:value="33.606400000000001" table:style-name="ce4">
            <text:p>33,6</text:p>
          </table:table-cell>
          <table:table-cell office:value-type="float" office:value="41.521799999999999" table:style-name="ce4">
            <text:p>41,5</text:p>
          </table:table-cell>
          <table:table-cell office:value-type="float" office:value="29.5441" table:style-name="ce4">
            <text:p>29,5</text:p>
          </table:table-cell>
          <table:table-cell office:value-type="float" office:value="31.419799999999999" table:style-name="ce4">
            <text:p>31,4</text:p>
          </table:table-cell>
          <table:table-cell office:value-type="float" office:value="35.828200000000002" table:style-name="ce4">
            <text:p>35,8</text:p>
          </table:table-cell>
          <table:table-cell office:value-type="float" office:value="29.5441" table:style-name="ce4">
            <text:p>29,5</text:p>
          </table:table-cell>
          <table:table-cell office:value-type="float" office:value="88.991900000000001" table:style-name="ce4">
            <text:p>89,0</text:p>
          </table:table-cell>
          <table:table-cell office:value-type="float" office:value="90.573300000000003" table:style-name="ce4">
            <text:p>90,6</text:p>
          </table:table-cell>
          <table:table-cell office:value-type="float" office:value="69.504800000000003" table:style-name="ce4">
            <text:p>69,5</text:p>
          </table:table-cell>
          <table:table-cell office:value-type="float" office:value="72.254000000000005" table:style-name="ce4">
            <text:p>72,3</text:p>
          </table:table-cell>
          <table:table-cell office:value-type="float" office:value="101.62309999999999" table:style-name="ce4">
            <text:p>101,6</text:p>
          </table:table-cell>
          <table:table-cell office:value-type="float" office:value="41.868400000000001" table:style-name="ce4">
            <text:p>41,9</text:p>
          </table:table-cell>
          <table:table-cell office:value-type="float" office:value="23.119800000000001" table:style-name="ce4">
            <text:p>23,1</text:p>
          </table:table-cell>
          <table:table-cell office:value-type="float" office:value="48.395200000000003" table:style-name="ce4">
            <text:p>48,4</text:p>
          </table:table-cell>
          <table:table-cell office:value-type="float" office:value="13.226000000000001" table:style-name="ce4">
            <text:p>13,2</text:p>
          </table:table-cell>
          <table:table-cell table:number-columns-repeated="1636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<text:s/>Santa Catarina</text:p>
          </table:table-cell>
          <table:table-cell office:value-type="float" office:value="60152" table:style-name="ce2">
            <text:p>60.152</text:p>
          </table:table-cell>
          <table:table-cell office:value-type="float" office:value="39457" table:style-name="ce2">
            <text:p>39.457</text:p>
          </table:table-cell>
          <table:table-cell office:value-type="float" office:value="34069" table:style-name="ce2">
            <text:p>34.069</text:p>
          </table:table-cell>
          <table:table-cell office:value-type="float" office:value="2369" table:style-name="ce2">
            <text:p>2.369</text:p>
          </table:table-cell>
          <table:table-cell office:value-type="float" office:value="1953" table:style-name="ce2">
            <text:p>1.953</text:p>
          </table:table-cell>
          <table:table-cell office:value-type="float" office:value="1066" table:style-name="ce2">
            <text:p>1.066</text:p>
          </table:table-cell>
          <table:table-cell office:value-type="float" office:value="99609" table:style-name="ce3">
            <text:p>99.609</text:p>
          </table:table-cell>
          <table:table-cell office:value-type="float" office:value="24.9407" table:style-name="ce4">
            <text:p>24,9</text:p>
          </table:table-cell>
          <table:table-cell office:value-type="float" office:value="25.267299999999999" table:style-name="ce4">
            <text:p>25,3</text:p>
          </table:table-cell>
          <table:table-cell office:value-type="float" office:value="21.157499999999999" table:style-name="ce4">
            <text:p>21,2</text:p>
          </table:table-cell>
          <table:table-cell office:value-type="float" office:value="21.157499999999999" table:style-name="ce4">
            <text:p>21,2</text:p>
          </table:table-cell>
          <table:table-cell office:value-type="float" office:value="21.180800000000001" table:style-name="ce4">
            <text:p>21,2</text:p>
          </table:table-cell>
          <table:table-cell office:value-type="float" office:value="21.065999999999999" table:style-name="ce4">
            <text:p>21,1</text:p>
          </table:table-cell>
          <table:table-cell office:value-type="float" office:value="50.301400000000001" table:style-name="ce4">
            <text:p>50,3</text:p>
          </table:table-cell>
          <table:table-cell office:value-type="float" office:value="53.883000000000003" table:style-name="ce4">
            <text:p>53,9</text:p>
          </table:table-cell>
          <table:table-cell office:value-type="float" office:value="32.780700000000003" table:style-name="ce4">
            <text:p>32,8</text:p>
          </table:table-cell>
          <table:table-cell office:value-type="float" office:value="56.863500000000002" table:style-name="ce4">
            <text:p>56,9</text:p>
          </table:table-cell>
          <table:table-cell office:value-type="float" office:value="65.350449999999995" table:style-name="ce4">
            <text:p>65,4</text:p>
          </table:table-cell>
          <table:table-cell office:value-type="float" office:value="48.3" table:style-name="ce4">
            <text:p>48,3</text:p>
          </table:table-cell>
          <table:table-cell office:value-type="float" office:value="43.634500000000003" table:style-name="ce4">
            <text:p>43,6</text:p>
          </table:table-cell>
          <table:table-cell office:value-type="float" office:value="44.541699999999999" table:style-name="ce4">
            <text:p>44,5</text:p>
          </table:table-cell>
          <table:table-cell office:value-type="float" office:value="33.5961" table:style-name="ce4">
            <text:p>33,6</text:p>
          </table:table-cell>
          <table:table-cell table:number-columns-repeated="1636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<text:s/>Rio Grande do Sul</text:p>
          </table:table-cell>
          <table:table-cell office:value-type="float" office:value="96735" table:style-name="ce2">
            <text:p>96.735</text:p>
          </table:table-cell>
          <table:table-cell office:value-type="float" office:value="43312" table:style-name="ce2">
            <text:p>43.312</text:p>
          </table:table-cell>
          <table:table-cell office:value-type="float" office:value="29104" table:style-name="ce2">
            <text:p>29.104</text:p>
          </table:table-cell>
          <table:table-cell office:value-type="float" office:value="11523" table:style-name="ce2">
            <text:p>11.523</text:p>
          </table:table-cell>
          <table:table-cell office:value-type="float" office:value="2487" table:style-name="ce2">
            <text:p>2.487</text:p>
          </table:table-cell>
          <table:table-cell office:value-type="float" office:value="198" table:style-name="ce2">
            <text:p>198</text:p>
          </table:table-cell>
          <table:table-cell office:value-type="float" office:value="140047" table:style-name="ce3">
            <text:p>140.047</text:p>
          </table:table-cell>
          <table:table-cell office:value-type="float" office:value="30.1007" table:style-name="ce4">
            <text:p>30,1</text:p>
          </table:table-cell>
          <table:table-cell office:value-type="float" office:value="30.422000000000001" table:style-name="ce4">
            <text:p>30,4</text:p>
          </table:table-cell>
          <table:table-cell office:value-type="float" office:value="29.3674" table:style-name="ce4">
            <text:p>29,4</text:p>
          </table:table-cell>
          <table:table-cell office:value-type="float" office:value="25.555199999999999" table:style-name="ce4">
            <text:p>25,6</text:p>
          </table:table-cell>
          <table:table-cell office:value-type="float" office:value="25.555199999999999" table:style-name="ce4">
            <text:p>25,6</text:p>
          </table:table-cell>
          <table:table-cell office:value-type="float" office:value="25.555199999999999" table:style-name="ce4">
            <text:p>25,6</text:p>
          </table:table-cell>
          <table:table-cell office:value-type="float" office:value="36.059199999999997" table:style-name="ce4">
            <text:p>36,1</text:p>
          </table:table-cell>
          <table:table-cell office:value-type="float" office:value="34.9953" table:style-name="ce4">
            <text:p>35,0</text:p>
          </table:table-cell>
          <table:table-cell office:value-type="float" office:value="38.5779" table:style-name="ce4">
            <text:p>38,6</text:p>
          </table:table-cell>
          <table:table-cell office:value-type="float" office:value="96.399699999999996" table:style-name="ce4">
            <text:p>96,4</text:p>
          </table:table-cell>
          <table:table-cell office:value-type="float" office:value="116.1108" table:style-name="ce4">
            <text:p>116,1</text:p>
          </table:table-cell>
          <table:table-cell office:value-type="float" office:value="37.338900000000002" table:style-name="ce4">
            <text:p>37,3</text:p>
          </table:table-cell>
          <table:table-cell office:value-type="float" office:value="95.858400000000003" table:style-name="ce4">
            <text:p>95,9</text:p>
          </table:table-cell>
          <table:table-cell office:value-type="float" office:value="117.5836" table:style-name="ce4">
            <text:p>117,6</text:p>
          </table:table-cell>
          <table:table-cell office:value-type="float" office:value="50.82235" table:style-name="ce4">
            <text:p>50,8</text:p>
          </table:table-cell>
          <table:table-cell table:number-columns-repeated="1636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<text:s/>Mato Grosso do Sul</text:p>
          </table:table-cell>
          <table:table-cell office:value-type="float" office:value="37414" table:style-name="ce2">
            <text:p>37.414</text:p>
          </table:table-cell>
          <table:table-cell office:value-type="float" office:value="6861" table:style-name="ce2">
            <text:p>6.861</text:p>
          </table:table-cell>
          <table:table-cell office:value-type="float" office:value="5904" table:style-name="ce2">
            <text:p>5.904</text:p>
          </table:table-cell>
          <table:table-cell office:value-type="float" office:value="0" table:style-name="ce2">
            <text:p>0</text:p>
          </table:table-cell>
          <table:table-cell office:value-type="float" office:value="335" table:style-name="ce2">
            <text:p>335</text:p>
          </table:table-cell>
          <table:table-cell office:value-type="float" office:value="622" table:style-name="ce2">
            <text:p>622</text:p>
          </table:table-cell>
          <table:table-cell office:value-type="float" office:value="44275" table:style-name="ce3">
            <text:p>44.275</text:p>
          </table:table-cell>
          <table:table-cell office:value-type="float" office:value="73.850800000000007" table:style-name="ce4">
            <text:p>73,9</text:p>
          </table:table-cell>
          <table:table-cell office:value-type="float" office:value="73.850800000000007" table:style-name="ce4">
            <text:p>73,9</text:p>
          </table:table-cell>
          <table:table-cell office:value-type="float" office:value="73.850800000000007" table:style-name="ce4">
            <text:p>73,9</text:p>
          </table:table-cell>
          <table:table-cell office:value-type="float" office:value="73.850800000000007" table:style-name="ce4">
            <text:p>73,9</text:p>
          </table:table-cell>
          <table:table-cell office:value-type="float" office:value="72.135800000000003" table:style-name="ce4">
            <text:p>72,1</text:p>
          </table:table-cell>
          <table:table-cell office:value-type="float" office:value="73.850800000000007" table:style-name="ce4">
            <text:p>73,9</text:p>
          </table:table-cell>
          <table:table-cell table:number-columns-repeated="3" table:style-name="ce4"/>
          <table:table-cell office:value-type="float" office:value="244.58680000000001" table:style-name="ce4">
            <text:p>244,6</text:p>
          </table:table-cell>
          <table:table-cell office:value-type="float" office:value="213.67785000000001" table:style-name="ce4">
            <text:p>213,7</text:p>
          </table:table-cell>
          <table:table-cell office:value-type="float" office:value="281.03519999999997" table:style-name="ce4">
            <text:p>281,0</text:p>
          </table:table-cell>
          <table:table-cell office:value-type="float" office:value="94.479299999999995" table:style-name="ce4">
            <text:p>94,5</text:p>
          </table:table-cell>
          <table:table-cell office:value-type="float" office:value="119.5898" table:style-name="ce4">
            <text:p>119,6</text:p>
          </table:table-cell>
          <table:table-cell office:value-type="float" office:value="94.479299999999995" table:style-name="ce4">
            <text:p>94,5</text:p>
          </table:table-cell>
          <table:table-cell table:number-columns-repeated="16360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<text:s/>Mato Grosso</text:p>
          </table:table-cell>
          <table:table-cell office:value-type="float" office:value="42828" table:style-name="ce2">
            <text:p>42.828</text:p>
          </table:table-cell>
          <table:table-cell office:value-type="float" office:value="15821" table:style-name="ce2">
            <text:p>15.821</text:p>
          </table:table-cell>
          <table:table-cell office:value-type="float" office:value="12352" table:style-name="ce2">
            <text:p>12.352</text:p>
          </table:table-cell>
          <table:table-cell office:value-type="float" office:value="1866" table:style-name="ce2">
            <text:p>1.866</text:p>
          </table:table-cell>
          <table:table-cell office:value-type="float" office:value="1071" table:style-name="ce2">
            <text:p>1.071</text:p>
          </table:table-cell>
          <table:table-cell office:value-type="float" office:value="532" table:style-name="ce2">
            <text:p>532</text:p>
          </table:table-cell>
          <table:table-cell office:value-type="float" office:value="58649" table:style-name="ce3">
            <text:p>58.649</text:p>
          </table:table-cell>
          <table:table-cell office:value-type="float" office:value="75.375100000000003" table:style-name="ce4">
            <text:p>75,4</text:p>
          </table:table-cell>
          <table:table-cell office:value-type="float" office:value="65.661000000000001" table:style-name="ce4">
            <text:p>65,7</text:p>
          </table:table-cell>
          <table:table-cell office:value-type="float" office:value="85.209900000000005" table:style-name="ce4">
            <text:p>85,2</text:p>
          </table:table-cell>
          <table:table-cell office:value-type="float" office:value="51.803899999999999" table:style-name="ce4">
            <text:p>51,8</text:p>
          </table:table-cell>
          <table:table-cell office:value-type="float" office:value="38.027099999999997" table:style-name="ce4">
            <text:p>38,0</text:p>
          </table:table-cell>
          <table:table-cell office:value-type="float" office:value="61.386600000000001" table:style-name="ce4">
            <text:p>61,4</text:p>
          </table:table-cell>
          <table:table-cell office:value-type="float" office:value="159.5976" table:style-name="ce4">
            <text:p>159,6</text:p>
          </table:table-cell>
          <table:table-cell office:value-type="float" office:value="174.22380000000001" table:style-name="ce4">
            <text:p>174,2</text:p>
          </table:table-cell>
          <table:table-cell office:value-type="float" office:value="156.9436" table:style-name="ce4">
            <text:p>156,9</text:p>
          </table:table-cell>
          <table:table-cell office:value-type="float" office:value="258.18020000000001" table:style-name="ce4">
            <text:p>258,2</text:p>
          </table:table-cell>
          <table:table-cell office:value-type="float" office:value="315.7174" table:style-name="ce4">
            <text:p>315,7</text:p>
          </table:table-cell>
          <table:table-cell office:value-type="float" office:value="239.03659999999999" table:style-name="ce4">
            <text:p>239,0</text:p>
          </table:table-cell>
          <table:table-cell office:value-type="float" office:value="318.63254999999998" table:style-name="ce4">
            <text:p>318,6</text:p>
          </table:table-cell>
          <table:table-cell office:value-type="float" office:value="385.38490000000002" table:style-name="ce4">
            <text:p>385,4</text:p>
          </table:table-cell>
          <table:table-cell office:value-type="float" office:value="227.04" table:style-name="ce4">
            <text:p>227,0</text:p>
          </table:table-cell>
          <table:table-cell table:number-columns-repeated="16360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<text:s/>Goiás</text:p>
          </table:table-cell>
          <table:table-cell office:value-type="float" office:value="61244" table:style-name="ce2">
            <text:p>61.244</text:p>
          </table:table-cell>
          <table:table-cell office:value-type="float" office:value="37628" table:style-name="ce2">
            <text:p>37.628</text:p>
          </table:table-cell>
          <table:table-cell office:value-type="float" office:value="11196" table:style-name="ce2">
            <text:p>11.196</text:p>
          </table:table-cell>
          <table:table-cell office:value-type="float" office:value="2491" table:style-name="ce2">
            <text:p>2.491</text:p>
          </table:table-cell>
          <table:table-cell office:value-type="float" office:value="10435" table:style-name="ce2">
            <text:p>10.435</text:p>
          </table:table-cell>
          <table:table-cell office:value-type="float" office:value="13506" table:style-name="ce2">
            <text:p>13.506</text:p>
          </table:table-cell>
          <table:table-cell office:value-type="float" office:value="98872" table:style-name="ce3">
            <text:p>98.872</text:p>
          </table:table-cell>
          <table:table-cell office:value-type="float" office:value="45.517699999999998" table:style-name="ce4">
            <text:p>45,5</text:p>
          </table:table-cell>
          <table:table-cell office:value-type="float" office:value="47.538699999999999" table:style-name="ce4">
            <text:p>47,5</text:p>
          </table:table-cell>
          <table:table-cell office:value-type="float" office:value="35.516399999999997" table:style-name="ce4">
            <text:p>35,5</text:p>
          </table:table-cell>
          <table:table-cell office:value-type="float" office:value="37.8461" table:style-name="ce4">
            <text:p>37,8</text:p>
          </table:table-cell>
          <table:table-cell office:value-type="float" office:value="42.112499999999997" table:style-name="ce4">
            <text:p>42,1</text:p>
          </table:table-cell>
          <table:table-cell office:value-type="float" office:value="36.090800000000002" table:style-name="ce4">
            <text:p>36,1</text:p>
          </table:table-cell>
          <table:table-cell office:value-type="float" office:value="102.2075" table:style-name="ce4">
            <text:p>102,2</text:p>
          </table:table-cell>
          <table:table-cell office:value-type="float" office:value="118.7312" table:style-name="ce4">
            <text:p>118,7</text:p>
          </table:table-cell>
          <table:table-cell office:value-type="float" office:value="102.2075" table:style-name="ce4">
            <text:p>102,2</text:p>
          </table:table-cell>
          <table:table-cell office:value-type="float" office:value="18.596699999999998" table:style-name="ce4">
            <text:p>18,6</text:p>
          </table:table-cell>
          <table:table-cell office:value-type="float" office:value="67.254499999999993" table:style-name="ce4">
            <text:p>67,3</text:p>
          </table:table-cell>
          <table:table-cell office:value-type="float" office:value="18.596699999999998" table:style-name="ce4">
            <text:p>18,6</text:p>
          </table:table-cell>
          <table:table-cell office:value-type="float" office:value="47.538699999999999" table:style-name="ce4">
            <text:p>47,5</text:p>
          </table:table-cell>
          <table:table-cell office:value-type="float" office:value="47.538699999999999" table:style-name="ce4">
            <text:p>47,5</text:p>
          </table:table-cell>
          <table:table-cell office:value-type="float" office:value="59.444499999999998" table:style-name="ce4">
            <text:p>59,4</text:p>
          </table:table-cell>
          <table:table-cell table:number-columns-repeated="16360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<text:s/>Distrito Federal</text:p>
          </table:table-cell>
          <table:table-cell office:value-type="float" office:value="43566" table:style-name="ce2">
            <text:p>43.566</text:p>
          </table:table-cell>
          <table:table-cell office:value-type="float" office:value="629" table:style-name="ce2">
            <text:p>6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29" table:style-name="ce2">
            <text:p>629</text:p>
          </table:table-cell>
          <table:table-cell office:value-type="float" office:value="44195" table:style-name="ce3">
            <text:p>44.195</text:p>
          </table:table-cell>
          <table:table-cell office:value-type="float" office:value="77.970200000000006" table:style-name="ce4">
            <text:p>78,0</text:p>
          </table:table-cell>
          <table:table-cell office:value-type="float" office:value="203.84209999999999" table:style-name="ce4">
            <text:p>203,8</text:p>
          </table:table-cell>
          <table:table-cell office:value-type="float" office:value="59.444499999999998" table:style-name="ce4">
            <text:p>59,4</text:p>
          </table:table-cell>
          <table:table-cell table:number-columns-repeated="8" table:style-name="ce4"/>
          <table:table-cell table:style-name="ce1"/>
          <table:table-cell office:value-type="float" office:value="77.970200000000006" table:style-name="ce4">
            <text:p>78,0</text:p>
          </table:table-cell>
          <table:table-cell office:value-type="float" office:value="203.84209999999999" table:style-name="ce4">
            <text:p>203,8</text:p>
          </table:table-cell>
          <table:table-cell office:value-type="float" office:value="59.444499999999998" table:style-name="ce4">
            <text:p>59,4</text:p>
          </table:table-cell>
          <table:table-cell table:number-columns-repeated="16360"/>
        </table:table-row>
        <table:table-row table:number-rows-repeated="2" table:style-name="ro2">
          <table:table-cell table:number-columns-repeated="15" table:style-name="ce1"/>
          <table:table-cell table:number-columns-repeated="6" table:style-name="ce4"/>
          <table:table-cell table:number-columns-repeated="16363" table:style-name="ce1"/>
        </table:table-row>
        <table:table-row table:number-rows-repeated="2" table:style-name="ro2">
          <table:table-cell table:number-columns-repeated="18"/>
          <table:table-cell table:number-columns-repeated="3" table:style-name="ce4"/>
          <table:table-cell table:number-columns-repeated="16363"/>
        </table:table-row>
        <table:table-row table:number-rows-repeated="1048542" table:style-name="ro2">
          <table:table-cell table:number-columns-repeated="16384"/>
        </table:table-row>
      </table:table>
      <table:table table:name="BR17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24" table:default-cell-style-name="ce1"/>
        <table:table-column table:style-name="co9" table:number-columns-repeated="16358" table:default-cell-style-name="ce1"/>
        <table:table-row table:style-name="ro1">
          <table:table-cell office:value-type="string" table:style-name="ce10">
            <text:p>CODUFr</text:p>
          </table:table-cell>
          <table:table-cell office:value-type="string" table:style-name="ce11">
            <text:p>NOME</text:p>
          </table:table-cell>
          <table:table-cell office:value-type="string" table:style-name="ce12">
            <text:p>local</text:p>
          </table:table-cell>
          <table:table-cell office:value-type="string" table:style-name="ce12">
            <text:p>não_local</text:p>
          </table:table-cell>
          <table:table-cell office:value-type="string" table:style-name="ce13">
            <text:p>dentro_regiao_saude</text:p>
          </table:table-cell>
          <table:table-cell office:value-type="string" table:style-name="ce13">
            <text:p>dentro_macrorregiao_saude</text:p>
          </table:table-cell>
          <table:table-cell office:value-type="string" table:style-name="ce13">
            <text:p>fora_macrorregiao_saude</text:p>
          </table:table-cell>
          <table:table-cell office:value-type="string" table:style-name="ce12">
            <text:p>outra_uf</text:p>
          </table:table-cell>
          <table:table-cell office:value-type="string" table:style-name="ce13">
            <text:p>destino_total</text:p>
          </table:table-cell>
          <table:table-cell office:value-type="string" table:style-name="ce13">
            <text:p>km_partos_fora_municipio</text:p>
          </table:table-cell>
          <table:table-cell office:value-type="string" table:style-name="ce13">
            <text:p>km_partos_fora_municipio_alta_complexidade</text:p>
          </table:table-cell>
          <table:table-cell office:value-type="string" table:style-name="ce13">
            <text:p>km_partos_fora_municipio_baixa_complexidade</text:p>
          </table:table-cell>
          <table:table-cell office:value-type="string" table:style-name="ce13">
            <text:p>km_partos_na_região</text:p>
          </table:table-cell>
          <table:table-cell office:value-type="string" table:style-name="ce13">
            <text:p>km_partos_na_região_alta_complexidade</text:p>
          </table:table-cell>
          <table:table-cell office:value-type="string" table:style-name="ce13">
            <text:p>km_partos_na_região_baixa_complexidade</text:p>
          </table:table-cell>
          <table:table-cell office:value-type="string" table:style-name="ce13">
            <text:p>km_partos_na_macrorregião</text:p>
          </table:table-cell>
          <table:table-cell office:value-type="string" table:style-name="ce13">
            <text:p>km_partos_na_macrorregião_alta_complexidade</text:p>
          </table:table-cell>
          <table:table-cell office:value-type="string" table:style-name="ce13">
            <text:p>km_partos_na_macrorregião_baixa_complexidade</text:p>
          </table:table-cell>
          <table:table-cell office:value-type="string" table:style-name="ce13">
            <text:p>km_partos_fora_macrorregião</text:p>
          </table:table-cell>
          <table:table-cell office:value-type="string" table:style-name="ce13">
            <text:p>km_partos_fora_macrorregião_alta_complexidade</text:p>
          </table:table-cell>
          <table:table-cell office:value-type="string" table:style-name="ce13">
            <text:p>km_partos_fora_macrorregião_baixa_complexidade</text:p>
          </table:table-cell>
          <table:table-cell office:value-type="string" table:style-name="ce14">
            <text:p>km_partos_fora_UF</text:p>
          </table:table-cell>
          <table:table-cell office:value-type="string" table:style-name="ce13">
            <text:p>km_partos_fora_UF_alta_complexidade</text:p>
          </table:table-cell>
          <table:table-cell office:value-type="string" table:style-name="ce13">
            <text:p>km_partos_fora_UF_baixa_complexidade</text:p>
          </table:table-cell>
          <table:table-cell table:number-columns-repeated="16360" table:style-name="ce1"/>
        </table:table-row>
        <table:table-row table:style-name="ro2">
          <table:table-cell table:style-name="ce1"/>
          <table:table-cell office:value-type="string" table:style-name="ce1">
            <text:p>Brasil</text:p>
          </table:table-cell>
          <table:table-cell office:value-type="float" office:value="2009446" table:style-name="ce2">
            <text:p>2.009.446</text:p>
          </table:table-cell>
          <table:table-cell office:value-type="float" office:value="914089" table:style-name="ce2">
            <text:p>914.089</text:p>
          </table:table-cell>
          <table:table-cell office:value-type="float" office:value="625748" table:style-name="ce2">
            <text:p>625.748</text:p>
          </table:table-cell>
          <table:table-cell office:value-type="float" office:value="151260" table:style-name="ce2">
            <text:p>151.260</text:p>
          </table:table-cell>
          <table:table-cell office:value-type="float" office:value="97695" table:style-name="ce2">
            <text:p>97.695</text:p>
          </table:table-cell>
          <table:table-cell office:value-type="float" office:value="39386" table:style-name="ce2">
            <text:p>39.386</text:p>
          </table:table-cell>
          <table:table-cell office:value-type="float" office:value="2923535" table:style-name="ce3">
            <text:p>2.923.535</text:p>
          </table:table-cell>
          <table:table-cell office:value-type="float" office:value="34.657499999999999" table:style-name="ce9">
            <text:p>34,7</text:p>
          </table:table-cell>
          <table:table-cell office:value-type="float" office:value="33.306399999999996" table:style-name="ce9">
            <text:p>33,3</text:p>
          </table:table-cell>
          <table:table-cell office:value-type="float" office:value="36.610599999999998" table:style-name="ce9">
            <text:p>36,6</text:p>
          </table:table-cell>
          <table:table-cell office:value-type="float" office:value="28.806699999999999" table:style-name="ce9">
            <text:p>28,8</text:p>
          </table:table-cell>
          <table:table-cell office:value-type="float" office:value="26.3626" table:style-name="ce9">
            <text:p>26,4</text:p>
          </table:table-cell>
          <table:table-cell office:value-type="float" office:value="31.3293" table:style-name="ce9">
            <text:p>31,3</text:p>
          </table:table-cell>
          <table:table-cell office:value-type="float" office:value="64.328699999999998" table:style-name="ce9">
            <text:p>64,3</text:p>
          </table:table-cell>
          <table:table-cell office:value-type="float" office:value="62.123399999999997" table:style-name="ce9">
            <text:p>62,1</text:p>
          </table:table-cell>
          <table:table-cell office:value-type="float" office:value="67.799199999999999" table:style-name="ce9">
            <text:p>67,8</text:p>
          </table:table-cell>
          <table:table-cell office:value-type="float" office:value="52.072099999999999" table:style-name="ce9">
            <text:p>52,1</text:p>
          </table:table-cell>
          <table:table-cell office:value-type="float" office:value="46.302300000000002" table:style-name="ce9">
            <text:p>46,3</text:p>
          </table:table-cell>
          <table:table-cell office:value-type="float" office:value="64.882145132999995" table:style-name="ce9">
            <text:p>64,9</text:p>
          </table:table-cell>
          <table:table-cell office:value-type="float" office:value="57.557389000000001" table:style-name="ce9">
            <text:p>57,6</text:p>
          </table:table-cell>
          <table:table-cell office:value-type="float" office:value="49.287500000000001" table:style-name="ce9">
            <text:p>49,3</text:p>
          </table:table-cell>
          <table:table-cell office:value-type="float" office:value="74.407300000000006" table:style-name="ce9">
            <text:p>74,4</text:p>
          </table:table-cell>
          <table:table-cell table:number-columns-repeated="16360" table:style-name="ce1"/>
        </table:table-row>
        <table:table-row table:style-name="ro2">
          <table:table-cell table:number-columns-repeated="2" table:style-name="ce1"/>
          <table:table-cell table:style-name="ce4"/>
          <table:table-cell table:number-columns-repeated="5" table:style-name="ce1"/>
          <table:table-cell table:style-name="ce5"/>
          <table:table-cell table:style-name="ce4"/>
          <table:table-cell table:number-columns-repeated="3" table:style-name="ce1"/>
          <table:table-cell table:number-columns-repeated="2" table:style-name="ce9"/>
          <table:table-cell table:number-columns-repeated="5" table:style-name="ce1"/>
          <table:table-cell table:number-columns-repeated="2" table:style-name="ce9"/>
          <table:table-cell table:number-columns-repeated="16362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<text:s/>Rondônia</text:p>
          </table:table-cell>
          <table:table-cell office:value-type="float" office:value="20029" table:style-name="ce2">
            <text:p>20.029</text:p>
          </table:table-cell>
          <table:table-cell office:value-type="float" office:value="7474" table:style-name="ce2">
            <text:p>7.474</text:p>
          </table:table-cell>
          <table:table-cell office:value-type="float" office:value="5157" table:style-name="ce2">
            <text:p>5.157</text:p>
          </table:table-cell>
          <table:table-cell office:value-type="float" office:value="1454" table:style-name="ce2">
            <text:p>1.454</text:p>
          </table:table-cell>
          <table:table-cell office:value-type="float" office:value="581" table:style-name="ce2">
            <text:p>581</text:p>
          </table:table-cell>
          <table:table-cell office:value-type="float" office:value="282" table:style-name="ce2">
            <text:p>282</text:p>
          </table:table-cell>
          <table:table-cell office:value-type="float" office:value="27503" table:style-name="ce2">
            <text:p>27.503</text:p>
          </table:table-cell>
          <table:table-cell office:value-type="float" office:value="75.150000000000006" table:style-name="ce9">
            <text:p>75,2</text:p>
          </table:table-cell>
          <table:table-cell office:value-type="float" office:value="131.01682968375999" table:style-name="ce9">
            <text:p>131,0</text:p>
          </table:table-cell>
          <table:table-cell office:value-type="float" office:value="61.288200000000003" table:style-name="ce9">
            <text:p>61,3</text:p>
          </table:table-cell>
          <table:table-cell office:value-type="float" office:value="59.502800000000001" table:style-name="ce9">
            <text:p>59,5</text:p>
          </table:table-cell>
          <table:table-cell office:value-type="float" office:value="94.9454278441452" table:style-name="ce9">
            <text:p>94,9</text:p>
          </table:table-cell>
          <table:table-cell office:value-type="float" office:value="57.063400000000001" table:style-name="ce9">
            <text:p>57,1</text:p>
          </table:table-cell>
          <table:table-cell office:value-type="float" office:value="179.74039999999999" table:style-name="ce9">
            <text:p>179,7</text:p>
          </table:table-cell>
          <table:table-cell office:value-type="float" office:value="223.1" table:style-name="ce9">
            <text:p>223,1</text:p>
          </table:table-cell>
          <table:table-cell office:value-type="float" office:value="123.8126" table:style-name="ce9">
            <text:p>123,8</text:p>
          </table:table-cell>
          <table:table-cell office:value-type="float" office:value="409.76600000000002" table:style-name="ce9">
            <text:p>409,8</text:p>
          </table:table-cell>
          <table:table-cell office:value-type="float" office:value="480.04950000000002" table:style-name="ce9">
            <text:p>480,0</text:p>
          </table:table-cell>
          <table:table-cell office:value-type="float" office:value="302.1936" table:style-name="ce9">
            <text:p>302,2</text:p>
          </table:table-cell>
          <table:table-cell office:value-type="float" office:value="510.85719999999998" table:style-name="ce9">
            <text:p>510,9</text:p>
          </table:table-cell>
          <table:table-cell office:value-type="float" office:value="757.29600000000005" table:style-name="ce9">
            <text:p>757,3</text:p>
          </table:table-cell>
          <table:table-cell office:value-type="float" office:value="510.85719999999998" table:style-name="ce9">
            <text:p>510,9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<text:s/>Acre</text:p>
          </table:table-cell>
          <table:table-cell office:value-type="float" office:value="12172" table:style-name="ce2">
            <text:p>12.172</text:p>
          </table:table-cell>
          <table:table-cell office:value-type="float" office:value="4186" table:style-name="ce2">
            <text:p>4.186</text:p>
          </table:table-cell>
          <table:table-cell office:value-type="float" office:value="3675" table:style-name="ce2">
            <text:p>3.675</text:p>
          </table:table-cell>
          <table:table-cell office:value-type="float" office:value="473" table:style-name="ce2">
            <text:p>473</text:p>
          </table:table-cell>
          <table:table-cell office:value-type="float" office:value="0" table:style-name="ce2">
            <text:p>0</text:p>
          </table:table-cell>
          <table:table-cell office:value-type="float" office:value="38" table:style-name="ce2">
            <text:p>38</text:p>
          </table:table-cell>
          <table:table-cell office:value-type="float" office:value="16358" table:style-name="ce2">
            <text:p>16.358</text:p>
          </table:table-cell>
          <table:table-cell office:value-type="float" office:value="72.945899999999995" table:style-name="ce9">
            <text:p>72,9</text:p>
          </table:table-cell>
          <table:table-cell office:value-type="float" office:value="82.234700000000004" table:style-name="ce9">
            <text:p>82,2</text:p>
          </table:table-cell>
          <table:table-cell office:value-type="float" office:value="72.945899999999995" table:style-name="ce9">
            <text:p>72,9</text:p>
          </table:table-cell>
          <table:table-cell office:value-type="float" office:value="60.496600000000001" table:style-name="ce9">
            <text:p>60,5</text:p>
          </table:table-cell>
          <table:table-cell office:value-type="float" office:value="60.496600000000001" table:style-name="ce9">
            <text:p>60,5</text:p>
          </table:table-cell>
          <table:table-cell office:value-type="float" office:value="60.496600000000001" table:style-name="ce9">
            <text:p>60,5</text:p>
          </table:table-cell>
          <table:table-cell office:value-type="float" office:value="230.9522" table:style-name="ce9">
            <text:p>231,0</text:p>
          </table:table-cell>
          <table:table-cell office:value-type="float" office:value="234.31659999999999" table:style-name="ce9">
            <text:p>234,3</text:p>
          </table:table-cell>
          <table:table-cell office:value-type="float" office:value="230.9522" table:style-name="ce9">
            <text:p>231,0</text:p>
          </table:table-cell>
          <table:table-cell table:number-columns-repeated="3" table:style-name="ce9"/>
          <table:table-cell office:value-type="float" office:value="510.85719999999998" table:style-name="ce9">
            <text:p>510,9</text:p>
          </table:table-cell>
          <table:table-cell office:value-type="float" office:value="3374.7955499999998" table:style-name="ce9">
            <text:p>3.374,8</text:p>
          </table:table-cell>
          <table:table-cell office:value-type="float" office:value="392.30860000000001" table:style-name="ce9">
            <text:p>392,3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<text:s/>Amazonas</text:p>
          </table:table-cell>
          <table:table-cell office:value-type="float" office:value="72294" table:style-name="ce2">
            <text:p>72.294</text:p>
          </table:table-cell>
          <table:table-cell office:value-type="float" office:value="5772" table:style-name="ce2">
            <text:p>5.772</text:p>
          </table:table-cell>
          <table:table-cell office:value-type="float" office:value="3838" table:style-name="ce2">
            <text:p>3.838</text:p>
          </table:table-cell>
          <table:table-cell office:value-type="float" office:value="587" table:style-name="ce2">
            <text:p>587</text:p>
          </table:table-cell>
          <table:table-cell office:value-type="float" office:value="669" table:style-name="ce2">
            <text:p>669</text:p>
          </table:table-cell>
          <table:table-cell office:value-type="float" office:value="678" table:style-name="ce2">
            <text:p>678</text:p>
          </table:table-cell>
          <table:table-cell office:value-type="float" office:value="78066" table:style-name="ce2">
            <text:p>78.066</text:p>
          </table:table-cell>
          <table:table-cell office:value-type="float" office:value="101.59780000000001" table:style-name="ce9">
            <text:p>101,6</text:p>
          </table:table-cell>
          <table:table-cell office:value-type="float" office:value="125.9933" table:style-name="ce9">
            <text:p>126,0</text:p>
          </table:table-cell>
          <table:table-cell office:value-type="float" office:value="89.863799999999998" table:style-name="ce9">
            <text:p>89,9</text:p>
          </table:table-cell>
          <table:table-cell office:value-type="float" office:value="65.245336322673893" table:style-name="ce9">
            <text:p>65,2</text:p>
          </table:table-cell>
          <table:table-cell office:value-type="float" office:value="125.7539" table:style-name="ce9">
            <text:p>125,8</text:p>
          </table:table-cell>
          <table:table-cell office:value-type="float" office:value="50.406599999999997" table:style-name="ce9">
            <text:p>50,4</text:p>
          </table:table-cell>
          <table:table-cell office:value-type="float" office:value="101.59780000000001" table:style-name="ce9">
            <text:p>101,6</text:p>
          </table:table-cell>
          <table:table-cell office:value-type="float" office:value="101.59780000000001" table:style-name="ce9">
            <text:p>101,6</text:p>
          </table:table-cell>
          <table:table-cell office:value-type="float" office:value="101.59780000000001" table:style-name="ce9">
            <text:p>101,6</text:p>
          </table:table-cell>
          <table:table-cell office:value-type="float" office:value="267.9083" table:style-name="ce9">
            <text:p>267,9</text:p>
          </table:table-cell>
          <table:table-cell office:value-type="float" office:value="337.01990000000001" table:style-name="ce9">
            <text:p>337,0</text:p>
          </table:table-cell>
          <table:table-cell office:value-type="float" office:value="267.9083" table:style-name="ce9">
            <text:p>267,9</text:p>
          </table:table-cell>
          <table:table-cell office:value-type="float" office:value="205.3184" table:style-name="ce9">
            <text:p>205,3</text:p>
          </table:table-cell>
          <table:table-cell office:value-type="float" office:value="223.14060000000001" table:style-name="ce9">
            <text:p>223,1</text:p>
          </table:table-cell>
          <table:table-cell office:value-type="float" office:value="21.8444" table:style-name="ce9">
            <text:p>21,8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<text:s/>Roraima</text:p>
          </table:table-cell>
          <table:table-cell office:value-type="float" office:value="8882" table:style-name="ce2">
            <text:p>8.882</text:p>
          </table:table-cell>
          <table:table-cell office:value-type="float" office:value="2855" table:style-name="ce2">
            <text:p>2.855</text:p>
          </table:table-cell>
          <table:table-cell office:value-type="float" office:value="2202" table:style-name="ce2">
            <text:p>2.202</text:p>
          </table:table-cell>
          <table:table-cell office:value-type="float" office:value="616" table:style-name="ce2">
            <text:p>616</text:p>
          </table:table-cell>
          <table:table-cell office:value-type="float" office:value="0" table:style-name="ce2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11737" table:style-name="ce2">
            <text:p>11.737</text:p>
          </table:table-cell>
          <table:table-cell office:value-type="float" office:value="138.99279999999999" table:style-name="ce9">
            <text:p>139,0</text:p>
          </table:table-cell>
          <table:table-cell office:value-type="float" office:value="601.49229336369797" table:style-name="ce9">
            <text:p>601,5</text:p>
          </table:table-cell>
          <table:table-cell office:value-type="float" office:value="138.99279999999999" table:style-name="ce9">
            <text:p>139,0</text:p>
          </table:table-cell>
          <table:table-cell office:value-type="float" office:value="124.1228" table:style-name="ce9">
            <text:p>124,1</text:p>
          </table:table-cell>
          <table:table-cell office:value-type="float" office:value="85.185299999999998" table:style-name="ce9">
            <text:p>85,2</text:p>
          </table:table-cell>
          <table:table-cell office:value-type="float" office:value="124.1228" table:style-name="ce9">
            <text:p>124,1</text:p>
          </table:table-cell>
          <table:table-cell office:value-type="float" office:value="138.99279999999999" table:style-name="ce9">
            <text:p>139,0</text:p>
          </table:table-cell>
          <table:table-cell office:value-type="float" office:value="351.49630000000002" table:style-name="ce9">
            <text:p>351,5</text:p>
          </table:table-cell>
          <table:table-cell office:value-type="float" office:value="138.99279999999999" table:style-name="ce9">
            <text:p>139,0</text:p>
          </table:table-cell>
          <table:table-cell table:number-columns-repeated="3" table:style-name="ce9"/>
          <table:table-cell office:value-type="float" office:value="725.18200000000002" table:style-name="ce9">
            <text:p>725,2</text:p>
          </table:table-cell>
          <table:table-cell office:value-type="float" office:value="4129.5917084562298" table:style-name="ce9">
            <text:p>4.129,6</text:p>
          </table:table-cell>
          <table:table-cell office:value-type="float" office:value="639.32487540409898" table:style-name="ce9">
            <text:p>639,3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<text:s/>Pará</text:p>
          </table:table-cell>
          <table:table-cell office:value-type="float" office:value="105968" table:style-name="ce2">
            <text:p>105.968</text:p>
          </table:table-cell>
          <table:table-cell office:value-type="float" office:value="32716" table:style-name="ce2">
            <text:p>32.716</text:p>
          </table:table-cell>
          <table:table-cell office:value-type="float" office:value="19703" table:style-name="ce2">
            <text:p>19.703</text:p>
          </table:table-cell>
          <table:table-cell office:value-type="float" office:value="3729" table:style-name="ce2">
            <text:p>3.729</text:p>
          </table:table-cell>
          <table:table-cell office:value-type="float" office:value="6918" table:style-name="ce2">
            <text:p>6.918</text:p>
          </table:table-cell>
          <table:table-cell office:value-type="float" office:value="2366" table:style-name="ce2">
            <text:p>2.366</text:p>
          </table:table-cell>
          <table:table-cell office:value-type="float" office:value="138684" table:style-name="ce2">
            <text:p>138.684</text:p>
          </table:table-cell>
          <table:table-cell office:value-type="float" office:value="64.882145133700007" table:style-name="ce9">
            <text:p>64,9</text:p>
          </table:table-cell>
          <table:table-cell office:value-type="float" office:value="73.079300000000003" table:style-name="ce9">
            <text:p>73,1</text:p>
          </table:table-cell>
          <table:table-cell office:value-type="float" office:value="61.438499999999998" table:style-name="ce9">
            <text:p>61,4</text:p>
          </table:table-cell>
          <table:table-cell office:value-type="float" office:value="31.238499999999998" table:style-name="ce9">
            <text:p>31,2</text:p>
          </table:table-cell>
          <table:table-cell office:value-type="float" office:value="19.8355" table:style-name="ce9">
            <text:p>19,8</text:p>
          </table:table-cell>
          <table:table-cell office:value-type="float" office:value="48.074800000000003" table:style-name="ce9">
            <text:p>48,1</text:p>
          </table:table-cell>
          <table:table-cell office:value-type="float" office:value="157.769439689058" table:style-name="ce9">
            <text:p>157,8</text:p>
          </table:table-cell>
          <table:table-cell office:value-type="float" office:value="161.14935892748599" table:style-name="ce9">
            <text:p>161,1</text:p>
          </table:table-cell>
          <table:table-cell office:value-type="float" office:value="100.0926" table:style-name="ce9">
            <text:p>100,1</text:p>
          </table:table-cell>
          <table:table-cell office:value-type="float" office:value="116.0377" table:style-name="ce9">
            <text:p>116,0</text:p>
          </table:table-cell>
          <table:table-cell office:value-type="float" office:value="125.4156" table:style-name="ce9">
            <text:p>125,4</text:p>
          </table:table-cell>
          <table:table-cell office:value-type="float" office:value="103.10250000000001" table:style-name="ce9">
            <text:p>103,1</text:p>
          </table:table-cell>
          <table:table-cell office:value-type="float" office:value="200.480982592815" table:style-name="ce9">
            <text:p>200,5</text:p>
          </table:table-cell>
          <table:table-cell office:value-type="float" office:value="234.75659999999999" table:style-name="ce9">
            <text:p>234,8</text:p>
          </table:table-cell>
          <table:table-cell office:value-type="float" office:value="200.480982592815" table:style-name="ce9">
            <text:p>200,5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<text:s/>Amapá</text:p>
          </table:table-cell>
          <table:table-cell office:value-type="float" office:value="12612" table:style-name="ce2">
            <text:p>12.612</text:p>
          </table:table-cell>
          <table:table-cell office:value-type="float" office:value="2787" table:style-name="ce2">
            <text:p>2.787</text:p>
          </table:table-cell>
          <table:table-cell office:value-type="float" office:value="1168" table:style-name="ce2">
            <text:p>1.168</text:p>
          </table:table-cell>
          <table:table-cell office:value-type="float" office:value="1573" table:style-name="ce2">
            <text:p>1.573</text:p>
          </table:table-cell>
          <table:table-cell office:value-type="float" office:value="0" table:style-name="ce2">
            <text:p>0</text:p>
          </table:table-cell>
          <table:table-cell office:value-type="float" office:value="46" table:style-name="ce2">
            <text:p>46</text:p>
          </table:table-cell>
          <table:table-cell office:value-type="float" office:value="15399" table:style-name="ce2">
            <text:p>15.399</text:p>
          </table:table-cell>
          <table:table-cell office:value-type="float" office:value="34.715600000000002" table:style-name="ce9">
            <text:p>34,7</text:p>
          </table:table-cell>
          <table:table-cell office:value-type="float" office:value="21.342199999999998" table:style-name="ce9">
            <text:p>21,3</text:p>
          </table:table-cell>
          <table:table-cell office:value-type="float" office:value="34.715600000000002" table:style-name="ce9">
            <text:p>34,7</text:p>
          </table:table-cell>
          <table:table-cell office:value-type="float" office:value="115.9282" table:style-name="ce9">
            <text:p>115,9</text:p>
          </table:table-cell>
          <table:table-cell office:value-type="float" office:value="115.9282" table:style-name="ce9">
            <text:p>115,9</text:p>
          </table:table-cell>
          <table:table-cell office:value-type="float" office:value="115.9282" table:style-name="ce9">
            <text:p>115,9</text:p>
          </table:table-cell>
          <table:table-cell office:value-type="float" office:value="21.342199999999998" table:style-name="ce9">
            <text:p>21,3</text:p>
          </table:table-cell>
          <table:table-cell office:value-type="float" office:value="21.342199999999998" table:style-name="ce9">
            <text:p>21,3</text:p>
          </table:table-cell>
          <table:table-cell office:value-type="float" office:value="34.715600000000002" table:style-name="ce9">
            <text:p>34,7</text:p>
          </table:table-cell>
          <table:table-cell table:number-columns-repeated="3" table:style-name="ce9"/>
          <table:table-cell office:value-type="float" office:value="277.31970000000001" table:style-name="ce9">
            <text:p>277,3</text:p>
          </table:table-cell>
          <table:table-cell office:value-type="float" office:value="441.89316178070197" table:style-name="ce9">
            <text:p>441,9</text:p>
          </table:table-cell>
          <table:table-cell office:value-type="float" office:value="264.5521" table:style-name="ce9">
            <text:p>264,6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<text:s/>Tocantins</text:p>
          </table:table-cell>
          <table:table-cell office:value-type="float" office:value="13125" table:style-name="ce2">
            <text:p>13.125</text:p>
          </table:table-cell>
          <table:table-cell office:value-type="float" office:value="11810" table:style-name="ce2">
            <text:p>11.810</text:p>
          </table:table-cell>
          <table:table-cell office:value-type="float" office:value="6846" table:style-name="ce2">
            <text:p>6.846</text:p>
          </table:table-cell>
          <table:table-cell office:value-type="float" office:value="3400" table:style-name="ce2">
            <text:p>3.400</text:p>
          </table:table-cell>
          <table:table-cell office:value-type="float" office:value="348" table:style-name="ce2">
            <text:p>348</text:p>
          </table:table-cell>
          <table:table-cell office:value-type="float" office:value="1216" table:style-name="ce2">
            <text:p>1.216</text:p>
          </table:table-cell>
          <table:table-cell office:value-type="float" office:value="24935" table:style-name="ce2">
            <text:p>24.935</text:p>
          </table:table-cell>
          <table:table-cell office:value-type="float" office:value="87.944100000000006" table:style-name="ce9">
            <text:p>87,9</text:p>
          </table:table-cell>
          <table:table-cell office:value-type="float" office:value="108.15770000000001" table:style-name="ce9">
            <text:p>108,2</text:p>
          </table:table-cell>
          <table:table-cell office:value-type="float" office:value="75.444679122610196" table:style-name="ce9">
            <text:p>75,4</text:p>
          </table:table-cell>
          <table:table-cell office:value-type="float" office:value="71.551199999999994" table:style-name="ce9">
            <text:p>71,6</text:p>
          </table:table-cell>
          <table:table-cell office:value-type="float" office:value="73.734499999999997" table:style-name="ce9">
            <text:p>73,7</text:p>
          </table:table-cell>
          <table:table-cell office:value-type="float" office:value="63.599899999999998" table:style-name="ce9">
            <text:p>63,6</text:p>
          </table:table-cell>
          <table:table-cell office:value-type="float" office:value="139.66220000000001" table:style-name="ce9">
            <text:p>139,7</text:p>
          </table:table-cell>
          <table:table-cell office:value-type="float" office:value="139.66220000000001" table:style-name="ce9">
            <text:p>139,7</text:p>
          </table:table-cell>
          <table:table-cell office:value-type="float" office:value="134.73869999999999" table:style-name="ce9">
            <text:p>134,7</text:p>
          </table:table-cell>
          <table:table-cell office:value-type="float" office:value="220.6696" table:style-name="ce9">
            <text:p>220,7</text:p>
          </table:table-cell>
          <table:table-cell office:value-type="float" office:value="339.40465" table:style-name="ce9">
            <text:p>339,4</text:p>
          </table:table-cell>
          <table:table-cell office:value-type="float" office:value="220.6696" table:style-name="ce9">
            <text:p>220,7</text:p>
          </table:table-cell>
          <table:table-cell office:value-type="float" office:value="65.390299999999996" table:style-name="ce9">
            <text:p>65,4</text:p>
          </table:table-cell>
          <table:table-cell office:value-type="float" office:value="100.27460000000001" table:style-name="ce9">
            <text:p>100,3</text:p>
          </table:table-cell>
          <table:table-cell office:value-type="float" office:value="65.390299999999996" table:style-name="ce9">
            <text:p>65,4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<text:s/>Maranhão</text:p>
          </table:table-cell>
          <table:table-cell office:value-type="float" office:value="78577" table:style-name="ce2">
            <text:p>78.577</text:p>
          </table:table-cell>
          <table:table-cell office:value-type="float" office:value="34408" table:style-name="ce2">
            <text:p>34.408</text:p>
          </table:table-cell>
          <table:table-cell office:value-type="float" office:value="22364" table:style-name="ce2">
            <text:p>22.364</text:p>
          </table:table-cell>
          <table:table-cell office:value-type="float" office:value="7248" table:style-name="ce2">
            <text:p>7.248</text:p>
          </table:table-cell>
          <table:table-cell office:value-type="float" office:value="1701" table:style-name="ce2">
            <text:p>1.701</text:p>
          </table:table-cell>
          <table:table-cell office:value-type="float" office:value="3095" table:style-name="ce2">
            <text:p>3.095</text:p>
          </table:table-cell>
          <table:table-cell office:value-type="float" office:value="112985" table:style-name="ce2">
            <text:p>112.985</text:p>
          </table:table-cell>
          <table:table-cell office:value-type="float" office:value="46.3658" table:style-name="ce9">
            <text:p>46,4</text:p>
          </table:table-cell>
          <table:table-cell office:value-type="float" office:value="67.761600000000001" table:style-name="ce9">
            <text:p>67,8</text:p>
          </table:table-cell>
          <table:table-cell office:value-type="float" office:value="46.140900000000002" table:style-name="ce9">
            <text:p>46,1</text:p>
          </table:table-cell>
          <table:table-cell office:value-type="float" office:value="31.0688" table:style-name="ce9">
            <text:p>31,1</text:p>
          </table:table-cell>
          <table:table-cell office:value-type="float" office:value="30.711500000000001" table:style-name="ce9">
            <text:p>30,7</text:p>
          </table:table-cell>
          <table:table-cell office:value-type="float" office:value="33.627600000000001" table:style-name="ce9">
            <text:p>33,6</text:p>
          </table:table-cell>
          <table:table-cell office:value-type="float" office:value="111.2616" table:style-name="ce9">
            <text:p>111,3</text:p>
          </table:table-cell>
          <table:table-cell office:value-type="float" office:value="175.45849999999999" table:style-name="ce9">
            <text:p>175,5</text:p>
          </table:table-cell>
          <table:table-cell office:value-type="float" office:value="100.57089999999999" table:style-name="ce9">
            <text:p>100,6</text:p>
          </table:table-cell>
          <table:table-cell office:value-type="float" office:value="106.04900000000001" table:style-name="ce9">
            <text:p>106,0</text:p>
          </table:table-cell>
          <table:table-cell office:value-type="float" office:value="304.72519999999997" table:style-name="ce9">
            <text:p>304,7</text:p>
          </table:table-cell>
          <table:table-cell office:value-type="float" office:value="90.231999999999999" table:style-name="ce9">
            <text:p>90,2</text:p>
          </table:table-cell>
          <table:table-cell office:value-type="float" office:value="57.557389151172998" table:style-name="ce9">
            <text:p>57,6</text:p>
          </table:table-cell>
          <table:table-cell office:value-type="float" office:value="57.557389151172998" table:style-name="ce9">
            <text:p>57,6</text:p>
          </table:table-cell>
          <table:table-cell office:value-type="float" office:value="61.781323809020797" table:style-name="ce9">
            <text:p>61,8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<text:s/>Piauí</text:p>
          </table:table-cell>
          <table:table-cell office:value-type="float" office:value="27963" table:style-name="ce2">
            <text:p>27.963</text:p>
          </table:table-cell>
          <table:table-cell office:value-type="float" office:value="20588" table:style-name="ce2">
            <text:p>20.588</text:p>
          </table:table-cell>
          <table:table-cell office:value-type="float" office:value="15491" table:style-name="ce2">
            <text:p>15.491</text:p>
          </table:table-cell>
          <table:table-cell office:value-type="float" office:value="1889" table:style-name="ce2">
            <text:p>1.889</text:p>
          </table:table-cell>
          <table:table-cell office:value-type="float" office:value="2773" table:style-name="ce2">
            <text:p>2.773</text:p>
          </table:table-cell>
          <table:table-cell office:value-type="float" office:value="435" table:style-name="ce2">
            <text:p>435</text:p>
          </table:table-cell>
          <table:table-cell office:value-type="float" office:value="48551" table:style-name="ce2">
            <text:p>48.551</text:p>
          </table:table-cell>
          <table:table-cell office:value-type="float" office:value="70.244699999999995" table:style-name="ce9">
            <text:p>70,2</text:p>
          </table:table-cell>
          <table:table-cell office:value-type="float" office:value="98.626999999999995" table:style-name="ce9">
            <text:p>98,6</text:p>
          </table:table-cell>
          <table:table-cell office:value-type="float" office:value="60.282800000000002" table:style-name="ce9">
            <text:p>60,3</text:p>
          </table:table-cell>
          <table:table-cell office:value-type="float" office:value="56.409199999999998" table:style-name="ce9">
            <text:p>56,4</text:p>
          </table:table-cell>
          <table:table-cell office:value-type="float" office:value="69.875600000000006" table:style-name="ce9">
            <text:p>69,9</text:p>
          </table:table-cell>
          <table:table-cell office:value-type="float" office:value="52.370100000000001" table:style-name="ce9">
            <text:p>52,4</text:p>
          </table:table-cell>
          <table:table-cell office:value-type="float" office:value="136.4863" table:style-name="ce9">
            <text:p>136,5</text:p>
          </table:table-cell>
          <table:table-cell office:value-type="float" office:value="189.8503" table:style-name="ce9">
            <text:p>189,9</text:p>
          </table:table-cell>
          <table:table-cell office:value-type="float" office:value="97.641099999999994" table:style-name="ce9">
            <text:p>97,6</text:p>
          </table:table-cell>
          <table:table-cell office:value-type="float" office:value="194.6319" table:style-name="ce9">
            <text:p>194,6</text:p>
          </table:table-cell>
          <table:table-cell office:value-type="float" office:value="207.1748" table:style-name="ce9">
            <text:p>207,2</text:p>
          </table:table-cell>
          <table:table-cell office:value-type="float" office:value="180.73990000000001" table:style-name="ce9">
            <text:p>180,7</text:p>
          </table:table-cell>
          <table:table-cell office:value-type="float" office:value="59.782499999999999" table:style-name="ce9">
            <text:p>59,8</text:p>
          </table:table-cell>
          <table:table-cell office:value-type="float" office:value="174.40280000000001" table:style-name="ce9">
            <text:p>174,4</text:p>
          </table:table-cell>
          <table:table-cell office:value-type="float" office:value="51.539400000000001" table:style-name="ce9">
            <text:p>51,5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<text:s/>Ceará</text:p>
          </table:table-cell>
          <table:table-cell office:value-type="float" office:value="84283" table:style-name="ce2">
            <text:p>84.283</text:p>
          </table:table-cell>
          <table:table-cell office:value-type="float" office:value="43514" table:style-name="ce2">
            <text:p>43.514</text:p>
          </table:table-cell>
          <table:table-cell office:value-type="float" office:value="27479" table:style-name="ce2">
            <text:p>27.479</text:p>
          </table:table-cell>
          <table:table-cell office:value-type="float" office:value="13317" table:style-name="ce2">
            <text:p>13.317</text:p>
          </table:table-cell>
          <table:table-cell office:value-type="float" office:value="2283" table:style-name="ce2">
            <text:p>2.283</text:p>
          </table:table-cell>
          <table:table-cell office:value-type="float" office:value="435" table:style-name="ce2">
            <text:p>435</text:p>
          </table:table-cell>
          <table:table-cell office:value-type="float" office:value="127797" table:style-name="ce2">
            <text:p>127.797</text:p>
          </table:table-cell>
          <table:table-cell office:value-type="float" office:value="41.995399999999997" table:style-name="ce9">
            <text:p>42,0</text:p>
          </table:table-cell>
          <table:table-cell office:value-type="float" office:value="53.276299999999999" table:style-name="ce9">
            <text:p>53,3</text:p>
          </table:table-cell>
          <table:table-cell office:value-type="float" office:value="34.879600000000003" table:style-name="ce9">
            <text:p>34,9</text:p>
          </table:table-cell>
          <table:table-cell office:value-type="float" office:value="38.195900000000002" table:style-name="ce9">
            <text:p>38,2</text:p>
          </table:table-cell>
          <table:table-cell office:value-type="float" office:value="44.508200000000002" table:style-name="ce9">
            <text:p>44,5</text:p>
          </table:table-cell>
          <table:table-cell office:value-type="float" office:value="33.483499999999999" table:style-name="ce9">
            <text:p>33,5</text:p>
          </table:table-cell>
          <table:table-cell office:value-type="float" office:value="51.795499999999997" table:style-name="ce9">
            <text:p>51,8</text:p>
          </table:table-cell>
          <table:table-cell office:value-type="float" office:value="55.957700000000003" table:style-name="ce9">
            <text:p>56,0</text:p>
          </table:table-cell>
          <table:table-cell office:value-type="float" office:value="35.102400000000003" table:style-name="ce9">
            <text:p>35,1</text:p>
          </table:table-cell>
          <table:table-cell office:value-type="float" office:value="183.50030000000001" table:style-name="ce9">
            <text:p>183,5</text:p>
          </table:table-cell>
          <table:table-cell office:value-type="float" office:value="200.7679" table:style-name="ce9">
            <text:p>200,8</text:p>
          </table:table-cell>
          <table:table-cell office:value-type="float" office:value="107.4631" table:style-name="ce9">
            <text:p>107,5</text:p>
          </table:table-cell>
          <table:table-cell office:value-type="float" office:value="90.842200000000005" table:style-name="ce9">
            <text:p>90,8</text:p>
          </table:table-cell>
          <table:table-cell office:value-type="float" office:value="76.768199999999993" table:style-name="ce9">
            <text:p>76,8</text:p>
          </table:table-cell>
          <table:table-cell office:value-type="float" office:value="115.58" table:style-name="ce9">
            <text:p>115,6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<text:s/>Rio Grande do Norte</text:p>
          </table:table-cell>
          <table:table-cell office:value-type="float" office:value="24049" table:style-name="ce2">
            <text:p>24.049</text:p>
          </table:table-cell>
          <table:table-cell office:value-type="float" office:value="22173" table:style-name="ce2">
            <text:p>22.173</text:p>
          </table:table-cell>
          <table:table-cell office:value-type="float" office:value="13329" table:style-name="ce2">
            <text:p>13.329</text:p>
          </table:table-cell>
          <table:table-cell office:value-type="float" office:value="8083" table:style-name="ce2">
            <text:p>8.083</text:p>
          </table:table-cell>
          <table:table-cell office:value-type="float" office:value="606" table:style-name="ce2">
            <text:p>606</text:p>
          </table:table-cell>
          <table:table-cell office:value-type="float" office:value="155" table:style-name="ce2">
            <text:p>155</text:p>
          </table:table-cell>
          <table:table-cell office:value-type="float" office:value="46222" table:style-name="ce2">
            <text:p>46.222</text:p>
          </table:table-cell>
          <table:table-cell office:value-type="float" office:value="44.147599999999997" table:style-name="ce9">
            <text:p>44,1</text:p>
          </table:table-cell>
          <table:table-cell office:value-type="float" office:value="51.593499999999999" table:style-name="ce9">
            <text:p>51,6</text:p>
          </table:table-cell>
          <table:table-cell office:value-type="float" office:value="40.834499999999998" table:style-name="ce9">
            <text:p>40,8</text:p>
          </table:table-cell>
          <table:table-cell office:value-type="float" office:value="29.6126" table:style-name="ce9">
            <text:p>29,6</text:p>
          </table:table-cell>
          <table:table-cell office:value-type="float" office:value="23.518899999999999" table:style-name="ce9">
            <text:p>23,5</text:p>
          </table:table-cell>
          <table:table-cell office:value-type="float" office:value="32.420900000000003" table:style-name="ce9">
            <text:p>32,4</text:p>
          </table:table-cell>
          <table:table-cell office:value-type="float" office:value="77.541600000000003" table:style-name="ce9">
            <text:p>77,5</text:p>
          </table:table-cell>
          <table:table-cell office:value-type="float" office:value="79.395399999999995" table:style-name="ce9">
            <text:p>79,4</text:p>
          </table:table-cell>
          <table:table-cell office:value-type="float" office:value="74.138900000000007" table:style-name="ce9">
            <text:p>74,1</text:p>
          </table:table-cell>
          <table:table-cell office:value-type="float" office:value="199.67865" table:style-name="ce9">
            <text:p>199,7</text:p>
          </table:table-cell>
          <table:table-cell office:value-type="float" office:value="210.2901" table:style-name="ce9">
            <text:p>210,3</text:p>
          </table:table-cell>
          <table:table-cell office:value-type="float" office:value="114.9962" table:style-name="ce9">
            <text:p>115,0</text:p>
          </table:table-cell>
          <table:table-cell office:value-type="float" office:value="176.15270000000001" table:style-name="ce9">
            <text:p>176,2</text:p>
          </table:table-cell>
          <table:table-cell office:value-type="float" office:value="239.49119999999999" table:style-name="ce9">
            <text:p>239,5</text:p>
          </table:table-cell>
          <table:table-cell office:value-type="float" office:value="53.049300000000002" table:style-name="ce9">
            <text:p>53,0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<text:s/>Paraíba</text:p>
          </table:table-cell>
          <table:table-cell office:value-type="float" office:value="29108" table:style-name="ce2">
            <text:p>29.108</text:p>
          </table:table-cell>
          <table:table-cell office:value-type="float" office:value="28385" table:style-name="ce2">
            <text:p>28.385</text:p>
          </table:table-cell>
          <table:table-cell office:value-type="float" office:value="16614" table:style-name="ce2">
            <text:p>16.614</text:p>
          </table:table-cell>
          <table:table-cell office:value-type="float" office:value="9244" table:style-name="ce2">
            <text:p>9.244</text:p>
          </table:table-cell>
          <table:table-cell office:value-type="float" office:value="1697" table:style-name="ce2">
            <text:p>1.697</text:p>
          </table:table-cell>
          <table:table-cell office:value-type="float" office:value="830" table:style-name="ce2">
            <text:p>830</text:p>
          </table:table-cell>
          <table:table-cell office:value-type="float" office:value="57493" table:style-name="ce2">
            <text:p>57.493</text:p>
          </table:table-cell>
          <table:table-cell office:value-type="float" office:value="41.968400000000003" table:style-name="ce9">
            <text:p>42,0</text:p>
          </table:table-cell>
          <table:table-cell office:value-type="float" office:value="45.373600000000003" table:style-name="ce9">
            <text:p>45,4</text:p>
          </table:table-cell>
          <table:table-cell office:value-type="float" office:value="31.246400000000001" table:style-name="ce9">
            <text:p>31,2</text:p>
          </table:table-cell>
          <table:table-cell office:value-type="float" office:value="30.515000000000001" table:style-name="ce9">
            <text:p>30,5</text:p>
          </table:table-cell>
          <table:table-cell office:value-type="float" office:value="33.071899999999999" table:style-name="ce9">
            <text:p>33,1</text:p>
          </table:table-cell>
          <table:table-cell office:value-type="float" office:value="28.686800000000002" table:style-name="ce9">
            <text:p>28,7</text:p>
          </table:table-cell>
          <table:table-cell office:value-type="float" office:value="60.095199999999998" table:style-name="ce9">
            <text:p>60,1</text:p>
          </table:table-cell>
          <table:table-cell office:value-type="float" office:value="59.621850000000002" table:style-name="ce9">
            <text:p>59,6</text:p>
          </table:table-cell>
          <table:table-cell office:value-type="float" office:value="63.056100000000001" table:style-name="ce9">
            <text:p>63,1</text:p>
          </table:table-cell>
          <table:table-cell office:value-type="float" office:value="72.831199999999995" table:style-name="ce9">
            <text:p>72,8</text:p>
          </table:table-cell>
          <table:table-cell office:value-type="float" office:value="72.677700000000002" table:style-name="ce9">
            <text:p>72,7</text:p>
          </table:table-cell>
          <table:table-cell office:value-type="float" office:value="131.1919" table:style-name="ce9">
            <text:p>131,2</text:p>
          </table:table-cell>
          <table:table-cell office:value-type="float" office:value="65.406300000000002" table:style-name="ce9">
            <text:p>65,4</text:p>
          </table:table-cell>
          <table:table-cell office:value-type="float" office:value="102.66679999999999" table:style-name="ce9">
            <text:p>102,7</text:p>
          </table:table-cell>
          <table:table-cell office:value-type="float" office:value="56.386200000000002" table:style-name="ce9">
            <text:p>56,4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<text:s/>Pernambuco</text:p>
          </table:table-cell>
          <table:table-cell office:value-type="float" office:value="63863" table:style-name="ce2">
            <text:p>63.863</text:p>
          </table:table-cell>
          <table:table-cell office:value-type="float" office:value="72069" table:style-name="ce2">
            <text:p>72.069</text:p>
          </table:table-cell>
          <table:table-cell office:value-type="float" office:value="50825" table:style-name="ce2">
            <text:p>50.825</text:p>
          </table:table-cell>
          <table:table-cell office:value-type="float" office:value="10752" table:style-name="ce2">
            <text:p>10.752</text:p>
          </table:table-cell>
          <table:table-cell office:value-type="float" office:value="7535" table:style-name="ce2">
            <text:p>7.535</text:p>
          </table:table-cell>
          <table:table-cell office:value-type="float" office:value="2957" table:style-name="ce2">
            <text:p>2.957</text:p>
          </table:table-cell>
          <table:table-cell office:value-type="float" office:value="135932" table:style-name="ce2">
            <text:p>135.932</text:p>
          </table:table-cell>
          <table:table-cell office:value-type="float" office:value="33.945700000000002" table:style-name="ce9">
            <text:p>33,9</text:p>
          </table:table-cell>
          <table:table-cell office:value-type="float" office:value="34.244900000000001" table:style-name="ce9">
            <text:p>34,2</text:p>
          </table:table-cell>
          <table:table-cell office:value-type="float" office:value="32.542099999999998" table:style-name="ce9">
            <text:p>32,5</text:p>
          </table:table-cell>
          <table:table-cell office:value-type="float" office:value="23.858599999999999" table:style-name="ce9">
            <text:p>23,9</text:p>
          </table:table-cell>
          <table:table-cell office:value-type="float" office:value="23.858599999999999" table:style-name="ce9">
            <text:p>23,9</text:p>
          </table:table-cell>
          <table:table-cell office:value-type="float" office:value="25.7668" table:style-name="ce9">
            <text:p>25,8</text:p>
          </table:table-cell>
          <table:table-cell office:value-type="float" office:value="74.814099999999996" table:style-name="ce9">
            <text:p>74,8</text:p>
          </table:table-cell>
          <table:table-cell office:value-type="float" office:value="83.358500000000006" table:style-name="ce9">
            <text:p>83,4</text:p>
          </table:table-cell>
          <table:table-cell office:value-type="float" office:value="61.037399999999998" table:style-name="ce9">
            <text:p>61,0</text:p>
          </table:table-cell>
          <table:table-cell office:value-type="float" office:value="133.99180000000001" table:style-name="ce9">
            <text:p>134,0</text:p>
          </table:table-cell>
          <table:table-cell office:value-type="float" office:value="138.66409999999999" table:style-name="ce9">
            <text:p>138,7</text:p>
          </table:table-cell>
          <table:table-cell office:value-type="float" office:value="85.234700000000004" table:style-name="ce9">
            <text:p>85,2</text:p>
          </table:table-cell>
          <table:table-cell office:value-type="float" office:value="45.432600000000001" table:style-name="ce9">
            <text:p>45,4</text:p>
          </table:table-cell>
          <table:table-cell office:value-type="float" office:value="52.873800000000003" table:style-name="ce9">
            <text:p>52,9</text:p>
          </table:table-cell>
          <table:table-cell office:value-type="float" office:value="31.2058" table:style-name="ce9">
            <text:p>31,2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<text:s/>Alagoas</text:p>
          </table:table-cell>
          <table:table-cell office:value-type="float" office:value="28431" table:style-name="ce2">
            <text:p>28.431</text:p>
          </table:table-cell>
          <table:table-cell office:value-type="float" office:value="21937" table:style-name="ce2">
            <text:p>21.937</text:p>
          </table:table-cell>
          <table:table-cell office:value-type="float" office:value="13674" table:style-name="ce2">
            <text:p>13.674</text:p>
          </table:table-cell>
          <table:table-cell office:value-type="float" office:value="5973" table:style-name="ce2">
            <text:p>5.973</text:p>
          </table:table-cell>
          <table:table-cell office:value-type="float" office:value="1259" table:style-name="ce2">
            <text:p>1.259</text:p>
          </table:table-cell>
          <table:table-cell office:value-type="float" office:value="1031" table:style-name="ce2">
            <text:p>1.031</text:p>
          </table:table-cell>
          <table:table-cell office:value-type="float" office:value="50368" table:style-name="ce2">
            <text:p>50.368</text:p>
          </table:table-cell>
          <table:table-cell office:value-type="float" office:value="38.095300000000002" table:style-name="ce9">
            <text:p>38,1</text:p>
          </table:table-cell>
          <table:table-cell office:value-type="float" office:value="40.007100000000001" table:style-name="ce9">
            <text:p>40,0</text:p>
          </table:table-cell>
          <table:table-cell office:value-type="float" office:value="36.068899999999999" table:style-name="ce9">
            <text:p>36,1</text:p>
          </table:table-cell>
          <table:table-cell office:value-type="float" office:value="28.6983" table:style-name="ce9">
            <text:p>28,7</text:p>
          </table:table-cell>
          <table:table-cell office:value-type="float" office:value="29.107600000000001" table:style-name="ce9">
            <text:p>29,1</text:p>
          </table:table-cell>
          <table:table-cell office:value-type="float" office:value="28.020199999999999" table:style-name="ce9">
            <text:p>28,0</text:p>
          </table:table-cell>
          <table:table-cell office:value-type="float" office:value="77.650700000000001" table:style-name="ce9">
            <text:p>77,7</text:p>
          </table:table-cell>
          <table:table-cell office:value-type="float" office:value="80.703000000000003" table:style-name="ce9">
            <text:p>80,7</text:p>
          </table:table-cell>
          <table:table-cell office:value-type="float" office:value="77.650700000000001" table:style-name="ce9">
            <text:p>77,7</text:p>
          </table:table-cell>
          <table:table-cell office:value-type="float" office:value="65.446200000000005" table:style-name="ce9">
            <text:p>65,4</text:p>
          </table:table-cell>
          <table:table-cell office:value-type="float" office:value="68.176199999999994" table:style-name="ce9">
            <text:p>68,2</text:p>
          </table:table-cell>
          <table:table-cell office:value-type="float" office:value="62.195599999999999" table:style-name="ce9">
            <text:p>62,2</text:p>
          </table:table-cell>
          <table:table-cell office:value-type="float" office:value="40.007100000000001" table:style-name="ce9">
            <text:p>40,0</text:p>
          </table:table-cell>
          <table:table-cell office:value-type="float" office:value="40.007100000000001" table:style-name="ce9">
            <text:p>40,0</text:p>
          </table:table-cell>
          <table:table-cell office:value-type="float" office:value="38.095300000000002" table:style-name="ce9">
            <text:p>38,1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<text:s/>Sergipe</text:p>
          </table:table-cell>
          <table:table-cell office:value-type="float" office:value="14187" table:style-name="ce2">
            <text:p>14.187</text:p>
          </table:table-cell>
          <table:table-cell office:value-type="float" office:value="19680" table:style-name="ce2">
            <text:p>19.680</text:p>
          </table:table-cell>
          <table:table-cell office:value-type="float" office:value="9270" table:style-name="ce2">
            <text:p>9.270</text:p>
          </table:table-cell>
          <table:table-cell office:value-type="float" office:value="10141" table:style-name="ce2">
            <text:p>10.141</text:p>
          </table:table-cell>
          <table:table-cell office:value-type="float" office:value="0" table:style-name="ce2">
            <text:p>0</text:p>
          </table:table-cell>
          <table:table-cell office:value-type="float" office:value="269" table:style-name="ce2">
            <text:p>269</text:p>
          </table:table-cell>
          <table:table-cell office:value-type="float" office:value="33867" table:style-name="ce2">
            <text:p>33.867</text:p>
          </table:table-cell>
          <table:table-cell office:value-type="float" office:value="37.363999999999997" table:style-name="ce9">
            <text:p>37,4</text:p>
          </table:table-cell>
          <table:table-cell office:value-type="float" office:value="30.596599999999999" table:style-name="ce9">
            <text:p>30,6</text:p>
          </table:table-cell>
          <table:table-cell office:value-type="float" office:value="42.811399999999999" table:style-name="ce9">
            <text:p>42,8</text:p>
          </table:table-cell>
          <table:table-cell office:value-type="float" office:value="27.317599999999999" table:style-name="ce9">
            <text:p>27,3</text:p>
          </table:table-cell>
          <table:table-cell office:value-type="float" office:value="20.879300000000001" table:style-name="ce9">
            <text:p>20,9</text:p>
          </table:table-cell>
          <table:table-cell office:value-type="float" office:value="28.7029" table:style-name="ce9">
            <text:p>28,7</text:p>
          </table:table-cell>
          <table:table-cell office:value-type="float" office:value="62.095799999999997" table:style-name="ce9">
            <text:p>62,1</text:p>
          </table:table-cell>
          <table:table-cell office:value-type="float" office:value="48.732300000000002" table:style-name="ce9">
            <text:p>48,7</text:p>
          </table:table-cell>
          <table:table-cell office:value-type="float" office:value="67.799199999999999" table:style-name="ce9">
            <text:p>67,8</text:p>
          </table:table-cell>
          <table:table-cell table:number-columns-repeated="3" table:style-name="ce9"/>
          <table:table-cell office:value-type="float" office:value="74.999300000000005" table:style-name="ce9">
            <text:p>75,0</text:p>
          </table:table-cell>
          <table:table-cell office:value-type="float" office:value="118.8296" table:style-name="ce9">
            <text:p>118,8</text:p>
          </table:table-cell>
          <table:table-cell office:value-type="float" office:value="32.498100000000001" table:style-name="ce9">
            <text:p>32,5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<text:s/>Bahia</text:p>
          </table:table-cell>
          <table:table-cell office:value-type="float" office:value="141338" table:style-name="ce2">
            <text:p>141.338</text:p>
          </table:table-cell>
          <table:table-cell office:value-type="float" office:value="62758" table:style-name="ce2">
            <text:p>62.758</text:p>
          </table:table-cell>
          <table:table-cell office:value-type="float" office:value="42742" table:style-name="ce2">
            <text:p>42.742</text:p>
          </table:table-cell>
          <table:table-cell office:value-type="float" office:value="9297" table:style-name="ce2">
            <text:p>9.297</text:p>
          </table:table-cell>
          <table:table-cell office:value-type="float" office:value="6159" table:style-name="ce2">
            <text:p>6.159</text:p>
          </table:table-cell>
          <table:table-cell office:value-type="float" office:value="4560" table:style-name="ce2">
            <text:p>4.560</text:p>
          </table:table-cell>
          <table:table-cell office:value-type="float" office:value="204096" table:style-name="ce2">
            <text:p>204.096</text:p>
          </table:table-cell>
          <table:table-cell office:value-type="float" office:value="54.829000000000001" table:style-name="ce9">
            <text:p>54,8</text:p>
          </table:table-cell>
          <table:table-cell office:value-type="float" office:value="52.9709" table:style-name="ce9">
            <text:p>53,0</text:p>
          </table:table-cell>
          <table:table-cell office:value-type="float" office:value="56.592500000000001" table:style-name="ce9">
            <text:p>56,6</text:p>
          </table:table-cell>
          <table:table-cell office:value-type="float" office:value="48.418599999999998" table:style-name="ce9">
            <text:p>48,4</text:p>
          </table:table-cell>
          <table:table-cell office:value-type="float" office:value="42.613900000000001" table:style-name="ce9">
            <text:p>42,6</text:p>
          </table:table-cell>
          <table:table-cell office:value-type="float" office:value="49.187399999999997" table:style-name="ce9">
            <text:p>49,2</text:p>
          </table:table-cell>
          <table:table-cell office:value-type="float" office:value="68.429000000000002" table:style-name="ce9">
            <text:p>68,4</text:p>
          </table:table-cell>
          <table:table-cell office:value-type="float" office:value="51.004399999999997" table:style-name="ce9">
            <text:p>51,0</text:p>
          </table:table-cell>
          <table:table-cell office:value-type="float" office:value="100.81789999999999" table:style-name="ce9">
            <text:p>100,8</text:p>
          </table:table-cell>
          <table:table-cell office:value-type="float" office:value="115.4847" table:style-name="ce9">
            <text:p>115,5</text:p>
          </table:table-cell>
          <table:table-cell office:value-type="float" office:value="161.5881" table:style-name="ce9">
            <text:p>161,6</text:p>
          </table:table-cell>
          <table:table-cell office:value-type="float" office:value="91.717200000000005" table:style-name="ce9">
            <text:p>91,7</text:p>
          </table:table-cell>
          <table:table-cell office:value-type="float" office:value="92.018699999999995" table:style-name="ce9">
            <text:p>92,0</text:p>
          </table:table-cell>
          <table:table-cell office:value-type="float" office:value="64.236400000000003" table:style-name="ce9">
            <text:p>64,2</text:p>
          </table:table-cell>
          <table:table-cell office:value-type="float" office:value="92.757599999999996" table:style-name="ce9">
            <text:p>92,8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<text:s/>Minas Gerais</text:p>
          </table:table-cell>
          <table:table-cell office:value-type="float" office:value="166281" table:style-name="ce2">
            <text:p>166.281</text:p>
          </table:table-cell>
          <table:table-cell office:value-type="float" office:value="94678" table:style-name="ce2">
            <text:p>94.678</text:p>
          </table:table-cell>
          <table:table-cell office:value-type="float" office:value="61909" table:style-name="ce2">
            <text:p>61.909</text:p>
          </table:table-cell>
          <table:table-cell office:value-type="float" office:value="25688" table:style-name="ce2">
            <text:p>25.688</text:p>
          </table:table-cell>
          <table:table-cell office:value-type="float" office:value="5170" table:style-name="ce2">
            <text:p>5.170</text:p>
          </table:table-cell>
          <table:table-cell office:value-type="float" office:value="1911" table:style-name="ce2">
            <text:p>1.911</text:p>
          </table:table-cell>
          <table:table-cell office:value-type="float" office:value="260959" table:style-name="ce2">
            <text:p>260.959</text:p>
          </table:table-cell>
          <table:table-cell office:value-type="float" office:value="34.811" table:style-name="ce9">
            <text:p>34,8</text:p>
          </table:table-cell>
          <table:table-cell office:value-type="float" office:value="35.093400000000003" table:style-name="ce9">
            <text:p>35,1</text:p>
          </table:table-cell>
          <table:table-cell office:value-type="float" office:value="33.999200000000002" table:style-name="ce9">
            <text:p>34,0</text:p>
          </table:table-cell>
          <table:table-cell office:value-type="float" office:value="33.306399999999996" table:style-name="ce9">
            <text:p>33,3</text:p>
          </table:table-cell>
          <table:table-cell office:value-type="float" office:value="33.306399999999996" table:style-name="ce9">
            <text:p>33,3</text:p>
          </table:table-cell>
          <table:table-cell office:value-type="float" office:value="33.306399999999996" table:style-name="ce9">
            <text:p>33,3</text:p>
          </table:table-cell>
          <table:table-cell office:value-type="float" office:value="36.705300000000001" table:style-name="ce9">
            <text:p>36,7</text:p>
          </table:table-cell>
          <table:table-cell office:value-type="float" office:value="43.457799999999999" table:style-name="ce9">
            <text:p>43,5</text:p>
          </table:table-cell>
          <table:table-cell office:value-type="float" office:value="35.548099999999998" table:style-name="ce9">
            <text:p>35,5</text:p>
          </table:table-cell>
          <table:table-cell office:value-type="float" office:value="99.595500000000001" table:style-name="ce9">
            <text:p>99,6</text:p>
          </table:table-cell>
          <table:table-cell office:value-type="float" office:value="102.03879999999999" table:style-name="ce9">
            <text:p>102,0</text:p>
          </table:table-cell>
          <table:table-cell office:value-type="float" office:value="99.199399999999997" table:style-name="ce9">
            <text:p>99,2</text:p>
          </table:table-cell>
          <table:table-cell office:value-type="float" office:value="68.6631" table:style-name="ce9">
            <text:p>68,7</text:p>
          </table:table-cell>
          <table:table-cell office:value-type="float" office:value="88.840999999999994" table:style-name="ce9">
            <text:p>88,8</text:p>
          </table:table-cell>
          <table:table-cell office:value-type="float" office:value="45.655200000000001" table:style-name="ce9">
            <text:p>45,7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<text:s/>Espírito Santo</text:p>
          </table:table-cell>
          <table:table-cell office:value-type="float" office:value="32377" table:style-name="ce2">
            <text:p>32.377</text:p>
          </table:table-cell>
          <table:table-cell office:value-type="float" office:value="23469" table:style-name="ce2">
            <text:p>23.469</text:p>
          </table:table-cell>
          <table:table-cell office:value-type="float" office:value="20715" table:style-name="ce2">
            <text:p>20.715</text:p>
          </table:table-cell>
          <table:table-cell office:value-type="float" office:value="0" table:style-name="ce2">
            <text:p>0</text:p>
          </table:table-cell>
          <table:table-cell office:value-type="float" office:value="2131" table:style-name="ce2">
            <text:p>2.131</text:p>
          </table:table-cell>
          <table:table-cell office:value-type="float" office:value="623" table:style-name="ce2">
            <text:p>623</text:p>
          </table:table-cell>
          <table:table-cell office:value-type="float" office:value="55846" table:style-name="ce2">
            <text:p>55.846</text:p>
          </table:table-cell>
          <table:table-cell office:value-type="float" office:value="30.149799999999999" table:style-name="ce9">
            <text:p>30,1</text:p>
          </table:table-cell>
          <table:table-cell office:value-type="float" office:value="37.545299999999997" table:style-name="ce9">
            <text:p>37,5</text:p>
          </table:table-cell>
          <table:table-cell office:value-type="float" office:value="30.149799999999999" table:style-name="ce9">
            <text:p>30,1</text:p>
          </table:table-cell>
          <table:table-cell office:value-type="float" office:value="30.149799999999999" table:style-name="ce9">
            <text:p>30,1</text:p>
          </table:table-cell>
          <table:table-cell office:value-type="float" office:value="33.253900000000002" table:style-name="ce9">
            <text:p>33,3</text:p>
          </table:table-cell>
          <table:table-cell office:value-type="float" office:value="29.876300000000001" table:style-name="ce9">
            <text:p>29,9</text:p>
          </table:table-cell>
          <table:table-cell table:number-columns-repeated="3" table:style-name="ce9"/>
          <table:table-cell office:value-type="float" office:value="92.9345" table:style-name="ce9">
            <text:p>92,9</text:p>
          </table:table-cell>
          <table:table-cell office:value-type="float" office:value="125.00360000000001" table:style-name="ce9">
            <text:p>125,0</text:p>
          </table:table-cell>
          <table:table-cell office:value-type="float" office:value="60.835700000000003" table:style-name="ce9">
            <text:p>60,8</text:p>
          </table:table-cell>
          <table:table-cell office:value-type="float" office:value="37.127200000000002" table:style-name="ce9">
            <text:p>37,1</text:p>
          </table:table-cell>
          <table:table-cell office:value-type="float" office:value="41.5563" table:style-name="ce9">
            <text:p>41,6</text:p>
          </table:table-cell>
          <table:table-cell office:value-type="float" office:value="31.587199999999999" table:style-name="ce9">
            <text:p>31,6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<text:s/>Rio de Janeiro</text:p>
          </table:table-cell>
          <table:table-cell office:value-type="float" office:value="164603" table:style-name="ce2">
            <text:p>164.603</text:p>
          </table:table-cell>
          <table:table-cell office:value-type="float" office:value="58621" table:style-name="ce2">
            <text:p>58.621</text:p>
          </table:table-cell>
          <table:table-cell office:value-type="float" office:value="50106" table:style-name="ce2">
            <text:p>50.106</text:p>
          </table:table-cell>
          <table:table-cell office:value-type="float" office:value="4991" table:style-name="ce2">
            <text:p>4.991</text:p>
          </table:table-cell>
          <table:table-cell office:value-type="float" office:value="3023" table:style-name="ce2">
            <text:p>3.023</text:p>
          </table:table-cell>
          <table:table-cell office:value-type="float" office:value="501" table:style-name="ce2">
            <text:p>501</text:p>
          </table:table-cell>
          <table:table-cell office:value-type="float" office:value="223224" table:style-name="ce2">
            <text:p>223.224</text:p>
          </table:table-cell>
          <table:table-cell office:value-type="float" office:value="21.706600000000002" table:style-name="ce9">
            <text:p>21,7</text:p>
          </table:table-cell>
          <table:table-cell office:value-type="float" office:value="22.837900000000001" table:style-name="ce9">
            <text:p>22,8</text:p>
          </table:table-cell>
          <table:table-cell office:value-type="float" office:value="20.851199999999999" table:style-name="ce9">
            <text:p>20,9</text:p>
          </table:table-cell>
          <table:table-cell office:value-type="float" office:value="20.851199999999999" table:style-name="ce9">
            <text:p>20,9</text:p>
          </table:table-cell>
          <table:table-cell office:value-type="float" office:value="20.851199999999999" table:style-name="ce9">
            <text:p>20,9</text:p>
          </table:table-cell>
          <table:table-cell office:value-type="float" office:value="14.729100000000001" table:style-name="ce9">
            <text:p>14,7</text:p>
          </table:table-cell>
          <table:table-cell office:value-type="float" office:value="34.207799999999999" table:style-name="ce9">
            <text:p>34,2</text:p>
          </table:table-cell>
          <table:table-cell office:value-type="float" office:value="37.628399999999999" table:style-name="ce9">
            <text:p>37,6</text:p>
          </table:table-cell>
          <table:table-cell office:value-type="float" office:value="24.401299999999999" table:style-name="ce9">
            <text:p>24,4</text:p>
          </table:table-cell>
          <table:table-cell office:value-type="float" office:value="78.131399999999999" table:style-name="ce9">
            <text:p>78,1</text:p>
          </table:table-cell>
          <table:table-cell office:value-type="float" office:value="113.4341" table:style-name="ce9">
            <text:p>113,4</text:p>
          </table:table-cell>
          <table:table-cell office:value-type="float" office:value="45.736499999999999" table:style-name="ce9">
            <text:p>45,7</text:p>
          </table:table-cell>
          <table:table-cell office:value-type="float" office:value="76.589600000000004" table:style-name="ce9">
            <text:p>76,6</text:p>
          </table:table-cell>
          <table:table-cell office:value-type="float" office:value="76.589600000000004" table:style-name="ce9">
            <text:p>76,6</text:p>
          </table:table-cell>
          <table:table-cell office:value-type="float" office:value="96.753500000000003" table:style-name="ce9">
            <text:p>96,8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<text:s/>São Paulo</text:p>
          </table:table-cell>
          <table:table-cell office:value-type="float" office:value="462771" table:style-name="ce2">
            <text:p>462.771</text:p>
          </table:table-cell>
          <table:table-cell office:value-type="float" office:value="149032" table:style-name="ce2">
            <text:p>149.032</text:p>
          </table:table-cell>
          <table:table-cell office:value-type="float" office:value="99308" table:style-name="ce2">
            <text:p>99.308</text:p>
          </table:table-cell>
          <table:table-cell office:value-type="float" office:value="10314" table:style-name="ce2">
            <text:p>10.314</text:p>
          </table:table-cell>
          <table:table-cell office:value-type="float" office:value="38742" table:style-name="ce2">
            <text:p>38.742</text:p>
          </table:table-cell>
          <table:table-cell office:value-type="float" office:value="668" table:style-name="ce2">
            <text:p>668</text:p>
          </table:table-cell>
          <table:table-cell office:value-type="float" office:value="611803" table:style-name="ce2">
            <text:p>611.803</text:p>
          </table:table-cell>
          <table:table-cell office:value-type="float" office:value="23.151" table:style-name="ce9">
            <text:p>23,2</text:p>
          </table:table-cell>
          <table:table-cell office:value-type="float" office:value="23.151" table:style-name="ce9">
            <text:p>23,2</text:p>
          </table:table-cell>
          <table:table-cell office:value-type="float" office:value="21.376799999999999" table:style-name="ce9">
            <text:p>21,4</text:p>
          </table:table-cell>
          <table:table-cell office:value-type="float" office:value="19.602399999999999" table:style-name="ce9">
            <text:p>19,6</text:p>
          </table:table-cell>
          <table:table-cell office:value-type="float" office:value="20.262899999999998" table:style-name="ce9">
            <text:p>20,3</text:p>
          </table:table-cell>
          <table:table-cell office:value-type="float" office:value="16.9741" table:style-name="ce9">
            <text:p>17,0</text:p>
          </table:table-cell>
          <table:table-cell office:value-type="float" office:value="54.541699999999999" table:style-name="ce9">
            <text:p>54,5</text:p>
          </table:table-cell>
          <table:table-cell office:value-type="float" office:value="57.116199999999999" table:style-name="ce9">
            <text:p>57,1</text:p>
          </table:table-cell>
          <table:table-cell office:value-type="float" office:value="41.0152" table:style-name="ce9">
            <text:p>41,0</text:p>
          </table:table-cell>
          <table:table-cell office:value-type="float" office:value="26.717400000000001" table:style-name="ce9">
            <text:p>26,7</text:p>
          </table:table-cell>
          <table:table-cell office:value-type="float" office:value="26.718299999999999" table:style-name="ce9">
            <text:p>26,7</text:p>
          </table:table-cell>
          <table:table-cell office:value-type="float" office:value="26.010899999999999" table:style-name="ce9">
            <text:p>26,0</text:p>
          </table:table-cell>
          <table:table-cell office:value-type="float" office:value="217.35230000000001" table:style-name="ce9">
            <text:p>217,4</text:p>
          </table:table-cell>
          <table:table-cell office:value-type="float" office:value="214.05520000000001" table:style-name="ce9">
            <text:p>214,1</text:p>
          </table:table-cell>
          <table:table-cell office:value-type="float" office:value="220.40719999999999" table:style-name="ce9">
            <text:p>220,4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<text:s/>Paraná</text:p>
          </table:table-cell>
          <table:table-cell office:value-type="float" office:value="103576" table:style-name="ce2">
            <text:p>103.576</text:p>
          </table:table-cell>
          <table:table-cell office:value-type="float" office:value="54125" table:style-name="ce2">
            <text:p>54.125</text:p>
          </table:table-cell>
          <table:table-cell office:value-type="float" office:value="47745" table:style-name="ce2">
            <text:p>47.745</text:p>
          </table:table-cell>
          <table:table-cell office:value-type="float" office:value="4112" table:style-name="ce2">
            <text:p>4.112</text:p>
          </table:table-cell>
          <table:table-cell office:value-type="float" office:value="1053" table:style-name="ce2">
            <text:p>1.053</text:p>
          </table:table-cell>
          <table:table-cell office:value-type="float" office:value="1215" table:style-name="ce2">
            <text:p>1.215</text:p>
          </table:table-cell>
          <table:table-cell office:value-type="float" office:value="157701" table:style-name="ce2">
            <text:p>157.701</text:p>
          </table:table-cell>
          <table:table-cell office:value-type="float" office:value="33.280299999999997" table:style-name="ce9">
            <text:p>33,3</text:p>
          </table:table-cell>
          <table:table-cell office:value-type="float" office:value="40.227200000000003" table:style-name="ce9">
            <text:p>40,2</text:p>
          </table:table-cell>
          <table:table-cell office:value-type="float" office:value="29.5441" table:style-name="ce9">
            <text:p>29,5</text:p>
          </table:table-cell>
          <table:table-cell office:value-type="float" office:value="30.301300000000001" table:style-name="ce9">
            <text:p>30,3</text:p>
          </table:table-cell>
          <table:table-cell office:value-type="float" office:value="33.671399999999998" table:style-name="ce9">
            <text:p>33,7</text:p>
          </table:table-cell>
          <table:table-cell office:value-type="float" office:value="28.200900000000001" table:style-name="ce9">
            <text:p>28,2</text:p>
          </table:table-cell>
          <table:table-cell office:value-type="float" office:value="85.614000000000004" table:style-name="ce9">
            <text:p>85,6</text:p>
          </table:table-cell>
          <table:table-cell office:value-type="float" office:value="90.573300000000003" table:style-name="ce9">
            <text:p>90,6</text:p>
          </table:table-cell>
          <table:table-cell office:value-type="float" office:value="69.108599999999996" table:style-name="ce9">
            <text:p>69,1</text:p>
          </table:table-cell>
          <table:table-cell office:value-type="float" office:value="75.159800000000004" table:style-name="ce9">
            <text:p>75,2</text:p>
          </table:table-cell>
          <table:table-cell office:value-type="float" office:value="105.71250000000001" table:style-name="ce9">
            <text:p>105,7</text:p>
          </table:table-cell>
          <table:table-cell office:value-type="float" office:value="60.257800000000003" table:style-name="ce9">
            <text:p>60,3</text:p>
          </table:table-cell>
          <table:table-cell office:value-type="float" office:value="33.294600000000003" table:style-name="ce9">
            <text:p>33,3</text:p>
          </table:table-cell>
          <table:table-cell office:value-type="float" office:value="43.157699999999998" table:style-name="ce9">
            <text:p>43,2</text:p>
          </table:table-cell>
          <table:table-cell office:value-type="float" office:value="24.4465" table:style-name="ce9">
            <text:p>24,4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<text:s/>Santa Catarina</text:p>
          </table:table-cell>
          <table:table-cell office:value-type="float" office:value="59448" table:style-name="ce2">
            <text:p>59.448</text:p>
          </table:table-cell>
          <table:table-cell office:value-type="float" office:value="38887" table:style-name="ce2">
            <text:p>38.887</text:p>
          </table:table-cell>
          <table:table-cell office:value-type="float" office:value="33869" table:style-name="ce2">
            <text:p>33.869</text:p>
          </table:table-cell>
          <table:table-cell office:value-type="float" office:value="2205" table:style-name="ce2">
            <text:p>2.205</text:p>
          </table:table-cell>
          <table:table-cell office:value-type="float" office:value="1915" table:style-name="ce2">
            <text:p>1.915</text:p>
          </table:table-cell>
          <table:table-cell office:value-type="float" office:value="898" table:style-name="ce2">
            <text:p>898</text:p>
          </table:table-cell>
          <table:table-cell office:value-type="float" office:value="98335" table:style-name="ce2">
            <text:p>98.335</text:p>
          </table:table-cell>
          <table:table-cell office:value-type="float" office:value="24.423100000000002" table:style-name="ce9">
            <text:p>24,4</text:p>
          </table:table-cell>
          <table:table-cell office:value-type="float" office:value="25.226700000000001" table:style-name="ce9">
            <text:p>25,2</text:p>
          </table:table-cell>
          <table:table-cell office:value-type="float" office:value="21.157499999999999" table:style-name="ce9">
            <text:p>21,2</text:p>
          </table:table-cell>
          <table:table-cell office:value-type="float" office:value="21.157499999999999" table:style-name="ce9">
            <text:p>21,2</text:p>
          </table:table-cell>
          <table:table-cell office:value-type="float" office:value="21.252800000000001" table:style-name="ce9">
            <text:p>21,3</text:p>
          </table:table-cell>
          <table:table-cell office:value-type="float" office:value="21.065999999999999" table:style-name="ce9">
            <text:p>21,1</text:p>
          </table:table-cell>
          <table:table-cell office:value-type="float" office:value="45.387099999999997" table:style-name="ce9">
            <text:p>45,4</text:p>
          </table:table-cell>
          <table:table-cell office:value-type="float" office:value="53.883000000000003" table:style-name="ce9">
            <text:p>53,9</text:p>
          </table:table-cell>
          <table:table-cell office:value-type="float" office:value="30.325199999999999" table:style-name="ce9">
            <text:p>30,3</text:p>
          </table:table-cell>
          <table:table-cell office:value-type="float" office:value="57.936399999999999" table:style-name="ce9">
            <text:p>57,9</text:p>
          </table:table-cell>
          <table:table-cell office:value-type="float" office:value="75.554500000000004" table:style-name="ce9">
            <text:p>75,6</text:p>
          </table:table-cell>
          <table:table-cell office:value-type="float" office:value="44.403100000000002" table:style-name="ce9">
            <text:p>44,4</text:p>
          </table:table-cell>
          <table:table-cell office:value-type="float" office:value="44.541699999999999" table:style-name="ce9">
            <text:p>44,5</text:p>
          </table:table-cell>
          <table:table-cell office:value-type="float" office:value="44.541699999999999" table:style-name="ce9">
            <text:p>44,5</text:p>
          </table:table-cell>
          <table:table-cell office:value-type="float" office:value="55.507899999999999" table:style-name="ce9">
            <text:p>55,5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<text:s/>Rio Grande do Sul</text:p>
          </table:table-cell>
          <table:table-cell office:value-type="float" office:value="99154" table:style-name="ce2">
            <text:p>99.154</text:p>
          </table:table-cell>
          <table:table-cell office:value-type="float" office:value="42414" table:style-name="ce2">
            <text:p>42.414</text:p>
          </table:table-cell>
          <table:table-cell office:value-type="float" office:value="28431" table:style-name="ce2">
            <text:p>28.431</text:p>
          </table:table-cell>
          <table:table-cell office:value-type="float" office:value="11588" table:style-name="ce2">
            <text:p>11.588</text:p>
          </table:table-cell>
          <table:table-cell office:value-type="float" office:value="2223" table:style-name="ce2">
            <text:p>2.223</text:p>
          </table:table-cell>
          <table:table-cell office:value-type="float" office:value="172" table:style-name="ce2">
            <text:p>172</text:p>
          </table:table-cell>
          <table:table-cell office:value-type="float" office:value="141568" table:style-name="ce2">
            <text:p>141.568</text:p>
          </table:table-cell>
          <table:table-cell office:value-type="float" office:value="29.839099999999998" table:style-name="ce9">
            <text:p>29,8</text:p>
          </table:table-cell>
          <table:table-cell office:value-type="float" office:value="30.141300000000001" table:style-name="ce9">
            <text:p>30,1</text:p>
          </table:table-cell>
          <table:table-cell office:value-type="float" office:value="28.005199999999999" table:style-name="ce9">
            <text:p>28,0</text:p>
          </table:table-cell>
          <table:table-cell office:value-type="float" office:value="25.555199999999999" table:style-name="ce9">
            <text:p>25,6</text:p>
          </table:table-cell>
          <table:table-cell office:value-type="float" office:value="25.555199999999999" table:style-name="ce9">
            <text:p>25,6</text:p>
          </table:table-cell>
          <table:table-cell office:value-type="float" office:value="25.014700000000001" table:style-name="ce9">
            <text:p>25,0</text:p>
          </table:table-cell>
          <table:table-cell office:value-type="float" office:value="36.246299999999998" table:style-name="ce9">
            <text:p>36,2</text:p>
          </table:table-cell>
          <table:table-cell office:value-type="float" office:value="36.246299999999998" table:style-name="ce9">
            <text:p>36,2</text:p>
          </table:table-cell>
          <table:table-cell office:value-type="float" office:value="36.937899999999999" table:style-name="ce9">
            <text:p>36,9</text:p>
          </table:table-cell>
          <table:table-cell office:value-type="float" office:value="90.908600000000007" table:style-name="ce9">
            <text:p>90,9</text:p>
          </table:table-cell>
          <table:table-cell office:value-type="float" office:value="113.69280000000001" table:style-name="ce9">
            <text:p>113,7</text:p>
          </table:table-cell>
          <table:table-cell office:value-type="float" office:value="38.056600000000003" table:style-name="ce9">
            <text:p>38,1</text:p>
          </table:table-cell>
          <table:table-cell office:value-type="float" office:value="98.045199999999994" table:style-name="ce9">
            <text:p>98,0</text:p>
          </table:table-cell>
          <table:table-cell office:value-type="float" office:value="145.84635" table:style-name="ce9">
            <text:p>145,8</text:p>
          </table:table-cell>
          <table:table-cell office:value-type="float" office:value="50.566800000000001" table:style-name="ce9">
            <text:p>50,6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<text:s/>Mato Grosso do Sul</text:p>
          </table:table-cell>
          <table:table-cell office:value-type="float" office:value="37901" table:style-name="ce2">
            <text:p>37.901</text:p>
          </table:table-cell>
          <table:table-cell office:value-type="float" office:value="6846" table:style-name="ce2">
            <text:p>6.846</text:p>
          </table:table-cell>
          <table:table-cell office:value-type="float" office:value="5830" table:style-name="ce2">
            <text:p>5.830</text:p>
          </table:table-cell>
          <table:table-cell office:value-type="float" office:value="0" table:style-name="ce2">
            <text:p>0</text:p>
          </table:table-cell>
          <table:table-cell office:value-type="float" office:value="411" table:style-name="ce2">
            <text:p>411</text:p>
          </table:table-cell>
          <table:table-cell office:value-type="float" office:value="605" table:style-name="ce2">
            <text:p>605</text:p>
          </table:table-cell>
          <table:table-cell office:value-type="float" office:value="44747" table:style-name="ce2">
            <text:p>44.747</text:p>
          </table:table-cell>
          <table:table-cell office:value-type="float" office:value="73.850800000000007" table:style-name="ce9">
            <text:p>73,9</text:p>
          </table:table-cell>
          <table:table-cell office:value-type="float" office:value="73.850800000000007" table:style-name="ce9">
            <text:p>73,9</text:p>
          </table:table-cell>
          <table:table-cell office:value-type="float" office:value="73.850800000000007" table:style-name="ce9">
            <text:p>73,9</text:p>
          </table:table-cell>
          <table:table-cell office:value-type="float" office:value="72.135800000000003" table:style-name="ce9">
            <text:p>72,1</text:p>
          </table:table-cell>
          <table:table-cell office:value-type="float" office:value="72.135800000000003" table:style-name="ce9">
            <text:p>72,1</text:p>
          </table:table-cell>
          <table:table-cell office:value-type="float" office:value="72.135800000000003" table:style-name="ce9">
            <text:p>72,1</text:p>
          </table:table-cell>
          <table:table-cell table:number-columns-repeated="3" table:style-name="ce9"/>
          <table:table-cell office:value-type="float" office:value="206.77340000000001" table:style-name="ce9">
            <text:p>206,8</text:p>
          </table:table-cell>
          <table:table-cell office:value-type="float" office:value="202.17769999999999" table:style-name="ce9">
            <text:p>202,2</text:p>
          </table:table-cell>
          <table:table-cell office:value-type="float" office:value="230.46619999999999" table:style-name="ce9">
            <text:p>230,5</text:p>
          </table:table-cell>
          <table:table-cell office:value-type="float" office:value="119.5898" table:style-name="ce9">
            <text:p>119,6</text:p>
          </table:table-cell>
          <table:table-cell office:value-type="float" office:value="119.5898" table:style-name="ce9">
            <text:p>119,6</text:p>
          </table:table-cell>
          <table:table-cell office:value-type="float" office:value="106.03530000000001" table:style-name="ce9">
            <text:p>106,0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<text:s/>Mato Grosso</text:p>
          </table:table-cell>
          <table:table-cell office:value-type="float" office:value="41261" table:style-name="ce2">
            <text:p>41.261</text:p>
          </table:table-cell>
          <table:table-cell office:value-type="float" office:value="16010" table:style-name="ce2">
            <text:p>16.010</text:p>
          </table:table-cell>
          <table:table-cell office:value-type="float" office:value="12442" table:style-name="ce2">
            <text:p>12.442</text:p>
          </table:table-cell>
          <table:table-cell office:value-type="float" office:value="2135" table:style-name="ce2">
            <text:p>2.135</text:p>
          </table:table-cell>
          <table:table-cell office:value-type="float" office:value="940" table:style-name="ce2">
            <text:p>940</text:p>
          </table:table-cell>
          <table:table-cell office:value-type="float" office:value="493" table:style-name="ce2">
            <text:p>493</text:p>
          </table:table-cell>
          <table:table-cell office:value-type="float" office:value="57271" table:style-name="ce2">
            <text:p>57.271</text:p>
          </table:table-cell>
          <table:table-cell office:value-type="float" office:value="70.280799999999999" table:style-name="ce9">
            <text:p>70,3</text:p>
          </table:table-cell>
          <table:table-cell office:value-type="float" office:value="59.1038" table:style-name="ce9">
            <text:p>59,1</text:p>
          </table:table-cell>
          <table:table-cell office:value-type="float" office:value="84.578699999999998" table:style-name="ce9">
            <text:p>84,6</text:p>
          </table:table-cell>
          <table:table-cell office:value-type="float" office:value="46.999099999999999" table:style-name="ce9">
            <text:p>47,0</text:p>
          </table:table-cell>
          <table:table-cell office:value-type="float" office:value="30.417999999999999" table:style-name="ce9">
            <text:p>30,4</text:p>
          </table:table-cell>
          <table:table-cell office:value-type="float" office:value="60.484299999999998" table:style-name="ce9">
            <text:p>60,5</text:p>
          </table:table-cell>
          <table:table-cell office:value-type="float" office:value="156.9436" table:style-name="ce9">
            <text:p>156,9</text:p>
          </table:table-cell>
          <table:table-cell office:value-type="float" office:value="202.90430000000001" table:style-name="ce9">
            <text:p>202,9</text:p>
          </table:table-cell>
          <table:table-cell office:value-type="float" office:value="156.9436" table:style-name="ce9">
            <text:p>156,9</text:p>
          </table:table-cell>
          <table:table-cell office:value-type="float" office:value="275.09800000000001" table:style-name="ce9">
            <text:p>275,1</text:p>
          </table:table-cell>
          <table:table-cell office:value-type="float" office:value="338.74110000000002" table:style-name="ce9">
            <text:p>338,7</text:p>
          </table:table-cell>
          <table:table-cell office:value-type="float" office:value="258.18020000000001" table:style-name="ce9">
            <text:p>258,2</text:p>
          </table:table-cell>
          <table:table-cell office:value-type="float" office:value="314.05270000000002" table:style-name="ce9">
            <text:p>314,1</text:p>
          </table:table-cell>
          <table:table-cell office:value-type="float" office:value="342.49579999999997" table:style-name="ce9">
            <text:p>342,5</text:p>
          </table:table-cell>
          <table:table-cell office:value-type="float" office:value="258.40649999999999" table:style-name="ce9">
            <text:p>258,4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<text:s/>Goiás</text:p>
          </table:table-cell>
          <table:table-cell office:value-type="float" office:value="61257" table:style-name="ce2">
            <text:p>61.257</text:p>
          </table:table-cell>
          <table:table-cell office:value-type="float" office:value="36263" table:style-name="ce2">
            <text:p>36.263</text:p>
          </table:table-cell>
          <table:table-cell office:value-type="float" office:value="11016" table:style-name="ce2">
            <text:p>11.016</text:p>
          </table:table-cell>
          <table:table-cell office:value-type="float" office:value="2451" table:style-name="ce2">
            <text:p>2.451</text:p>
          </table:table-cell>
          <table:table-cell office:value-type="float" office:value="9558" table:style-name="ce2">
            <text:p>9.558</text:p>
          </table:table-cell>
          <table:table-cell office:value-type="float" office:value="13238" table:style-name="ce2">
            <text:p>13.238</text:p>
          </table:table-cell>
          <table:table-cell office:value-type="float" office:value="97520" table:style-name="ce2">
            <text:p>97.520</text:p>
          </table:table-cell>
          <table:table-cell office:value-type="float" office:value="45.517699999999998" table:style-name="ce9">
            <text:p>45,5</text:p>
          </table:table-cell>
          <table:table-cell office:value-type="float" office:value="47.538699999999999" table:style-name="ce9">
            <text:p>47,5</text:p>
          </table:table-cell>
          <table:table-cell office:value-type="float" office:value="36.309699999999999" table:style-name="ce9">
            <text:p>36,3</text:p>
          </table:table-cell>
          <table:table-cell office:value-type="float" office:value="36.527299999999997" table:style-name="ce9">
            <text:p>36,5</text:p>
          </table:table-cell>
          <table:table-cell office:value-type="float" office:value="36.527299999999997" table:style-name="ce9">
            <text:p>36,5</text:p>
          </table:table-cell>
          <table:table-cell office:value-type="float" office:value="36.0197" table:style-name="ce9">
            <text:p>36,0</text:p>
          </table:table-cell>
          <table:table-cell office:value-type="float" office:value="102.2075" table:style-name="ce9">
            <text:p>102,2</text:p>
          </table:table-cell>
          <table:table-cell office:value-type="float" office:value="108.9162" table:style-name="ce9">
            <text:p>108,9</text:p>
          </table:table-cell>
          <table:table-cell office:value-type="float" office:value="102.2075" table:style-name="ce9">
            <text:p>102,2</text:p>
          </table:table-cell>
          <table:table-cell office:value-type="float" office:value="18.596699999999998" table:style-name="ce9">
            <text:p>18,6</text:p>
          </table:table-cell>
          <table:table-cell office:value-type="float" office:value="67.254499999999993" table:style-name="ce9">
            <text:p>67,3</text:p>
          </table:table-cell>
          <table:table-cell office:value-type="float" office:value="18.596699999999998" table:style-name="ce9">
            <text:p>18,6</text:p>
          </table:table-cell>
          <table:table-cell office:value-type="float" office:value="47.538699999999999" table:style-name="ce9">
            <text:p>47,5</text:p>
          </table:table-cell>
          <table:table-cell office:value-type="float" office:value="47.538699999999999" table:style-name="ce9">
            <text:p>47,5</text:p>
          </table:table-cell>
          <table:table-cell office:value-type="float" office:value="57.4255" table:style-name="ce9">
            <text:p>57,4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<text:s/>Distrito Federal</text:p>
          </table:table-cell>
          <table:table-cell office:value-type="float" office:value="43936" table:style-name="ce2">
            <text:p>43.936</text:p>
          </table:table-cell>
          <table:table-cell office:value-type="float" office:value="632" table:style-name="ce2">
            <text:p>6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32" table:style-name="ce2">
            <text:p>632</text:p>
          </table:table-cell>
          <table:table-cell office:value-type="float" office:value="44568" table:style-name="ce2">
            <text:p>44.568</text:p>
          </table:table-cell>
          <table:table-cell office:value-type="float" office:value="59.444499999999998" table:style-name="ce9">
            <text:p>59,4</text:p>
          </table:table-cell>
          <table:table-cell office:value-type="float" office:value="630.94880000000001" table:style-name="ce9">
            <text:p>630,9</text:p>
          </table:table-cell>
          <table:table-cell office:value-type="float" office:value="57.4255" table:style-name="ce9">
            <text:p>57,4</text:p>
          </table:table-cell>
          <table:table-cell table:number-columns-repeated="9" table:style-name="ce9"/>
          <table:table-cell office:value-type="float" office:value="59.444499999999998" table:style-name="ce9">
            <text:p>59,4</text:p>
          </table:table-cell>
          <table:table-cell office:value-type="float" office:value="630.94880000000001" table:style-name="ce9">
            <text:p>630,9</text:p>
          </table:table-cell>
          <table:table-cell office:value-type="float" office:value="57.4255" table:style-name="ce9">
            <text:p>57,4</text:p>
          </table:table-cell>
          <table:table-cell table:style-name="ce9"/>
          <table:table-cell table:style-name="ce4"/>
          <table:table-cell table:number-columns-repeated="16358"/>
        </table:table-row>
        <table:table-row table:style-name="ro2">
          <table:table-cell table:number-columns-repeated="9" table:style-name="ce1"/>
          <table:table-cell table:style-name="ce9"/>
          <table:table-cell table:number-columns-repeated="2" table:style-name="ce1"/>
          <table:table-cell table:number-columns-repeated="3" table:style-name="ce9"/>
          <table:table-cell table:style-name="ce4"/>
          <table:table-cell table:number-columns-repeated="6" table:style-name="ce9"/>
          <table:table-cell table:number-columns-repeated="16362" table:style-name="ce1"/>
        </table:table-row>
        <table:table-row table:style-name="ro2">
          <table:table-cell table:number-columns-repeated="12" table:style-name="ce1"/>
          <table:table-cell table:number-columns-repeated="3" table:style-name="ce9"/>
          <table:table-cell table:style-name="ce1"/>
          <table:table-cell table:number-columns-repeated="6" table:style-name="ce9"/>
          <table:table-cell table:number-columns-repeated="16362" table:style-name="ce1"/>
        </table:table-row>
        <table:table-row table:number-rows-repeated="2" table:style-name="ro2">
          <table:table-cell table:number-columns-repeated="18"/>
          <table:table-cell table:number-columns-repeated="3" table:style-name="ce9"/>
          <table:table-cell table:number-columns-repeated="16363"/>
        </table:table-row>
        <table:table-row table:number-rows-repeated="2" table:style-name="ro2">
          <table:table-cell table:number-columns-repeated="18"/>
          <table:table-cell table:number-columns-repeated="2" table:style-name="ce1"/>
          <table:table-cell table:style-name="ce9"/>
          <table:table-cell table:number-columns-repeated="16363"/>
        </table:table-row>
        <table:table-row table:number-rows-repeated="1048540" table:style-name="ro2">
          <table:table-cell table:number-columns-repeated="16384"/>
        </table:table-row>
      </table:table>
      <table:table table:name="BR16" table:style-name="ta1">
        <table:table-column table:style-name="co12" table:default-cell-style-name="ce1"/>
        <table:table-column table:style-name="co13" table:default-cell-style-name="ce1"/>
        <table:table-column table:style-name="co4" table:number-columns-repeated="22" table:default-cell-style-name="ce1"/>
        <table:table-column table:style-name="co9" table:number-columns-repeated="16360" table:default-cell-style-name="ce1"/>
        <table:table-row table:style-name="ro1">
          <table:table-cell office:value-type="string" table:style-name="ce10">
            <text:p>CODUFr</text:p>
          </table:table-cell>
          <table:table-cell office:value-type="string" table:style-name="ce11">
            <text:p>NOME</text:p>
          </table:table-cell>
          <table:table-cell office:value-type="string" table:style-name="ce12">
            <text:p>local</text:p>
          </table:table-cell>
          <table:table-cell office:value-type="string" table:style-name="ce12">
            <text:p>não_local</text:p>
          </table:table-cell>
          <table:table-cell office:value-type="string" table:style-name="ce13">
            <text:p>dentro_regiao_saude</text:p>
          </table:table-cell>
          <table:table-cell office:value-type="string" table:style-name="ce13">
            <text:p>dentro_macrorregiao_saude</text:p>
          </table:table-cell>
          <table:table-cell office:value-type="string" table:style-name="ce13">
            <text:p>fora_macrorregiao_saude</text:p>
          </table:table-cell>
          <table:table-cell office:value-type="string" table:style-name="ce12">
            <text:p>outra_uf</text:p>
          </table:table-cell>
          <table:table-cell office:value-type="string" table:style-name="ce13">
            <text:p>destino_total</text:p>
          </table:table-cell>
          <table:table-cell office:value-type="string" table:style-name="ce13">
            <text:p>km_partos_fora_municipio</text:p>
          </table:table-cell>
          <table:table-cell office:value-type="string" table:style-name="ce13">
            <text:p>km_partos_fora_municipio_alta_complexidade</text:p>
          </table:table-cell>
          <table:table-cell office:value-type="string" table:style-name="ce13">
            <text:p>km_partos_fora_municipio_baixa_complexidade</text:p>
          </table:table-cell>
          <table:table-cell office:value-type="string" table:style-name="ce13">
            <text:p>km_partos_na_região</text:p>
          </table:table-cell>
          <table:table-cell office:value-type="string" table:style-name="ce13">
            <text:p>km_partos_na_região_alta_complexidade</text:p>
          </table:table-cell>
          <table:table-cell office:value-type="string" table:style-name="ce13">
            <text:p>km_partos_na_região_baixa_complexidade</text:p>
          </table:table-cell>
          <table:table-cell office:value-type="string" table:style-name="ce13">
            <text:p>km_partos_na_macrorregião</text:p>
          </table:table-cell>
          <table:table-cell office:value-type="string" table:style-name="ce13">
            <text:p>km_partos_na_macrorregião_alta_complexidade</text:p>
          </table:table-cell>
          <table:table-cell office:value-type="string" table:style-name="ce13">
            <text:p>km_partos_na_macrorregião_baixa_complexidade</text:p>
          </table:table-cell>
          <table:table-cell office:value-type="string" table:style-name="ce13">
            <text:p>km_partos_fora_macrorregião</text:p>
          </table:table-cell>
          <table:table-cell office:value-type="string" table:style-name="ce13">
            <text:p>km_partos_fora_macrorregião_alta_complexidade</text:p>
          </table:table-cell>
          <table:table-cell office:value-type="string" table:style-name="ce13">
            <text:p>km_partos_fora_macrorregião_baixa_complexidade</text:p>
          </table:table-cell>
          <table:table-cell office:value-type="string" table:style-name="ce14">
            <text:p>km_partos_fora_UF</text:p>
          </table:table-cell>
          <table:table-cell office:value-type="string" table:style-name="ce13">
            <text:p>km_partos_fora_UF_alta_complexidade</text:p>
          </table:table-cell>
          <table:table-cell office:value-type="string" table:style-name="ce13">
            <text:p>km_partos_fora_UF_baixa_complexidade</text:p>
          </table:table-cell>
          <table:table-cell table:number-columns-repeated="16360"/>
        </table:table-row>
        <table:table-row table:style-name="ro2">
          <table:table-cell table:style-name="ce1"/>
          <table:table-cell office:value-type="string" table:style-name="ce1">
            <text:p>Brasil</text:p>
          </table:table-cell>
          <table:table-cell office:value-type="float" office:value="1970108" table:style-name="ce2">
            <text:p>1.970.108</text:p>
          </table:table-cell>
          <table:table-cell office:value-type="float" office:value="887692" table:style-name="ce2">
            <text:p>887.692</text:p>
          </table:table-cell>
          <table:table-cell office:value-type="float" office:value="602886" table:style-name="ce2">
            <text:p>602.886</text:p>
          </table:table-cell>
          <table:table-cell office:value-type="float" office:value="147733" table:style-name="ce2">
            <text:p>147.733</text:p>
          </table:table-cell>
          <table:table-cell office:value-type="float" office:value="98628" table:style-name="ce2">
            <text:p>98.628</text:p>
          </table:table-cell>
          <table:table-cell office:value-type="float" office:value="38445" table:style-name="ce2">
            <text:p>38.445</text:p>
          </table:table-cell>
          <table:table-cell office:value-type="float" office:value="2857800" table:formula="of:=[.C2]+[.D2]" table:style-name="ce3">
            <text:p>2.857.800</text:p>
          </table:table-cell>
          <table:table-cell office:value-type="float" office:value="34.306600000000003" table:style-name="ce4">
            <text:p>34,3</text:p>
          </table:table-cell>
          <table:table-cell office:value-type="float" office:value="32.832900000000002" table:style-name="ce4">
            <text:p>32,8</text:p>
          </table:table-cell>
          <table:table-cell office:value-type="float" office:value="36.808999999999997" table:style-name="ce4">
            <text:p>36,8</text:p>
          </table:table-cell>
          <table:table-cell office:value-type="float" office:value="28.7044" table:style-name="ce4">
            <text:p>28,7</text:p>
          </table:table-cell>
          <table:table-cell office:value-type="float" office:value="25.875599999999999" table:style-name="ce4">
            <text:p>25,9</text:p>
          </table:table-cell>
          <table:table-cell office:value-type="float" office:value="31.0688" table:style-name="ce4">
            <text:p>31,1</text:p>
          </table:table-cell>
          <table:table-cell office:value-type="float" office:value="63.405500000000004" table:style-name="ce4">
            <text:p>63,4</text:p>
          </table:table-cell>
          <table:table-cell office:value-type="float" office:value="60.381700000000002" table:style-name="ce4">
            <text:p>60,4</text:p>
          </table:table-cell>
          <table:table-cell office:value-type="float" office:value="68.232299999999995" table:style-name="ce4">
            <text:p>68,2</text:p>
          </table:table-cell>
          <table:table-cell office:value-type="float" office:value="47.894599999999997" table:style-name="ce4">
            <text:p>47,9</text:p>
          </table:table-cell>
          <table:table-cell office:value-type="float" office:value="42.420699999999997" table:style-name="ce4">
            <text:p>42,4</text:p>
          </table:table-cell>
          <table:table-cell office:value-type="float" office:value="58.558399999999999" table:style-name="ce4">
            <text:p>58,6</text:p>
          </table:table-cell>
          <table:table-cell office:value-type="float" office:value="57.4255" table:style-name="ce4">
            <text:p>57,4</text:p>
          </table:table-cell>
          <table:table-cell office:value-type="float" office:value="49.287500000000001" table:style-name="ce4">
            <text:p>49,3</text:p>
          </table:table-cell>
          <table:table-cell office:value-type="float" office:value="73.485500000000002" table:style-name="ce4">
            <text:p>73,5</text:p>
          </table:table-cell>
          <table:table-cell table:number-columns-repeated="16360"/>
        </table:table-row>
        <table:table-row table:style-name="ro2">
          <table:table-cell table:number-columns-repeated="2" table:style-name="ce1"/>
          <table:table-cell table:number-columns-repeated="6" table:style-name="ce2"/>
          <table:table-cell table:style-name="ce3"/>
          <table:table-cell table:number-columns-repeated="10" table:style-name="ce4"/>
          <table:table-cell table:number-columns-repeated="2" table:style-name="ce1"/>
          <table:table-cell table:number-columns-repeated="3" table:style-name="ce4"/>
          <table:table-cell table:number-columns-repeated="16360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<text:s/>Rondônia</text:p>
          </table:table-cell>
          <table:table-cell office:value-type="float" office:value="18951" table:style-name="ce2">
            <text:p>18.951</text:p>
          </table:table-cell>
          <table:table-cell office:value-type="float" office:value="7651" table:style-name="ce2">
            <text:p>7.651</text:p>
          </table:table-cell>
          <table:table-cell office:value-type="float" office:value="5165" table:style-name="ce2">
            <text:p>5.165</text:p>
          </table:table-cell>
          <table:table-cell office:value-type="float" office:value="1552" table:style-name="ce2">
            <text:p>1.552</text:p>
          </table:table-cell>
          <table:table-cell office:value-type="float" office:value="698" table:style-name="ce2">
            <text:p>698</text:p>
          </table:table-cell>
          <table:table-cell office:value-type="float" office:value="236" table:style-name="ce2">
            <text:p>236</text:p>
          </table:table-cell>
          <table:table-cell office:value-type="float" office:value="26602" table:formula="of:=[.C4]+[.D4]" table:style-name="ce3">
            <text:p>26.602</text:p>
          </table:table-cell>
          <table:table-cell office:value-type="float" office:value="85.820238064277206" table:style-name="ce4">
            <text:p>85,8</text:p>
          </table:table-cell>
          <table:table-cell office:value-type="float" office:value="203.58179999999999" table:style-name="ce4">
            <text:p>203,6</text:p>
          </table:table-cell>
          <table:table-cell office:value-type="float" office:value="62.576900000000002" table:style-name="ce4">
            <text:p>62,6</text:p>
          </table:table-cell>
          <table:table-cell office:value-type="float" office:value="61.288200000000003" table:style-name="ce4">
            <text:p>61,3</text:p>
          </table:table-cell>
          <table:table-cell office:value-type="float" office:value="94.9454278441452" table:style-name="ce4">
            <text:p>94,9</text:p>
          </table:table-cell>
          <table:table-cell office:value-type="float" office:value="58.292200000000001" table:style-name="ce4">
            <text:p>58,3</text:p>
          </table:table-cell>
          <table:table-cell office:value-type="float" office:value="186.18469999999999" table:style-name="ce4">
            <text:p>186,2</text:p>
          </table:table-cell>
          <table:table-cell office:value-type="float" office:value="223.1" table:style-name="ce4">
            <text:p>223,1</text:p>
          </table:table-cell>
          <table:table-cell office:value-type="float" office:value="122.83150000000001" table:style-name="ce4">
            <text:p>122,8</text:p>
          </table:table-cell>
          <table:table-cell office:value-type="float" office:value="457.43119999999999" table:style-name="ce4">
            <text:p>457,4</text:p>
          </table:table-cell>
          <table:table-cell office:value-type="float" office:value="483.30799999999999" table:style-name="ce4">
            <text:p>483,3</text:p>
          </table:table-cell>
          <table:table-cell office:value-type="float" office:value="283.76510000000002" table:style-name="ce4">
            <text:p>283,8</text:p>
          </table:table-cell>
          <table:table-cell office:value-type="float" office:value="510.85719999999998" table:style-name="ce4">
            <text:p>510,9</text:p>
          </table:table-cell>
          <table:table-cell office:value-type="float" office:value="543.32270000000005" table:style-name="ce4">
            <text:p>543,3</text:p>
          </table:table-cell>
          <table:table-cell office:value-type="float" office:value="510.85719999999998" table:style-name="ce4">
            <text:p>510,9</text:p>
          </table:table-cell>
          <table:table-cell table:number-columns-repeated="1636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<text:s/>Acre</text:p>
          </table:table-cell>
          <table:table-cell office:value-type="float" office:value="11950" table:style-name="ce2">
            <text:p>11.950</text:p>
          </table:table-cell>
          <table:table-cell office:value-type="float" office:value="3823" table:style-name="ce2">
            <text:p>3.823</text:p>
          </table:table-cell>
          <table:table-cell office:value-type="float" office:value="3318" table:style-name="ce2">
            <text:p>3.318</text:p>
          </table:table-cell>
          <table:table-cell office:value-type="float" office:value="463" table:style-name="ce2">
            <text:p>463</text:p>
          </table:table-cell>
          <table:table-cell office:value-type="float" office:value="0" table:style-name="ce2">
            <text:p>0</text:p>
          </table:table-cell>
          <table:table-cell office:value-type="float" office:value="42" table:style-name="ce2">
            <text:p>42</text:p>
          </table:table-cell>
          <table:table-cell office:value-type="float" office:value="15773" table:formula="of:=[.C5]+[.D5]" table:style-name="ce3">
            <text:p>15.773</text:p>
          </table:table-cell>
          <table:table-cell office:value-type="float" office:value="72.945899999999995" table:style-name="ce4">
            <text:p>72,9</text:p>
          </table:table-cell>
          <table:table-cell office:value-type="float" office:value="84.706051304650501" table:style-name="ce4">
            <text:p>84,7</text:p>
          </table:table-cell>
          <table:table-cell office:value-type="float" office:value="72.945899999999995" table:style-name="ce4">
            <text:p>72,9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230.9522" table:style-name="ce4">
            <text:p>231,0</text:p>
          </table:table-cell>
          <table:table-cell office:value-type="float" office:value="230.9522" table:style-name="ce4">
            <text:p>231,0</text:p>
          </table:table-cell>
          <table:table-cell office:value-type="float" office:value="230.9522" table:style-name="ce4">
            <text:p>231,0</text:p>
          </table:table-cell>
          <table:table-cell table:number-columns-repeated="3" table:style-name="ce4"/>
          <table:table-cell office:value-type="float" office:value="425.65694999999999" table:style-name="ce4">
            <text:p>425,7</text:p>
          </table:table-cell>
          <table:table-cell office:value-type="float" office:value="3134.0070500000002" table:style-name="ce4">
            <text:p>3.134,0</text:p>
          </table:table-cell>
          <table:table-cell office:value-type="float" office:value="392.30860000000001" table:style-name="ce4">
            <text:p>392,3</text:p>
          </table:table-cell>
          <table:table-cell table:number-columns-repeated="1636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<text:s/>Amazonas</text:p>
          </table:table-cell>
          <table:table-cell office:value-type="float" office:value="71174" table:style-name="ce2">
            <text:p>71.174</text:p>
          </table:table-cell>
          <table:table-cell office:value-type="float" office:value="5529" table:style-name="ce2">
            <text:p>5.529</text:p>
          </table:table-cell>
          <table:table-cell office:value-type="float" office:value="3582" table:style-name="ce2">
            <text:p>3.582</text:p>
          </table:table-cell>
          <table:table-cell office:value-type="float" office:value="754" table:style-name="ce2">
            <text:p>754</text:p>
          </table:table-cell>
          <table:table-cell office:value-type="float" office:value="576" table:style-name="ce2">
            <text:p>576</text:p>
          </table:table-cell>
          <table:table-cell office:value-type="float" office:value="617" table:style-name="ce2">
            <text:p>617</text:p>
          </table:table-cell>
          <table:table-cell office:value-type="float" office:value="76703" table:formula="of:=[.C6]+[.D6]" table:style-name="ce3">
            <text:p>76.703</text:p>
          </table:table-cell>
          <table:table-cell office:value-type="float" office:value="101.59780000000001" table:style-name="ce4">
            <text:p>101,6</text:p>
          </table:table-cell>
          <table:table-cell office:value-type="float" office:value="125.9933" table:style-name="ce4">
            <text:p>126,0</text:p>
          </table:table-cell>
          <table:table-cell office:value-type="float" office:value="80.620699999999999" table:style-name="ce4">
            <text:p>80,6</text:p>
          </table:table-cell>
          <table:table-cell office:value-type="float" office:value="50.406599999999997" table:style-name="ce4">
            <text:p>50,4</text:p>
          </table:table-cell>
          <table:table-cell office:value-type="float" office:value="125.7539" table:style-name="ce4">
            <text:p>125,8</text:p>
          </table:table-cell>
          <table:table-cell office:value-type="float" office:value="50.406599999999997" table:style-name="ce4">
            <text:p>50,4</text:p>
          </table:table-cell>
          <table:table-cell office:value-type="float" office:value="101.59780000000001" table:style-name="ce4">
            <text:p>101,6</text:p>
          </table:table-cell>
          <table:table-cell office:value-type="float" office:value="101.59780000000001" table:style-name="ce4">
            <text:p>101,6</text:p>
          </table:table-cell>
          <table:table-cell office:value-type="float" office:value="101.59780000000001" table:style-name="ce4">
            <text:p>101,6</text:p>
          </table:table-cell>
          <table:table-cell office:value-type="float" office:value="267.9083" table:style-name="ce4">
            <text:p>267,9</text:p>
          </table:table-cell>
          <table:table-cell office:value-type="float" office:value="337.01990000000001" table:style-name="ce4">
            <text:p>337,0</text:p>
          </table:table-cell>
          <table:table-cell office:value-type="float" office:value="267.9083" table:style-name="ce4">
            <text:p>267,9</text:p>
          </table:table-cell>
          <table:table-cell office:value-type="float" office:value="205.3184" table:style-name="ce4">
            <text:p>205,3</text:p>
          </table:table-cell>
          <table:table-cell office:value-type="float" office:value="223.14060000000001" table:style-name="ce4">
            <text:p>223,1</text:p>
          </table:table-cell>
          <table:table-cell office:value-type="float" office:value="21.8444" table:style-name="ce4">
            <text:p>21,8</text:p>
          </table:table-cell>
          <table:table-cell table:number-columns-repeated="1636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<text:s/>Roraima</text:p>
          </table:table-cell>
          <table:table-cell office:value-type="float" office:value="8668" table:style-name="ce2">
            <text:p>8.668</text:p>
          </table:table-cell>
          <table:table-cell office:value-type="float" office:value="2708" table:style-name="ce2">
            <text:p>2.708</text:p>
          </table:table-cell>
          <table:table-cell office:value-type="float" office:value="2078" table:style-name="ce2">
            <text:p>2.078</text:p>
          </table:table-cell>
          <table:table-cell office:value-type="float" office:value="602" table:style-name="ce2">
            <text:p>602</text:p>
          </table:table-cell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11376" table:formula="of:=[.C7]+[.D7]" table:style-name="ce3">
            <text:p>11.376</text:p>
          </table:table-cell>
          <table:table-cell office:value-type="float" office:value="138.99279999999999" table:style-name="ce4">
            <text:p>139,0</text:p>
          </table:table-cell>
          <table:table-cell office:value-type="float" office:value="296.60590000000002" table:style-name="ce4">
            <text:p>296,6</text:p>
          </table:table-cell>
          <table:table-cell office:value-type="float" office:value="138.99279999999999" table:style-name="ce4">
            <text:p>139,0</text:p>
          </table:table-cell>
          <table:table-cell office:value-type="float" office:value="124.1228" table:style-name="ce4">
            <text:p>124,1</text:p>
          </table:table-cell>
          <table:table-cell office:value-type="float" office:value="214.21420000000001" table:style-name="ce4">
            <text:p>214,2</text:p>
          </table:table-cell>
          <table:table-cell office:value-type="float" office:value="124.1228" table:style-name="ce4">
            <text:p>124,1</text:p>
          </table:table-cell>
          <table:table-cell office:value-type="float" office:value="138.99279999999999" table:style-name="ce4">
            <text:p>139,0</text:p>
          </table:table-cell>
          <table:table-cell office:value-type="float" office:value="296.60590000000002" table:style-name="ce4">
            <text:p>296,6</text:p>
          </table:table-cell>
          <table:table-cell office:value-type="float" office:value="138.99279999999999" table:style-name="ce4">
            <text:p>139,0</text:p>
          </table:table-cell>
          <table:table-cell table:number-columns-repeated="3" table:style-name="ce4"/>
          <table:table-cell office:value-type="float" office:value="864.10310000000004" table:style-name="ce4">
            <text:p>864,1</text:p>
          </table:table-cell>
          <table:table-cell office:value-type="float" office:value="3591.8989853000799" table:style-name="ce4">
            <text:p>3.591,9</text:p>
          </table:table-cell>
          <table:table-cell office:value-type="float" office:value="770.63027872225098" table:style-name="ce4">
            <text:p>770,6</text:p>
          </table:table-cell>
          <table:table-cell table:number-columns-repeated="1636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<text:s/>Pará</text:p>
          </table:table-cell>
          <table:table-cell office:value-type="float" office:value="105443" table:style-name="ce2">
            <text:p>105.443</text:p>
          </table:table-cell>
          <table:table-cell office:value-type="float" office:value="32238" table:style-name="ce2">
            <text:p>32.238</text:p>
          </table:table-cell>
          <table:table-cell office:value-type="float" office:value="19646" table:style-name="ce2">
            <text:p>19.646</text:p>
          </table:table-cell>
          <table:table-cell office:value-type="float" office:value="3793" table:style-name="ce2">
            <text:p>3.793</text:p>
          </table:table-cell>
          <table:table-cell office:value-type="float" office:value="6531" table:style-name="ce2">
            <text:p>6.531</text:p>
          </table:table-cell>
          <table:table-cell office:value-type="float" office:value="2268" table:style-name="ce2">
            <text:p>2.268</text:p>
          </table:table-cell>
          <table:table-cell office:value-type="float" office:value="137681" table:formula="of:=[.C8]+[.D8]" table:style-name="ce3">
            <text:p>137.681</text:p>
          </table:table-cell>
          <table:table-cell office:value-type="float" office:value="64.882145133700007" table:style-name="ce4">
            <text:p>64,9</text:p>
          </table:table-cell>
          <table:table-cell office:value-type="float" office:value="71.410899999999998" table:style-name="ce4">
            <text:p>71,4</text:p>
          </table:table-cell>
          <table:table-cell office:value-type="float" office:value="63.541200000000003" table:style-name="ce4">
            <text:p>63,5</text:p>
          </table:table-cell>
          <table:table-cell office:value-type="float" office:value="34.241900000000001" table:style-name="ce4">
            <text:p>34,2</text:p>
          </table:table-cell>
          <table:table-cell office:value-type="float" office:value="19.8355" table:style-name="ce4">
            <text:p>19,8</text:p>
          </table:table-cell>
          <table:table-cell office:value-type="float" office:value="48.922499999999999" table:style-name="ce4">
            <text:p>48,9</text:p>
          </table:table-cell>
          <table:table-cell office:value-type="float" office:value="157.769439689058" table:style-name="ce4">
            <text:p>157,8</text:p>
          </table:table-cell>
          <table:table-cell office:value-type="float" office:value="161.14935892748599" table:style-name="ce4">
            <text:p>161,1</text:p>
          </table:table-cell>
          <table:table-cell office:value-type="float" office:value="104.90495" table:style-name="ce4">
            <text:p>104,9</text:p>
          </table:table-cell>
          <table:table-cell office:value-type="float" office:value="115.22499999999999" table:style-name="ce4">
            <text:p>115,2</text:p>
          </table:table-cell>
          <table:table-cell office:value-type="float" office:value="125.4156" table:style-name="ce4">
            <text:p>125,4</text:p>
          </table:table-cell>
          <table:table-cell office:value-type="float" office:value="98.164500000000004" table:style-name="ce4">
            <text:p>98,2</text:p>
          </table:table-cell>
          <table:table-cell office:value-type="float" office:value="207.6456" table:style-name="ce4">
            <text:p>207,6</text:p>
          </table:table-cell>
          <table:table-cell office:value-type="float" office:value="241.55099999999999" table:style-name="ce4">
            <text:p>241,6</text:p>
          </table:table-cell>
          <table:table-cell office:value-type="float" office:value="200.480982592815" table:style-name="ce4">
            <text:p>200,5</text:p>
          </table:table-cell>
          <table:table-cell table:number-columns-repeated="1636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<text:s/>Amapá</text:p>
          </table:table-cell>
          <table:table-cell office:value-type="float" office:value="13164" table:style-name="ce2">
            <text:p>13.164</text:p>
          </table:table-cell>
          <table:table-cell office:value-type="float" office:value="2357" table:style-name="ce2">
            <text:p>2.357</text:p>
          </table:table-cell>
          <table:table-cell office:value-type="float" office:value="1084" table:style-name="ce2">
            <text:p>1.084</text:p>
          </table:table-cell>
          <table:table-cell office:value-type="float" office:value="1241" table:style-name="ce2">
            <text:p>1.241</text:p>
          </table:table-cell>
          <table:table-cell office:value-type="float" office:value="0" table:style-name="ce2">
            <text:p>0</text:p>
          </table:table-cell>
          <table:table-cell office:value-type="float" office:value="32" table:style-name="ce2">
            <text:p>32</text:p>
          </table:table-cell>
          <table:table-cell office:value-type="float" office:value="15521" table:formula="of:=[.C9]+[.D9]" table:style-name="ce3">
            <text:p>15.521</text:p>
          </table:table-cell>
          <table:table-cell office:value-type="float" office:value="34.715600000000002" table:style-name="ce4">
            <text:p>34,7</text:p>
          </table:table-cell>
          <table:table-cell office:value-type="float" office:value="21.342199999999998" table:style-name="ce4">
            <text:p>21,3</text:p>
          </table:table-cell>
          <table:table-cell office:value-type="float" office:value="34.715600000000002" table:style-name="ce4">
            <text:p>34,7</text:p>
          </table:table-cell>
          <table:table-cell office:value-type="float" office:value="115.9282" table:style-name="ce4">
            <text:p>115,9</text:p>
          </table:table-cell>
          <table:table-cell office:value-type="float" office:value="137.75110000000001" table:style-name="ce4">
            <text:p>137,8</text:p>
          </table:table-cell>
          <table:table-cell office:value-type="float" office:value="101.96169999999999" table:style-name="ce4">
            <text:p>102,0</text:p>
          </table:table-cell>
          <table:table-cell office:value-type="float" office:value="21.342199999999998" table:style-name="ce4">
            <text:p>21,3</text:p>
          </table:table-cell>
          <table:table-cell office:value-type="float" office:value="21.342199999999998" table:style-name="ce4">
            <text:p>21,3</text:p>
          </table:table-cell>
          <table:table-cell office:value-type="float" office:value="34.715600000000002" table:style-name="ce4">
            <text:p>34,7</text:p>
          </table:table-cell>
          <table:table-cell table:number-columns-repeated="3" table:style-name="ce4"/>
          <table:table-cell office:value-type="float" office:value="441.89316178070197" table:style-name="ce4">
            <text:p>441,9</text:p>
          </table:table-cell>
          <table:table-cell office:value-type="float" office:value="441.89316178070197" table:style-name="ce4">
            <text:p>441,9</text:p>
          </table:table-cell>
          <table:table-cell office:value-type="float" office:value="134.45590000000001" table:style-name="ce4">
            <text:p>134,5</text:p>
          </table:table-cell>
          <table:table-cell table:number-columns-repeated="1636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<text:s/>Tocantins</text:p>
          </table:table-cell>
          <table:table-cell office:value-type="float" office:value="12654" table:style-name="ce2">
            <text:p>12.654</text:p>
          </table:table-cell>
          <table:table-cell office:value-type="float" office:value="11216" table:style-name="ce2">
            <text:p>11.216</text:p>
          </table:table-cell>
          <table:table-cell office:value-type="float" office:value="6653" table:style-name="ce2">
            <text:p>6.653</text:p>
          </table:table-cell>
          <table:table-cell office:value-type="float" office:value="3103" table:style-name="ce2">
            <text:p>3.103</text:p>
          </table:table-cell>
          <table:table-cell office:value-type="float" office:value="334" table:style-name="ce2">
            <text:p>334</text:p>
          </table:table-cell>
          <table:table-cell office:value-type="float" office:value="1126" table:style-name="ce2">
            <text:p>1.126</text:p>
          </table:table-cell>
          <table:table-cell office:value-type="float" office:value="23870" table:formula="of:=[.C10]+[.D10]" table:style-name="ce3">
            <text:p>23.870</text:p>
          </table:table-cell>
          <table:table-cell office:value-type="float" office:value="87.944100000000006" table:style-name="ce4">
            <text:p>87,9</text:p>
          </table:table-cell>
          <table:table-cell office:value-type="float" office:value="108.15770000000001" table:style-name="ce4">
            <text:p>108,2</text:p>
          </table:table-cell>
          <table:table-cell office:value-type="float" office:value="76.403700000000001" table:style-name="ce4">
            <text:p>76,4</text:p>
          </table:table-cell>
          <table:table-cell office:value-type="float" office:value="70.653899999999993" table:style-name="ce4">
            <text:p>70,7</text:p>
          </table:table-cell>
          <table:table-cell office:value-type="float" office:value="73.734499999999997" table:style-name="ce4">
            <text:p>73,7</text:p>
          </table:table-cell>
          <table:table-cell office:value-type="float" office:value="61.7759" table:style-name="ce4">
            <text:p>61,8</text:p>
          </table:table-cell>
          <table:table-cell office:value-type="float" office:value="139.66220000000001" table:style-name="ce4">
            <text:p>139,7</text:p>
          </table:table-cell>
          <table:table-cell office:value-type="float" office:value="128.09880000000001" table:style-name="ce4">
            <text:p>128,1</text:p>
          </table:table-cell>
          <table:table-cell office:value-type="float" office:value="157.1277" table:style-name="ce4">
            <text:p>157,1</text:p>
          </table:table-cell>
          <table:table-cell office:value-type="float" office:value="220.6696" table:style-name="ce4">
            <text:p>220,7</text:p>
          </table:table-cell>
          <table:table-cell office:value-type="float" office:value="304.04964999999999" table:style-name="ce4">
            <text:p>304,0</text:p>
          </table:table-cell>
          <table:table-cell office:value-type="float" office:value="190.4246" table:style-name="ce4">
            <text:p>190,4</text:p>
          </table:table-cell>
          <table:table-cell office:value-type="float" office:value="65.390299999999996" table:style-name="ce4">
            <text:p>65,4</text:p>
          </table:table-cell>
          <table:table-cell office:value-type="float" office:value="105.846" table:style-name="ce4">
            <text:p>105,8</text:p>
          </table:table-cell>
          <table:table-cell office:value-type="float" office:value="54.3185" table:style-name="ce4">
            <text:p>54,3</text:p>
          </table:table-cell>
          <table:table-cell table:number-columns-repeated="1636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<text:s/>Maranhão</text:p>
          </table:table-cell>
          <table:table-cell office:value-type="float" office:value="76898" table:style-name="ce2">
            <text:p>76.898</text:p>
          </table:table-cell>
          <table:table-cell office:value-type="float" office:value="33595" table:style-name="ce2">
            <text:p>33.595</text:p>
          </table:table-cell>
          <table:table-cell office:value-type="float" office:value="21966" table:style-name="ce2">
            <text:p>21.966</text:p>
          </table:table-cell>
          <table:table-cell office:value-type="float" office:value="7196" table:style-name="ce2">
            <text:p>7.196</text:p>
          </table:table-cell>
          <table:table-cell office:value-type="float" office:value="1298" table:style-name="ce2">
            <text:p>1.298</text:p>
          </table:table-cell>
          <table:table-cell office:value-type="float" office:value="3135" table:style-name="ce2">
            <text:p>3.135</text:p>
          </table:table-cell>
          <table:table-cell office:value-type="float" office:value="110493" table:formula="of:=[.C11]+[.D11]" table:style-name="ce3">
            <text:p>110.493</text:p>
          </table:table-cell>
          <table:table-cell office:value-type="float" office:value="45.278686439305602" table:style-name="ce4">
            <text:p>45,3</text:p>
          </table:table-cell>
          <table:table-cell office:value-type="float" office:value="59.2806" table:style-name="ce4">
            <text:p>59,3</text:p>
          </table:table-cell>
          <table:table-cell office:value-type="float" office:value="44.649887583678598" table:style-name="ce4">
            <text:p>44,6</text:p>
          </table:table-cell>
          <table:table-cell office:value-type="float" office:value="30.912199999999999" table:style-name="ce4">
            <text:p>30,9</text:p>
          </table:table-cell>
          <table:table-cell office:value-type="float" office:value="30.711500000000001" table:style-name="ce4">
            <text:p>30,7</text:p>
          </table:table-cell>
          <table:table-cell office:value-type="float" office:value="31.238099999999999" table:style-name="ce4">
            <text:p>31,2</text:p>
          </table:table-cell>
          <table:table-cell office:value-type="float" office:value="109.0741" table:style-name="ce4">
            <text:p>109,1</text:p>
          </table:table-cell>
          <table:table-cell office:value-type="float" office:value="156.90190000000001" table:style-name="ce4">
            <text:p>156,9</text:p>
          </table:table-cell>
          <table:table-cell office:value-type="float" office:value="105.0217" table:style-name="ce4">
            <text:p>105,0</text:p>
          </table:table-cell>
          <table:table-cell office:value-type="float" office:value="106.08450000000001" table:style-name="ce4">
            <text:p>106,1</text:p>
          </table:table-cell>
          <table:table-cell office:value-type="float" office:value="319.08300000000003" table:style-name="ce4">
            <text:p>319,1</text:p>
          </table:table-cell>
          <table:table-cell office:value-type="float" office:value="106.04900000000001" table:style-name="ce4">
            <text:p>106,0</text:p>
          </table:table-cell>
          <table:table-cell office:value-type="float" office:value="57.557389151172998" table:style-name="ce4">
            <text:p>57,6</text:p>
          </table:table-cell>
          <table:table-cell office:value-type="float" office:value="57.557389151172998" table:style-name="ce4">
            <text:p>57,6</text:p>
          </table:table-cell>
          <table:table-cell office:value-type="float" office:value="49.490600000000001" table:style-name="ce4">
            <text:p>49,5</text:p>
          </table:table-cell>
          <table:table-cell table:number-columns-repeated="1636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<text:s/>Piauí</text:p>
          </table:table-cell>
          <table:table-cell office:value-type="float" office:value="27024" table:style-name="ce2">
            <text:p>27.024</text:p>
          </table:table-cell>
          <table:table-cell office:value-type="float" office:value="19962" table:style-name="ce2">
            <text:p>19.962</text:p>
          </table:table-cell>
          <table:table-cell office:value-type="float" office:value="15059" table:style-name="ce2">
            <text:p>15.059</text:p>
          </table:table-cell>
          <table:table-cell office:value-type="float" office:value="1617" table:style-name="ce2">
            <text:p>1.617</text:p>
          </table:table-cell>
          <table:table-cell office:value-type="float" office:value="2921" table:style-name="ce2">
            <text:p>2.921</text:p>
          </table:table-cell>
          <table:table-cell office:value-type="float" office:value="365" table:style-name="ce2">
            <text:p>365</text:p>
          </table:table-cell>
          <table:table-cell office:value-type="float" office:value="46986" table:formula="of:=[.C12]+[.D12]" table:style-name="ce3">
            <text:p>46.986</text:p>
          </table:table-cell>
          <table:table-cell office:value-type="float" office:value="69.875600000000006" table:style-name="ce4">
            <text:p>69,9</text:p>
          </table:table-cell>
          <table:table-cell office:value-type="float" office:value="102.80410000000001" table:style-name="ce4">
            <text:p>102,8</text:p>
          </table:table-cell>
          <table:table-cell office:value-type="float" office:value="53.288699999999999" table:style-name="ce4">
            <text:p>53,3</text:p>
          </table:table-cell>
          <table:table-cell office:value-type="float" office:value="54.273000000000003" table:style-name="ce4">
            <text:p>54,3</text:p>
          </table:table-cell>
          <table:table-cell office:value-type="float" office:value="68.999200000000002" table:style-name="ce4">
            <text:p>69,0</text:p>
          </table:table-cell>
          <table:table-cell office:value-type="float" office:value="51.799100000000003" table:style-name="ce4">
            <text:p>51,8</text:p>
          </table:table-cell>
          <table:table-cell office:value-type="float" office:value="115.1648" table:style-name="ce4">
            <text:p>115,2</text:p>
          </table:table-cell>
          <table:table-cell office:value-type="float" office:value="152.6524" table:style-name="ce4">
            <text:p>152,7</text:p>
          </table:table-cell>
          <table:table-cell office:value-type="float" office:value="101.3591" table:style-name="ce4">
            <text:p>101,4</text:p>
          </table:table-cell>
          <table:table-cell office:value-type="float" office:value="207.1748" table:style-name="ce4">
            <text:p>207,2</text:p>
          </table:table-cell>
          <table:table-cell office:value-type="float" office:value="233.65979999999999" table:style-name="ce4">
            <text:p>233,7</text:p>
          </table:table-cell>
          <table:table-cell office:value-type="float" office:value="127.03570000000001" table:style-name="ce4">
            <text:p>127,0</text:p>
          </table:table-cell>
          <table:table-cell office:value-type="float" office:value="72.322100000000006" table:style-name="ce4">
            <text:p>72,3</text:p>
          </table:table-cell>
          <table:table-cell office:value-type="float" office:value="230.78309999999999" table:style-name="ce4">
            <text:p>230,8</text:p>
          </table:table-cell>
          <table:table-cell office:value-type="float" office:value="59.782499999999999" table:style-name="ce4">
            <text:p>59,8</text:p>
          </table:table-cell>
          <table:table-cell table:number-columns-repeated="1636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<text:s/>Ceará</text:p>
          </table:table-cell>
          <table:table-cell office:value-type="float" office:value="83181" table:style-name="ce2">
            <text:p>83.181</text:p>
          </table:table-cell>
          <table:table-cell office:value-type="float" office:value="43065" table:style-name="ce2">
            <text:p>43.065</text:p>
          </table:table-cell>
          <table:table-cell office:value-type="float" office:value="26465" table:style-name="ce2">
            <text:p>26.465</text:p>
          </table:table-cell>
          <table:table-cell office:value-type="float" office:value="13767" table:style-name="ce2">
            <text:p>13.767</text:p>
          </table:table-cell>
          <table:table-cell office:value-type="float" office:value="2386" table:style-name="ce2">
            <text:p>2.386</text:p>
          </table:table-cell>
          <table:table-cell office:value-type="float" office:value="447" table:style-name="ce2">
            <text:p>447</text:p>
          </table:table-cell>
          <table:table-cell office:value-type="float" office:value="126246" table:formula="of:=[.C13]+[.D13]" table:style-name="ce3">
            <text:p>126.246</text:p>
          </table:table-cell>
          <table:table-cell office:value-type="float" office:value="41.761600000000001" table:style-name="ce4">
            <text:p>41,8</text:p>
          </table:table-cell>
          <table:table-cell office:value-type="float" office:value="49.968400000000003" table:style-name="ce4">
            <text:p>50,0</text:p>
          </table:table-cell>
          <table:table-cell office:value-type="float" office:value="36.966949999999997" table:style-name="ce4">
            <text:p>37,0</text:p>
          </table:table-cell>
          <table:table-cell office:value-type="float" office:value="38.195900000000002" table:style-name="ce4">
            <text:p>38,2</text:p>
          </table:table-cell>
          <table:table-cell office:value-type="float" office:value="44.508200000000002" table:style-name="ce4">
            <text:p>44,5</text:p>
          </table:table-cell>
          <table:table-cell office:value-type="float" office:value="33.648099999999999" table:style-name="ce4">
            <text:p>33,6</text:p>
          </table:table-cell>
          <table:table-cell office:value-type="float" office:value="49.055500000000002" table:style-name="ce4">
            <text:p>49,1</text:p>
          </table:table-cell>
          <table:table-cell office:value-type="float" office:value="52.740200000000002" table:style-name="ce4">
            <text:p>52,7</text:p>
          </table:table-cell>
          <table:table-cell office:value-type="float" office:value="40.978299999999997" table:style-name="ce4">
            <text:p>41,0</text:p>
          </table:table-cell>
          <table:table-cell office:value-type="float" office:value="183.50030000000001" table:style-name="ce4">
            <text:p>183,5</text:p>
          </table:table-cell>
          <table:table-cell office:value-type="float" office:value="212.30840000000001" table:style-name="ce4">
            <text:p>212,3</text:p>
          </table:table-cell>
          <table:table-cell office:value-type="float" office:value="149.33385000000001" table:style-name="ce4">
            <text:p>149,3</text:p>
          </table:table-cell>
          <table:table-cell office:value-type="float" office:value="90.842200000000005" table:style-name="ce4">
            <text:p>90,8</text:p>
          </table:table-cell>
          <table:table-cell office:value-type="float" office:value="89.244600000000005" table:style-name="ce4">
            <text:p>89,2</text:p>
          </table:table-cell>
          <table:table-cell office:value-type="float" office:value="107.0245" table:style-name="ce4">
            <text:p>107,0</text:p>
          </table:table-cell>
          <table:table-cell table:number-columns-repeated="1636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<text:s/>Rio Grande do Norte</text:p>
          </table:table-cell>
          <table:table-cell office:value-type="float" office:value="24437" table:style-name="ce2">
            <text:p>24.437</text:p>
          </table:table-cell>
          <table:table-cell office:value-type="float" office:value="20929" table:style-name="ce2">
            <text:p>20.929</text:p>
          </table:table-cell>
          <table:table-cell office:value-type="float" office:value="12652" table:style-name="ce2">
            <text:p>12.652</text:p>
          </table:table-cell>
          <table:table-cell office:value-type="float" office:value="7489" table:style-name="ce2">
            <text:p>7.489</text:p>
          </table:table-cell>
          <table:table-cell office:value-type="float" office:value="624" table:style-name="ce2">
            <text:p>624</text:p>
          </table:table-cell>
          <table:table-cell office:value-type="float" office:value="164" table:style-name="ce2">
            <text:p>164</text:p>
          </table:table-cell>
          <table:table-cell office:value-type="float" office:value="45366" table:formula="of:=[.C14]+[.D14]" table:style-name="ce3">
            <text:p>45.366</text:p>
          </table:table-cell>
          <table:table-cell office:value-type="float" office:value="42.631500000000003" table:style-name="ce4">
            <text:p>42,6</text:p>
          </table:table-cell>
          <table:table-cell office:value-type="float" office:value="50.270699999999998" table:style-name="ce4">
            <text:p>50,3</text:p>
          </table:table-cell>
          <table:table-cell office:value-type="float" office:value="40.546900000000001" table:style-name="ce4">
            <text:p>40,5</text:p>
          </table:table-cell>
          <table:table-cell office:value-type="float" office:value="31.4223" table:style-name="ce4">
            <text:p>31,4</text:p>
          </table:table-cell>
          <table:table-cell office:value-type="float" office:value="26.6889" table:style-name="ce4">
            <text:p>26,7</text:p>
          </table:table-cell>
          <table:table-cell office:value-type="float" office:value="32.420900000000003" table:style-name="ce4">
            <text:p>32,4</text:p>
          </table:table-cell>
          <table:table-cell office:value-type="float" office:value="74.767499999999998" table:style-name="ce4">
            <text:p>74,8</text:p>
          </table:table-cell>
          <table:table-cell office:value-type="float" office:value="77.541600000000003" table:style-name="ce4">
            <text:p>77,5</text:p>
          </table:table-cell>
          <table:table-cell office:value-type="float" office:value="71.052700000000002" table:style-name="ce4">
            <text:p>71,1</text:p>
          </table:table-cell>
          <table:table-cell office:value-type="float" office:value="180.60919999999999" table:style-name="ce4">
            <text:p>180,6</text:p>
          </table:table-cell>
          <table:table-cell office:value-type="float" office:value="191.93809999999999" table:style-name="ce4">
            <text:p>191,9</text:p>
          </table:table-cell>
          <table:table-cell office:value-type="float" office:value="91.787099999999995" table:style-name="ce4">
            <text:p>91,8</text:p>
          </table:table-cell>
          <table:table-cell office:value-type="float" office:value="159.70750000000001" table:style-name="ce4">
            <text:p>159,7</text:p>
          </table:table-cell>
          <table:table-cell office:value-type="float" office:value="239.49119999999999" table:style-name="ce4">
            <text:p>239,5</text:p>
          </table:table-cell>
          <table:table-cell office:value-type="float" office:value="46.031399999999998" table:style-name="ce4">
            <text:p>46,0</text:p>
          </table:table-cell>
          <table:table-cell table:number-columns-repeated="1636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<text:s/>Paraíba</text:p>
          </table:table-cell>
          <table:table-cell office:value-type="float" office:value="28234" table:style-name="ce2">
            <text:p>28.234</text:p>
          </table:table-cell>
          <table:table-cell office:value-type="float" office:value="27849" table:style-name="ce2">
            <text:p>27.849</text:p>
          </table:table-cell>
          <table:table-cell office:value-type="float" office:value="16047" table:style-name="ce2">
            <text:p>16.047</text:p>
          </table:table-cell>
          <table:table-cell office:value-type="float" office:value="9117" table:style-name="ce2">
            <text:p>9.117</text:p>
          </table:table-cell>
          <table:table-cell office:value-type="float" office:value="1756" table:style-name="ce2">
            <text:p>1.756</text:p>
          </table:table-cell>
          <table:table-cell office:value-type="float" office:value="929" table:style-name="ce2">
            <text:p>929</text:p>
          </table:table-cell>
          <table:table-cell office:value-type="float" office:value="56083" table:formula="of:=[.C15]+[.D15]" table:style-name="ce3">
            <text:p>56.083</text:p>
          </table:table-cell>
          <table:table-cell office:value-type="float" office:value="41.5398" table:style-name="ce4">
            <text:p>41,5</text:p>
          </table:table-cell>
          <table:table-cell office:value-type="float" office:value="44.874099999999999" table:style-name="ce4">
            <text:p>44,9</text:p>
          </table:table-cell>
          <table:table-cell office:value-type="float" office:value="31.355599999999999" table:style-name="ce4">
            <text:p>31,4</text:p>
          </table:table-cell>
          <table:table-cell office:value-type="float" office:value="30.616800000000001" table:style-name="ce4">
            <text:p>30,6</text:p>
          </table:table-cell>
          <table:table-cell office:value-type="float" office:value="31.798400000000001" table:style-name="ce4">
            <text:p>31,8</text:p>
          </table:table-cell>
          <table:table-cell office:value-type="float" office:value="29.7105" table:style-name="ce4">
            <text:p>29,7</text:p>
          </table:table-cell>
          <table:table-cell office:value-type="float" office:value="57.931399999999996" table:style-name="ce4">
            <text:p>57,9</text:p>
          </table:table-cell>
          <table:table-cell office:value-type="float" office:value="57.442300000000003" table:style-name="ce4">
            <text:p>57,4</text:p>
          </table:table-cell>
          <table:table-cell office:value-type="float" office:value="59.892800000000001" table:style-name="ce4">
            <text:p>59,9</text:p>
          </table:table-cell>
          <table:table-cell office:value-type="float" office:value="72.831199999999995" table:style-name="ce4">
            <text:p>72,8</text:p>
          </table:table-cell>
          <table:table-cell office:value-type="float" office:value="72.831199999999995" table:style-name="ce4">
            <text:p>72,8</text:p>
          </table:table-cell>
          <table:table-cell office:value-type="float" office:value="40.265599999999999" table:style-name="ce4">
            <text:p>40,3</text:p>
          </table:table-cell>
          <table:table-cell office:value-type="float" office:value="58.121099999999998" table:style-name="ce4">
            <text:p>58,1</text:p>
          </table:table-cell>
          <table:table-cell office:value-type="float" office:value="75.673500000000004" table:style-name="ce4">
            <text:p>75,7</text:p>
          </table:table-cell>
          <table:table-cell office:value-type="float" office:value="58.121099999999998" table:style-name="ce4">
            <text:p>58,1</text:p>
          </table:table-cell>
          <table:table-cell table:number-columns-repeated="1636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<text:s/>Pernambuco</text:p>
          </table:table-cell>
          <table:table-cell office:value-type="float" office:value="61838" table:style-name="ce2">
            <text:p>61.838</text:p>
          </table:table-cell>
          <table:table-cell office:value-type="float" office:value="68895" table:style-name="ce2">
            <text:p>68.895</text:p>
          </table:table-cell>
          <table:table-cell office:value-type="float" office:value="47776" table:style-name="ce2">
            <text:p>47.776</text:p>
          </table:table-cell>
          <table:table-cell office:value-type="float" office:value="10855" table:style-name="ce2">
            <text:p>10.855</text:p>
          </table:table-cell>
          <table:table-cell office:value-type="float" office:value="7574" table:style-name="ce2">
            <text:p>7.574</text:p>
          </table:table-cell>
          <table:table-cell office:value-type="float" office:value="2690" table:style-name="ce2">
            <text:p>2.690</text:p>
          </table:table-cell>
          <table:table-cell office:value-type="float" office:value="130733" table:formula="of:=[.C16]+[.D16]" table:style-name="ce3">
            <text:p>130.733</text:p>
          </table:table-cell>
          <table:table-cell office:value-type="float" office:value="33.945700000000002" table:style-name="ce4">
            <text:p>33,9</text:p>
          </table:table-cell>
          <table:table-cell office:value-type="float" office:value="33.179699999999997" table:style-name="ce4">
            <text:p>33,2</text:p>
          </table:table-cell>
          <table:table-cell office:value-type="float" office:value="34.244900000000001" table:style-name="ce4">
            <text:p>34,2</text:p>
          </table:table-cell>
          <table:table-cell office:value-type="float" office:value="23.858599999999999" table:style-name="ce4">
            <text:p>23,9</text:p>
          </table:table-cell>
          <table:table-cell office:value-type="float" office:value="23.858599999999999" table:style-name="ce4">
            <text:p>23,9</text:p>
          </table:table-cell>
          <table:table-cell office:value-type="float" office:value="23.858599999999999" table:style-name="ce4">
            <text:p>23,9</text:p>
          </table:table-cell>
          <table:table-cell office:value-type="float" office:value="71.579400000000007" table:style-name="ce4">
            <text:p>71,6</text:p>
          </table:table-cell>
          <table:table-cell office:value-type="float" office:value="83.358500000000006" table:style-name="ce4">
            <text:p>83,4</text:p>
          </table:table-cell>
          <table:table-cell office:value-type="float" office:value="64.375699999999995" table:style-name="ce4">
            <text:p>64,4</text:p>
          </table:table-cell>
          <table:table-cell office:value-type="float" office:value="136.0034" table:style-name="ce4">
            <text:p>136,0</text:p>
          </table:table-cell>
          <table:table-cell office:value-type="float" office:value="170.1" table:style-name="ce4">
            <text:p>170,1</text:p>
          </table:table-cell>
          <table:table-cell office:value-type="float" office:value="122.499" table:style-name="ce4">
            <text:p>122,5</text:p>
          </table:table-cell>
          <table:table-cell office:value-type="float" office:value="45.432600000000001" table:style-name="ce4">
            <text:p>45,4</text:p>
          </table:table-cell>
          <table:table-cell office:value-type="float" office:value="56.820099999999996" table:style-name="ce4">
            <text:p>56,8</text:p>
          </table:table-cell>
          <table:table-cell office:value-type="float" office:value="31.2058" table:style-name="ce4">
            <text:p>31,2</text:p>
          </table:table-cell>
          <table:table-cell table:number-columns-repeated="1636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<text:s/>Alagoas</text:p>
          </table:table-cell>
          <table:table-cell office:value-type="float" office:value="26857" table:style-name="ce2">
            <text:p>26.857</text:p>
          </table:table-cell>
          <table:table-cell office:value-type="float" office:value="21307" table:style-name="ce2">
            <text:p>21.307</text:p>
          </table:table-cell>
          <table:table-cell office:value-type="float" office:value="12965" table:style-name="ce2">
            <text:p>12.965</text:p>
          </table:table-cell>
          <table:table-cell office:value-type="float" office:value="6038" table:style-name="ce2">
            <text:p>6.038</text:p>
          </table:table-cell>
          <table:table-cell office:value-type="float" office:value="1159" table:style-name="ce2">
            <text:p>1.159</text:p>
          </table:table-cell>
          <table:table-cell office:value-type="float" office:value="1145" table:style-name="ce2">
            <text:p>1.145</text:p>
          </table:table-cell>
          <table:table-cell office:value-type="float" office:value="48164" table:formula="of:=[.C17]+[.D17]" table:style-name="ce3">
            <text:p>48.164</text:p>
          </table:table-cell>
          <table:table-cell office:value-type="float" office:value="38.095300000000002" table:style-name="ce4">
            <text:p>38,1</text:p>
          </table:table-cell>
          <table:table-cell office:value-type="float" office:value="39.215600000000002" table:style-name="ce4">
            <text:p>39,2</text:p>
          </table:table-cell>
          <table:table-cell office:value-type="float" office:value="37.144100000000002" table:style-name="ce4">
            <text:p>37,1</text:p>
          </table:table-cell>
          <table:table-cell office:value-type="float" office:value="29.107600000000001" table:style-name="ce4">
            <text:p>29,1</text:p>
          </table:table-cell>
          <table:table-cell office:value-type="float" office:value="29.107600000000001" table:style-name="ce4">
            <text:p>29,1</text:p>
          </table:table-cell>
          <table:table-cell office:value-type="float" office:value="28.6983" table:style-name="ce4">
            <text:p>28,7</text:p>
          </table:table-cell>
          <table:table-cell office:value-type="float" office:value="77.650700000000001" table:style-name="ce4">
            <text:p>77,7</text:p>
          </table:table-cell>
          <table:table-cell office:value-type="float" office:value="77.488600000000005" table:style-name="ce4">
            <text:p>77,5</text:p>
          </table:table-cell>
          <table:table-cell office:value-type="float" office:value="77.650700000000001" table:style-name="ce4">
            <text:p>77,7</text:p>
          </table:table-cell>
          <table:table-cell office:value-type="float" office:value="62.205300000000001" table:style-name="ce4">
            <text:p>62,2</text:p>
          </table:table-cell>
          <table:table-cell office:value-type="float" office:value="68.176199999999994" table:style-name="ce4">
            <text:p>68,2</text:p>
          </table:table-cell>
          <table:table-cell office:value-type="float" office:value="62.195599999999999" table:style-name="ce4">
            <text:p>62,2</text:p>
          </table:table-cell>
          <table:table-cell office:value-type="float" office:value="40.007100000000001" table:style-name="ce4">
            <text:p>40,0</text:p>
          </table:table-cell>
          <table:table-cell office:value-type="float" office:value="44.351700000000001" table:style-name="ce4">
            <text:p>44,4</text:p>
          </table:table-cell>
          <table:table-cell office:value-type="float" office:value="38.095300000000002" table:style-name="ce4">
            <text:p>38,1</text:p>
          </table:table-cell>
          <table:table-cell table:number-columns-repeated="1636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<text:s/>Sergipe</text:p>
          </table:table-cell>
          <table:table-cell office:value-type="float" office:value="13682" table:style-name="ce2">
            <text:p>13.682</text:p>
          </table:table-cell>
          <table:table-cell office:value-type="float" office:value="18536" table:style-name="ce2">
            <text:p>18.536</text:p>
          </table:table-cell>
          <table:table-cell office:value-type="float" office:value="8685" table:style-name="ce2">
            <text:p>8.685</text:p>
          </table:table-cell>
          <table:table-cell office:value-type="float" office:value="9499" table:style-name="ce2">
            <text:p>9.499</text:p>
          </table:table-cell>
          <table:table-cell office:value-type="float" office:value="0" table:style-name="ce2">
            <text:p>0</text:p>
          </table:table-cell>
          <table:table-cell office:value-type="float" office:value="352" table:style-name="ce2">
            <text:p>352</text:p>
          </table:table-cell>
          <table:table-cell office:value-type="float" office:value="32218" table:formula="of:=[.C18]+[.D18]" table:style-name="ce3">
            <text:p>32.218</text:p>
          </table:table-cell>
          <table:table-cell office:value-type="float" office:value="37.363999999999997" table:style-name="ce4">
            <text:p>37,4</text:p>
          </table:table-cell>
          <table:table-cell office:value-type="float" office:value="29.413399999999999" table:style-name="ce4">
            <text:p>29,4</text:p>
          </table:table-cell>
          <table:table-cell office:value-type="float" office:value="41.584200000000003" table:style-name="ce4">
            <text:p>41,6</text:p>
          </table:table-cell>
          <table:table-cell office:value-type="float" office:value="27.317599999999999" table:style-name="ce4">
            <text:p>27,3</text:p>
          </table:table-cell>
          <table:table-cell office:value-type="float" office:value="20.879300000000001" table:style-name="ce4">
            <text:p>20,9</text:p>
          </table:table-cell>
          <table:table-cell office:value-type="float" office:value="28.7029" table:style-name="ce4">
            <text:p>28,7</text:p>
          </table:table-cell>
          <table:table-cell office:value-type="float" office:value="61.322000000000003" table:style-name="ce4">
            <text:p>61,3</text:p>
          </table:table-cell>
          <table:table-cell office:value-type="float" office:value="52.598500000000001" table:style-name="ce4">
            <text:p>52,6</text:p>
          </table:table-cell>
          <table:table-cell office:value-type="float" office:value="67.465599999999995" table:style-name="ce4">
            <text:p>67,5</text:p>
          </table:table-cell>
          <table:table-cell table:number-columns-repeated="3" table:style-name="ce4"/>
          <table:table-cell office:value-type="float" office:value="31.866800000000001" table:style-name="ce4">
            <text:p>31,9</text:p>
          </table:table-cell>
          <table:table-cell office:value-type="float" office:value="182.27719999999999" table:style-name="ce4">
            <text:p>182,3</text:p>
          </table:table-cell>
          <table:table-cell office:value-type="float" office:value="30.748699999999999" table:style-name="ce4">
            <text:p>30,7</text:p>
          </table:table-cell>
          <table:table-cell table:number-columns-repeated="1636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<text:s/>Bahia</text:p>
          </table:table-cell>
          <table:table-cell office:value-type="float" office:value="137568" table:style-name="ce2">
            <text:p>137.568</text:p>
          </table:table-cell>
          <table:table-cell office:value-type="float" office:value="62262" table:style-name="ce2">
            <text:p>62.262</text:p>
          </table:table-cell>
          <table:table-cell office:value-type="float" office:value="42365" table:style-name="ce2">
            <text:p>42.365</text:p>
          </table:table-cell>
          <table:table-cell office:value-type="float" office:value="9321" table:style-name="ce2">
            <text:p>9.321</text:p>
          </table:table-cell>
          <table:table-cell office:value-type="float" office:value="6317" table:style-name="ce2">
            <text:p>6.317</text:p>
          </table:table-cell>
          <table:table-cell office:value-type="float" office:value="4259" table:style-name="ce2">
            <text:p>4.259</text:p>
          </table:table-cell>
          <table:table-cell office:value-type="float" office:value="199830" table:formula="of:=[.C19]+[.D19]" table:style-name="ce3">
            <text:p>199.830</text:p>
          </table:table-cell>
          <table:table-cell office:value-type="float" office:value="53.823099999999997" table:style-name="ce4">
            <text:p>53,8</text:p>
          </table:table-cell>
          <table:table-cell office:value-type="float" office:value="51.004399999999997" table:style-name="ce4">
            <text:p>51,0</text:p>
          </table:table-cell>
          <table:table-cell office:value-type="float" office:value="57.080599999999997" table:style-name="ce4">
            <text:p>57,1</text:p>
          </table:table-cell>
          <table:table-cell office:value-type="float" office:value="47.637999999999998" table:style-name="ce4">
            <text:p>47,6</text:p>
          </table:table-cell>
          <table:table-cell office:value-type="float" office:value="41.236400000000003" table:style-name="ce4">
            <text:p>41,2</text:p>
          </table:table-cell>
          <table:table-cell office:value-type="float" office:value="50.688499999999998" table:style-name="ce4">
            <text:p>50,7</text:p>
          </table:table-cell>
          <table:table-cell office:value-type="float" office:value="65.986699999999999" table:style-name="ce4">
            <text:p>66,0</text:p>
          </table:table-cell>
          <table:table-cell office:value-type="float" office:value="51.004399999999997" table:style-name="ce4">
            <text:p>51,0</text:p>
          </table:table-cell>
          <table:table-cell office:value-type="float" office:value="98.132350000000002" table:style-name="ce4">
            <text:p>98,1</text:p>
          </table:table-cell>
          <table:table-cell office:value-type="float" office:value="115.2345" table:style-name="ce4">
            <text:p>115,2</text:p>
          </table:table-cell>
          <table:table-cell office:value-type="float" office:value="158.44624999999999" table:style-name="ce4">
            <text:p>158,4</text:p>
          </table:table-cell>
          <table:table-cell office:value-type="float" office:value="89.919499999999999" table:style-name="ce4">
            <text:p>89,9</text:p>
          </table:table-cell>
          <table:table-cell office:value-type="float" office:value="92.757599999999996" table:style-name="ce4">
            <text:p>92,8</text:p>
          </table:table-cell>
          <table:table-cell office:value-type="float" office:value="64.236400000000003" table:style-name="ce4">
            <text:p>64,2</text:p>
          </table:table-cell>
          <table:table-cell office:value-type="float" office:value="98.644499999999994" table:style-name="ce4">
            <text:p>98,6</text:p>
          </table:table-cell>
          <table:table-cell table:number-columns-repeated="1636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<text:s/>Minas Gerais</text:p>
          </table:table-cell>
          <table:table-cell office:value-type="float" office:value="161827" table:style-name="ce2">
            <text:p>161.827</text:p>
          </table:table-cell>
          <table:table-cell office:value-type="float" office:value="91693" table:style-name="ce2">
            <text:p>91.693</text:p>
          </table:table-cell>
          <table:table-cell office:value-type="float" office:value="59839" table:style-name="ce2">
            <text:p>59.839</text:p>
          </table:table-cell>
          <table:table-cell office:value-type="float" office:value="25033" table:style-name="ce2">
            <text:p>25.033</text:p>
          </table:table-cell>
          <table:table-cell office:value-type="float" office:value="4918" table:style-name="ce2">
            <text:p>4.918</text:p>
          </table:table-cell>
          <table:table-cell office:value-type="float" office:value="1903" table:style-name="ce2">
            <text:p>1.903</text:p>
          </table:table-cell>
          <table:table-cell office:value-type="float" office:value="253520" table:formula="of:=[.C20]+[.D20]" table:style-name="ce3">
            <text:p>253.520</text:p>
          </table:table-cell>
          <table:table-cell office:value-type="float" office:value="34.656100000000002" table:style-name="ce4">
            <text:p>34,7</text:p>
          </table:table-cell>
          <table:table-cell office:value-type="float" office:value="34.886400000000002" table:style-name="ce4">
            <text:p>34,9</text:p>
          </table:table-cell>
          <table:table-cell office:value-type="float" office:value="33.752000000000002" table:style-name="ce4">
            <text:p>33,8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36.705300000000001" table:style-name="ce4">
            <text:p>36,7</text:p>
          </table:table-cell>
          <table:table-cell office:value-type="float" office:value="41.173400000000001" table:style-name="ce4">
            <text:p>41,2</text:p>
          </table:table-cell>
          <table:table-cell office:value-type="float" office:value="30.3962" table:style-name="ce4">
            <text:p>30,4</text:p>
          </table:table-cell>
          <table:table-cell office:value-type="float" office:value="104.67440000000001" table:style-name="ce4">
            <text:p>104,7</text:p>
          </table:table-cell>
          <table:table-cell office:value-type="float" office:value="104.67440000000001" table:style-name="ce4">
            <text:p>104,7</text:p>
          </table:table-cell>
          <table:table-cell office:value-type="float" office:value="107.3043" table:style-name="ce4">
            <text:p>107,3</text:p>
          </table:table-cell>
          <table:table-cell office:value-type="float" office:value="75.601150000000004" table:style-name="ce4">
            <text:p>75,6</text:p>
          </table:table-cell>
          <table:table-cell office:value-type="float" office:value="108.8955" table:style-name="ce4">
            <text:p>108,9</text:p>
          </table:table-cell>
          <table:table-cell office:value-type="float" office:value="34.385100000000001" table:style-name="ce4">
            <text:p>34,4</text:p>
          </table:table-cell>
          <table:table-cell table:number-columns-repeated="1636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<text:s/>Espírito Santo</text:p>
          </table:table-cell>
          <table:table-cell office:value-type="float" office:value="30793" table:style-name="ce2">
            <text:p>30.793</text:p>
          </table:table-cell>
          <table:table-cell office:value-type="float" office:value="22620" table:style-name="ce2">
            <text:p>22.620</text:p>
          </table:table-cell>
          <table:table-cell office:value-type="float" office:value="19929" table:style-name="ce2">
            <text:p>19.929</text:p>
          </table:table-cell>
          <table:table-cell office:value-type="float" office:value="0" table:style-name="ce2">
            <text:p>0</text:p>
          </table:table-cell>
          <table:table-cell office:value-type="float" office:value="2021" table:style-name="ce2">
            <text:p>2.021</text:p>
          </table:table-cell>
          <table:table-cell office:value-type="float" office:value="670" table:style-name="ce2">
            <text:p>670</text:p>
          </table:table-cell>
          <table:table-cell office:value-type="float" office:value="53413" table:formula="of:=[.C21]+[.D21]" table:style-name="ce3">
            <text:p>53.413</text:p>
          </table:table-cell>
          <table:table-cell office:value-type="float" office:value="30.149799999999999" table:style-name="ce4">
            <text:p>30,1</text:p>
          </table:table-cell>
          <table:table-cell office:value-type="float" office:value="37.545299999999997" table:style-name="ce4">
            <text:p>37,5</text:p>
          </table:table-cell>
          <table:table-cell office:value-type="float" office:value="30.149799999999999" table:style-name="ce4">
            <text:p>30,1</text:p>
          </table:table-cell>
          <table:table-cell office:value-type="float" office:value="30.149799999999999" table:style-name="ce4">
            <text:p>30,1</text:p>
          </table:table-cell>
          <table:table-cell office:value-type="float" office:value="33.253900000000002" table:style-name="ce4">
            <text:p>33,3</text:p>
          </table:table-cell>
          <table:table-cell office:value-type="float" office:value="29.876300000000001" table:style-name="ce4">
            <text:p>29,9</text:p>
          </table:table-cell>
          <table:table-cell table:number-columns-repeated="3" table:style-name="ce4"/>
          <table:table-cell office:value-type="float" office:value="83.668800000000005" table:style-name="ce4">
            <text:p>83,7</text:p>
          </table:table-cell>
          <table:table-cell office:value-type="float" office:value="125.00360000000001" table:style-name="ce4">
            <text:p>125,0</text:p>
          </table:table-cell>
          <table:table-cell office:value-type="float" office:value="60.835700000000003" table:style-name="ce4">
            <text:p>60,8</text:p>
          </table:table-cell>
          <table:table-cell office:value-type="float" office:value="37.127200000000002" table:style-name="ce4">
            <text:p>37,1</text:p>
          </table:table-cell>
          <table:table-cell office:value-type="float" office:value="48.650799999999997" table:style-name="ce4">
            <text:p>48,7</text:p>
          </table:table-cell>
          <table:table-cell office:value-type="float" office:value="21.768699999999999" table:style-name="ce4">
            <text:p>21,8</text:p>
          </table:table-cell>
          <table:table-cell table:number-columns-repeated="16360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<text:s/>Rio de Janeiro</text:p>
          </table:table-cell>
          <table:table-cell office:value-type="float" office:value="161794" table:style-name="ce2">
            <text:p>161.794</text:p>
          </table:table-cell>
          <table:table-cell office:value-type="float" office:value="57335" table:style-name="ce2">
            <text:p>57.335</text:p>
          </table:table-cell>
          <table:table-cell office:value-type="float" office:value="48786" table:style-name="ce2">
            <text:p>48.786</text:p>
          </table:table-cell>
          <table:table-cell office:value-type="float" office:value="5004" table:style-name="ce2">
            <text:p>5.004</text:p>
          </table:table-cell>
          <table:table-cell office:value-type="float" office:value="3069" table:style-name="ce2">
            <text:p>3.069</text:p>
          </table:table-cell>
          <table:table-cell office:value-type="float" office:value="476" table:style-name="ce2">
            <text:p>476</text:p>
          </table:table-cell>
          <table:table-cell office:value-type="float" office:value="219129" table:formula="of:=[.C22]+[.D22]" table:style-name="ce3">
            <text:p>219.129</text:p>
          </table:table-cell>
          <table:table-cell office:value-type="float" office:value="21.181100000000001" table:style-name="ce4">
            <text:p>21,2</text:p>
          </table:table-cell>
          <table:table-cell office:value-type="float" office:value="22.415800000000001" table:style-name="ce4">
            <text:p>22,4</text:p>
          </table:table-cell>
          <table:table-cell office:value-type="float" office:value="20.851199999999999" table:style-name="ce4">
            <text:p>20,9</text:p>
          </table:table-cell>
          <table:table-cell office:value-type="float" office:value="20.551400000000001" table:style-name="ce4">
            <text:p>20,6</text:p>
          </table:table-cell>
          <table:table-cell office:value-type="float" office:value="20.851199999999999" table:style-name="ce4">
            <text:p>20,9</text:p>
          </table:table-cell>
          <table:table-cell office:value-type="float" office:value="14.729100000000001" table:style-name="ce4">
            <text:p>14,7</text:p>
          </table:table-cell>
          <table:table-cell office:value-type="float" office:value="37.283799999999999" table:style-name="ce4">
            <text:p>37,3</text:p>
          </table:table-cell>
          <table:table-cell office:value-type="float" office:value="37.628399999999999" table:style-name="ce4">
            <text:p>37,6</text:p>
          </table:table-cell>
          <table:table-cell office:value-type="float" office:value="24.401299999999999" table:style-name="ce4">
            <text:p>24,4</text:p>
          </table:table-cell>
          <table:table-cell office:value-type="float" office:value="74.796899999999994" table:style-name="ce4">
            <text:p>74,8</text:p>
          </table:table-cell>
          <table:table-cell office:value-type="float" office:value="118.05249999999999" table:style-name="ce4">
            <text:p>118,1</text:p>
          </table:table-cell>
          <table:table-cell office:value-type="float" office:value="45.736499999999999" table:style-name="ce4">
            <text:p>45,7</text:p>
          </table:table-cell>
          <table:table-cell office:value-type="float" office:value="95.908699999999996" table:style-name="ce4">
            <text:p>95,9</text:p>
          </table:table-cell>
          <table:table-cell office:value-type="float" office:value="94.724800000000002" table:style-name="ce4">
            <text:p>94,7</text:p>
          </table:table-cell>
          <table:table-cell office:value-type="float" office:value="217.78110000000001" table:style-name="ce4">
            <text:p>217,8</text:p>
          </table:table-cell>
          <table:table-cell table:number-columns-repeated="1636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<text:s/>São Paulo</text:p>
          </table:table-cell>
          <table:table-cell office:value-type="float" office:value="454466" table:style-name="ce2">
            <text:p>454.466</text:p>
          </table:table-cell>
          <table:table-cell office:value-type="float" office:value="146971" table:style-name="ce2">
            <text:p>146.971</text:p>
          </table:table-cell>
          <table:table-cell office:value-type="float" office:value="97163" table:style-name="ce2">
            <text:p>97.163</text:p>
          </table:table-cell>
          <table:table-cell office:value-type="float" office:value="9693" table:style-name="ce2">
            <text:p>9.693</text:p>
          </table:table-cell>
          <table:table-cell office:value-type="float" office:value="39468" table:style-name="ce2">
            <text:p>39.468</text:p>
          </table:table-cell>
          <table:table-cell office:value-type="float" office:value="647" table:style-name="ce2">
            <text:p>647</text:p>
          </table:table-cell>
          <table:table-cell office:value-type="float" office:value="601437" table:formula="of:=[.C23]+[.D23]" table:style-name="ce3">
            <text:p>601.437</text:p>
          </table:table-cell>
          <table:table-cell office:value-type="float" office:value="23.151" table:style-name="ce4">
            <text:p>23,2</text:p>
          </table:table-cell>
          <table:table-cell office:value-type="float" office:value="23.151" table:style-name="ce4">
            <text:p>23,2</text:p>
          </table:table-cell>
          <table:table-cell office:value-type="float" office:value="22.805" table:style-name="ce4">
            <text:p>22,8</text:p>
          </table:table-cell>
          <table:table-cell office:value-type="float" office:value="19.5671" table:style-name="ce4">
            <text:p>19,6</text:p>
          </table:table-cell>
          <table:table-cell office:value-type="float" office:value="19.5671" table:style-name="ce4">
            <text:p>19,6</text:p>
          </table:table-cell>
          <table:table-cell office:value-type="float" office:value="19.274000000000001" table:style-name="ce4">
            <text:p>19,3</text:p>
          </table:table-cell>
          <table:table-cell office:value-type="float" office:value="56.399099999999997" table:style-name="ce4">
            <text:p>56,4</text:p>
          </table:table-cell>
          <table:table-cell office:value-type="float" office:value="57.2577" table:style-name="ce4">
            <text:p>57,3</text:p>
          </table:table-cell>
          <table:table-cell office:value-type="float" office:value="52.2485" table:style-name="ce4">
            <text:p>52,2</text:p>
          </table:table-cell>
          <table:table-cell office:value-type="float" office:value="27.031099999999999" table:style-name="ce4">
            <text:p>27,0</text:p>
          </table:table-cell>
          <table:table-cell office:value-type="float" office:value="27.392700000000001" table:style-name="ce4">
            <text:p>27,4</text:p>
          </table:table-cell>
          <table:table-cell office:value-type="float" office:value="26.717400000000001" table:style-name="ce4">
            <text:p>26,7</text:p>
          </table:table-cell>
          <table:table-cell office:value-type="float" office:value="300.68079999999998" table:style-name="ce4">
            <text:p>300,7</text:p>
          </table:table-cell>
          <table:table-cell office:value-type="float" office:value="269.8965" table:style-name="ce4">
            <text:p>269,9</text:p>
          </table:table-cell>
          <table:table-cell office:value-type="float" office:value="404.2756" table:style-name="ce4">
            <text:p>404,3</text:p>
          </table:table-cell>
          <table:table-cell table:number-columns-repeated="16360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<text:s/>Paraná</text:p>
          </table:table-cell>
          <table:table-cell office:value-type="float" office:value="104040" table:style-name="ce2">
            <text:p>104.040</text:p>
          </table:table-cell>
          <table:table-cell office:value-type="float" office:value="51026" table:style-name="ce2">
            <text:p>51.026</text:p>
          </table:table-cell>
          <table:table-cell office:value-type="float" office:value="45113" table:style-name="ce2">
            <text:p>45.113</text:p>
          </table:table-cell>
          <table:table-cell office:value-type="float" office:value="3719" table:style-name="ce2">
            <text:p>3.719</text:p>
          </table:table-cell>
          <table:table-cell office:value-type="float" office:value="986" table:style-name="ce2">
            <text:p>986</text:p>
          </table:table-cell>
          <table:table-cell office:value-type="float" office:value="1208" table:style-name="ce2">
            <text:p>1.208</text:p>
          </table:table-cell>
          <table:table-cell office:value-type="float" office:value="155066" table:formula="of:=[.C24]+[.D24]" table:style-name="ce3">
            <text:p>155.066</text:p>
          </table:table-cell>
          <table:table-cell office:value-type="float" office:value="31.663499999999999" table:style-name="ce4">
            <text:p>31,7</text:p>
          </table:table-cell>
          <table:table-cell office:value-type="float" office:value="37.2226" table:style-name="ce4">
            <text:p>37,2</text:p>
          </table:table-cell>
          <table:table-cell office:value-type="float" office:value="28.200900000000001" table:style-name="ce4">
            <text:p>28,2</text:p>
          </table:table-cell>
          <table:table-cell office:value-type="float" office:value="29.896999999999998" table:style-name="ce4">
            <text:p>29,9</text:p>
          </table:table-cell>
          <table:table-cell office:value-type="float" office:value="33.567100000000003" table:style-name="ce4">
            <text:p>33,6</text:p>
          </table:table-cell>
          <table:table-cell office:value-type="float" office:value="26.282" table:style-name="ce4">
            <text:p>26,3</text:p>
          </table:table-cell>
          <table:table-cell office:value-type="float" office:value="85.014499999999998" table:style-name="ce4">
            <text:p>85,0</text:p>
          </table:table-cell>
          <table:table-cell office:value-type="float" office:value="90.573300000000003" table:style-name="ce4">
            <text:p>90,6</text:p>
          </table:table-cell>
          <table:table-cell office:value-type="float" office:value="65.922399999999996" table:style-name="ce4">
            <text:p>65,9</text:p>
          </table:table-cell>
          <table:table-cell office:value-type="float" office:value="75.327349999999996" table:style-name="ce4">
            <text:p>75,3</text:p>
          </table:table-cell>
          <table:table-cell office:value-type="float" office:value="102.88890000000001" table:style-name="ce4">
            <text:p>102,9</text:p>
          </table:table-cell>
          <table:table-cell office:value-type="float" office:value="54.797899999999998" table:style-name="ce4">
            <text:p>54,8</text:p>
          </table:table-cell>
          <table:table-cell office:value-type="float" office:value="26.836200000000002" table:style-name="ce4">
            <text:p>26,8</text:p>
          </table:table-cell>
          <table:table-cell office:value-type="float" office:value="49.04495" table:style-name="ce4">
            <text:p>49,0</text:p>
          </table:table-cell>
          <table:table-cell office:value-type="float" office:value="15.918200000000001" table:style-name="ce4">
            <text:p>15,9</text:p>
          </table:table-cell>
          <table:table-cell table:number-columns-repeated="1636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<text:s/>Santa Catarina</text:p>
          </table:table-cell>
          <table:table-cell office:value-type="float" office:value="58876" table:style-name="ce2">
            <text:p>58.876</text:p>
          </table:table-cell>
          <table:table-cell office:value-type="float" office:value="36437" table:style-name="ce2">
            <text:p>36.437</text:p>
          </table:table-cell>
          <table:table-cell office:value-type="float" office:value="31736" table:style-name="ce2">
            <text:p>31.736</text:p>
          </table:table-cell>
          <table:table-cell office:value-type="float" office:value="2096" table:style-name="ce2">
            <text:p>2.096</text:p>
          </table:table-cell>
          <table:table-cell office:value-type="float" office:value="1921" table:style-name="ce2">
            <text:p>1.921</text:p>
          </table:table-cell>
          <table:table-cell office:value-type="float" office:value="684" table:style-name="ce2">
            <text:p>684</text:p>
          </table:table-cell>
          <table:table-cell office:value-type="float" office:value="95313" table:formula="of:=[.C25]+[.D25]" table:style-name="ce3">
            <text:p>95.313</text:p>
          </table:table-cell>
          <table:table-cell office:value-type="float" office:value="23.418199999999999" table:style-name="ce4">
            <text:p>23,4</text:p>
          </table:table-cell>
          <table:table-cell office:value-type="float" office:value="25.267299999999999" table:style-name="ce4">
            <text:p>25,3</text:p>
          </table:table-cell>
          <table:table-cell office:value-type="float" office:value="21.157499999999999" table:style-name="ce4">
            <text:p>21,2</text:p>
          </table:table-cell>
          <table:table-cell office:value-type="float" office:value="21.065999999999999" table:style-name="ce4">
            <text:p>21,1</text:p>
          </table:table-cell>
          <table:table-cell office:value-type="float" office:value="21.252800000000001" table:style-name="ce4">
            <text:p>21,3</text:p>
          </table:table-cell>
          <table:table-cell office:value-type="float" office:value="19.5152" table:style-name="ce4">
            <text:p>19,5</text:p>
          </table:table-cell>
          <table:table-cell office:value-type="float" office:value="43.031550000000003" table:style-name="ce4">
            <text:p>43,0</text:p>
          </table:table-cell>
          <table:table-cell office:value-type="float" office:value="53.686199999999999" table:style-name="ce4">
            <text:p>53,7</text:p>
          </table:table-cell>
          <table:table-cell office:value-type="float" office:value="28.246400000000001" table:style-name="ce4">
            <text:p>28,2</text:p>
          </table:table-cell>
          <table:table-cell office:value-type="float" office:value="65.492699999999999" table:style-name="ce4">
            <text:p>65,5</text:p>
          </table:table-cell>
          <table:table-cell office:value-type="float" office:value="69.016999999999996" table:style-name="ce4">
            <text:p>69,0</text:p>
          </table:table-cell>
          <table:table-cell office:value-type="float" office:value="56.486199999999997" table:style-name="ce4">
            <text:p>56,5</text:p>
          </table:table-cell>
          <table:table-cell office:value-type="float" office:value="44.541699999999999" table:style-name="ce4">
            <text:p>44,5</text:p>
          </table:table-cell>
          <table:table-cell office:value-type="float" office:value="44.541699999999999" table:style-name="ce4">
            <text:p>44,5</text:p>
          </table:table-cell>
          <table:table-cell office:value-type="float" office:value="223.4633" table:style-name="ce4">
            <text:p>223,5</text:p>
          </table:table-cell>
          <table:table-cell table:number-columns-repeated="1636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<text:s/>Rio Grande do Sul</text:p>
          </table:table-cell>
          <table:table-cell office:value-type="float" office:value="99887" table:style-name="ce2">
            <text:p>99.887</text:p>
          </table:table-cell>
          <table:table-cell office:value-type="float" office:value="41524" table:style-name="ce2">
            <text:p>41.524</text:p>
          </table:table-cell>
          <table:table-cell office:value-type="float" office:value="27823" table:style-name="ce2">
            <text:p>27.823</text:p>
          </table:table-cell>
          <table:table-cell office:value-type="float" office:value="11315" table:style-name="ce2">
            <text:p>11.315</text:p>
          </table:table-cell>
          <table:table-cell office:value-type="float" office:value="2228" table:style-name="ce2">
            <text:p>2.228</text:p>
          </table:table-cell>
          <table:table-cell office:value-type="float" office:value="158" table:style-name="ce2">
            <text:p>158</text:p>
          </table:table-cell>
          <table:table-cell office:value-type="float" office:value="141411" table:formula="of:=[.C26]+[.D26]" table:style-name="ce3">
            <text:p>141.411</text:p>
          </table:table-cell>
          <table:table-cell office:value-type="float" office:value="27.474299999999999" table:style-name="ce4">
            <text:p>27,5</text:p>
          </table:table-cell>
          <table:table-cell office:value-type="float" office:value="28.8368" table:style-name="ce4">
            <text:p>28,8</text:p>
          </table:table-cell>
          <table:table-cell office:value-type="float" office:value="25.5564" table:style-name="ce4">
            <text:p>25,6</text:p>
          </table:table-cell>
          <table:table-cell office:value-type="float" office:value="25.3995" table:style-name="ce4">
            <text:p>25,4</text:p>
          </table:table-cell>
          <table:table-cell office:value-type="float" office:value="25.555199999999999" table:style-name="ce4">
            <text:p>25,6</text:p>
          </table:table-cell>
          <table:table-cell office:value-type="float" office:value="24.0002" table:style-name="ce4">
            <text:p>24,0</text:p>
          </table:table-cell>
          <table:table-cell office:value-type="float" office:value="36.873899999999999" table:style-name="ce4">
            <text:p>36,9</text:p>
          </table:table-cell>
          <table:table-cell office:value-type="float" office:value="36.246299999999998" table:style-name="ce4">
            <text:p>36,2</text:p>
          </table:table-cell>
          <table:table-cell office:value-type="float" office:value="40.505549999999999" table:style-name="ce4">
            <text:p>40,5</text:p>
          </table:table-cell>
          <table:table-cell office:value-type="float" office:value="93.4923" table:style-name="ce4">
            <text:p>93,5</text:p>
          </table:table-cell>
          <table:table-cell office:value-type="float" office:value="118.1541" table:style-name="ce4">
            <text:p>118,2</text:p>
          </table:table-cell>
          <table:table-cell office:value-type="float" office:value="37.7624" table:style-name="ce4">
            <text:p>37,8</text:p>
          </table:table-cell>
          <table:table-cell office:value-type="float" office:value="88.179050000000004" table:style-name="ce4">
            <text:p>88,2</text:p>
          </table:table-cell>
          <table:table-cell office:value-type="float" office:value="99.29365" table:style-name="ce4">
            <text:p>99,3</text:p>
          </table:table-cell>
          <table:table-cell office:value-type="float" office:value="63.379150000000003" table:style-name="ce4">
            <text:p>63,4</text:p>
          </table:table-cell>
          <table:table-cell table:number-columns-repeated="1636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<text:s/>Mato Grosso do Sul</text:p>
          </table:table-cell>
          <table:table-cell office:value-type="float" office:value="36290" table:style-name="ce2">
            <text:p>36.290</text:p>
          </table:table-cell>
          <table:table-cell office:value-type="float" office:value="6142" table:style-name="ce2">
            <text:p>6.142</text:p>
          </table:table-cell>
          <table:table-cell office:value-type="float" office:value="5232" table:style-name="ce2">
            <text:p>5.232</text:p>
          </table:table-cell>
          <table:table-cell office:value-type="float" office:value="0" table:style-name="ce2">
            <text:p>0</text:p>
          </table:table-cell>
          <table:table-cell office:value-type="float" office:value="391" table:style-name="ce2">
            <text:p>391</text:p>
          </table:table-cell>
          <table:table-cell office:value-type="float" office:value="519" table:style-name="ce2">
            <text:p>519</text:p>
          </table:table-cell>
          <table:table-cell office:value-type="float" office:value="42432" table:formula="of:=[.C27]+[.D27]" table:style-name="ce3">
            <text:p>42.432</text:p>
          </table:table-cell>
          <table:table-cell office:value-type="float" office:value="73.850800000000007" table:style-name="ce4">
            <text:p>73,9</text:p>
          </table:table-cell>
          <table:table-cell office:value-type="float" office:value="78.381200000000007" table:style-name="ce4">
            <text:p>78,4</text:p>
          </table:table-cell>
          <table:table-cell office:value-type="float" office:value="72.135800000000003" table:style-name="ce4">
            <text:p>72,1</text:p>
          </table:table-cell>
          <table:table-cell office:value-type="float" office:value="67.563199999999995" table:style-name="ce4">
            <text:p>67,6</text:p>
          </table:table-cell>
          <table:table-cell office:value-type="float" office:value="73.850800000000007" table:style-name="ce4">
            <text:p>73,9</text:p>
          </table:table-cell>
          <table:table-cell office:value-type="float" office:value="62.159300000000002" table:style-name="ce4">
            <text:p>62,2</text:p>
          </table:table-cell>
          <table:table-cell table:number-columns-repeated="3" table:style-name="ce4"/>
          <table:table-cell office:value-type="float" office:value="196.3066" table:style-name="ce4">
            <text:p>196,3</text:p>
          </table:table-cell>
          <table:table-cell office:value-type="float" office:value="230.46619999999999" table:style-name="ce4">
            <text:p>230,5</text:p>
          </table:table-cell>
          <table:table-cell office:value-type="float" office:value="196.3066" table:style-name="ce4">
            <text:p>196,3</text:p>
          </table:table-cell>
          <table:table-cell office:value-type="float" office:value="119.5898" table:style-name="ce4">
            <text:p>119,6</text:p>
          </table:table-cell>
          <table:table-cell office:value-type="float" office:value="129.16579999999999" table:style-name="ce4">
            <text:p>129,2</text:p>
          </table:table-cell>
          <table:table-cell office:value-type="float" office:value="112.81255" table:style-name="ce4">
            <text:p>112,8</text:p>
          </table:table-cell>
          <table:table-cell table:number-columns-repeated="16360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<text:s/>Mato Grosso</text:p>
          </table:table-cell>
          <table:table-cell office:value-type="float" office:value="38737" table:style-name="ce2">
            <text:p>38.737</text:p>
          </table:table-cell>
          <table:table-cell office:value-type="float" office:value="14794" table:style-name="ce2">
            <text:p>14.794</text:p>
          </table:table-cell>
          <table:table-cell office:value-type="float" office:value="11423" table:style-name="ce2">
            <text:p>11.423</text:p>
          </table:table-cell>
          <table:table-cell office:value-type="float" office:value="1976" table:style-name="ce2">
            <text:p>1.976</text:p>
          </table:table-cell>
          <table:table-cell office:value-type="float" office:value="823" table:style-name="ce2">
            <text:p>823</text:p>
          </table:table-cell>
          <table:table-cell office:value-type="float" office:value="572" table:style-name="ce2">
            <text:p>572</text:p>
          </table:table-cell>
          <table:table-cell office:value-type="float" office:value="53531" table:formula="of:=[.C28]+[.D28]" table:style-name="ce3">
            <text:p>53.531</text:p>
          </table:table-cell>
          <table:table-cell office:value-type="float" office:value="71.416799999999995" table:style-name="ce4">
            <text:p>71,4</text:p>
          </table:table-cell>
          <table:table-cell office:value-type="float" office:value="56.4876072847985" table:style-name="ce4">
            <text:p>56,5</text:p>
          </table:table-cell>
          <table:table-cell office:value-type="float" office:value="85.209900000000005" table:style-name="ce4">
            <text:p>85,2</text:p>
          </table:table-cell>
          <table:table-cell office:value-type="float" office:value="46.999099999999999" table:style-name="ce4">
            <text:p>47,0</text:p>
          </table:table-cell>
          <table:table-cell office:value-type="float" office:value="30.417999999999999" table:style-name="ce4">
            <text:p>30,4</text:p>
          </table:table-cell>
          <table:table-cell office:value-type="float" office:value="60.484299999999998" table:style-name="ce4">
            <text:p>60,5</text:p>
          </table:table-cell>
          <table:table-cell office:value-type="float" office:value="161.9562" table:style-name="ce4">
            <text:p>162,0</text:p>
          </table:table-cell>
          <table:table-cell office:value-type="float" office:value="202.90430000000001" table:style-name="ce4">
            <text:p>202,9</text:p>
          </table:table-cell>
          <table:table-cell office:value-type="float" office:value="156.9436" table:style-name="ce4">
            <text:p>156,9</text:p>
          </table:table-cell>
          <table:table-cell office:value-type="float" office:value="258.18020000000001" table:style-name="ce4">
            <text:p>258,2</text:p>
          </table:table-cell>
          <table:table-cell office:value-type="float" office:value="338.74110000000002" table:style-name="ce4">
            <text:p>338,7</text:p>
          </table:table-cell>
          <table:table-cell office:value-type="float" office:value="239.03659999999999" table:style-name="ce4">
            <text:p>239,0</text:p>
          </table:table-cell>
          <table:table-cell office:value-type="float" office:value="253.0412" table:style-name="ce4">
            <text:p>253,0</text:p>
          </table:table-cell>
          <table:table-cell office:value-type="float" office:value="407.82299999999998" table:style-name="ce4">
            <text:p>407,8</text:p>
          </table:table-cell>
          <table:table-cell office:value-type="float" office:value="193.0701" table:style-name="ce4">
            <text:p>193,1</text:p>
          </table:table-cell>
          <table:table-cell table:number-columns-repeated="16360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<text:s/>Goiás</text:p>
          </table:table-cell>
          <table:table-cell office:value-type="float" office:value="58935" table:style-name="ce2">
            <text:p>58.935</text:p>
          </table:table-cell>
          <table:table-cell office:value-type="float" office:value="36628" table:style-name="ce2">
            <text:p>36.628</text:p>
          </table:table-cell>
          <table:table-cell office:value-type="float" office:value="10336" table:style-name="ce2">
            <text:p>10.336</text:p>
          </table:table-cell>
          <table:table-cell office:value-type="float" office:value="2490" table:style-name="ce2">
            <text:p>2.490</text:p>
          </table:table-cell>
          <table:table-cell office:value-type="float" office:value="10629" table:style-name="ce2">
            <text:p>10.629</text:p>
          </table:table-cell>
          <table:table-cell office:value-type="float" office:value="13173" table:style-name="ce2">
            <text:p>13.173</text:p>
          </table:table-cell>
          <table:table-cell office:value-type="float" office:value="95563" table:formula="of:=[.C29]+[.D29]" table:style-name="ce3">
            <text:p>95.563</text:p>
          </table:table-cell>
          <table:table-cell office:value-type="float" office:value="45.517699999999998" table:style-name="ce4">
            <text:p>45,5</text:p>
          </table:table-cell>
          <table:table-cell office:value-type="float" office:value="47.538699999999999" table:style-name="ce4">
            <text:p>47,5</text:p>
          </table:table-cell>
          <table:table-cell office:value-type="float" office:value="35.434199999999997" table:style-name="ce4">
            <text:p>35,4</text:p>
          </table:table-cell>
          <table:table-cell office:value-type="float" office:value="38.351100000000002" table:style-name="ce4">
            <text:p>38,4</text:p>
          </table:table-cell>
          <table:table-cell office:value-type="float" office:value="34.618699999999997" table:style-name="ce4">
            <text:p>34,6</text:p>
          </table:table-cell>
          <table:table-cell office:value-type="float" office:value="40.180300000000003" table:style-name="ce4">
            <text:p>40,2</text:p>
          </table:table-cell>
          <table:table-cell office:value-type="float" office:value="102.2075" table:style-name="ce4">
            <text:p>102,2</text:p>
          </table:table-cell>
          <table:table-cell office:value-type="float" office:value="125.36565" table:style-name="ce4">
            <text:p>125,4</text:p>
          </table:table-cell>
          <table:table-cell office:value-type="float" office:value="102.2075" table:style-name="ce4">
            <text:p>102,2</text:p>
          </table:table-cell>
          <table:table-cell office:value-type="float" office:value="18.596699999999998" table:style-name="ce4">
            <text:p>18,6</text:p>
          </table:table-cell>
          <table:table-cell office:value-type="float" office:value="33.225200000000001" table:style-name="ce4">
            <text:p>33,2</text:p>
          </table:table-cell>
          <table:table-cell office:value-type="float" office:value="18.596699999999998" table:style-name="ce4">
            <text:p>18,6</text:p>
          </table:table-cell>
          <table:table-cell office:value-type="float" office:value="47.538699999999999" table:style-name="ce4">
            <text:p>47,5</text:p>
          </table:table-cell>
          <table:table-cell office:value-type="float" office:value="47.538699999999999" table:style-name="ce4">
            <text:p>47,5</text:p>
          </table:table-cell>
          <table:table-cell office:value-type="float" office:value="57.4255" table:style-name="ce4">
            <text:p>57,4</text:p>
          </table:table-cell>
          <table:table-cell table:number-columns-repeated="16360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<text:s/>Distrito Federal</text:p>
          </table:table-cell>
          <table:table-cell office:value-type="float" office:value="42740" table:style-name="ce2">
            <text:p>42.740</text:p>
          </table:table-cell>
          <table:table-cell office:value-type="float" office:value="600" table:style-name="ce2">
            <text:p>6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00" table:style-name="ce2">
            <text:p>600</text:p>
          </table:table-cell>
          <table:table-cell office:value-type="float" office:value="43340" table:formula="of:=[.C30]+[.D30]" table:style-name="ce3">
            <text:p>43.340</text:p>
          </table:table-cell>
          <table:table-cell office:value-type="float" office:value="57.4255" table:style-name="ce4">
            <text:p>57,4</text:p>
          </table:table-cell>
          <table:table-cell office:value-type="float" office:value="984.71934999999996" table:style-name="ce4">
            <text:p>984,7</text:p>
          </table:table-cell>
          <table:table-cell office:value-type="float" office:value="57.4255" table:style-name="ce4">
            <text:p>57,4</text:p>
          </table:table-cell>
          <table:table-cell table:number-columns-repeated="9" table:style-name="ce4"/>
          <table:table-cell office:value-type="float" office:value="57.4255" table:style-name="ce4">
            <text:p>57,4</text:p>
          </table:table-cell>
          <table:table-cell office:value-type="float" office:value="984.71934999999996" table:style-name="ce4">
            <text:p>984,7</text:p>
          </table:table-cell>
          <table:table-cell office:value-type="float" office:value="57.4255" table:style-name="ce4">
            <text:p>57,4</text:p>
          </table:table-cell>
          <table:table-cell table:number-columns-repeated="16360"/>
        </table:table-row>
        <table:table-row table:style-name="ro2">
          <table:table-cell table:number-columns-repeated="10" table:style-name="ce1"/>
          <table:table-cell table:style-name="ce4"/>
          <table:table-cell table:number-columns-repeated="2" table:style-name="ce1"/>
          <table:table-cell table:style-name="ce4"/>
          <table:table-cell table:style-name="ce1"/>
          <table:table-cell table:number-columns-repeated="6" table:style-name="ce4"/>
          <table:table-cell table:number-columns-repeated="16363" table:style-name="ce1"/>
        </table:table-row>
        <table:table-row table:style-name="ro2">
          <table:table-cell table:number-columns-repeated="15" table:style-name="ce1"/>
          <table:table-cell table:number-columns-repeated="6" table:style-name="ce4"/>
          <table:table-cell table:number-columns-repeated="16363" table:style-name="ce1"/>
        </table:table-row>
        <table:table-row table:number-rows-repeated="2" table:style-name="ro2">
          <table:table-cell table:number-columns-repeated="18"/>
          <table:table-cell table:number-columns-repeated="3" table:style-name="ce4"/>
          <table:table-cell table:number-columns-repeated="16363"/>
        </table:table-row>
        <table:table-row table:number-rows-repeated="2" table:style-name="ro2">
          <table:table-cell table:number-columns-repeated="18"/>
          <table:table-cell table:style-name="ce1"/>
          <table:table-cell table:style-name="ce4"/>
          <table:table-cell table:number-columns-repeated="16364" table:style-name="ce1"/>
        </table:table-row>
        <table:table-row table:number-rows-repeated="1048540" table:style-name="ro2">
          <table:table-cell table:number-columns-repeated="16384"/>
        </table:table-row>
      </table:table>
      <table:table table:name="BR15" table:style-name="ta1"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5" table:default-cell-style-name="ce1"/>
        <table:table-column table:style-name="co1" table:default-cell-style-name="ce1"/>
        <table:table-column table:style-name="co4" table:number-columns-repeated="8" table:default-cell-style-name="ce1"/>
        <table:table-column table:style-name="co17" table:default-cell-style-name="ce1"/>
        <table:table-column table:style-name="co4" table:number-columns-repeated="5" table:default-cell-style-name="ce1"/>
        <table:table-column table:style-name="co9" table:number-columns-repeated="16360" table:default-cell-style-name="ce1"/>
        <table:table-row table:style-name="ro1">
          <table:table-cell office:value-type="string" table:style-name="ce10">
            <text:p>CODUFr</text:p>
          </table:table-cell>
          <table:table-cell office:value-type="string" table:style-name="ce11">
            <text:p>NOME</text:p>
          </table:table-cell>
          <table:table-cell office:value-type="string" table:style-name="ce12">
            <text:p>local</text:p>
          </table:table-cell>
          <table:table-cell office:value-type="string" table:style-name="ce12">
            <text:p>não_local</text:p>
          </table:table-cell>
          <table:table-cell office:value-type="string" table:style-name="ce13">
            <text:p>dentro_regiao_saude</text:p>
          </table:table-cell>
          <table:table-cell office:value-type="string" table:style-name="ce13">
            <text:p>dentro_macrorregiao_saude</text:p>
          </table:table-cell>
          <table:table-cell office:value-type="string" table:style-name="ce13">
            <text:p>fora_macrorregiao_saude</text:p>
          </table:table-cell>
          <table:table-cell office:value-type="string" table:style-name="ce12">
            <text:p>outra_uf</text:p>
          </table:table-cell>
          <table:table-cell office:value-type="string" table:style-name="ce13">
            <text:p>destino_total</text:p>
          </table:table-cell>
          <table:table-cell office:value-type="string" table:style-name="ce13">
            <text:p>km_partos_fora_municipio</text:p>
          </table:table-cell>
          <table:table-cell office:value-type="string" table:style-name="ce13">
            <text:p>km_partos_fora_municipio_alta_complexidade</text:p>
          </table:table-cell>
          <table:table-cell office:value-type="string" table:style-name="ce13">
            <text:p>km_partos_fora_municipio_baixa_complexidade</text:p>
          </table:table-cell>
          <table:table-cell office:value-type="string" table:style-name="ce13">
            <text:p>km_partos_na_região</text:p>
          </table:table-cell>
          <table:table-cell office:value-type="string" table:style-name="ce13">
            <text:p>km_partos_na_região_alta_complexidade</text:p>
          </table:table-cell>
          <table:table-cell office:value-type="string" table:style-name="ce13">
            <text:p>km_partos_na_região_baixa_complexidade</text:p>
          </table:table-cell>
          <table:table-cell office:value-type="string" table:style-name="ce13">
            <text:p>km_partos_na_macrorregião</text:p>
          </table:table-cell>
          <table:table-cell office:value-type="string" table:style-name="ce13">
            <text:p>km_partos_na_macrorregião_alta_complexidade</text:p>
          </table:table-cell>
          <table:table-cell office:value-type="string" table:style-name="ce13">
            <text:p>km_partos_na_macrorregião_baixa_complexidade</text:p>
          </table:table-cell>
          <table:table-cell office:value-type="string" table:style-name="ce13">
            <text:p>km_partos_fora_macrorregião</text:p>
          </table:table-cell>
          <table:table-cell office:value-type="string" table:style-name="ce13">
            <text:p>km_partos_fora_macrorregião_alta_complexidade</text:p>
          </table:table-cell>
          <table:table-cell office:value-type="string" table:style-name="ce13">
            <text:p>km_partos_fora_macrorregião_baixa_complexidade</text:p>
          </table:table-cell>
          <table:table-cell office:value-type="string" table:style-name="ce14">
            <text:p>km_partos_fora_UF</text:p>
          </table:table-cell>
          <table:table-cell office:value-type="string" table:style-name="ce13">
            <text:p>km_partos_fora_UF_alta_complexidade</text:p>
          </table:table-cell>
          <table:table-cell office:value-type="string" table:style-name="ce13">
            <text:p>km_partos_fora_UF_baixa_complexidade</text:p>
          </table:table-cell>
          <table:table-cell table:number-columns-repeated="16360"/>
        </table:table-row>
        <table:table-row table:style-name="ro2">
          <table:table-cell table:style-name="ce1"/>
          <table:table-cell office:value-type="string" table:style-name="ce1">
            <text:p>Brasil</text:p>
          </table:table-cell>
          <table:table-cell office:value-type="float" office:value="2091236" table:style-name="ce2">
            <text:p>2.091.236</text:p>
          </table:table-cell>
          <table:table-cell office:value-type="float" office:value="926432" table:style-name="ce2">
            <text:p>926.432</text:p>
          </table:table-cell>
          <table:table-cell office:value-type="float" office:value="630310" table:style-name="ce2">
            <text:p>630.310</text:p>
          </table:table-cell>
          <table:table-cell office:value-type="float" office:value="153936" table:style-name="ce2">
            <text:p>153.936</text:p>
          </table:table-cell>
          <table:table-cell office:value-type="float" office:value="102282" table:style-name="ce2">
            <text:p>102.282</text:p>
          </table:table-cell>
          <table:table-cell office:value-type="float" office:value="39904" table:style-name="ce2">
            <text:p>39.904</text:p>
          </table:table-cell>
          <table:table-cell office:value-type="float" office:value="3017668" table:style-name="ce3">
            <text:p>3.017.668</text:p>
          </table:table-cell>
          <table:table-cell office:value-type="float" office:value="33.968499999999999" table:style-name="ce4">
            <text:p>34,0</text:p>
          </table:table-cell>
          <table:table-cell office:value-type="float" office:value="32.624000000000002" table:style-name="ce4">
            <text:p>32,6</text:p>
          </table:table-cell>
          <table:table-cell office:value-type="float" office:value="35.8827" table:style-name="ce4">
            <text:p>35,9</text:p>
          </table:table-cell>
          <table:table-cell office:value-type="float" office:value="28.3064" table:style-name="ce4">
            <text:p>28,3</text:p>
          </table:table-cell>
          <table:table-cell office:value-type="float" office:value="25.794899999999998" table:style-name="ce4">
            <text:p>25,8</text:p>
          </table:table-cell>
          <table:table-cell office:value-type="float" office:value="30.711500000000001" table:style-name="ce4">
            <text:p>30,7</text:p>
          </table:table-cell>
          <table:table-cell office:value-type="float" office:value="61.618099999999998" table:style-name="ce4">
            <text:p>61,6</text:p>
          </table:table-cell>
          <table:table-cell office:value-type="float" office:value="59.416699999999999" table:style-name="ce4">
            <text:p>59,4</text:p>
          </table:table-cell>
          <table:table-cell office:value-type="float" office:value="67.008150000000001" table:style-name="ce4">
            <text:p>67,0</text:p>
          </table:table-cell>
          <table:table-cell office:value-type="float" office:value="50.988500000000002" table:style-name="ce4">
            <text:p>51,0</text:p>
          </table:table-cell>
          <table:table-cell office:value-type="float" office:value="43.7971" table:style-name="ce4">
            <text:p>43,8</text:p>
          </table:table-cell>
          <table:table-cell office:value-type="float" office:value="62.228499999999997" table:style-name="ce4">
            <text:p>62,2</text:p>
          </table:table-cell>
          <table:table-cell office:value-type="float" office:value="57.4255" table:style-name="ce4">
            <text:p>57,4</text:p>
          </table:table-cell>
          <table:table-cell office:value-type="float" office:value="49.287500000000001" table:style-name="ce1">
            <text:p>49,2875</text:p>
          </table:table-cell>
          <table:table-cell office:value-type="float" office:value="73.485500000000002" table:style-name="ce4">
            <text:p>73,5</text:p>
          </table:table-cell>
          <table:table-cell table:number-columns-repeated="16360"/>
        </table:table-row>
        <table:table-row table:style-name="ro2">
          <table:table-cell table:number-columns-repeated="2" table:style-name="ce1"/>
          <table:table-cell table:style-name="ce4"/>
          <table:table-cell table:number-columns-repeated="5" table:style-name="ce1"/>
          <table:table-cell table:style-name="ce5"/>
          <table:table-cell table:style-name="ce4"/>
          <table:table-cell table:number-columns-repeated="2" table:style-name="ce1"/>
          <table:table-cell table:number-columns-repeated="3" table:style-name="ce4"/>
          <table:table-cell table:number-columns-repeated="5" table:style-name="ce1"/>
          <table:table-cell table:style-name="ce4"/>
          <table:table-cell table:style-name="ce1"/>
          <table:table-cell table:style-name="ce4"/>
          <table:table-cell table:number-columns-repeated="16361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<text:s/>Rondônia</text:p>
          </table:table-cell>
          <table:table-cell office:value-type="float" office:value="20170" table:style-name="ce2">
            <text:p>20.170</text:p>
          </table:table-cell>
          <table:table-cell office:value-type="float" office:value="7748" table:style-name="ce2">
            <text:p>7.748</text:p>
          </table:table-cell>
          <table:table-cell office:value-type="float" office:value="5146" table:style-name="ce2">
            <text:p>5.146</text:p>
          </table:table-cell>
          <table:table-cell office:value-type="float" office:value="1566" table:style-name="ce2">
            <text:p>1.566</text:p>
          </table:table-cell>
          <table:table-cell office:value-type="float" office:value="739" table:style-name="ce2">
            <text:p>739</text:p>
          </table:table-cell>
          <table:table-cell office:value-type="float" office:value="297" table:style-name="ce2">
            <text:p>297</text:p>
          </table:table-cell>
          <table:table-cell office:value-type="float" office:value="27918" table:style-name="ce3">
            <text:p>27.918</text:p>
          </table:table-cell>
          <table:table-cell office:value-type="float" office:value="85.820238064277206" table:style-name="ce4">
            <text:p>85,8</text:p>
          </table:table-cell>
          <table:table-cell office:value-type="float" office:value="203.58179999999999" table:style-name="ce4">
            <text:p>203,6</text:p>
          </table:table-cell>
          <table:table-cell office:value-type="float" office:value="63.566000000000003" table:style-name="ce4">
            <text:p>63,6</text:p>
          </table:table-cell>
          <table:table-cell office:value-type="float" office:value="59.502800000000001" table:style-name="ce4">
            <text:p>59,5</text:p>
          </table:table-cell>
          <table:table-cell office:value-type="float" office:value="94.9454278441452" table:style-name="ce4">
            <text:p>94,9</text:p>
          </table:table-cell>
          <table:table-cell office:value-type="float" office:value="58.292200000000001" table:style-name="ce4">
            <text:p>58,3</text:p>
          </table:table-cell>
          <table:table-cell office:value-type="float" office:value="180.79409999999999" table:style-name="ce4">
            <text:p>180,8</text:p>
          </table:table-cell>
          <table:table-cell office:value-type="float" office:value="223.1" table:style-name="ce4">
            <text:p>223,1</text:p>
          </table:table-cell>
          <table:table-cell office:value-type="float" office:value="122.2693" table:style-name="ce4">
            <text:p>122,3</text:p>
          </table:table-cell>
          <table:table-cell office:value-type="float" office:value="480.04950000000002" table:style-name="ce4">
            <text:p>480,0</text:p>
          </table:table-cell>
          <table:table-cell office:value-type="float" office:value="483.30799999999999" table:style-name="ce4">
            <text:p>483,3</text:p>
          </table:table-cell>
          <table:table-cell office:value-type="float" office:value="353.14870000000002" table:style-name="ce4">
            <text:p>353,1</text:p>
          </table:table-cell>
          <table:table-cell office:value-type="float" office:value="510.85719999999998" table:style-name="ce4">
            <text:p>510,9</text:p>
          </table:table-cell>
          <table:table-cell office:value-type="float" office:value="510.85719999999998" table:style-name="ce4">
            <text:p>510,9</text:p>
          </table:table-cell>
          <table:table-cell office:value-type="float" office:value="510.85719999999998" table:style-name="ce4">
            <text:p>510,9</text:p>
          </table:table-cell>
          <table:table-cell table:number-columns-repeated="1636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<text:s/>Acre</text:p>
          </table:table-cell>
          <table:table-cell office:value-type="float" office:value="12935" table:style-name="ce2">
            <text:p>12.935</text:p>
          </table:table-cell>
          <table:table-cell office:value-type="float" office:value="4045" table:style-name="ce2">
            <text:p>4.045</text:p>
          </table:table-cell>
          <table:table-cell office:value-type="float" office:value="3545" table:style-name="ce2">
            <text:p>3.545</text:p>
          </table:table-cell>
          <table:table-cell office:value-type="float" office:value="469" table:style-name="ce2">
            <text:p>469</text:p>
          </table:table-cell>
          <table:table-cell office:value-type="float" office:value="0" table:style-name="ce2">
            <text:p>0</text:p>
          </table:table-cell>
          <table:table-cell office:value-type="float" office:value="31" table:style-name="ce2">
            <text:p>31</text:p>
          </table:table-cell>
          <table:table-cell office:value-type="float" office:value="16980" table:style-name="ce3">
            <text:p>16.980</text:p>
          </table:table-cell>
          <table:table-cell office:value-type="float" office:value="72.945899999999995" table:style-name="ce4">
            <text:p>72,9</text:p>
          </table:table-cell>
          <table:table-cell office:value-type="float" office:value="82.234700000000004" table:style-name="ce4">
            <text:p>82,2</text:p>
          </table:table-cell>
          <table:table-cell office:value-type="float" office:value="72.945899999999995" table:style-name="ce4">
            <text:p>72,9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234.31659999999999" table:style-name="ce4">
            <text:p>234,3</text:p>
          </table:table-cell>
          <table:table-cell office:value-type="float" office:value="230.9522" table:style-name="ce4">
            <text:p>231,0</text:p>
          </table:table-cell>
          <table:table-cell office:value-type="float" office:value="234.31659999999999" table:style-name="ce4">
            <text:p>234,3</text:p>
          </table:table-cell>
          <table:table-cell table:number-columns-repeated="3" table:style-name="ce4"/>
          <table:table-cell office:value-type="float" office:value="510.85719999999998" table:style-name="ce4">
            <text:p>510,9</text:p>
          </table:table-cell>
          <table:table-cell office:value-type="float" office:value="3650.6320000000001" table:style-name="ce4">
            <text:p>3.650,6</text:p>
          </table:table-cell>
          <table:table-cell office:value-type="float" office:value="510.85719999999998" table:style-name="ce4">
            <text:p>510,9</text:p>
          </table:table-cell>
          <table:table-cell table:number-columns-repeated="1636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<text:s/>Amazonas</text:p>
          </table:table-cell>
          <table:table-cell office:value-type="float" office:value="74965" table:style-name="ce2">
            <text:p>74.965</text:p>
          </table:table-cell>
          <table:table-cell office:value-type="float" office:value="5132" table:style-name="ce2">
            <text:p>5.132</text:p>
          </table:table-cell>
          <table:table-cell office:value-type="float" office:value="3386" table:style-name="ce2">
            <text:p>3.386</text:p>
          </table:table-cell>
          <table:table-cell office:value-type="float" office:value="497" table:style-name="ce2">
            <text:p>497</text:p>
          </table:table-cell>
          <table:table-cell office:value-type="float" office:value="581" table:style-name="ce2">
            <text:p>581</text:p>
          </table:table-cell>
          <table:table-cell office:value-type="float" office:value="668" table:style-name="ce2">
            <text:p>668</text:p>
          </table:table-cell>
          <table:table-cell office:value-type="float" office:value="80097" table:style-name="ce3">
            <text:p>80.097</text:p>
          </table:table-cell>
          <table:table-cell office:value-type="float" office:value="101.59780000000001" table:style-name="ce4">
            <text:p>101,6</text:p>
          </table:table-cell>
          <table:table-cell office:value-type="float" office:value="125.9933" table:style-name="ce4">
            <text:p>126,0</text:p>
          </table:table-cell>
          <table:table-cell office:value-type="float" office:value="89.863799999999998" table:style-name="ce4">
            <text:p>89,9</text:p>
          </table:table-cell>
          <table:table-cell office:value-type="float" office:value="80.620699999999999" table:style-name="ce4">
            <text:p>80,6</text:p>
          </table:table-cell>
          <table:table-cell office:value-type="float" office:value="125.9933" table:style-name="ce4">
            <text:p>126,0</text:p>
          </table:table-cell>
          <table:table-cell office:value-type="float" office:value="65.245336322673893" table:style-name="ce4">
            <text:p>65,2</text:p>
          </table:table-cell>
          <table:table-cell office:value-type="float" office:value="101.59780000000001" table:style-name="ce4">
            <text:p>101,6</text:p>
          </table:table-cell>
          <table:table-cell office:value-type="float" office:value="101.59780000000001" table:style-name="ce4">
            <text:p>101,6</text:p>
          </table:table-cell>
          <table:table-cell office:value-type="float" office:value="101.59780000000001" table:style-name="ce4">
            <text:p>101,6</text:p>
          </table:table-cell>
          <table:table-cell office:value-type="float" office:value="267.9083" table:style-name="ce4">
            <text:p>267,9</text:p>
          </table:table-cell>
          <table:table-cell office:value-type="float" office:value="322.94880000000001" table:style-name="ce4">
            <text:p>322,9</text:p>
          </table:table-cell>
          <table:table-cell office:value-type="float" office:value="267.9083" table:style-name="ce4">
            <text:p>267,9</text:p>
          </table:table-cell>
          <table:table-cell office:value-type="float" office:value="205.3184" table:style-name="ce4">
            <text:p>205,3</text:p>
          </table:table-cell>
          <table:table-cell office:value-type="float" office:value="223.14060000000001" table:style-name="ce4">
            <text:p>223,1</text:p>
          </table:table-cell>
          <table:table-cell office:value-type="float" office:value="56.063949999999998" table:style-name="ce4">
            <text:p>56,1</text:p>
          </table:table-cell>
          <table:table-cell table:number-columns-repeated="1636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<text:s/>Roraima</text:p>
          </table:table-cell>
          <table:table-cell office:value-type="float" office:value="8552" table:style-name="ce2">
            <text:p>8.552</text:p>
          </table:table-cell>
          <table:table-cell office:value-type="float" office:value="2860" table:style-name="ce2">
            <text:p>2.860</text:p>
          </table:table-cell>
          <table:table-cell office:value-type="float" office:value="2074" table:style-name="ce2">
            <text:p>2.074</text:p>
          </table:table-cell>
          <table:table-cell office:value-type="float" office:value="758" table:style-name="ce2">
            <text:p>758</text:p>
          </table:table-cell>
          <table:table-cell office:value-type="float" office:value="1" table:style-name="ce2">
            <text:p>1</text:p>
          </table:table-cell>
          <table:table-cell office:value-type="float" office:value="27" table:style-name="ce2">
            <text:p>27</text:p>
          </table:table-cell>
          <table:table-cell office:value-type="float" office:value="11412" table:style-name="ce3">
            <text:p>11.412</text:p>
          </table:table-cell>
          <table:table-cell office:value-type="float" office:value="138.99279999999999" table:style-name="ce4">
            <text:p>139,0</text:p>
          </table:table-cell>
          <table:table-cell office:value-type="float" office:value="296.60590000000002" table:style-name="ce4">
            <text:p>296,6</text:p>
          </table:table-cell>
          <table:table-cell office:value-type="float" office:value="138.99279999999999" table:style-name="ce4">
            <text:p>139,0</text:p>
          </table:table-cell>
          <table:table-cell office:value-type="float" office:value="124.1228" table:style-name="ce4">
            <text:p>124,1</text:p>
          </table:table-cell>
          <table:table-cell office:value-type="float" office:value="27.3561457869889" table:style-name="ce4">
            <text:p>27,4</text:p>
          </table:table-cell>
          <table:table-cell office:value-type="float" office:value="124.1228" table:style-name="ce4">
            <text:p>124,1</text:p>
          </table:table-cell>
          <table:table-cell office:value-type="float" office:value="138.99279999999999" table:style-name="ce4">
            <text:p>139,0</text:p>
          </table:table-cell>
          <table:table-cell office:value-type="float" office:value="296.60590000000002" table:style-name="ce4">
            <text:p>296,6</text:p>
          </table:table-cell>
          <table:table-cell office:value-type="float" office:value="138.99279999999999" table:style-name="ce4">
            <text:p>139,0</text:p>
          </table:table-cell>
          <table:table-cell table:number-columns-repeated="3" table:style-name="ce4"/>
          <table:table-cell office:value-type="float" office:value="1191.10713869044" table:style-name="ce4">
            <text:p>1.191,1</text:p>
          </table:table-cell>
          <table:table-cell office:value-type="float" office:value="3591.8989853000799" table:style-name="ce4">
            <text:p>3.591,9</text:p>
          </table:table-cell>
          <table:table-cell office:value-type="float" office:value="1191.10713869044" table:style-name="ce4">
            <text:p>1.191,1</text:p>
          </table:table-cell>
          <table:table-cell table:number-columns-repeated="1636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<text:s/>Pará</text:p>
          </table:table-cell>
          <table:table-cell office:value-type="float" office:value="110630" table:style-name="ce2">
            <text:p>110.630</text:p>
          </table:table-cell>
          <table:table-cell office:value-type="float" office:value="33027" table:style-name="ce2">
            <text:p>33.027</text:p>
          </table:table-cell>
          <table:table-cell office:value-type="float" office:value="20563" table:style-name="ce2">
            <text:p>20.563</text:p>
          </table:table-cell>
          <table:table-cell office:value-type="float" office:value="3917" table:style-name="ce2">
            <text:p>3.917</text:p>
          </table:table-cell>
          <table:table-cell office:value-type="float" office:value="6148" table:style-name="ce2">
            <text:p>6.148</text:p>
          </table:table-cell>
          <table:table-cell office:value-type="float" office:value="2399" table:style-name="ce2">
            <text:p>2.399</text:p>
          </table:table-cell>
          <table:table-cell office:value-type="float" office:value="143657" table:style-name="ce3">
            <text:p>143.657</text:p>
          </table:table-cell>
          <table:table-cell office:value-type="float" office:value="64.882145133700007" table:style-name="ce4">
            <text:p>64,9</text:p>
          </table:table-cell>
          <table:table-cell office:value-type="float" office:value="65.9178" table:style-name="ce4">
            <text:p>65,9</text:p>
          </table:table-cell>
          <table:table-cell office:value-type="float" office:value="61.438499999999998" table:style-name="ce4">
            <text:p>61,4</text:p>
          </table:table-cell>
          <table:table-cell office:value-type="float" office:value="34.241900000000001" table:style-name="ce4">
            <text:p>34,2</text:p>
          </table:table-cell>
          <table:table-cell office:value-type="float" office:value="19.8355" table:style-name="ce4">
            <text:p>19,8</text:p>
          </table:table-cell>
          <table:table-cell office:value-type="float" office:value="48.074800000000003" table:style-name="ce4">
            <text:p>48,1</text:p>
          </table:table-cell>
          <table:table-cell office:value-type="float" office:value="157.769439689058" table:style-name="ce4">
            <text:p>157,8</text:p>
          </table:table-cell>
          <table:table-cell office:value-type="float" office:value="161.14935892748599" table:style-name="ce4">
            <text:p>161,1</text:p>
          </table:table-cell>
          <table:table-cell office:value-type="float" office:value="116.08265" table:style-name="ce4">
            <text:p>116,1</text:p>
          </table:table-cell>
          <table:table-cell office:value-type="float" office:value="114.65309999999999" table:style-name="ce4">
            <text:p>114,7</text:p>
          </table:table-cell>
          <table:table-cell office:value-type="float" office:value="125.4156" table:style-name="ce4">
            <text:p>125,4</text:p>
          </table:table-cell>
          <table:table-cell office:value-type="float" office:value="98.164500000000004" table:style-name="ce4">
            <text:p>98,2</text:p>
          </table:table-cell>
          <table:table-cell office:value-type="float" office:value="207.6456" table:style-name="ce4">
            <text:p>207,6</text:p>
          </table:table-cell>
          <table:table-cell office:value-type="float" office:value="246.08269999999999" table:style-name="ce4">
            <text:p>246,1</text:p>
          </table:table-cell>
          <table:table-cell office:value-type="float" office:value="200.480982592815" table:style-name="ce4">
            <text:p>200,5</text:p>
          </table:table-cell>
          <table:table-cell table:number-columns-repeated="1636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<text:s/>Amapá</text:p>
          </table:table-cell>
          <table:table-cell office:value-type="float" office:value="13071" table:style-name="ce2">
            <text:p>13.071</text:p>
          </table:table-cell>
          <table:table-cell office:value-type="float" office:value="2679" table:style-name="ce2">
            <text:p>2.679</text:p>
          </table:table-cell>
          <table:table-cell office:value-type="float" office:value="1182" table:style-name="ce2">
            <text:p>1.182</text:p>
          </table:table-cell>
          <table:table-cell office:value-type="float" office:value="1454" table:style-name="ce2">
            <text:p>1.454</text:p>
          </table:table-cell>
          <table:table-cell office:value-type="float" office:value="3" table:style-name="ce2">
            <text:p>3</text:p>
          </table:table-cell>
          <table:table-cell office:value-type="float" office:value="40" table:style-name="ce2">
            <text:p>40</text:p>
          </table:table-cell>
          <table:table-cell office:value-type="float" office:value="15750" table:style-name="ce3">
            <text:p>15.750</text:p>
          </table:table-cell>
          <table:table-cell office:value-type="float" office:value="34.715600000000002" table:style-name="ce4">
            <text:p>34,7</text:p>
          </table:table-cell>
          <table:table-cell office:value-type="float" office:value="21.342199999999998" table:style-name="ce4">
            <text:p>21,3</text:p>
          </table:table-cell>
          <table:table-cell office:value-type="float" office:value="34.715600000000002" table:style-name="ce4">
            <text:p>34,7</text:p>
          </table:table-cell>
          <table:table-cell office:value-type="float" office:value="101.96169999999999" table:style-name="ce4">
            <text:p>102,0</text:p>
          </table:table-cell>
          <table:table-cell office:value-type="float" office:value="137.75110000000001" table:style-name="ce4">
            <text:p>137,8</text:p>
          </table:table-cell>
          <table:table-cell office:value-type="float" office:value="101.96169999999999" table:style-name="ce4">
            <text:p>102,0</text:p>
          </table:table-cell>
          <table:table-cell office:value-type="float" office:value="21.342199999999998" table:style-name="ce4">
            <text:p>21,3</text:p>
          </table:table-cell>
          <table:table-cell office:value-type="float" office:value="21.342199999999998" table:style-name="ce4">
            <text:p>21,3</text:p>
          </table:table-cell>
          <table:table-cell office:value-type="float" office:value="34.715600000000002" table:style-name="ce4">
            <text:p>34,7</text:p>
          </table:table-cell>
          <table:table-cell table:number-columns-repeated="3" table:style-name="ce4"/>
          <table:table-cell office:value-type="float" office:value="441.89316178070197" table:style-name="ce4">
            <text:p>441,9</text:p>
          </table:table-cell>
          <table:table-cell office:value-type="float" office:value="568.19058089035104" table:style-name="ce4">
            <text:p>568,2</text:p>
          </table:table-cell>
          <table:table-cell office:value-type="float" office:value="264.5521" table:style-name="ce4">
            <text:p>264,6</text:p>
          </table:table-cell>
          <table:table-cell table:number-columns-repeated="1636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<text:s/>Tocantins</text:p>
          </table:table-cell>
          <table:table-cell office:value-type="float" office:value="13806" table:style-name="ce2">
            <text:p>13.806</text:p>
          </table:table-cell>
          <table:table-cell office:value-type="float" office:value="11304" table:style-name="ce2">
            <text:p>11.304</text:p>
          </table:table-cell>
          <table:table-cell office:value-type="float" office:value="7085" table:style-name="ce2">
            <text:p>7.085</text:p>
          </table:table-cell>
          <table:table-cell office:value-type="float" office:value="2732" table:style-name="ce2">
            <text:p>2.732</text:p>
          </table:table-cell>
          <table:table-cell office:value-type="float" office:value="306" table:style-name="ce2">
            <text:p>306</text:p>
          </table:table-cell>
          <table:table-cell office:value-type="float" office:value="1181" table:style-name="ce2">
            <text:p>1.181</text:p>
          </table:table-cell>
          <table:table-cell office:value-type="float" office:value="25110" table:style-name="ce3">
            <text:p>25.110</text:p>
          </table:table-cell>
          <table:table-cell office:value-type="float" office:value="81.03" table:style-name="ce4">
            <text:p>81,0</text:p>
          </table:table-cell>
          <table:table-cell office:value-type="float" office:value="105.846" table:style-name="ce4">
            <text:p>105,8</text:p>
          </table:table-cell>
          <table:table-cell office:value-type="float" office:value="68.415499999999994" table:style-name="ce4">
            <text:p>68,4</text:p>
          </table:table-cell>
          <table:table-cell office:value-type="float" office:value="66.87" table:style-name="ce4">
            <text:p>66,9</text:p>
          </table:table-cell>
          <table:table-cell office:value-type="float" office:value="73.734499999999997" table:style-name="ce4">
            <text:p>73,7</text:p>
          </table:table-cell>
          <table:table-cell office:value-type="float" office:value="61.386899999999997" table:style-name="ce4">
            <text:p>61,4</text:p>
          </table:table-cell>
          <table:table-cell office:value-type="float" office:value="131.1533" table:style-name="ce4">
            <text:p>131,2</text:p>
          </table:table-cell>
          <table:table-cell office:value-type="float" office:value="128.09880000000001" table:style-name="ce4">
            <text:p>128,1</text:p>
          </table:table-cell>
          <table:table-cell office:value-type="float" office:value="144.84309999999999" table:style-name="ce4">
            <text:p>144,8</text:p>
          </table:table-cell>
          <table:table-cell office:value-type="float" office:value="220.6696" table:style-name="ce4">
            <text:p>220,7</text:p>
          </table:table-cell>
          <table:table-cell office:value-type="float" office:value="386.04430000000002" table:style-name="ce4">
            <text:p>386,0</text:p>
          </table:table-cell>
          <table:table-cell office:value-type="float" office:value="190.4246" table:style-name="ce4">
            <text:p>190,4</text:p>
          </table:table-cell>
          <table:table-cell office:value-type="float" office:value="56.264299999999999" table:style-name="ce4">
            <text:p>56,3</text:p>
          </table:table-cell>
          <table:table-cell office:value-type="float" office:value="100.27460000000001" table:style-name="ce4">
            <text:p>100,3</text:p>
          </table:table-cell>
          <table:table-cell office:value-type="float" office:value="46.356000000000002" table:style-name="ce4">
            <text:p>46,4</text:p>
          </table:table-cell>
          <table:table-cell table:number-columns-repeated="1636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<text:s/>Maranhão</text:p>
          </table:table-cell>
          <table:table-cell office:value-type="float" office:value="85014" table:style-name="ce2">
            <text:p>85.014</text:p>
          </table:table-cell>
          <table:table-cell office:value-type="float" office:value="32550" table:style-name="ce2">
            <text:p>32.550</text:p>
          </table:table-cell>
          <table:table-cell office:value-type="float" office:value="22139" table:style-name="ce2">
            <text:p>22.139</text:p>
          </table:table-cell>
          <table:table-cell office:value-type="float" office:value="6392" table:style-name="ce2">
            <text:p>6.392</text:p>
          </table:table-cell>
          <table:table-cell office:value-type="float" office:value="1215" table:style-name="ce2">
            <text:p>1.215</text:p>
          </table:table-cell>
          <table:table-cell office:value-type="float" office:value="2804" table:style-name="ce2">
            <text:p>2.804</text:p>
          </table:table-cell>
          <table:table-cell office:value-type="float" office:value="117564" table:style-name="ce3">
            <text:p>117.564</text:p>
          </table:table-cell>
          <table:table-cell office:value-type="float" office:value="42.274700000000003" table:style-name="ce4">
            <text:p>42,3</text:p>
          </table:table-cell>
          <table:table-cell office:value-type="float" office:value="67.761600000000001" table:style-name="ce4">
            <text:p>67,8</text:p>
          </table:table-cell>
          <table:table-cell office:value-type="float" office:value="41.886299999999999" table:style-name="ce4">
            <text:p>41,9</text:p>
          </table:table-cell>
          <table:table-cell office:value-type="float" office:value="30.769100000000002" table:style-name="ce4">
            <text:p>30,8</text:p>
          </table:table-cell>
          <table:table-cell office:value-type="float" office:value="30.711500000000001" table:style-name="ce4">
            <text:p>30,7</text:p>
          </table:table-cell>
          <table:table-cell office:value-type="float" office:value="30.912199999999999" table:style-name="ce4">
            <text:p>30,9</text:p>
          </table:table-cell>
          <table:table-cell office:value-type="float" office:value="105.0217" table:style-name="ce4">
            <text:p>105,0</text:p>
          </table:table-cell>
          <table:table-cell office:value-type="float" office:value="130.94380000000001" table:style-name="ce4">
            <text:p>130,9</text:p>
          </table:table-cell>
          <table:table-cell office:value-type="float" office:value="104.79349999999999" table:style-name="ce4">
            <text:p>104,8</text:p>
          </table:table-cell>
          <table:table-cell office:value-type="float" office:value="116.57225" table:style-name="ce4">
            <text:p>116,6</text:p>
          </table:table-cell>
          <table:table-cell office:value-type="float" office:value="277.52949999999998" table:style-name="ce4">
            <text:p>277,5</text:p>
          </table:table-cell>
          <table:table-cell office:value-type="float" office:value="106.04900000000001" table:style-name="ce4">
            <text:p>106,0</text:p>
          </table:table-cell>
          <table:table-cell office:value-type="float" office:value="57.557389151172998" table:style-name="ce4">
            <text:p>57,6</text:p>
          </table:table-cell>
          <table:table-cell office:value-type="float" office:value="72.322100000000006" table:style-name="ce4">
            <text:p>72,3</text:p>
          </table:table-cell>
          <table:table-cell office:value-type="float" office:value="57.557389151172998" table:style-name="ce4">
            <text:p>57,6</text:p>
          </table:table-cell>
          <table:table-cell table:number-columns-repeated="1636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<text:s/>Piauí</text:p>
          </table:table-cell>
          <table:table-cell office:value-type="float" office:value="28011" table:style-name="ce2">
            <text:p>28.011</text:p>
          </table:table-cell>
          <table:table-cell office:value-type="float" office:value="21242" table:style-name="ce2">
            <text:p>21.242</text:p>
          </table:table-cell>
          <table:table-cell office:value-type="float" office:value="16178" table:style-name="ce2">
            <text:p>16.178</text:p>
          </table:table-cell>
          <table:table-cell office:value-type="float" office:value="1619" table:style-name="ce2">
            <text:p>1.619</text:p>
          </table:table-cell>
          <table:table-cell office:value-type="float" office:value="3135" table:style-name="ce2">
            <text:p>3.135</text:p>
          </table:table-cell>
          <table:table-cell office:value-type="float" office:value="310" table:style-name="ce2">
            <text:p>310</text:p>
          </table:table-cell>
          <table:table-cell office:value-type="float" office:value="49253" table:style-name="ce3">
            <text:p>49.253</text:p>
          </table:table-cell>
          <table:table-cell office:value-type="float" office:value="69.875600000000006" table:style-name="ce4">
            <text:p>69,9</text:p>
          </table:table-cell>
          <table:table-cell office:value-type="float" office:value="97.110299999999995" table:style-name="ce4">
            <text:p>97,1</text:p>
          </table:table-cell>
          <table:table-cell office:value-type="float" office:value="53.124499999999998" table:style-name="ce4">
            <text:p>53,1</text:p>
          </table:table-cell>
          <table:table-cell office:value-type="float" office:value="54.273000000000003" table:style-name="ce4">
            <text:p>54,3</text:p>
          </table:table-cell>
          <table:table-cell office:value-type="float" office:value="65.770499999999998" table:style-name="ce4">
            <text:p>65,8</text:p>
          </table:table-cell>
          <table:table-cell office:value-type="float" office:value="51.873199999999997" table:style-name="ce4">
            <text:p>51,9</text:p>
          </table:table-cell>
          <table:table-cell office:value-type="float" office:value="113.3712" table:style-name="ce4">
            <text:p>113,4</text:p>
          </table:table-cell>
          <table:table-cell office:value-type="float" office:value="136.4863" table:style-name="ce4">
            <text:p>136,5</text:p>
          </table:table-cell>
          <table:table-cell office:value-type="float" office:value="100.32170000000001" table:style-name="ce4">
            <text:p>100,3</text:p>
          </table:table-cell>
          <table:table-cell office:value-type="float" office:value="199.62710000000001" table:style-name="ce4">
            <text:p>199,6</text:p>
          </table:table-cell>
          <table:table-cell office:value-type="float" office:value="225.67840000000001" table:style-name="ce4">
            <text:p>225,7</text:p>
          </table:table-cell>
          <table:table-cell office:value-type="float" office:value="127.03570000000001" table:style-name="ce4">
            <text:p>127,0</text:p>
          </table:table-cell>
          <table:table-cell office:value-type="float" office:value="59.782499999999999" table:style-name="ce4">
            <text:p>59,8</text:p>
          </table:table-cell>
          <table:table-cell office:value-type="float" office:value="403.1497" table:style-name="ce4">
            <text:p>403,1</text:p>
          </table:table-cell>
          <table:table-cell office:value-type="float" office:value="56.38" table:style-name="ce4">
            <text:p>56,4</text:p>
          </table:table-cell>
          <table:table-cell table:number-columns-repeated="1636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<text:s/>Ceará</text:p>
          </table:table-cell>
          <table:table-cell office:value-type="float" office:value="89226" table:style-name="ce2">
            <text:p>89.226</text:p>
          </table:table-cell>
          <table:table-cell office:value-type="float" office:value="43290" table:style-name="ce2">
            <text:p>43.290</text:p>
          </table:table-cell>
          <table:table-cell office:value-type="float" office:value="26400" table:style-name="ce2">
            <text:p>26.400</text:p>
          </table:table-cell>
          <table:table-cell office:value-type="float" office:value="14000" table:style-name="ce2">
            <text:p>14.000</text:p>
          </table:table-cell>
          <table:table-cell office:value-type="float" office:value="2479" table:style-name="ce2">
            <text:p>2.479</text:p>
          </table:table-cell>
          <table:table-cell office:value-type="float" office:value="411" table:style-name="ce2">
            <text:p>411</text:p>
          </table:table-cell>
          <table:table-cell office:value-type="float" office:value="132516" table:style-name="ce3">
            <text:p>132.516</text:p>
          </table:table-cell>
          <table:table-cell office:value-type="float" office:value="40.532800000000002" table:style-name="ce4">
            <text:p>40,5</text:p>
          </table:table-cell>
          <table:table-cell office:value-type="float" office:value="48.157200000000003" table:style-name="ce4">
            <text:p>48,2</text:p>
          </table:table-cell>
          <table:table-cell office:value-type="float" office:value="34.879600000000003" table:style-name="ce4">
            <text:p>34,9</text:p>
          </table:table-cell>
          <table:table-cell office:value-type="float" office:value="37.383499999999998" table:style-name="ce4">
            <text:p>37,4</text:p>
          </table:table-cell>
          <table:table-cell office:value-type="float" office:value="44.156999999999996" table:style-name="ce4">
            <text:p>44,2</text:p>
          </table:table-cell>
          <table:table-cell office:value-type="float" office:value="33.0914" table:style-name="ce4">
            <text:p>33,1</text:p>
          </table:table-cell>
          <table:table-cell office:value-type="float" office:value="40.978299999999997" table:style-name="ce4">
            <text:p>41,0</text:p>
          </table:table-cell>
          <table:table-cell office:value-type="float" office:value="50.072099999999999" table:style-name="ce4">
            <text:p>50,1</text:p>
          </table:table-cell>
          <table:table-cell office:value-type="float" office:value="35.036200000000001" table:style-name="ce4">
            <text:p>35,0</text:p>
          </table:table-cell>
          <table:table-cell office:value-type="float" office:value="169.68639999999999" table:style-name="ce4">
            <text:p>169,7</text:p>
          </table:table-cell>
          <table:table-cell office:value-type="float" office:value="212.30840000000001" table:style-name="ce4">
            <text:p>212,3</text:p>
          </table:table-cell>
          <table:table-cell office:value-type="float" office:value="118.6686" table:style-name="ce4">
            <text:p>118,7</text:p>
          </table:table-cell>
          <table:table-cell office:value-type="float" office:value="107.0245" table:style-name="ce4">
            <text:p>107,0</text:p>
          </table:table-cell>
          <table:table-cell office:value-type="float" office:value="89.244600000000005" table:style-name="ce4">
            <text:p>89,2</text:p>
          </table:table-cell>
          <table:table-cell office:value-type="float" office:value="115.58" table:style-name="ce4">
            <text:p>115,6</text:p>
          </table:table-cell>
          <table:table-cell table:number-columns-repeated="1636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<text:s/>Rio Grande do Norte</text:p>
          </table:table-cell>
          <table:table-cell office:value-type="float" office:value="26438" table:style-name="ce2">
            <text:p>26.438</text:p>
          </table:table-cell>
          <table:table-cell office:value-type="float" office:value="22661" table:style-name="ce2">
            <text:p>22.661</text:p>
          </table:table-cell>
          <table:table-cell office:value-type="float" office:value="13625" table:style-name="ce2">
            <text:p>13.625</text:p>
          </table:table-cell>
          <table:table-cell office:value-type="float" office:value="7973" table:style-name="ce2">
            <text:p>7.973</text:p>
          </table:table-cell>
          <table:table-cell office:value-type="float" office:value="861" table:style-name="ce2">
            <text:p>861</text:p>
          </table:table-cell>
          <table:table-cell office:value-type="float" office:value="202" table:style-name="ce2">
            <text:p>202</text:p>
          </table:table-cell>
          <table:table-cell office:value-type="float" office:value="49099" table:style-name="ce3">
            <text:p>49.099</text:p>
          </table:table-cell>
          <table:table-cell office:value-type="float" office:value="42.631500000000003" table:style-name="ce4">
            <text:p>42,6</text:p>
          </table:table-cell>
          <table:table-cell office:value-type="float" office:value="50.270699999999998" table:style-name="ce4">
            <text:p>50,3</text:p>
          </table:table-cell>
          <table:table-cell office:value-type="float" office:value="40.764899999999997" table:style-name="ce4">
            <text:p>40,8</text:p>
          </table:table-cell>
          <table:table-cell office:value-type="float" office:value="30.357600000000001" table:style-name="ce4">
            <text:p>30,4</text:p>
          </table:table-cell>
          <table:table-cell office:value-type="float" office:value="23.518899999999999" table:style-name="ce4">
            <text:p>23,5</text:p>
          </table:table-cell>
          <table:table-cell office:value-type="float" office:value="32.560699999999997" table:style-name="ce4">
            <text:p>32,6</text:p>
          </table:table-cell>
          <table:table-cell office:value-type="float" office:value="75.178200000000004" table:style-name="ce4">
            <text:p>75,2</text:p>
          </table:table-cell>
          <table:table-cell office:value-type="float" office:value="77.541600000000003" table:style-name="ce4">
            <text:p>77,5</text:p>
          </table:table-cell>
          <table:table-cell office:value-type="float" office:value="74.138900000000007" table:style-name="ce4">
            <text:p>74,1</text:p>
          </table:table-cell>
          <table:table-cell office:value-type="float" office:value="172.70410000000001" table:style-name="ce4">
            <text:p>172,7</text:p>
          </table:table-cell>
          <table:table-cell office:value-type="float" office:value="210.2901" table:style-name="ce4">
            <text:p>210,3</text:p>
          </table:table-cell>
          <table:table-cell office:value-type="float" office:value="62.228499999999997" table:style-name="ce4">
            <text:p>62,2</text:p>
          </table:table-cell>
          <table:table-cell office:value-type="float" office:value="112.5294" table:style-name="ce4">
            <text:p>112,5</text:p>
          </table:table-cell>
          <table:table-cell office:value-type="float" office:value="239.49119999999999" table:style-name="ce4">
            <text:p>239,5</text:p>
          </table:table-cell>
          <table:table-cell office:value-type="float" office:value="46.031399999999998" table:style-name="ce4">
            <text:p>46,0</text:p>
          </table:table-cell>
          <table:table-cell table:number-columns-repeated="1636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<text:s/>Paraíba</text:p>
          </table:table-cell>
          <table:table-cell office:value-type="float" office:value="29537" table:style-name="ce2">
            <text:p>29.537</text:p>
          </table:table-cell>
          <table:table-cell office:value-type="float" office:value="29552" table:style-name="ce2">
            <text:p>29.552</text:p>
          </table:table-cell>
          <table:table-cell office:value-type="float" office:value="16824" table:style-name="ce2">
            <text:p>16.824</text:p>
          </table:table-cell>
          <table:table-cell office:value-type="float" office:value="9769" table:style-name="ce2">
            <text:p>9.769</text:p>
          </table:table-cell>
          <table:table-cell office:value-type="float" office:value="2016" table:style-name="ce2">
            <text:p>2.016</text:p>
          </table:table-cell>
          <table:table-cell office:value-type="float" office:value="943" table:style-name="ce2">
            <text:p>943</text:p>
          </table:table-cell>
          <table:table-cell office:value-type="float" office:value="59089" table:style-name="ce3">
            <text:p>59.089</text:p>
          </table:table-cell>
          <table:table-cell office:value-type="float" office:value="42.404899999999998" table:style-name="ce4">
            <text:p>42,4</text:p>
          </table:table-cell>
          <table:table-cell office:value-type="float" office:value="47.111699999999999" table:style-name="ce4">
            <text:p>47,1</text:p>
          </table:table-cell>
          <table:table-cell office:value-type="float" office:value="30.821200000000001" table:style-name="ce4">
            <text:p>30,8</text:p>
          </table:table-cell>
          <table:table-cell office:value-type="float" office:value="30.133800000000001" table:style-name="ce4">
            <text:p>30,1</text:p>
          </table:table-cell>
          <table:table-cell office:value-type="float" office:value="31.798400000000001" table:style-name="ce4">
            <text:p>31,8</text:p>
          </table:table-cell>
          <table:table-cell office:value-type="float" office:value="29.469899999999999" table:style-name="ce4">
            <text:p>29,5</text:p>
          </table:table-cell>
          <table:table-cell office:value-type="float" office:value="61.119799999999998" table:style-name="ce4">
            <text:p>61,1</text:p>
          </table:table-cell>
          <table:table-cell office:value-type="float" office:value="61.119799999999998" table:style-name="ce4">
            <text:p>61,1</text:p>
          </table:table-cell>
          <table:table-cell office:value-type="float" office:value="50.169199999999996" table:style-name="ce4">
            <text:p>50,2</text:p>
          </table:table-cell>
          <table:table-cell office:value-type="float" office:value="72.831199999999995" table:style-name="ce4">
            <text:p>72,8</text:p>
          </table:table-cell>
          <table:table-cell office:value-type="float" office:value="74.132300000000001" table:style-name="ce4">
            <text:p>74,1</text:p>
          </table:table-cell>
          <table:table-cell office:value-type="float" office:value="47.797600000000003" table:style-name="ce4">
            <text:p>47,8</text:p>
          </table:table-cell>
          <table:table-cell office:value-type="float" office:value="56.386200000000002" table:style-name="ce4">
            <text:p>56,4</text:p>
          </table:table-cell>
          <table:table-cell office:value-type="float" office:value="75.673500000000004" table:style-name="ce4">
            <text:p>75,7</text:p>
          </table:table-cell>
          <table:table-cell office:value-type="float" office:value="53.605499999999999" table:style-name="ce4">
            <text:p>53,6</text:p>
          </table:table-cell>
          <table:table-cell table:number-columns-repeated="1636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<text:s/>Pernambuco</text:p>
          </table:table-cell>
          <table:table-cell office:value-type="float" office:value="68926" table:style-name="ce2">
            <text:p>68.926</text:p>
          </table:table-cell>
          <table:table-cell office:value-type="float" office:value="76098" table:style-name="ce2">
            <text:p>76.098</text:p>
          </table:table-cell>
          <table:table-cell office:value-type="float" office:value="52865" table:style-name="ce2">
            <text:p>52.865</text:p>
          </table:table-cell>
          <table:table-cell office:value-type="float" office:value="12390" table:style-name="ce2">
            <text:p>12.390</text:p>
          </table:table-cell>
          <table:table-cell office:value-type="float" office:value="8341" table:style-name="ce2">
            <text:p>8.341</text:p>
          </table:table-cell>
          <table:table-cell office:value-type="float" office:value="2502" table:style-name="ce2">
            <text:p>2.502</text:p>
          </table:table-cell>
          <table:table-cell office:value-type="float" office:value="145024" table:style-name="ce3">
            <text:p>145.024</text:p>
          </table:table-cell>
          <table:table-cell office:value-type="float" office:value="33.7821" table:style-name="ce4">
            <text:p>33,8</text:p>
          </table:table-cell>
          <table:table-cell office:value-type="float" office:value="31.088999999999999" table:style-name="ce4">
            <text:p>31,1</text:p>
          </table:table-cell>
          <table:table-cell office:value-type="float" office:value="34.244900000000001" table:style-name="ce4">
            <text:p>34,2</text:p>
          </table:table-cell>
          <table:table-cell office:value-type="float" office:value="23.858599999999999" table:style-name="ce4">
            <text:p>23,9</text:p>
          </table:table-cell>
          <table:table-cell office:value-type="float" office:value="23.858599999999999" table:style-name="ce4">
            <text:p>23,9</text:p>
          </table:table-cell>
          <table:table-cell office:value-type="float" office:value="23.858599999999999" table:style-name="ce4">
            <text:p>23,9</text:p>
          </table:table-cell>
          <table:table-cell office:value-type="float" office:value="74.814099999999996" table:style-name="ce4">
            <text:p>74,8</text:p>
          </table:table-cell>
          <table:table-cell office:value-type="float" office:value="83.665199999999999" table:style-name="ce4">
            <text:p>83,7</text:p>
          </table:table-cell>
          <table:table-cell office:value-type="float" office:value="68.079300000000003" table:style-name="ce4">
            <text:p>68,1</text:p>
          </table:table-cell>
          <table:table-cell office:value-type="float" office:value="141.83590000000001" table:style-name="ce4">
            <text:p>141,8</text:p>
          </table:table-cell>
          <table:table-cell office:value-type="float" office:value="184.3767" table:style-name="ce4">
            <text:p>184,4</text:p>
          </table:table-cell>
          <table:table-cell office:value-type="float" office:value="128.93629999999999" table:style-name="ce4">
            <text:p>128,9</text:p>
          </table:table-cell>
          <table:table-cell office:value-type="float" office:value="56.820099999999996" table:style-name="ce4">
            <text:p>56,8</text:p>
          </table:table-cell>
          <table:table-cell office:value-type="float" office:value="62.632100000000001" table:style-name="ce4">
            <text:p>62,6</text:p>
          </table:table-cell>
          <table:table-cell office:value-type="float" office:value="31.2058" table:style-name="ce4">
            <text:p>31,2</text:p>
          </table:table-cell>
          <table:table-cell table:number-columns-repeated="1636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<text:s/>Alagoas</text:p>
          </table:table-cell>
          <table:table-cell office:value-type="float" office:value="29280" table:style-name="ce2">
            <text:p>29.280</text:p>
          </table:table-cell>
          <table:table-cell office:value-type="float" office:value="22977" table:style-name="ce2">
            <text:p>22.977</text:p>
          </table:table-cell>
          <table:table-cell office:value-type="float" office:value="14157" table:style-name="ce2">
            <text:p>14.157</text:p>
          </table:table-cell>
          <table:table-cell office:value-type="float" office:value="6616" table:style-name="ce2">
            <text:p>6.616</text:p>
          </table:table-cell>
          <table:table-cell office:value-type="float" office:value="1297" table:style-name="ce2">
            <text:p>1.297</text:p>
          </table:table-cell>
          <table:table-cell office:value-type="float" office:value="907" table:style-name="ce2">
            <text:p>907</text:p>
          </table:table-cell>
          <table:table-cell office:value-type="float" office:value="52257" table:style-name="ce3">
            <text:p>52.257</text:p>
          </table:table-cell>
          <table:table-cell office:value-type="float" office:value="38.095300000000002" table:style-name="ce4">
            <text:p>38,1</text:p>
          </table:table-cell>
          <table:table-cell office:value-type="float" office:value="40.007100000000001" table:style-name="ce4">
            <text:p>40,0</text:p>
          </table:table-cell>
          <table:table-cell office:value-type="float" office:value="36.068899999999999" table:style-name="ce4">
            <text:p>36,1</text:p>
          </table:table-cell>
          <table:table-cell office:value-type="float" office:value="28.6983" table:style-name="ce4">
            <text:p>28,7</text:p>
          </table:table-cell>
          <table:table-cell office:value-type="float" office:value="30.088899999999999" table:style-name="ce4">
            <text:p>30,1</text:p>
          </table:table-cell>
          <table:table-cell office:value-type="float" office:value="28.020199999999999" table:style-name="ce4">
            <text:p>28,0</text:p>
          </table:table-cell>
          <table:table-cell office:value-type="float" office:value="77.650700000000001" table:style-name="ce4">
            <text:p>77,7</text:p>
          </table:table-cell>
          <table:table-cell office:value-type="float" office:value="77.650700000000001" table:style-name="ce4">
            <text:p>77,7</text:p>
          </table:table-cell>
          <table:table-cell office:value-type="float" office:value="77.650700000000001" table:style-name="ce4">
            <text:p>77,7</text:p>
          </table:table-cell>
          <table:table-cell office:value-type="float" office:value="62.185899999999997" table:style-name="ce4">
            <text:p>62,2</text:p>
          </table:table-cell>
          <table:table-cell office:value-type="float" office:value="62.185899999999997" table:style-name="ce4">
            <text:p>62,2</text:p>
          </table:table-cell>
          <table:table-cell office:value-type="float" office:value="61.585700000000003" table:style-name="ce4">
            <text:p>61,6</text:p>
          </table:table-cell>
          <table:table-cell office:value-type="float" office:value="38.095300000000002" table:style-name="ce4">
            <text:p>38,1</text:p>
          </table:table-cell>
          <table:table-cell office:value-type="float" office:value="57.817399999999999" table:style-name="ce4">
            <text:p>57,8</text:p>
          </table:table-cell>
          <table:table-cell office:value-type="float" office:value="38.095300000000002" table:style-name="ce4">
            <text:p>38,1</text:p>
          </table:table-cell>
          <table:table-cell table:number-columns-repeated="1636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<text:s/>Sergipe</text:p>
          </table:table-cell>
          <table:table-cell office:value-type="float" office:value="14918" table:style-name="ce2">
            <text:p>14.918</text:p>
          </table:table-cell>
          <table:table-cell office:value-type="float" office:value="19999" table:style-name="ce2">
            <text:p>19.999</text:p>
          </table:table-cell>
          <table:table-cell office:value-type="float" office:value="9923" table:style-name="ce2">
            <text:p>9.923</text:p>
          </table:table-cell>
          <table:table-cell office:value-type="float" office:value="9726" table:style-name="ce2">
            <text:p>9.726</text:p>
          </table:table-cell>
          <table:table-cell office:value-type="float" office:value="0" table:style-name="ce2">
            <text:p>0</text:p>
          </table:table-cell>
          <table:table-cell office:value-type="float" office:value="350" table:style-name="ce2">
            <text:p>350</text:p>
          </table:table-cell>
          <table:table-cell office:value-type="float" office:value="34917" table:style-name="ce3">
            <text:p>34.917</text:p>
          </table:table-cell>
          <table:table-cell office:value-type="float" office:value="35.052799999999998" table:style-name="ce4">
            <text:p>35,1</text:p>
          </table:table-cell>
          <table:table-cell office:value-type="float" office:value="28.549600000000002" table:style-name="ce4">
            <text:p>28,5</text:p>
          </table:table-cell>
          <table:table-cell office:value-type="float" office:value="39.498899999999999" table:style-name="ce4">
            <text:p>39,5</text:p>
          </table:table-cell>
          <table:table-cell office:value-type="float" office:value="26.420400000000001" table:style-name="ce4">
            <text:p>26,4</text:p>
          </table:table-cell>
          <table:table-cell office:value-type="float" office:value="20.879300000000001" table:style-name="ce4">
            <text:p>20,9</text:p>
          </table:table-cell>
          <table:table-cell office:value-type="float" office:value="28.512899999999998" table:style-name="ce4">
            <text:p>28,5</text:p>
          </table:table-cell>
          <table:table-cell office:value-type="float" office:value="54.088200000000001" table:style-name="ce4">
            <text:p>54,1</text:p>
          </table:table-cell>
          <table:table-cell office:value-type="float" office:value="39.498899999999999" table:style-name="ce4">
            <text:p>39,5</text:p>
          </table:table-cell>
          <table:table-cell office:value-type="float" office:value="62.395800000000001" table:style-name="ce4">
            <text:p>62,4</text:p>
          </table:table-cell>
          <table:table-cell table:number-columns-repeated="3" table:style-name="ce4"/>
          <table:table-cell office:value-type="float" office:value="30.748699999999999" table:style-name="ce4">
            <text:p>30,7</text:p>
          </table:table-cell>
          <table:table-cell office:value-type="float" office:value="95.964100000000002" table:style-name="ce4">
            <text:p>96,0</text:p>
          </table:table-cell>
          <table:table-cell office:value-type="float" office:value="6.4668999999999999" table:style-name="ce4">
            <text:p>6,5</text:p>
          </table:table-cell>
          <table:table-cell table:number-columns-repeated="1636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<text:s/>Bahia</text:p>
          </table:table-cell>
          <table:table-cell office:value-type="float" office:value="142131" table:style-name="ce2">
            <text:p>142.131</text:p>
          </table:table-cell>
          <table:table-cell office:value-type="float" office:value="64524" table:style-name="ce2">
            <text:p>64.524</text:p>
          </table:table-cell>
          <table:table-cell office:value-type="float" office:value="43586" table:style-name="ce2">
            <text:p>43.586</text:p>
          </table:table-cell>
          <table:table-cell office:value-type="float" office:value="9565" table:style-name="ce2">
            <text:p>9.565</text:p>
          </table:table-cell>
          <table:table-cell office:value-type="float" office:value="6768" table:style-name="ce2">
            <text:p>6.768</text:p>
          </table:table-cell>
          <table:table-cell office:value-type="float" office:value="4605" table:style-name="ce2">
            <text:p>4.605</text:p>
          </table:table-cell>
          <table:table-cell office:value-type="float" office:value="206655" table:style-name="ce3">
            <text:p>206.655</text:p>
          </table:table-cell>
          <table:table-cell office:value-type="float" office:value="53.315199999999997" table:style-name="ce4">
            <text:p>53,3</text:p>
          </table:table-cell>
          <table:table-cell office:value-type="float" office:value="51.213000000000001" table:style-name="ce4">
            <text:p>51,2</text:p>
          </table:table-cell>
          <table:table-cell office:value-type="float" office:value="54.679400000000001" table:style-name="ce4">
            <text:p>54,7</text:p>
          </table:table-cell>
          <table:table-cell office:value-type="float" office:value="45.456499999999998" table:style-name="ce4">
            <text:p>45,5</text:p>
          </table:table-cell>
          <table:table-cell office:value-type="float" office:value="42.4876" table:style-name="ce4">
            <text:p>42,5</text:p>
          </table:table-cell>
          <table:table-cell office:value-type="float" office:value="47.637999999999998" table:style-name="ce4">
            <text:p>47,6</text:p>
          </table:table-cell>
          <table:table-cell office:value-type="float" office:value="63.0229" table:style-name="ce4">
            <text:p>63,0</text:p>
          </table:table-cell>
          <table:table-cell office:value-type="float" office:value="51.004399999999997" table:style-name="ce4">
            <text:p>51,0</text:p>
          </table:table-cell>
          <table:table-cell office:value-type="float" office:value="89.376249999999999" table:style-name="ce4">
            <text:p>89,4</text:p>
          </table:table-cell>
          <table:table-cell office:value-type="float" office:value="115.2345" table:style-name="ce4">
            <text:p>115,2</text:p>
          </table:table-cell>
          <table:table-cell office:value-type="float" office:value="156.1054" table:style-name="ce4">
            <text:p>156,1</text:p>
          </table:table-cell>
          <table:table-cell office:value-type="float" office:value="89.919499999999999" table:style-name="ce4">
            <text:p>89,9</text:p>
          </table:table-cell>
          <table:table-cell office:value-type="float" office:value="84.857500000000002" table:style-name="ce4">
            <text:p>84,9</text:p>
          </table:table-cell>
          <table:table-cell office:value-type="float" office:value="64.236400000000003" table:style-name="ce4">
            <text:p>64,2</text:p>
          </table:table-cell>
          <table:table-cell office:value-type="float" office:value="92.018699999999995" table:style-name="ce4">
            <text:p>92,0</text:p>
          </table:table-cell>
          <table:table-cell table:number-columns-repeated="1636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<text:s/>Minas Gerais</text:p>
          </table:table-cell>
          <table:table-cell office:value-type="float" office:value="172072" table:style-name="ce2">
            <text:p>172.072</text:p>
          </table:table-cell>
          <table:table-cell office:value-type="float" office:value="96233" table:style-name="ce2">
            <text:p>96.233</text:p>
          </table:table-cell>
          <table:table-cell office:value-type="float" office:value="61916" table:style-name="ce2">
            <text:p>61.916</text:p>
          </table:table-cell>
          <table:table-cell office:value-type="float" office:value="27465" table:style-name="ce2">
            <text:p>27.465</text:p>
          </table:table-cell>
          <table:table-cell office:value-type="float" office:value="4899" table:style-name="ce2">
            <text:p>4.899</text:p>
          </table:table-cell>
          <table:table-cell office:value-type="float" office:value="1953" table:style-name="ce2">
            <text:p>1.953</text:p>
          </table:table-cell>
          <table:table-cell office:value-type="float" office:value="268305" table:style-name="ce3">
            <text:p>268.305</text:p>
          </table:table-cell>
          <table:table-cell office:value-type="float" office:value="34.395600000000002" table:style-name="ce4">
            <text:p>34,4</text:p>
          </table:table-cell>
          <table:table-cell office:value-type="float" office:value="35.0764" table:style-name="ce4">
            <text:p>35,1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35.574100000000001" table:style-name="ce4">
            <text:p>35,6</text:p>
          </table:table-cell>
          <table:table-cell office:value-type="float" office:value="41.173400000000001" table:style-name="ce4">
            <text:p>41,2</text:p>
          </table:table-cell>
          <table:table-cell office:value-type="float" office:value="30.263000000000002" table:style-name="ce4">
            <text:p>30,3</text:p>
          </table:table-cell>
          <table:table-cell office:value-type="float" office:value="102.03879999999999" table:style-name="ce4">
            <text:p>102,0</text:p>
          </table:table-cell>
          <table:table-cell office:value-type="float" office:value="102.03879999999999" table:style-name="ce4">
            <text:p>102,0</text:p>
          </table:table-cell>
          <table:table-cell office:value-type="float" office:value="99.199399999999997" table:style-name="ce4">
            <text:p>99,2</text:p>
          </table:table-cell>
          <table:table-cell office:value-type="float" office:value="68.6631" table:style-name="ce4">
            <text:p>68,7</text:p>
          </table:table-cell>
          <table:table-cell office:value-type="float" office:value="110.89870000000001" table:style-name="ce4">
            <text:p>110,9</text:p>
          </table:table-cell>
          <table:table-cell office:value-type="float" office:value="29.9575" table:style-name="ce4">
            <text:p>30,0</text:p>
          </table:table-cell>
          <table:table-cell table:number-columns-repeated="1636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<text:s/>Espírito Santo</text:p>
          </table:table-cell>
          <table:table-cell office:value-type="float" office:value="32851" table:style-name="ce2">
            <text:p>32.851</text:p>
          </table:table-cell>
          <table:table-cell office:value-type="float" office:value="24090" table:style-name="ce2">
            <text:p>24.090</text:p>
          </table:table-cell>
          <table:table-cell office:value-type="float" office:value="21286" table:style-name="ce2">
            <text:p>21.286</text:p>
          </table:table-cell>
          <table:table-cell office:value-type="float" office:value="0" table:style-name="ce2">
            <text:p>0</text:p>
          </table:table-cell>
          <table:table-cell office:value-type="float" office:value="2034" table:style-name="ce2">
            <text:p>2.034</text:p>
          </table:table-cell>
          <table:table-cell office:value-type="float" office:value="770" table:style-name="ce2">
            <text:p>770</text:p>
          </table:table-cell>
          <table:table-cell office:value-type="float" office:value="56941" table:style-name="ce3">
            <text:p>56.941</text:p>
          </table:table-cell>
          <table:table-cell office:value-type="float" office:value="30.149799999999999" table:style-name="ce4">
            <text:p>30,1</text:p>
          </table:table-cell>
          <table:table-cell office:value-type="float" office:value="33.253900000000002" table:style-name="ce4">
            <text:p>33,3</text:p>
          </table:table-cell>
          <table:table-cell office:value-type="float" office:value="30.149799999999999" table:style-name="ce4">
            <text:p>30,1</text:p>
          </table:table-cell>
          <table:table-cell office:value-type="float" office:value="30.149799999999999" table:style-name="ce4">
            <text:p>30,1</text:p>
          </table:table-cell>
          <table:table-cell office:value-type="float" office:value="31.5105" table:style-name="ce4">
            <text:p>31,5</text:p>
          </table:table-cell>
          <table:table-cell office:value-type="float" office:value="29.876300000000001" table:style-name="ce4">
            <text:p>29,9</text:p>
          </table:table-cell>
          <table:table-cell table:number-columns-repeated="3" table:style-name="ce4"/>
          <table:table-cell office:value-type="float" office:value="82.838899999999995" table:style-name="ce4">
            <text:p>82,8</text:p>
          </table:table-cell>
          <table:table-cell office:value-type="float" office:value="110.5073" table:style-name="ce4">
            <text:p>110,5</text:p>
          </table:table-cell>
          <table:table-cell office:value-type="float" office:value="56.482300000000002" table:style-name="ce4">
            <text:p>56,5</text:p>
          </table:table-cell>
          <table:table-cell office:value-type="float" office:value="41.554299999999998" table:style-name="ce4">
            <text:p>41,6</text:p>
          </table:table-cell>
          <table:table-cell office:value-type="float" office:value="57.716099999999997" table:style-name="ce4">
            <text:p>57,7</text:p>
          </table:table-cell>
          <table:table-cell office:value-type="float" office:value="21.768699999999999" table:style-name="ce4">
            <text:p>21,8</text:p>
          </table:table-cell>
          <table:table-cell table:number-columns-repeated="16360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<text:s/>Rio de Janeiro</text:p>
          </table:table-cell>
          <table:table-cell office:value-type="float" office:value="175212" table:style-name="ce2">
            <text:p>175.212</text:p>
          </table:table-cell>
          <table:table-cell office:value-type="float" office:value="61748" table:style-name="ce2">
            <text:p>61.748</text:p>
          </table:table-cell>
          <table:table-cell office:value-type="float" office:value="52712" table:style-name="ce2">
            <text:p>52.712</text:p>
          </table:table-cell>
          <table:table-cell office:value-type="float" office:value="5235" table:style-name="ce2">
            <text:p>5.235</text:p>
          </table:table-cell>
          <table:table-cell office:value-type="float" office:value="3337" table:style-name="ce2">
            <text:p>3.337</text:p>
          </table:table-cell>
          <table:table-cell office:value-type="float" office:value="464" table:style-name="ce2">
            <text:p>464</text:p>
          </table:table-cell>
          <table:table-cell office:value-type="float" office:value="236960" table:style-name="ce3">
            <text:p>236.960</text:p>
          </table:table-cell>
          <table:table-cell office:value-type="float" office:value="21.181100000000001" table:style-name="ce4">
            <text:p>21,2</text:p>
          </table:table-cell>
          <table:table-cell office:value-type="float" office:value="22.837900000000001" table:style-name="ce4">
            <text:p>22,8</text:p>
          </table:table-cell>
          <table:table-cell office:value-type="float" office:value="20.851199999999999" table:style-name="ce4">
            <text:p>20,9</text:p>
          </table:table-cell>
          <table:table-cell office:value-type="float" office:value="20.551400000000001" table:style-name="ce4">
            <text:p>20,6</text:p>
          </table:table-cell>
          <table:table-cell office:value-type="float" office:value="20.851199999999999" table:style-name="ce4">
            <text:p>20,9</text:p>
          </table:table-cell>
          <table:table-cell office:value-type="float" office:value="14.3576" table:style-name="ce4">
            <text:p>14,4</text:p>
          </table:table-cell>
          <table:table-cell office:value-type="float" office:value="37.283799999999999" table:style-name="ce4">
            <text:p>37,3</text:p>
          </table:table-cell>
          <table:table-cell office:value-type="float" office:value="37.628399999999999" table:style-name="ce4">
            <text:p>37,6</text:p>
          </table:table-cell>
          <table:table-cell office:value-type="float" office:value="24.401299999999999" table:style-name="ce4">
            <text:p>24,4</text:p>
          </table:table-cell>
          <table:table-cell office:value-type="float" office:value="81.281000000000006" table:style-name="ce4">
            <text:p>81,3</text:p>
          </table:table-cell>
          <table:table-cell office:value-type="float" office:value="118.05249999999999" table:style-name="ce4">
            <text:p>118,1</text:p>
          </table:table-cell>
          <table:table-cell office:value-type="float" office:value="45.736499999999999" table:style-name="ce4">
            <text:p>45,7</text:p>
          </table:table-cell>
          <table:table-cell office:value-type="float" office:value="94.724800000000002" table:style-name="ce4">
            <text:p>94,7</text:p>
          </table:table-cell>
          <table:table-cell office:value-type="float" office:value="76.589600000000004" table:style-name="ce4">
            <text:p>76,6</text:p>
          </table:table-cell>
          <table:table-cell office:value-type="float" office:value="284.9058" table:style-name="ce4">
            <text:p>284,9</text:p>
          </table:table-cell>
          <table:table-cell table:number-columns-repeated="1636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<text:s/>São Paulo</text:p>
          </table:table-cell>
          <table:table-cell office:value-type="float" office:value="481029" table:style-name="ce2">
            <text:p>481.029</text:p>
          </table:table-cell>
          <table:table-cell office:value-type="float" office:value="152997" table:style-name="ce2">
            <text:p>152.997</text:p>
          </table:table-cell>
          <table:table-cell office:value-type="float" office:value="101626" table:style-name="ce2">
            <text:p>101.626</text:p>
          </table:table-cell>
          <table:table-cell office:value-type="float" office:value="9553" table:style-name="ce2">
            <text:p>9.553</text:p>
          </table:table-cell>
          <table:table-cell office:value-type="float" office:value="41130" table:style-name="ce2">
            <text:p>41.130</text:p>
          </table:table-cell>
          <table:table-cell office:value-type="float" office:value="688" table:style-name="ce2">
            <text:p>688</text:p>
          </table:table-cell>
          <table:table-cell office:value-type="float" office:value="634026" table:style-name="ce3">
            <text:p>634.026</text:p>
          </table:table-cell>
          <table:table-cell office:value-type="float" office:value="22.904699999999998" table:style-name="ce4">
            <text:p>22,9</text:p>
          </table:table-cell>
          <table:table-cell office:value-type="float" office:value="22.631" table:style-name="ce4">
            <text:p>22,6</text:p>
          </table:table-cell>
          <table:table-cell office:value-type="float" office:value="23.151" table:style-name="ce4">
            <text:p>23,2</text:p>
          </table:table-cell>
          <table:table-cell office:value-type="float" office:value="18.959199999999999" table:style-name="ce4">
            <text:p>19,0</text:p>
          </table:table-cell>
          <table:table-cell office:value-type="float" office:value="18.8752" table:style-name="ce4">
            <text:p>18,9</text:p>
          </table:table-cell>
          <table:table-cell office:value-type="float" office:value="19.534400000000002" table:style-name="ce4">
            <text:p>19,5</text:p>
          </table:table-cell>
          <table:table-cell office:value-type="float" office:value="54.623899999999999" table:style-name="ce4">
            <text:p>54,6</text:p>
          </table:table-cell>
          <table:table-cell office:value-type="float" office:value="57.2577" table:style-name="ce4">
            <text:p>57,3</text:p>
          </table:table-cell>
          <table:table-cell office:value-type="float" office:value="48.29" table:style-name="ce4">
            <text:p>48,3</text:p>
          </table:table-cell>
          <table:table-cell office:value-type="float" office:value="26.010899999999999" table:style-name="ce4">
            <text:p>26,0</text:p>
          </table:table-cell>
          <table:table-cell office:value-type="float" office:value="26.032800000000002" table:style-name="ce4">
            <text:p>26,0</text:p>
          </table:table-cell>
          <table:table-cell office:value-type="float" office:value="24.235099999999999" table:style-name="ce4">
            <text:p>24,2</text:p>
          </table:table-cell>
          <table:table-cell office:value-type="float" office:value="277.27499999999998" table:style-name="ce4">
            <text:p>277,3</text:p>
          </table:table-cell>
          <table:table-cell office:value-type="float" office:value="277.27499999999998" table:style-name="ce4">
            <text:p>277,3</text:p>
          </table:table-cell>
          <table:table-cell office:value-type="float" office:value="288.17079999999999" table:style-name="ce4">
            <text:p>288,2</text:p>
          </table:table-cell>
          <table:table-cell table:number-columns-repeated="16360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<text:s/>Paraná</text:p>
          </table:table-cell>
          <table:table-cell office:value-type="float" office:value="109013" table:style-name="ce2">
            <text:p>109.013</text:p>
          </table:table-cell>
          <table:table-cell office:value-type="float" office:value="51934" table:style-name="ce2">
            <text:p>51.934</text:p>
          </table:table-cell>
          <table:table-cell office:value-type="float" office:value="45504" table:style-name="ce2">
            <text:p>45.504</text:p>
          </table:table-cell>
          <table:table-cell office:value-type="float" office:value="3825" table:style-name="ce2">
            <text:p>3.825</text:p>
          </table:table-cell>
          <table:table-cell office:value-type="float" office:value="1235" table:style-name="ce2">
            <text:p>1.235</text:p>
          </table:table-cell>
          <table:table-cell office:value-type="float" office:value="1370" table:style-name="ce2">
            <text:p>1.370</text:p>
          </table:table-cell>
          <table:table-cell office:value-type="float" office:value="160947" table:style-name="ce3">
            <text:p>160.947</text:p>
          </table:table-cell>
          <table:table-cell office:value-type="float" office:value="31.0473" table:style-name="ce4">
            <text:p>31,0</text:p>
          </table:table-cell>
          <table:table-cell office:value-type="float" office:value="35.184199999999997" table:style-name="ce4">
            <text:p>35,2</text:p>
          </table:table-cell>
          <table:table-cell office:value-type="float" office:value="28.5534" table:style-name="ce4">
            <text:p>28,6</text:p>
          </table:table-cell>
          <table:table-cell office:value-type="float" office:value="29.617799999999999" table:style-name="ce4">
            <text:p>29,6</text:p>
          </table:table-cell>
          <table:table-cell office:value-type="float" office:value="31.9435" table:style-name="ce4">
            <text:p>31,9</text:p>
          </table:table-cell>
          <table:table-cell office:value-type="float" office:value="27.130299999999998" table:style-name="ce4">
            <text:p>27,1</text:p>
          </table:table-cell>
          <table:table-cell office:value-type="float" office:value="81.979299999999995" table:style-name="ce4">
            <text:p>82,0</text:p>
          </table:table-cell>
          <table:table-cell office:value-type="float" office:value="88.797799999999995" table:style-name="ce4">
            <text:p>88,8</text:p>
          </table:table-cell>
          <table:table-cell office:value-type="float" office:value="68.375399999999999" table:style-name="ce4">
            <text:p>68,4</text:p>
          </table:table-cell>
          <table:table-cell office:value-type="float" office:value="73.576800000000006" table:style-name="ce4">
            <text:p>73,6</text:p>
          </table:table-cell>
          <table:table-cell office:value-type="float" office:value="114.8651" table:style-name="ce4">
            <text:p>114,9</text:p>
          </table:table-cell>
          <table:table-cell office:value-type="float" office:value="67.153599999999997" table:style-name="ce4">
            <text:p>67,2</text:p>
          </table:table-cell>
          <table:table-cell office:value-type="float" office:value="15.918200000000001" table:style-name="ce4">
            <text:p>15,9</text:p>
          </table:table-cell>
          <table:table-cell office:value-type="float" office:value="39.114899999999999" table:style-name="ce4">
            <text:p>39,1</text:p>
          </table:table-cell>
          <table:table-cell office:value-type="float" office:value="15.918200000000001" table:style-name="ce4">
            <text:p>15,9</text:p>
          </table:table-cell>
          <table:table-cell table:number-columns-repeated="1636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<text:s/>Santa Catarina</text:p>
          </table:table-cell>
          <table:table-cell office:value-type="float" office:value="60273" table:style-name="ce2">
            <text:p>60.273</text:p>
          </table:table-cell>
          <table:table-cell office:value-type="float" office:value="36950" table:style-name="ce2">
            <text:p>36.950</text:p>
          </table:table-cell>
          <table:table-cell office:value-type="float" office:value="32181" table:style-name="ce2">
            <text:p>32.181</text:p>
          </table:table-cell>
          <table:table-cell office:value-type="float" office:value="1908" table:style-name="ce2">
            <text:p>1.908</text:p>
          </table:table-cell>
          <table:table-cell office:value-type="float" office:value="2106" table:style-name="ce2">
            <text:p>2.106</text:p>
          </table:table-cell>
          <table:table-cell office:value-type="float" office:value="755" table:style-name="ce2">
            <text:p>755</text:p>
          </table:table-cell>
          <table:table-cell office:value-type="float" office:value="97223" table:style-name="ce3">
            <text:p>97.223</text:p>
          </table:table-cell>
          <table:table-cell office:value-type="float" office:value="22.462499999999999" table:style-name="ce4">
            <text:p>22,5</text:p>
          </table:table-cell>
          <table:table-cell office:value-type="float" office:value="25.226700000000001" table:style-name="ce4">
            <text:p>25,2</text:p>
          </table:table-cell>
          <table:table-cell office:value-type="float" office:value="21.157499999999999" table:style-name="ce4">
            <text:p>21,2</text:p>
          </table:table-cell>
          <table:table-cell office:value-type="float" office:value="20.956499999999998" table:style-name="ce4">
            <text:p>21,0</text:p>
          </table:table-cell>
          <table:table-cell office:value-type="float" office:value="21.180800000000001" table:style-name="ce4">
            <text:p>21,2</text:p>
          </table:table-cell>
          <table:table-cell office:value-type="float" office:value="19.5152" table:style-name="ce4">
            <text:p>19,5</text:p>
          </table:table-cell>
          <table:table-cell office:value-type="float" office:value="44.332700000000003" table:style-name="ce4">
            <text:p>44,3</text:p>
          </table:table-cell>
          <table:table-cell office:value-type="float" office:value="53.686199999999999" table:style-name="ce4">
            <text:p>53,7</text:p>
          </table:table-cell>
          <table:table-cell office:value-type="float" office:value="28.845800000000001" table:style-name="ce4">
            <text:p>28,8</text:p>
          </table:table-cell>
          <table:table-cell office:value-type="float" office:value="59.323099999999997" table:style-name="ce4">
            <text:p>59,3</text:p>
          </table:table-cell>
          <table:table-cell office:value-type="float" office:value="66.113200000000006" table:style-name="ce4">
            <text:p>66,1</text:p>
          </table:table-cell>
          <table:table-cell office:value-type="float" office:value="47.124000000000002" table:style-name="ce4">
            <text:p>47,1</text:p>
          </table:table-cell>
          <table:table-cell office:value-type="float" office:value="47.148899999999998" table:style-name="ce4">
            <text:p>47,1</text:p>
          </table:table-cell>
          <table:table-cell office:value-type="float" office:value="41.304000000000002" table:style-name="ce4">
            <text:p>41,3</text:p>
          </table:table-cell>
          <table:table-cell office:value-type="float" office:value="173.06370000000001" table:style-name="ce4">
            <text:p>173,1</text:p>
          </table:table-cell>
          <table:table-cell table:number-columns-repeated="1636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<text:s/>Rio Grande do Sul</text:p>
          </table:table-cell>
          <table:table-cell office:value-type="float" office:value="105019" table:style-name="ce2">
            <text:p>105.019</text:p>
          </table:table-cell>
          <table:table-cell office:value-type="float" office:value="43340" table:style-name="ce2">
            <text:p>43.340</text:p>
          </table:table-cell>
          <table:table-cell office:value-type="float" office:value="28778" table:style-name="ce2">
            <text:p>28.778</text:p>
          </table:table-cell>
          <table:table-cell office:value-type="float" office:value="12062" table:style-name="ce2">
            <text:p>12.062</text:p>
          </table:table-cell>
          <table:table-cell office:value-type="float" office:value="2330" table:style-name="ce2">
            <text:p>2.330</text:p>
          </table:table-cell>
          <table:table-cell office:value-type="float" office:value="170" table:style-name="ce2">
            <text:p>170</text:p>
          </table:table-cell>
          <table:table-cell office:value-type="float" office:value="148359" table:style-name="ce3">
            <text:p>148.359</text:p>
          </table:table-cell>
          <table:table-cell office:value-type="float" office:value="27.2851" table:style-name="ce4">
            <text:p>27,3</text:p>
          </table:table-cell>
          <table:table-cell office:value-type="float" office:value="28.578399999999998" table:style-name="ce4">
            <text:p>28,6</text:p>
          </table:table-cell>
          <table:table-cell office:value-type="float" office:value="25.110800000000001" table:style-name="ce4">
            <text:p>25,1</text:p>
          </table:table-cell>
          <table:table-cell office:value-type="float" office:value="25.4312" table:style-name="ce4">
            <text:p>25,4</text:p>
          </table:table-cell>
          <table:table-cell office:value-type="float" office:value="25.555199999999999" table:style-name="ce4">
            <text:p>25,6</text:p>
          </table:table-cell>
          <table:table-cell office:value-type="float" office:value="23.767099999999999" table:style-name="ce4">
            <text:p>23,8</text:p>
          </table:table-cell>
          <table:table-cell office:value-type="float" office:value="34.650100000000002" table:style-name="ce4">
            <text:p>34,7</text:p>
          </table:table-cell>
          <table:table-cell office:value-type="float" office:value="34.650100000000002" table:style-name="ce4">
            <text:p>34,7</text:p>
          </table:table-cell>
          <table:table-cell office:value-type="float" office:value="34.650100000000002" table:style-name="ce4">
            <text:p>34,7</text:p>
          </table:table-cell>
          <table:table-cell office:value-type="float" office:value="97.520899999999997" table:style-name="ce4">
            <text:p>97,5</text:p>
          </table:table-cell>
          <table:table-cell office:value-type="float" office:value="127.37739999999999" table:style-name="ce4">
            <text:p>127,4</text:p>
          </table:table-cell>
          <table:table-cell office:value-type="float" office:value="38.056600000000003" table:style-name="ce4">
            <text:p>38,1</text:p>
          </table:table-cell>
          <table:table-cell office:value-type="float" office:value="98.045199999999994" table:style-name="ce4">
            <text:p>98,0</text:p>
          </table:table-cell>
          <table:table-cell office:value-type="float" office:value="98.045199999999994" table:style-name="ce4">
            <text:p>98,0</text:p>
          </table:table-cell>
          <table:table-cell office:value-type="float" office:value="73.440550000000002" table:style-name="ce4">
            <text:p>73,4</text:p>
          </table:table-cell>
          <table:table-cell table:number-columns-repeated="1636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<text:s/>Mato Grosso do Sul</text:p>
          </table:table-cell>
          <table:table-cell office:value-type="float" office:value="38158" table:style-name="ce2">
            <text:p>38.158</text:p>
          </table:table-cell>
          <table:table-cell office:value-type="float" office:value="5984" table:style-name="ce2">
            <text:p>5.984</text:p>
          </table:table-cell>
          <table:table-cell office:value-type="float" office:value="5028" table:style-name="ce2">
            <text:p>5.028</text:p>
          </table:table-cell>
          <table:table-cell office:value-type="float" office:value="0" table:style-name="ce2">
            <text:p>0</text:p>
          </table:table-cell>
          <table:table-cell office:value-type="float" office:value="374" table:style-name="ce2">
            <text:p>374</text:p>
          </table:table-cell>
          <table:table-cell office:value-type="float" office:value="582" table:style-name="ce2">
            <text:p>582</text:p>
          </table:table-cell>
          <table:table-cell office:value-type="float" office:value="44142" table:style-name="ce3">
            <text:p>44.142</text:p>
          </table:table-cell>
          <table:table-cell office:value-type="float" office:value="73.850800000000007" table:style-name="ce4">
            <text:p>73,9</text:p>
          </table:table-cell>
          <table:table-cell office:value-type="float" office:value="90.542000000000002" table:style-name="ce4">
            <text:p>90,5</text:p>
          </table:table-cell>
          <table:table-cell office:value-type="float" office:value="73.850800000000007" table:style-name="ce4">
            <text:p>73,9</text:p>
          </table:table-cell>
          <table:table-cell office:value-type="float" office:value="72.135800000000003" table:style-name="ce4">
            <text:p>72,1</text:p>
          </table:table-cell>
          <table:table-cell office:value-type="float" office:value="73.850800000000007" table:style-name="ce4">
            <text:p>73,9</text:p>
          </table:table-cell>
          <table:table-cell office:value-type="float" office:value="64.204499999999996" table:style-name="ce4">
            <text:p>64,2</text:p>
          </table:table-cell>
          <table:table-cell table:number-columns-repeated="3" table:style-name="ce4"/>
          <table:table-cell office:value-type="float" office:value="230.46619999999999" table:style-name="ce4">
            <text:p>230,5</text:p>
          </table:table-cell>
          <table:table-cell office:value-type="float" office:value="196.3066" table:style-name="ce4">
            <text:p>196,3</text:p>
          </table:table-cell>
          <table:table-cell office:value-type="float" office:value="245.4016" table:style-name="ce4">
            <text:p>245,4</text:p>
          </table:table-cell>
          <table:table-cell office:value-type="float" office:value="132.8518" table:style-name="ce4">
            <text:p>132,9</text:p>
          </table:table-cell>
          <table:table-cell office:value-type="float" office:value="133.96745000000001" table:style-name="ce4">
            <text:p>134,0</text:p>
          </table:table-cell>
          <table:table-cell office:value-type="float" office:value="102.35415" table:style-name="ce4">
            <text:p>102,4</text:p>
          </table:table-cell>
          <table:table-cell table:number-columns-repeated="16360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<text:s/>Mato Grosso</text:p>
          </table:table-cell>
          <table:table-cell office:value-type="float" office:value="40903" table:style-name="ce2">
            <text:p>40.903</text:p>
          </table:table-cell>
          <table:table-cell office:value-type="float" office:value="15770" table:style-name="ce2">
            <text:p>15.770</text:p>
          </table:table-cell>
          <table:table-cell office:value-type="float" office:value="12303" table:style-name="ce2">
            <text:p>12.303</text:p>
          </table:table-cell>
          <table:table-cell office:value-type="float" office:value="2042" table:style-name="ce2">
            <text:p>2.042</text:p>
          </table:table-cell>
          <table:table-cell office:value-type="float" office:value="916" table:style-name="ce2">
            <text:p>916</text:p>
          </table:table-cell>
          <table:table-cell office:value-type="float" office:value="509" table:style-name="ce2">
            <text:p>509</text:p>
          </table:table-cell>
          <table:table-cell office:value-type="float" office:value="56673" table:style-name="ce3">
            <text:p>56.673</text:p>
          </table:table-cell>
          <table:table-cell office:value-type="float" office:value="69.8756220863458" table:style-name="ce4">
            <text:p>69,9</text:p>
          </table:table-cell>
          <table:table-cell office:value-type="float" office:value="48.336799999999997" table:style-name="ce4">
            <text:p>48,3</text:p>
          </table:table-cell>
          <table:table-cell office:value-type="float" office:value="76.360799999999998" table:style-name="ce4">
            <text:p>76,4</text:p>
          </table:table-cell>
          <table:table-cell office:value-type="float" office:value="40.9054" table:style-name="ce4">
            <text:p>40,9</text:p>
          </table:table-cell>
          <table:table-cell office:value-type="float" office:value="7.4375999999999998" table:style-name="ce4">
            <text:p>7,4</text:p>
          </table:table-cell>
          <table:table-cell office:value-type="float" office:value="60.744799999999998" table:style-name="ce4">
            <text:p>60,7</text:p>
          </table:table-cell>
          <table:table-cell office:value-type="float" office:value="165.16589999999999" table:style-name="ce4">
            <text:p>165,2</text:p>
          </table:table-cell>
          <table:table-cell office:value-type="float" office:value="202.90430000000001" table:style-name="ce4">
            <text:p>202,9</text:p>
          </table:table-cell>
          <table:table-cell office:value-type="float" office:value="156.9436" table:style-name="ce4">
            <text:p>156,9</text:p>
          </table:table-cell>
          <table:table-cell office:value-type="float" office:value="258.18020000000001" table:style-name="ce4">
            <text:p>258,2</text:p>
          </table:table-cell>
          <table:table-cell office:value-type="float" office:value="315.7174" table:style-name="ce4">
            <text:p>315,7</text:p>
          </table:table-cell>
          <table:table-cell office:value-type="float" office:value="239.03659999999999" table:style-name="ce4">
            <text:p>239,0</text:p>
          </table:table-cell>
          <table:table-cell office:value-type="float" office:value="200.82230000000001" table:style-name="ce4">
            <text:p>200,8</text:p>
          </table:table-cell>
          <table:table-cell office:value-type="float" office:value="514.8741" table:style-name="ce4">
            <text:p>514,9</text:p>
          </table:table-cell>
          <table:table-cell office:value-type="float" office:value="174.04079999999999" table:style-name="ce4">
            <text:p>174,0</text:p>
          </table:table-cell>
          <table:table-cell table:number-columns-repeated="16360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<text:s/>Goiás</text:p>
          </table:table-cell>
          <table:table-cell office:value-type="float" office:value="63659" table:style-name="ce2">
            <text:p>63.659</text:p>
          </table:table-cell>
          <table:table-cell office:value-type="float" office:value="37013" table:style-name="ce2">
            <text:p>37.013</text:p>
          </table:table-cell>
          <table:table-cell office:value-type="float" office:value="10298" table:style-name="ce2">
            <text:p>10.298</text:p>
          </table:table-cell>
          <table:table-cell office:value-type="float" office:value="2403" table:style-name="ce2">
            <text:p>2.403</text:p>
          </table:table-cell>
          <table:table-cell office:value-type="float" office:value="10031" table:style-name="ce2">
            <text:p>10.031</text:p>
          </table:table-cell>
          <table:table-cell office:value-type="float" office:value="14281" table:style-name="ce2">
            <text:p>14.281</text:p>
          </table:table-cell>
          <table:table-cell office:value-type="float" office:value="100672" table:style-name="ce3">
            <text:p>100.672</text:p>
          </table:table-cell>
          <table:table-cell office:value-type="float" office:value="45.517699999999998" table:style-name="ce4">
            <text:p>45,5</text:p>
          </table:table-cell>
          <table:table-cell office:value-type="float" office:value="47.538699999999999" table:style-name="ce4">
            <text:p>47,5</text:p>
          </table:table-cell>
          <table:table-cell office:value-type="float" office:value="38.375700000000002" table:style-name="ce4">
            <text:p>38,4</text:p>
          </table:table-cell>
          <table:table-cell office:value-type="float" office:value="38.5747" table:style-name="ce4">
            <text:p>38,6</text:p>
          </table:table-cell>
          <table:table-cell office:value-type="float" office:value="36.527299999999997" table:style-name="ce4">
            <text:p>36,5</text:p>
          </table:table-cell>
          <table:table-cell office:value-type="float" office:value="40.180300000000003" table:style-name="ce4">
            <text:p>40,2</text:p>
          </table:table-cell>
          <table:table-cell office:value-type="float" office:value="102.2075" table:style-name="ce4">
            <text:p>102,2</text:p>
          </table:table-cell>
          <table:table-cell office:value-type="float" office:value="121.9314" table:style-name="ce4">
            <text:p>121,9</text:p>
          </table:table-cell>
          <table:table-cell office:value-type="float" office:value="102.2075" table:style-name="ce4">
            <text:p>102,2</text:p>
          </table:table-cell>
          <table:table-cell office:value-type="float" office:value="18.596699999999998" table:style-name="ce4">
            <text:p>18,6</text:p>
          </table:table-cell>
          <table:table-cell office:value-type="float" office:value="21.242699999999999" table:style-name="ce4">
            <text:p>21,2</text:p>
          </table:table-cell>
          <table:table-cell office:value-type="float" office:value="18.596699999999998" table:style-name="ce4">
            <text:p>18,6</text:p>
          </table:table-cell>
          <table:table-cell office:value-type="float" office:value="47.538699999999999" table:style-name="ce4">
            <text:p>47,5</text:p>
          </table:table-cell>
          <table:table-cell office:value-type="float" office:value="47.538699999999999" table:style-name="ce4">
            <text:p>47,5</text:p>
          </table:table-cell>
          <table:table-cell office:value-type="float" office:value="57.4255" table:style-name="ce4">
            <text:p>57,4</text:p>
          </table:table-cell>
          <table:table-cell table:number-columns-repeated="16360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<text:s/>Distrito Federal</text:p>
          </table:table-cell>
          <table:table-cell office:value-type="float" office:value="45437" table:style-name="ce2">
            <text:p>45.437</text:p>
          </table:table-cell>
          <table:table-cell office:value-type="float" office:value="685" table:style-name="ce2">
            <text:p>6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85" table:style-name="ce2">
            <text:p>685</text:p>
          </table:table-cell>
          <table:table-cell office:value-type="float" office:value="46122" table:style-name="ce3">
            <text:p>46.122</text:p>
          </table:table-cell>
          <table:table-cell office:value-type="float" office:value="57.4255" table:style-name="ce4">
            <text:p>57,4</text:p>
          </table:table-cell>
          <table:table-cell office:value-type="float" office:value="203.84209999999999" table:style-name="ce4">
            <text:p>203,8</text:p>
          </table:table-cell>
          <table:table-cell office:value-type="float" office:value="57.4255" table:style-name="ce4">
            <text:p>57,4</text:p>
          </table:table-cell>
          <table:table-cell table:number-columns-repeated="9" table:style-name="ce4"/>
          <table:table-cell office:value-type="float" office:value="57.4255" table:style-name="ce4">
            <text:p>57,4</text:p>
          </table:table-cell>
          <table:table-cell office:value-type="float" office:value="203.84209999999999" table:style-name="ce4">
            <text:p>203,8</text:p>
          </table:table-cell>
          <table:table-cell office:value-type="float" office:value="57.4255" table:style-name="ce4">
            <text:p>57,4</text:p>
          </table:table-cell>
          <table:table-cell table:number-columns-repeated="16360"/>
        </table:table-row>
        <table:table-row table:style-name="ro2">
          <table:table-cell table:number-columns-repeated="15" table:style-name="ce1"/>
          <table:table-cell table:number-columns-repeated="9" table:style-name="ce4"/>
          <table:table-cell table:number-columns-repeated="16360"/>
        </table:table-row>
        <table:table-row table:style-name="ro2">
          <table:table-cell table:number-columns-repeated="18" table:style-name="ce1"/>
          <table:table-cell table:number-columns-repeated="3" table:style-name="ce4"/>
          <table:table-cell table:number-columns-repeated="16363" table:style-name="ce1"/>
        </table:table-row>
        <table:table-row table:number-rows-repeated="2" table:style-name="ro2">
          <table:table-cell table:number-columns-repeated="19"/>
          <table:table-cell table:style-name="ce4"/>
          <table:table-cell table:number-columns-repeated="16364"/>
        </table:table-row>
        <table:table-row table:number-rows-repeated="1048542" table:style-name="ro2">
          <table:table-cell table:number-columns-repeated="16384"/>
        </table:table-row>
      </table:table>
      <table:table table:name="BR14" table:style-name="ta1">
        <table:table-column table:style-name="co18" table:default-cell-style-name="ce1"/>
        <table:table-column table:style-name="co13" table:default-cell-style-name="ce1"/>
        <table:table-column table:style-name="co19" table:default-cell-style-name="ce1"/>
        <table:table-column table:style-name="co4" table:number-columns-repeated="5" table:default-cell-style-name="ce1"/>
        <table:table-column table:style-name="co20" table:default-cell-style-name="ce1"/>
        <table:table-column table:style-name="co4" table:number-columns-repeated="15" table:default-cell-style-name="ce1"/>
        <table:table-column table:style-name="co9" table:number-columns-repeated="16360" table:default-cell-style-name="ce1"/>
        <table:table-row table:style-name="ro1">
          <table:table-cell office:value-type="string" table:style-name="ce10">
            <text:p>CODUFr</text:p>
          </table:table-cell>
          <table:table-cell office:value-type="string" table:style-name="ce11">
            <text:p>NOME</text:p>
          </table:table-cell>
          <table:table-cell office:value-type="string" table:style-name="ce12">
            <text:p>local</text:p>
          </table:table-cell>
          <table:table-cell office:value-type="string" table:style-name="ce12">
            <text:p>não_local</text:p>
          </table:table-cell>
          <table:table-cell office:value-type="string" table:style-name="ce13">
            <text:p>dentro_regiao_saude</text:p>
          </table:table-cell>
          <table:table-cell office:value-type="string" table:style-name="ce13">
            <text:p>dentro_macrorregiao_saude</text:p>
          </table:table-cell>
          <table:table-cell office:value-type="string" table:style-name="ce13">
            <text:p>fora_macrorregiao_saude</text:p>
          </table:table-cell>
          <table:table-cell office:value-type="string" table:style-name="ce12">
            <text:p>outra_uf</text:p>
          </table:table-cell>
          <table:table-cell office:value-type="string" table:style-name="ce13">
            <text:p>destino_total</text:p>
          </table:table-cell>
          <table:table-cell office:value-type="string" table:style-name="ce13">
            <text:p>km_partos_fora_municipio</text:p>
          </table:table-cell>
          <table:table-cell office:value-type="string" table:style-name="ce13">
            <text:p>km_partos_fora_municipio_alta_complexidade</text:p>
          </table:table-cell>
          <table:table-cell office:value-type="string" table:style-name="ce13">
            <text:p>km_partos_fora_municipio_baixa_complexidade</text:p>
          </table:table-cell>
          <table:table-cell office:value-type="string" table:style-name="ce13">
            <text:p>km_partos_na_região</text:p>
          </table:table-cell>
          <table:table-cell office:value-type="string" table:style-name="ce13">
            <text:p>km_partos_na_região_alta_complexidade</text:p>
          </table:table-cell>
          <table:table-cell office:value-type="string" table:style-name="ce13">
            <text:p>km_partos_na_região_baixa_complexidade</text:p>
          </table:table-cell>
          <table:table-cell office:value-type="string" table:style-name="ce13">
            <text:p>km_partos_na_macrorregião</text:p>
          </table:table-cell>
          <table:table-cell office:value-type="string" table:style-name="ce13">
            <text:p>km_partos_na_macrorregião_alta_complexidade</text:p>
          </table:table-cell>
          <table:table-cell office:value-type="string" table:style-name="ce13">
            <text:p>km_partos_na_macrorregião_baixa_complexidade</text:p>
          </table:table-cell>
          <table:table-cell office:value-type="string" table:style-name="ce13">
            <text:p>km_partos_fora_macrorregião</text:p>
          </table:table-cell>
          <table:table-cell office:value-type="string" table:style-name="ce13">
            <text:p>km_partos_fora_macrorregião_alta_complexidade</text:p>
          </table:table-cell>
          <table:table-cell office:value-type="string" table:style-name="ce13">
            <text:p>km_partos_fora_macrorregião_baixa_complexidade</text:p>
          </table:table-cell>
          <table:table-cell office:value-type="string" table:style-name="ce14">
            <text:p>km_partos_fora_UF</text:p>
          </table:table-cell>
          <table:table-cell office:value-type="string" table:style-name="ce13">
            <text:p>km_partos_fora_UF_alta_complexidade</text:p>
          </table:table-cell>
          <table:table-cell office:value-type="string" table:style-name="ce13">
            <text:p>km_partos_fora_UF_baixa_complexidade</text:p>
          </table:table-cell>
          <table:table-cell table:number-columns-repeated="16360"/>
        </table:table-row>
        <table:table-row table:style-name="ro2">
          <table:table-cell table:style-name="ce1"/>
          <table:table-cell office:value-type="string" table:style-name="ce1">
            <text:p>Brasil</text:p>
          </table:table-cell>
          <table:table-cell office:value-type="float" office:value="2080356" table:style-name="ce2">
            <text:p>2.080.356</text:p>
          </table:table-cell>
          <table:table-cell office:value-type="float" office:value="898903" table:style-name="ce2">
            <text:p>898.903</text:p>
          </table:table-cell>
          <table:table-cell office:value-type="float" office:value="612377" table:style-name="ce2">
            <text:p>612.377</text:p>
          </table:table-cell>
          <table:table-cell office:value-type="float" office:value="145245" table:style-name="ce2">
            <text:p>145.245</text:p>
          </table:table-cell>
          <table:table-cell office:value-type="float" office:value="100979" table:style-name="ce2">
            <text:p>100.979</text:p>
          </table:table-cell>
          <table:table-cell office:value-type="float" office:value="40299" table:style-name="ce2">
            <text:p>40.299</text:p>
          </table:table-cell>
          <table:table-cell office:value-type="float" office:value="2979259" table:style-name="ce3">
            <text:p>2.979.259</text:p>
          </table:table-cell>
          <table:table-cell office:value-type="float" office:value="33.445500000000003" table:style-name="ce4">
            <text:p>33,4</text:p>
          </table:table-cell>
          <table:table-cell office:value-type="float" office:value="32.654800000000002" table:style-name="ce4">
            <text:p>32,7</text:p>
          </table:table-cell>
          <table:table-cell office:value-type="float" office:value="34.879600000000003" table:style-name="ce4">
            <text:p>34,9</text:p>
          </table:table-cell>
          <table:table-cell office:value-type="float" office:value="28.171399999999998" table:style-name="ce4">
            <text:p>28,2</text:p>
          </table:table-cell>
          <table:table-cell office:value-type="float" office:value="25.794899999999998" table:style-name="ce4">
            <text:p>25,8</text:p>
          </table:table-cell>
          <table:table-cell office:value-type="float" office:value="30.149799999999999" table:style-name="ce4">
            <text:p>30,1</text:p>
          </table:table-cell>
          <table:table-cell office:value-type="float" office:value="60.942700000000002" table:style-name="ce4">
            <text:p>60,9</text:p>
          </table:table-cell>
          <table:table-cell office:value-type="float" office:value="58.042499999999997" table:style-name="ce4">
            <text:p>58,0</text:p>
          </table:table-cell>
          <table:table-cell office:value-type="float" office:value="66.653800000000004" table:style-name="ce4">
            <text:p>66,7</text:p>
          </table:table-cell>
          <table:table-cell office:value-type="float" office:value="46.062600000000003" table:style-name="ce4">
            <text:p>46,1</text:p>
          </table:table-cell>
          <table:table-cell office:value-type="float" office:value="42.420699999999997" table:style-name="ce4">
            <text:p>42,4</text:p>
          </table:table-cell>
          <table:table-cell office:value-type="float" office:value="52.140700000000002" table:style-name="ce4">
            <text:p>52,1</text:p>
          </table:table-cell>
          <table:table-cell office:value-type="float" office:value="57.4255" table:style-name="ce4">
            <text:p>57,4</text:p>
          </table:table-cell>
          <table:table-cell office:value-type="float" office:value="49.287500000000001" table:style-name="ce4">
            <text:p>49,3</text:p>
          </table:table-cell>
          <table:table-cell office:value-type="float" office:value="71.782899999999998" table:style-name="ce4">
            <text:p>71,8</text:p>
          </table:table-cell>
          <table:table-cell table:number-columns-repeated="16360"/>
        </table:table-row>
        <table:table-row table:style-name="ro2">
          <table:table-cell table:number-columns-repeated="2" table:style-name="ce1"/>
          <table:table-cell table:style-name="ce4"/>
          <table:table-cell table:number-columns-repeated="5" table:style-name="ce1"/>
          <table:table-cell table:style-name="ce3"/>
          <table:table-cell table:number-columns-repeated="3" table:style-name="ce4"/>
          <table:table-cell table:number-columns-repeated="9" table:style-name="ce1"/>
          <table:table-cell table:number-columns-repeated="2" table:style-name="ce4"/>
          <table:table-cell table:number-columns-repeated="16361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<text:s/>Rondônia</text:p>
          </table:table-cell>
          <table:table-cell office:value-type="float" office:value="20512" table:style-name="ce2">
            <text:p>20.512</text:p>
          </table:table-cell>
          <table:table-cell office:value-type="float" office:value="7048" table:style-name="ce2">
            <text:p>7.048</text:p>
          </table:table-cell>
          <table:table-cell office:value-type="float" office:value="4816" table:style-name="ce2">
            <text:p>4.816</text:p>
          </table:table-cell>
          <table:table-cell office:value-type="float" office:value="1333" table:style-name="ce2">
            <text:p>1.333</text:p>
          </table:table-cell>
          <table:table-cell office:value-type="float" office:value="649" table:style-name="ce2">
            <text:p>649</text:p>
          </table:table-cell>
          <table:table-cell office:value-type="float" office:value="250" table:style-name="ce2">
            <text:p>250</text:p>
          </table:table-cell>
          <table:table-cell office:value-type="float" office:value="27560" table:style-name="ce3">
            <text:p>27.560</text:p>
          </table:table-cell>
          <table:table-cell office:value-type="float" office:value="77.393600000000006" table:style-name="ce4">
            <text:p>77,4</text:p>
          </table:table-cell>
          <table:table-cell office:value-type="float" office:value="203.58179999999999" table:style-name="ce4">
            <text:p>203,6</text:p>
          </table:table-cell>
          <table:table-cell office:value-type="float" office:value="61.684399999999997" table:style-name="ce4">
            <text:p>61,7</text:p>
          </table:table-cell>
          <table:table-cell office:value-type="float" office:value="59.245800000000003" table:style-name="ce4">
            <text:p>59,2</text:p>
          </table:table-cell>
          <table:table-cell office:value-type="float" office:value="94.9454278441452" table:style-name="ce4">
            <text:p>94,9</text:p>
          </table:table-cell>
          <table:table-cell office:value-type="float" office:value="57.063400000000001" table:style-name="ce4">
            <text:p>57,1</text:p>
          </table:table-cell>
          <table:table-cell office:value-type="float" office:value="203.58179999999999" table:style-name="ce4">
            <text:p>203,6</text:p>
          </table:table-cell>
          <table:table-cell office:value-type="float" office:value="223.1" table:style-name="ce4">
            <text:p>223,1</text:p>
          </table:table-cell>
          <table:table-cell office:value-type="float" office:value="123.8126" table:style-name="ce4">
            <text:p>123,8</text:p>
          </table:table-cell>
          <table:table-cell office:value-type="float" office:value="480.04950000000002" table:style-name="ce4">
            <text:p>480,0</text:p>
          </table:table-cell>
          <table:table-cell office:value-type="float" office:value="483.30799999999999" table:style-name="ce4">
            <text:p>483,3</text:p>
          </table:table-cell>
          <table:table-cell office:value-type="float" office:value="302.1936" table:style-name="ce4">
            <text:p>302,2</text:p>
          </table:table-cell>
          <table:table-cell office:value-type="float" office:value="510.85719999999998" table:style-name="ce4">
            <text:p>510,9</text:p>
          </table:table-cell>
          <table:table-cell office:value-type="float" office:value="510.85719999999998" table:style-name="ce4">
            <text:p>510,9</text:p>
          </table:table-cell>
          <table:table-cell office:value-type="float" office:value="510.85719999999998" table:style-name="ce4">
            <text:p>510,9</text:p>
          </table:table-cell>
          <table:table-cell table:number-columns-repeated="1636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<text:s/>Acre</text:p>
          </table:table-cell>
          <table:table-cell office:value-type="float" office:value="13254" table:style-name="ce2">
            <text:p>13.254</text:p>
          </table:table-cell>
          <table:table-cell office:value-type="float" office:value="3885" table:style-name="ce2">
            <text:p>3.885</text:p>
          </table:table-cell>
          <table:table-cell office:value-type="float" office:value="3461" table:style-name="ce2">
            <text:p>3.461</text:p>
          </table:table-cell>
          <table:table-cell office:value-type="float" office:value="395" table:style-name="ce2">
            <text:p>395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17139" table:style-name="ce3">
            <text:p>17.139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82.234700000000004" table:style-name="ce4">
            <text:p>82,2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230.9522" table:style-name="ce4">
            <text:p>231,0</text:p>
          </table:table-cell>
          <table:table-cell office:value-type="float" office:value="230.9522" table:style-name="ce4">
            <text:p>231,0</text:p>
          </table:table-cell>
          <table:table-cell office:value-type="float" office:value="230.9522" table:style-name="ce4">
            <text:p>231,0</text:p>
          </table:table-cell>
          <table:table-cell table:number-columns-repeated="3" table:style-name="ce4"/>
          <table:table-cell office:value-type="float" office:value="459.00529999999998" table:style-name="ce4">
            <text:p>459,0</text:p>
          </table:table-cell>
          <table:table-cell office:value-type="float" office:value="3098.9591" table:style-name="ce4">
            <text:p>3.099,0</text:p>
          </table:table-cell>
          <table:table-cell office:value-type="float" office:value="392.30860000000001" table:style-name="ce4">
            <text:p>392,3</text:p>
          </table:table-cell>
          <table:table-cell table:number-columns-repeated="1636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<text:s/>Amazonas</text:p>
          </table:table-cell>
          <table:table-cell office:value-type="float" office:value="76032" table:style-name="ce2">
            <text:p>76.032</text:p>
          </table:table-cell>
          <table:table-cell office:value-type="float" office:value="5113" table:style-name="ce2">
            <text:p>5.113</text:p>
          </table:table-cell>
          <table:table-cell office:value-type="float" office:value="3268" table:style-name="ce2">
            <text:p>3.268</text:p>
          </table:table-cell>
          <table:table-cell office:value-type="float" office:value="555" table:style-name="ce2">
            <text:p>555</text:p>
          </table:table-cell>
          <table:table-cell office:value-type="float" office:value="587" table:style-name="ce2">
            <text:p>587</text:p>
          </table:table-cell>
          <table:table-cell office:value-type="float" office:value="703" table:style-name="ce2">
            <text:p>703</text:p>
          </table:table-cell>
          <table:table-cell office:value-type="float" office:value="81145" table:style-name="ce3">
            <text:p>81.145</text:p>
          </table:table-cell>
          <table:table-cell office:value-type="float" office:value="101.59780000000001" table:style-name="ce4">
            <text:p>101,6</text:p>
          </table:table-cell>
          <table:table-cell office:value-type="float" office:value="125.9933" table:style-name="ce4">
            <text:p>126,0</text:p>
          </table:table-cell>
          <table:table-cell office:value-type="float" office:value="89.863799999999998" table:style-name="ce4">
            <text:p>89,9</text:p>
          </table:table-cell>
          <table:table-cell office:value-type="float" office:value="80.620699999999999" table:style-name="ce4">
            <text:p>80,6</text:p>
          </table:table-cell>
          <table:table-cell office:value-type="float" office:value="125.9933" table:style-name="ce4">
            <text:p>126,0</text:p>
          </table:table-cell>
          <table:table-cell office:value-type="float" office:value="67.788600000000002" table:style-name="ce4">
            <text:p>67,8</text:p>
          </table:table-cell>
          <table:table-cell office:value-type="float" office:value="130.51851090555701" table:style-name="ce4">
            <text:p>130,5</text:p>
          </table:table-cell>
          <table:table-cell office:value-type="float" office:value="101.59780000000001" table:style-name="ce4">
            <text:p>101,6</text:p>
          </table:table-cell>
          <table:table-cell office:value-type="float" office:value="130.51851090555701" table:style-name="ce4">
            <text:p>130,5</text:p>
          </table:table-cell>
          <table:table-cell office:value-type="float" office:value="267.9083" table:style-name="ce4">
            <text:p>267,9</text:p>
          </table:table-cell>
          <table:table-cell office:value-type="float" office:value="337.01990000000001" table:style-name="ce4">
            <text:p>337,0</text:p>
          </table:table-cell>
          <table:table-cell office:value-type="float" office:value="267.9083" table:style-name="ce4">
            <text:p>267,9</text:p>
          </table:table-cell>
          <table:table-cell office:value-type="float" office:value="205.3184" table:style-name="ce4">
            <text:p>205,3</text:p>
          </table:table-cell>
          <table:table-cell office:value-type="float" office:value="223.14060000000001" table:style-name="ce4">
            <text:p>223,1</text:p>
          </table:table-cell>
          <table:table-cell office:value-type="float" office:value="21.8444" table:style-name="ce4">
            <text:p>21,8</text:p>
          </table:table-cell>
          <table:table-cell table:number-columns-repeated="1636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<text:s/>Roraima</text:p>
          </table:table-cell>
          <table:table-cell office:value-type="float" office:value="8246" table:style-name="ce2">
            <text:p>8.246</text:p>
          </table:table-cell>
          <table:table-cell office:value-type="float" office:value="2874" table:style-name="ce2">
            <text:p>2.874</text:p>
          </table:table-cell>
          <table:table-cell office:value-type="float" office:value="1917" table:style-name="ce2">
            <text:p>1.917</text:p>
          </table:table-cell>
          <table:table-cell office:value-type="float" office:value="925" table:style-name="ce2">
            <text:p>925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2">
            <text:p>30</text:p>
          </table:table-cell>
          <table:table-cell office:value-type="float" office:value="11120" table:style-name="ce3">
            <text:p>11.120</text:p>
          </table:table-cell>
          <table:table-cell office:value-type="float" office:value="138.99279999999999" table:style-name="ce4">
            <text:p>139,0</text:p>
          </table:table-cell>
          <table:table-cell office:value-type="float" office:value="303.14055000000002" table:style-name="ce4">
            <text:p>303,1</text:p>
          </table:table-cell>
          <table:table-cell office:value-type="float" office:value="138.99279999999999" table:style-name="ce4">
            <text:p>139,0</text:p>
          </table:table-cell>
          <table:table-cell office:value-type="float" office:value="124.1228" table:style-name="ce4">
            <text:p>124,1</text:p>
          </table:table-cell>
          <table:table-cell office:value-type="float" office:value="71.912549999999996" table:style-name="ce4">
            <text:p>71,9</text:p>
          </table:table-cell>
          <table:table-cell office:value-type="float" office:value="124.1228" table:style-name="ce4">
            <text:p>124,1</text:p>
          </table:table-cell>
          <table:table-cell office:value-type="float" office:value="296.60590000000002" table:style-name="ce4">
            <text:p>296,6</text:p>
          </table:table-cell>
          <table:table-cell office:value-type="float" office:value="296.60590000000002" table:style-name="ce4">
            <text:p>296,6</text:p>
          </table:table-cell>
          <table:table-cell office:value-type="float" office:value="296.60590000000002" table:style-name="ce4">
            <text:p>296,6</text:p>
          </table:table-cell>
          <table:table-cell office:value-type="string" table:style-name="ce4">
            <text:p><text:s text:c="2"/>NA</text:p>
          </table:table-cell>
          <table:table-cell table:number-columns-repeated="2" table:style-name="ce4"/>
          <table:table-cell office:value-type="float" office:value="864.10310000000004" table:style-name="ce4">
            <text:p>864,1</text:p>
          </table:table-cell>
          <table:table-cell office:value-type="float" office:value="4028.5766311921798" table:style-name="ce4">
            <text:p>4.028,6</text:p>
          </table:table-cell>
          <table:table-cell office:value-type="float" office:value="631.10159334184402" table:style-name="ce4">
            <text:p>631,1</text:p>
          </table:table-cell>
          <table:table-cell table:number-columns-repeated="1636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<text:s/>Pará</text:p>
          </table:table-cell>
          <table:table-cell office:value-type="float" office:value="111408" table:style-name="ce2">
            <text:p>111.408</text:p>
          </table:table-cell>
          <table:table-cell office:value-type="float" office:value="32095" table:style-name="ce2">
            <text:p>32.095</text:p>
          </table:table-cell>
          <table:table-cell office:value-type="float" office:value="20722" table:style-name="ce2">
            <text:p>20.722</text:p>
          </table:table-cell>
          <table:table-cell office:value-type="float" office:value="3544" table:style-name="ce2">
            <text:p>3.544</text:p>
          </table:table-cell>
          <table:table-cell office:value-type="float" office:value="5516" table:style-name="ce2">
            <text:p>5.516</text:p>
          </table:table-cell>
          <table:table-cell office:value-type="float" office:value="2313" table:style-name="ce2">
            <text:p>2.313</text:p>
          </table:table-cell>
          <table:table-cell office:value-type="float" office:value="143503" table:style-name="ce3">
            <text:p>143.503</text:p>
          </table:table-cell>
          <table:table-cell office:value-type="float" office:value="61.438499999999998" table:style-name="ce4">
            <text:p>61,4</text:p>
          </table:table-cell>
          <table:table-cell office:value-type="float" office:value="64.882145133700007" table:style-name="ce4">
            <text:p>64,9</text:p>
          </table:table-cell>
          <table:table-cell office:value-type="float" office:value="56.667200000000001" table:style-name="ce4">
            <text:p>56,7</text:p>
          </table:table-cell>
          <table:table-cell office:value-type="float" office:value="31.638400000000001" table:style-name="ce4">
            <text:p>31,6</text:p>
          </table:table-cell>
          <table:table-cell office:value-type="float" office:value="19.8355" table:style-name="ce4">
            <text:p>19,8</text:p>
          </table:table-cell>
          <table:table-cell office:value-type="float" office:value="42.620194391105898" table:style-name="ce4">
            <text:p>42,6</text:p>
          </table:table-cell>
          <table:table-cell office:value-type="float" office:value="157.769439689058" table:style-name="ce4">
            <text:p>157,8</text:p>
          </table:table-cell>
          <table:table-cell office:value-type="float" office:value="161.14935892748599" table:style-name="ce4">
            <text:p>161,1</text:p>
          </table:table-cell>
          <table:table-cell office:value-type="float" office:value="131.74449999999999" table:style-name="ce4">
            <text:p>131,7</text:p>
          </table:table-cell>
          <table:table-cell office:value-type="float" office:value="114.65309999999999" table:style-name="ce4">
            <text:p>114,7</text:p>
          </table:table-cell>
          <table:table-cell office:value-type="float" office:value="124.34229999999999" table:style-name="ce4">
            <text:p>124,3</text:p>
          </table:table-cell>
          <table:table-cell office:value-type="float" office:value="104.0193" table:style-name="ce4">
            <text:p>104,0</text:p>
          </table:table-cell>
          <table:table-cell office:value-type="float" office:value="206.3682" table:style-name="ce4">
            <text:p>206,4</text:p>
          </table:table-cell>
          <table:table-cell office:value-type="float" office:value="236.30269999999999" table:style-name="ce4">
            <text:p>236,3</text:p>
          </table:table-cell>
          <table:table-cell office:value-type="float" office:value="200.480982592815" table:style-name="ce4">
            <text:p>200,5</text:p>
          </table:table-cell>
          <table:table-cell table:number-columns-repeated="1636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<text:s/>Amapá</text:p>
          </table:table-cell>
          <table:table-cell office:value-type="float" office:value="13540" table:style-name="ce2">
            <text:p>13.540</text:p>
          </table:table-cell>
          <table:table-cell office:value-type="float" office:value="2731" table:style-name="ce2">
            <text:p>2.731</text:p>
          </table:table-cell>
          <table:table-cell office:value-type="float" office:value="1253" table:style-name="ce2">
            <text:p>1.253</text:p>
          </table:table-cell>
          <table:table-cell office:value-type="float" office:value="1453" table:style-name="ce2">
            <text:p>1.453</text:p>
          </table:table-cell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16271" table:style-name="ce3">
            <text:p>16.271</text:p>
          </table:table-cell>
          <table:table-cell office:value-type="float" office:value="34.715600000000002" table:style-name="ce4">
            <text:p>34,7</text:p>
          </table:table-cell>
          <table:table-cell office:value-type="float" office:value="21.342199999999998" table:style-name="ce4">
            <text:p>21,3</text:p>
          </table:table-cell>
          <table:table-cell office:value-type="float" office:value="95.582300000000004" table:style-name="ce4">
            <text:p>95,6</text:p>
          </table:table-cell>
          <table:table-cell office:value-type="float" office:value="115.9282" table:style-name="ce4">
            <text:p>115,9</text:p>
          </table:table-cell>
          <table:table-cell office:value-type="float" office:value="137.75110000000001" table:style-name="ce4">
            <text:p>137,8</text:p>
          </table:table-cell>
          <table:table-cell office:value-type="float" office:value="115.9282" table:style-name="ce4">
            <text:p>115,9</text:p>
          </table:table-cell>
          <table:table-cell office:value-type="float" office:value="21.342199999999998" table:style-name="ce4">
            <text:p>21,3</text:p>
          </table:table-cell>
          <table:table-cell office:value-type="float" office:value="21.342199999999998" table:style-name="ce4">
            <text:p>21,3</text:p>
          </table:table-cell>
          <table:table-cell office:value-type="float" office:value="34.715600000000002" table:style-name="ce4">
            <text:p>34,7</text:p>
          </table:table-cell>
          <table:table-cell table:number-columns-repeated="3" table:style-name="ce4"/>
          <table:table-cell office:value-type="float" office:value="441.89316178070197" table:style-name="ce4">
            <text:p>441,9</text:p>
          </table:table-cell>
          <table:table-cell office:value-type="float" office:value="441.89316178070197" table:style-name="ce4">
            <text:p>441,9</text:p>
          </table:table-cell>
          <table:table-cell office:value-type="float" office:value="264.5521" table:style-name="ce4">
            <text:p>264,6</text:p>
          </table:table-cell>
          <table:table-cell table:number-columns-repeated="1636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<text:s/>Tocantins</text:p>
          </table:table-cell>
          <table:table-cell office:value-type="float" office:value="13940" table:style-name="ce2">
            <text:p>13.940</text:p>
          </table:table-cell>
          <table:table-cell office:value-type="float" office:value="11004" table:style-name="ce2">
            <text:p>11.004</text:p>
          </table:table-cell>
          <table:table-cell office:value-type="float" office:value="7061" table:style-name="ce2">
            <text:p>7.061</text:p>
          </table:table-cell>
          <table:table-cell office:value-type="float" office:value="2537" table:style-name="ce2">
            <text:p>2.537</text:p>
          </table:table-cell>
          <table:table-cell office:value-type="float" office:value="292" table:style-name="ce2">
            <text:p>292</text:p>
          </table:table-cell>
          <table:table-cell office:value-type="float" office:value="1114" table:style-name="ce2">
            <text:p>1.114</text:p>
          </table:table-cell>
          <table:table-cell office:value-type="float" office:value="24944" table:style-name="ce3">
            <text:p>24.944</text:p>
          </table:table-cell>
          <table:table-cell office:value-type="float" office:value="74.659800000000004" table:style-name="ce4">
            <text:p>74,7</text:p>
          </table:table-cell>
          <table:table-cell office:value-type="float" office:value="102.7623" table:style-name="ce4">
            <text:p>102,8</text:p>
          </table:table-cell>
          <table:table-cell office:value-type="float" office:value="68.232299999999995" table:style-name="ce4">
            <text:p>68,2</text:p>
          </table:table-cell>
          <table:table-cell office:value-type="float" office:value="62.932699999999997" table:style-name="ce4">
            <text:p>62,9</text:p>
          </table:table-cell>
          <table:table-cell office:value-type="float" office:value="73.734499999999997" table:style-name="ce4">
            <text:p>73,7</text:p>
          </table:table-cell>
          <table:table-cell office:value-type="float" office:value="53.654200000000003" table:style-name="ce4">
            <text:p>53,7</text:p>
          </table:table-cell>
          <table:table-cell office:value-type="float" office:value="131.1533" table:style-name="ce4">
            <text:p>131,2</text:p>
          </table:table-cell>
          <table:table-cell office:value-type="float" office:value="131.1533" table:style-name="ce4">
            <text:p>131,2</text:p>
          </table:table-cell>
          <table:table-cell office:value-type="float" office:value="144.84309999999999" table:style-name="ce4">
            <text:p>144,8</text:p>
          </table:table-cell>
          <table:table-cell office:value-type="float" office:value="220.6696" table:style-name="ce4">
            <text:p>220,7</text:p>
          </table:table-cell>
          <table:table-cell office:value-type="float" office:value="386.04430000000002" table:style-name="ce4">
            <text:p>386,0</text:p>
          </table:table-cell>
          <table:table-cell office:value-type="float" office:value="220.6696" table:style-name="ce4">
            <text:p>220,7</text:p>
          </table:table-cell>
          <table:table-cell office:value-type="float" office:value="56.264299999999999" table:style-name="ce4">
            <text:p>56,3</text:p>
          </table:table-cell>
          <table:table-cell office:value-type="float" office:value="100.27460000000001" table:style-name="ce4">
            <text:p>100,3</text:p>
          </table:table-cell>
          <table:table-cell office:value-type="float" office:value="54.3185" table:style-name="ce4">
            <text:p>54,3</text:p>
          </table:table-cell>
          <table:table-cell table:number-columns-repeated="1636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<text:s/>Maranhão</text:p>
          </table:table-cell>
          <table:table-cell office:value-type="float" office:value="86262" table:style-name="ce2">
            <text:p>86.262</text:p>
          </table:table-cell>
          <table:table-cell office:value-type="float" office:value="30809" table:style-name="ce2">
            <text:p>30.809</text:p>
          </table:table-cell>
          <table:table-cell office:value-type="float" office:value="20936" table:style-name="ce2">
            <text:p>20.936</text:p>
          </table:table-cell>
          <table:table-cell office:value-type="float" office:value="5717" table:style-name="ce2">
            <text:p>5.717</text:p>
          </table:table-cell>
          <table:table-cell office:value-type="float" office:value="1199" table:style-name="ce2">
            <text:p>1.199</text:p>
          </table:table-cell>
          <table:table-cell office:value-type="float" office:value="2957" table:style-name="ce2">
            <text:p>2.957</text:p>
          </table:table-cell>
          <table:table-cell office:value-type="float" office:value="117071" table:style-name="ce3">
            <text:p>117.071</text:p>
          </table:table-cell>
          <table:table-cell office:value-type="float" office:value="41.886299999999999" table:style-name="ce4">
            <text:p>41,9</text:p>
          </table:table-cell>
          <table:table-cell office:value-type="float" office:value="59.2806" table:style-name="ce4">
            <text:p>59,3</text:p>
          </table:table-cell>
          <table:table-cell office:value-type="float" office:value="41.886299999999999" table:style-name="ce4">
            <text:p>41,9</text:p>
          </table:table-cell>
          <table:table-cell office:value-type="float" office:value="31.0688" table:style-name="ce4">
            <text:p>31,1</text:p>
          </table:table-cell>
          <table:table-cell office:value-type="float" office:value="30.711500000000001" table:style-name="ce4">
            <text:p>30,7</text:p>
          </table:table-cell>
          <table:table-cell office:value-type="float" office:value="31.3567" table:style-name="ce4">
            <text:p>31,4</text:p>
          </table:table-cell>
          <table:table-cell office:value-type="float" office:value="106.1066" table:style-name="ce4">
            <text:p>106,1</text:p>
          </table:table-cell>
          <table:table-cell office:value-type="float" office:value="117.49420000000001" table:style-name="ce4">
            <text:p>117,5</text:p>
          </table:table-cell>
          <table:table-cell office:value-type="float" office:value="104.79349999999999" table:style-name="ce4">
            <text:p>104,8</text:p>
          </table:table-cell>
          <table:table-cell office:value-type="float" office:value="100.9076" table:style-name="ce4">
            <text:p>100,9</text:p>
          </table:table-cell>
          <table:table-cell office:value-type="float" office:value="320.78339999999997" table:style-name="ce4">
            <text:p>320,8</text:p>
          </table:table-cell>
          <table:table-cell office:value-type="float" office:value="86.704400000000007" table:style-name="ce4">
            <text:p>86,7</text:p>
          </table:table-cell>
          <table:table-cell office:value-type="float" office:value="57.557389151172998" table:style-name="ce4">
            <text:p>57,6</text:p>
          </table:table-cell>
          <table:table-cell office:value-type="float" office:value="14.4927633901957" table:style-name="ce4">
            <text:p>14,5</text:p>
          </table:table-cell>
          <table:table-cell office:value-type="float" office:value="67.416899999999998" table:style-name="ce4">
            <text:p>67,4</text:p>
          </table:table-cell>
          <table:table-cell table:number-columns-repeated="1636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<text:s/>Piauí</text:p>
          </table:table-cell>
          <table:table-cell office:value-type="float" office:value="27707" table:style-name="ce2">
            <text:p>27.707</text:p>
          </table:table-cell>
          <table:table-cell office:value-type="float" office:value="20234" table:style-name="ce2">
            <text:p>20.234</text:p>
          </table:table-cell>
          <table:table-cell office:value-type="float" office:value="15445" table:style-name="ce2">
            <text:p>15.445</text:p>
          </table:table-cell>
          <table:table-cell office:value-type="float" office:value="1421" table:style-name="ce2">
            <text:p>1.421</text:p>
          </table:table-cell>
          <table:table-cell office:value-type="float" office:value="3026" table:style-name="ce2">
            <text:p>3.026</text:p>
          </table:table-cell>
          <table:table-cell office:value-type="float" office:value="342" table:style-name="ce2">
            <text:p>342</text:p>
          </table:table-cell>
          <table:table-cell office:value-type="float" office:value="47941" table:style-name="ce3">
            <text:p>47.941</text:p>
          </table:table-cell>
          <table:table-cell office:value-type="float" office:value="69.528099999999995" table:style-name="ce4">
            <text:p>69,5</text:p>
          </table:table-cell>
          <table:table-cell office:value-type="float" office:value="98.626999999999995" table:style-name="ce4">
            <text:p>98,6</text:p>
          </table:table-cell>
          <table:table-cell office:value-type="float" office:value="52.4071" table:style-name="ce4">
            <text:p>52,4</text:p>
          </table:table-cell>
          <table:table-cell office:value-type="float" office:value="54.273000000000003" table:style-name="ce4">
            <text:p>54,3</text:p>
          </table:table-cell>
          <table:table-cell office:value-type="float" office:value="65.770499999999998" table:style-name="ce4">
            <text:p>65,8</text:p>
          </table:table-cell>
          <table:table-cell office:value-type="float" office:value="51.873199999999997" table:style-name="ce4">
            <text:p>51,9</text:p>
          </table:table-cell>
          <table:table-cell office:value-type="float" office:value="111.93559999999999" table:style-name="ce4">
            <text:p>111,9</text:p>
          </table:table-cell>
          <table:table-cell office:value-type="float" office:value="133.1866" table:style-name="ce4">
            <text:p>133,2</text:p>
          </table:table-cell>
          <table:table-cell office:value-type="float" office:value="88.960999999999999" table:style-name="ce4">
            <text:p>89,0</text:p>
          </table:table-cell>
          <table:table-cell office:value-type="float" office:value="191.82919999999999" table:style-name="ce4">
            <text:p>191,8</text:p>
          </table:table-cell>
          <table:table-cell office:value-type="float" office:value="208.5504" table:style-name="ce4">
            <text:p>208,6</text:p>
          </table:table-cell>
          <table:table-cell office:value-type="float" office:value="92.865099999999998" table:style-name="ce4">
            <text:p>92,9</text:p>
          </table:table-cell>
          <table:table-cell office:value-type="float" office:value="90.982749999999996" table:style-name="ce4">
            <text:p>91,0</text:p>
          </table:table-cell>
          <table:table-cell office:value-type="float" office:value="308.98135000000002" table:style-name="ce4">
            <text:p>309,0</text:p>
          </table:table-cell>
          <table:table-cell office:value-type="float" office:value="59.782499999999999" table:style-name="ce4">
            <text:p>59,8</text:p>
          </table:table-cell>
          <table:table-cell table:number-columns-repeated="1636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<text:s/>Ceará</text:p>
          </table:table-cell>
          <table:table-cell office:value-type="float" office:value="87656" table:style-name="ce2">
            <text:p>87.656</text:p>
          </table:table-cell>
          <table:table-cell office:value-type="float" office:value="41025" table:style-name="ce2">
            <text:p>41.025</text:p>
          </table:table-cell>
          <table:table-cell office:value-type="float" office:value="25740" table:style-name="ce2">
            <text:p>25.740</text:p>
          </table:table-cell>
          <table:table-cell office:value-type="float" office:value="12458" table:style-name="ce2">
            <text:p>12.458</text:p>
          </table:table-cell>
          <table:table-cell office:value-type="float" office:value="2369" table:style-name="ce2">
            <text:p>2.369</text:p>
          </table:table-cell>
          <table:table-cell office:value-type="float" office:value="458" table:style-name="ce2">
            <text:p>458</text:p>
          </table:table-cell>
          <table:table-cell office:value-type="float" office:value="128681" table:style-name="ce3">
            <text:p>128.681</text:p>
          </table:table-cell>
          <table:table-cell office:value-type="float" office:value="42.593899999999998" table:style-name="ce4">
            <text:p>42,6</text:p>
          </table:table-cell>
          <table:table-cell office:value-type="float" office:value="49.968400000000003" table:style-name="ce4">
            <text:p>50,0</text:p>
          </table:table-cell>
          <table:table-cell office:value-type="float" office:value="37.383499999999998" table:style-name="ce4">
            <text:p>37,4</text:p>
          </table:table-cell>
          <table:table-cell office:value-type="float" office:value="38.258800000000001" table:style-name="ce4">
            <text:p>38,3</text:p>
          </table:table-cell>
          <table:table-cell office:value-type="float" office:value="44.156999999999996" table:style-name="ce4">
            <text:p>44,2</text:p>
          </table:table-cell>
          <table:table-cell office:value-type="float" office:value="34.436" table:style-name="ce4">
            <text:p>34,4</text:p>
          </table:table-cell>
          <table:table-cell office:value-type="float" office:value="51.1905" table:style-name="ce4">
            <text:p>51,2</text:p>
          </table:table-cell>
          <table:table-cell office:value-type="float" office:value="52.740200000000002" table:style-name="ce4">
            <text:p>52,7</text:p>
          </table:table-cell>
          <table:table-cell office:value-type="float" office:value="49.055500000000002" table:style-name="ce4">
            <text:p>49,1</text:p>
          </table:table-cell>
          <table:table-cell office:value-type="float" office:value="169.68639999999999" table:style-name="ce4">
            <text:p>169,7</text:p>
          </table:table-cell>
          <table:table-cell office:value-type="float" office:value="212.30840000000001" table:style-name="ce4">
            <text:p>212,3</text:p>
          </table:table-cell>
          <table:table-cell office:value-type="float" office:value="102.0877" table:style-name="ce4">
            <text:p>102,1</text:p>
          </table:table-cell>
          <table:table-cell office:value-type="float" office:value="109.12415" table:style-name="ce4">
            <text:p>109,1</text:p>
          </table:table-cell>
          <table:table-cell office:value-type="float" office:value="76.768199999999993" table:style-name="ce4">
            <text:p>76,8</text:p>
          </table:table-cell>
          <table:table-cell office:value-type="float" office:value="115.58" table:style-name="ce4">
            <text:p>115,6</text:p>
          </table:table-cell>
          <table:table-cell table:number-columns-repeated="1636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<text:s/>Rio Grande do Norte</text:p>
          </table:table-cell>
          <table:table-cell office:value-type="float" office:value="26426" table:style-name="ce2">
            <text:p>26.426</text:p>
          </table:table-cell>
          <table:table-cell office:value-type="float" office:value="21685" table:style-name="ce2">
            <text:p>21.685</text:p>
          </table:table-cell>
          <table:table-cell office:value-type="float" office:value="13348" table:style-name="ce2">
            <text:p>13.348</text:p>
          </table:table-cell>
          <table:table-cell office:value-type="float" office:value="7217" table:style-name="ce2">
            <text:p>7.217</text:p>
          </table:table-cell>
          <table:table-cell office:value-type="float" office:value="951" table:style-name="ce2">
            <text:p>951</text:p>
          </table:table-cell>
          <table:table-cell office:value-type="float" office:value="169" table:style-name="ce2">
            <text:p>169</text:p>
          </table:table-cell>
          <table:table-cell office:value-type="float" office:value="48111" table:style-name="ce3">
            <text:p>48.111</text:p>
          </table:table-cell>
          <table:table-cell office:value-type="float" office:value="41.698300000000003" table:style-name="ce4">
            <text:p>41,7</text:p>
          </table:table-cell>
          <table:table-cell office:value-type="float" office:value="50.270699999999998" table:style-name="ce4">
            <text:p>50,3</text:p>
          </table:table-cell>
          <table:table-cell office:value-type="float" office:value="36.653500000000001" table:style-name="ce4">
            <text:p>36,7</text:p>
          </table:table-cell>
          <table:table-cell office:value-type="float" office:value="29.0794" table:style-name="ce4">
            <text:p>29,1</text:p>
          </table:table-cell>
          <table:table-cell office:value-type="float" office:value="23.518899999999999" table:style-name="ce4">
            <text:p>23,5</text:p>
          </table:table-cell>
          <table:table-cell office:value-type="float" office:value="31.4223" table:style-name="ce4">
            <text:p>31,4</text:p>
          </table:table-cell>
          <table:table-cell office:value-type="float" office:value="77.541600000000003" table:style-name="ce4">
            <text:p>77,5</text:p>
          </table:table-cell>
          <table:table-cell office:value-type="float" office:value="77.541600000000003" table:style-name="ce4">
            <text:p>77,5</text:p>
          </table:table-cell>
          <table:table-cell office:value-type="float" office:value="74.168000000000006" table:style-name="ce4">
            <text:p>74,2</text:p>
          </table:table-cell>
          <table:table-cell office:value-type="float" office:value="141.18510000000001" table:style-name="ce4">
            <text:p>141,2</text:p>
          </table:table-cell>
          <table:table-cell office:value-type="float" office:value="215.45490000000001" table:style-name="ce4">
            <text:p>215,5</text:p>
          </table:table-cell>
          <table:table-cell office:value-type="float" office:value="62.228499999999997" table:style-name="ce4">
            <text:p>62,2</text:p>
          </table:table-cell>
          <table:table-cell office:value-type="float" office:value="147.68360000000001" table:style-name="ce4">
            <text:p>147,7</text:p>
          </table:table-cell>
          <table:table-cell office:value-type="float" office:value="239.49119999999999" table:style-name="ce4">
            <text:p>239,5</text:p>
          </table:table-cell>
          <table:table-cell office:value-type="float" office:value="46.031399999999998" table:style-name="ce4">
            <text:p>46,0</text:p>
          </table:table-cell>
          <table:table-cell table:number-columns-repeated="1636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<text:s/>Paraíba</text:p>
          </table:table-cell>
          <table:table-cell office:value-type="float" office:value="28414" table:style-name="ce2">
            <text:p>28.414</text:p>
          </table:table-cell>
          <table:table-cell office:value-type="float" office:value="29121" table:style-name="ce2">
            <text:p>29.121</text:p>
          </table:table-cell>
          <table:table-cell office:value-type="float" office:value="15757" table:style-name="ce2">
            <text:p>15.757</text:p>
          </table:table-cell>
          <table:table-cell office:value-type="float" office:value="10367" table:style-name="ce2">
            <text:p>10.367</text:p>
          </table:table-cell>
          <table:table-cell office:value-type="float" office:value="1988" table:style-name="ce2">
            <text:p>1.988</text:p>
          </table:table-cell>
          <table:table-cell office:value-type="float" office:value="1009" table:style-name="ce2">
            <text:p>1.009</text:p>
          </table:table-cell>
          <table:table-cell office:value-type="float" office:value="57535" table:style-name="ce3">
            <text:p>57.535</text:p>
          </table:table-cell>
          <table:table-cell office:value-type="float" office:value="44.874099999999999" table:style-name="ce4">
            <text:p>44,9</text:p>
          </table:table-cell>
          <table:table-cell office:value-type="float" office:value="48.4069" table:style-name="ce4">
            <text:p>48,4</text:p>
          </table:table-cell>
          <table:table-cell office:value-type="float" office:value="31.246400000000001" table:style-name="ce4">
            <text:p>31,2</text:p>
          </table:table-cell>
          <table:table-cell office:value-type="float" office:value="30.335100000000001" table:style-name="ce4">
            <text:p>30,3</text:p>
          </table:table-cell>
          <table:table-cell office:value-type="float" office:value="31.798400000000001" table:style-name="ce4">
            <text:p>31,8</text:p>
          </table:table-cell>
          <table:table-cell office:value-type="float" office:value="29.469899999999999" table:style-name="ce4">
            <text:p>29,5</text:p>
          </table:table-cell>
          <table:table-cell office:value-type="float" office:value="61.119799999999998" table:style-name="ce4">
            <text:p>61,1</text:p>
          </table:table-cell>
          <table:table-cell office:value-type="float" office:value="61.119799999999998" table:style-name="ce4">
            <text:p>61,1</text:p>
          </table:table-cell>
          <table:table-cell office:value-type="float" office:value="51.427199999999999" table:style-name="ce4">
            <text:p>51,4</text:p>
          </table:table-cell>
          <table:table-cell office:value-type="float" office:value="78.476299999999995" table:style-name="ce4">
            <text:p>78,5</text:p>
          </table:table-cell>
          <table:table-cell office:value-type="float" office:value="81.554900000000004" table:style-name="ce4">
            <text:p>81,6</text:p>
          </table:table-cell>
          <table:table-cell office:value-type="float" office:value="51.210299999999997" table:style-name="ce4">
            <text:p>51,2</text:p>
          </table:table-cell>
          <table:table-cell office:value-type="float" office:value="55.375700000000002" table:style-name="ce4">
            <text:p>55,4</text:p>
          </table:table-cell>
          <table:table-cell office:value-type="float" office:value="89.436999999999998" table:style-name="ce4">
            <text:p>89,4</text:p>
          </table:table-cell>
          <table:table-cell office:value-type="float" office:value="42.9559" table:style-name="ce4">
            <text:p>43,0</text:p>
          </table:table-cell>
          <table:table-cell table:number-columns-repeated="1636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<text:s/>Pernambuco</text:p>
          </table:table-cell>
          <table:table-cell office:value-type="float" office:value="69120" table:style-name="ce2">
            <text:p>69.120</text:p>
          </table:table-cell>
          <table:table-cell office:value-type="float" office:value="74369" table:style-name="ce2">
            <text:p>74.369</text:p>
          </table:table-cell>
          <table:table-cell office:value-type="float" office:value="53171" table:style-name="ce2">
            <text:p>53.171</text:p>
          </table:table-cell>
          <table:table-cell office:value-type="float" office:value="11218" table:style-name="ce2">
            <text:p>11.218</text:p>
          </table:table-cell>
          <table:table-cell office:value-type="float" office:value="7765" table:style-name="ce2">
            <text:p>7.765</text:p>
          </table:table-cell>
          <table:table-cell office:value-type="float" office:value="2215" table:style-name="ce2">
            <text:p>2.215</text:p>
          </table:table-cell>
          <table:table-cell office:value-type="float" office:value="143489" table:style-name="ce3">
            <text:p>143.489</text:p>
          </table:table-cell>
          <table:table-cell office:value-type="float" office:value="31.8749" table:style-name="ce4">
            <text:p>31,9</text:p>
          </table:table-cell>
          <table:table-cell office:value-type="float" office:value="31.765899999999998" table:style-name="ce4">
            <text:p>31,8</text:p>
          </table:table-cell>
          <table:table-cell office:value-type="float" office:value="31.8749" table:style-name="ce4">
            <text:p>31,9</text:p>
          </table:table-cell>
          <table:table-cell office:value-type="float" office:value="23.858599999999999" table:style-name="ce4">
            <text:p>23,9</text:p>
          </table:table-cell>
          <table:table-cell office:value-type="float" office:value="23.858599999999999" table:style-name="ce4">
            <text:p>23,9</text:p>
          </table:table-cell>
          <table:table-cell office:value-type="float" office:value="23.858599999999999" table:style-name="ce4">
            <text:p>23,9</text:p>
          </table:table-cell>
          <table:table-cell office:value-type="float" office:value="74.814099999999996" table:style-name="ce4">
            <text:p>74,8</text:p>
          </table:table-cell>
          <table:table-cell office:value-type="float" office:value="83.358500000000006" table:style-name="ce4">
            <text:p>83,4</text:p>
          </table:table-cell>
          <table:table-cell office:value-type="float" office:value="68.079300000000003" table:style-name="ce4">
            <text:p>68,1</text:p>
          </table:table-cell>
          <table:table-cell office:value-type="float" office:value="136.87475000000001" table:style-name="ce4">
            <text:p>136,9</text:p>
          </table:table-cell>
          <table:table-cell office:value-type="float" office:value="184.3767" table:style-name="ce4">
            <text:p>184,4</text:p>
          </table:table-cell>
          <table:table-cell office:value-type="float" office:value="126.9187" table:style-name="ce4">
            <text:p>126,9</text:p>
          </table:table-cell>
          <table:table-cell office:value-type="float" office:value="56.820099999999996" table:style-name="ce4">
            <text:p>56,8</text:p>
          </table:table-cell>
          <table:table-cell office:value-type="float" office:value="65.447999999999993" table:style-name="ce4">
            <text:p>65,4</text:p>
          </table:table-cell>
          <table:table-cell office:value-type="float" office:value="31.2058" table:style-name="ce4">
            <text:p>31,2</text:p>
          </table:table-cell>
          <table:table-cell table:number-columns-repeated="1636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<text:s/>Alagoas</text:p>
          </table:table-cell>
          <table:table-cell office:value-type="float" office:value="28748" table:style-name="ce2">
            <text:p>28.748</text:p>
          </table:table-cell>
          <table:table-cell office:value-type="float" office:value="23111" table:style-name="ce2">
            <text:p>23.111</text:p>
          </table:table-cell>
          <table:table-cell office:value-type="float" office:value="13676" table:style-name="ce2">
            <text:p>13.676</text:p>
          </table:table-cell>
          <table:table-cell office:value-type="float" office:value="6825" table:style-name="ce2">
            <text:p>6.825</text:p>
          </table:table-cell>
          <table:table-cell office:value-type="float" office:value="1398" table:style-name="ce2">
            <text:p>1.398</text:p>
          </table:table-cell>
          <table:table-cell office:value-type="float" office:value="1212" table:style-name="ce2">
            <text:p>1.212</text:p>
          </table:table-cell>
          <table:table-cell office:value-type="float" office:value="51859" table:style-name="ce3">
            <text:p>51.859</text:p>
          </table:table-cell>
          <table:table-cell office:value-type="float" office:value="37.144100000000002" table:style-name="ce4">
            <text:p>37,1</text:p>
          </table:table-cell>
          <table:table-cell office:value-type="float" office:value="39.215600000000002" table:style-name="ce4">
            <text:p>39,2</text:p>
          </table:table-cell>
          <table:table-cell office:value-type="float" office:value="36.068899999999999" table:style-name="ce4">
            <text:p>36,1</text:p>
          </table:table-cell>
          <table:table-cell office:value-type="float" office:value="28.020199999999999" table:style-name="ce4">
            <text:p>28,0</text:p>
          </table:table-cell>
          <table:table-cell office:value-type="float" office:value="29.107600000000001" table:style-name="ce4">
            <text:p>29,1</text:p>
          </table:table-cell>
          <table:table-cell office:value-type="float" office:value="28.020199999999999" table:style-name="ce4">
            <text:p>28,0</text:p>
          </table:table-cell>
          <table:table-cell office:value-type="float" office:value="77.488600000000005" table:style-name="ce4">
            <text:p>77,5</text:p>
          </table:table-cell>
          <table:table-cell office:value-type="float" office:value="77.488600000000005" table:style-name="ce4">
            <text:p>77,5</text:p>
          </table:table-cell>
          <table:table-cell office:value-type="float" office:value="77.650700000000001" table:style-name="ce4">
            <text:p>77,7</text:p>
          </table:table-cell>
          <table:table-cell office:value-type="float" office:value="56.249600000000001" table:style-name="ce4">
            <text:p>56,2</text:p>
          </table:table-cell>
          <table:table-cell office:value-type="float" office:value="62.634799999999998" table:style-name="ce4">
            <text:p>62,6</text:p>
          </table:table-cell>
          <table:table-cell office:value-type="float" office:value="47.95" table:style-name="ce4">
            <text:p>48,0</text:p>
          </table:table-cell>
          <table:table-cell office:value-type="float" office:value="38.095300000000002" table:style-name="ce4">
            <text:p>38,1</text:p>
          </table:table-cell>
          <table:table-cell office:value-type="float" office:value="40.007100000000001" table:style-name="ce4">
            <text:p>40,0</text:p>
          </table:table-cell>
          <table:table-cell office:value-type="float" office:value="38.095300000000002" table:style-name="ce4">
            <text:p>38,1</text:p>
          </table:table-cell>
          <table:table-cell table:number-columns-repeated="1636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<text:s/>Sergipe</text:p>
          </table:table-cell>
          <table:table-cell office:value-type="float" office:value="15165" table:style-name="ce2">
            <text:p>15.165</text:p>
          </table:table-cell>
          <table:table-cell office:value-type="float" office:value="19204" table:style-name="ce2">
            <text:p>19.204</text:p>
          </table:table-cell>
          <table:table-cell office:value-type="float" office:value="10540" table:style-name="ce2">
            <text:p>10.540</text:p>
          </table:table-cell>
          <table:table-cell office:value-type="float" office:value="8437" table:style-name="ce2">
            <text:p>8.437</text:p>
          </table:table-cell>
          <table:table-cell office:value-type="float" office:value="0" table:style-name="ce2">
            <text:p>0</text:p>
          </table:table-cell>
          <table:table-cell office:value-type="float" office:value="227" table:style-name="ce2">
            <text:p>227</text:p>
          </table:table-cell>
          <table:table-cell office:value-type="float" office:value="34369" table:style-name="ce3">
            <text:p>34.369</text:p>
          </table:table-cell>
          <table:table-cell office:value-type="float" office:value="34.758299999999998" table:style-name="ce4">
            <text:p>34,8</text:p>
          </table:table-cell>
          <table:table-cell office:value-type="float" office:value="28.549600000000002" table:style-name="ce4">
            <text:p>28,5</text:p>
          </table:table-cell>
          <table:table-cell office:value-type="float" office:value="38.019399999999997" table:style-name="ce4">
            <text:p>38,0</text:p>
          </table:table-cell>
          <table:table-cell office:value-type="float" office:value="27.317599999999999" table:style-name="ce4">
            <text:p>27,3</text:p>
          </table:table-cell>
          <table:table-cell office:value-type="float" office:value="20.879300000000001" table:style-name="ce4">
            <text:p>20,9</text:p>
          </table:table-cell>
          <table:table-cell office:value-type="float" office:value="29.413399999999999" table:style-name="ce4">
            <text:p>29,4</text:p>
          </table:table-cell>
          <table:table-cell office:value-type="float" office:value="53.682299999999998" table:style-name="ce4">
            <text:p>53,7</text:p>
          </table:table-cell>
          <table:table-cell office:value-type="float" office:value="37.363999999999997" table:style-name="ce4">
            <text:p>37,4</text:p>
          </table:table-cell>
          <table:table-cell office:value-type="float" office:value="62.395800000000001" table:style-name="ce4">
            <text:p>62,4</text:p>
          </table:table-cell>
          <table:table-cell table:number-columns-repeated="3" table:style-name="ce4"/>
          <table:table-cell office:value-type="float" office:value="47.233800000000002" table:style-name="ce4">
            <text:p>47,2</text:p>
          </table:table-cell>
          <table:table-cell office:value-type="float" office:value="210.24565000000001" table:style-name="ce4">
            <text:p>210,2</text:p>
          </table:table-cell>
          <table:table-cell office:value-type="float" office:value="30.901399999999999" table:style-name="ce4">
            <text:p>30,9</text:p>
          </table:table-cell>
          <table:table-cell table:number-columns-repeated="1636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<text:s/>Bahia</text:p>
          </table:table-cell>
          <table:table-cell office:value-type="float" office:value="140393" table:style-name="ce2">
            <text:p>140.393</text:p>
          </table:table-cell>
          <table:table-cell office:value-type="float" office:value="63641" table:style-name="ce2">
            <text:p>63.641</text:p>
          </table:table-cell>
          <table:table-cell office:value-type="float" office:value="42534" table:style-name="ce2">
            <text:p>42.534</text:p>
          </table:table-cell>
          <table:table-cell office:value-type="float" office:value="9426" table:style-name="ce2">
            <text:p>9.426</text:p>
          </table:table-cell>
          <table:table-cell office:value-type="float" office:value="6993" table:style-name="ce2">
            <text:p>6.993</text:p>
          </table:table-cell>
          <table:table-cell office:value-type="float" office:value="4688" table:style-name="ce2">
            <text:p>4.688</text:p>
          </table:table-cell>
          <table:table-cell office:value-type="float" office:value="204034" table:style-name="ce3">
            <text:p>204.034</text:p>
          </table:table-cell>
          <table:table-cell office:value-type="float" office:value="52.9709" table:style-name="ce4">
            <text:p>53,0</text:p>
          </table:table-cell>
          <table:table-cell office:value-type="float" office:value="52.9709" table:style-name="ce4">
            <text:p>53,0</text:p>
          </table:table-cell>
          <table:table-cell office:value-type="float" office:value="53.369199999999999" table:style-name="ce4">
            <text:p>53,4</text:p>
          </table:table-cell>
          <table:table-cell office:value-type="float" office:value="44.7712" table:style-name="ce4">
            <text:p>44,8</text:p>
          </table:table-cell>
          <table:table-cell office:value-type="float" office:value="42.613900000000001" table:style-name="ce4">
            <text:p>42,6</text:p>
          </table:table-cell>
          <table:table-cell office:value-type="float" office:value="46.099400000000003" table:style-name="ce4">
            <text:p>46,1</text:p>
          </table:table-cell>
          <table:table-cell office:value-type="float" office:value="63.433" table:style-name="ce4">
            <text:p>63,4</text:p>
          </table:table-cell>
          <table:table-cell office:value-type="float" office:value="51.004399999999997" table:style-name="ce4">
            <text:p>51,0</text:p>
          </table:table-cell>
          <table:table-cell office:value-type="float" office:value="86.039500000000004" table:style-name="ce4">
            <text:p>86,0</text:p>
          </table:table-cell>
          <table:table-cell office:value-type="float" office:value="115.2345" table:style-name="ce4">
            <text:p>115,2</text:p>
          </table:table-cell>
          <table:table-cell office:value-type="float" office:value="166.29060000000001" table:style-name="ce4">
            <text:p>166,3</text:p>
          </table:table-cell>
          <table:table-cell office:value-type="float" office:value="83.082599999999999" table:style-name="ce4">
            <text:p>83,1</text:p>
          </table:table-cell>
          <table:table-cell office:value-type="float" office:value="84.857500000000002" table:style-name="ce4">
            <text:p>84,9</text:p>
          </table:table-cell>
          <table:table-cell office:value-type="float" office:value="64.236400000000003" table:style-name="ce4">
            <text:p>64,2</text:p>
          </table:table-cell>
          <table:table-cell office:value-type="float" office:value="84.857500000000002" table:style-name="ce4">
            <text:p>84,9</text:p>
          </table:table-cell>
          <table:table-cell table:number-columns-repeated="1636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<text:s/>Minas Gerais</text:p>
          </table:table-cell>
          <table:table-cell office:value-type="float" office:value="173158" table:style-name="ce2">
            <text:p>173.158</text:p>
          </table:table-cell>
          <table:table-cell office:value-type="float" office:value="93972" table:style-name="ce2">
            <text:p>93.972</text:p>
          </table:table-cell>
          <table:table-cell office:value-type="float" office:value="61297" table:style-name="ce2">
            <text:p>61.297</text:p>
          </table:table-cell>
          <table:table-cell office:value-type="float" office:value="25800" table:style-name="ce2">
            <text:p>25.800</text:p>
          </table:table-cell>
          <table:table-cell office:value-type="float" office:value="4790" table:style-name="ce2">
            <text:p>4.790</text:p>
          </table:table-cell>
          <table:table-cell office:value-type="float" office:value="2085" table:style-name="ce2">
            <text:p>2.085</text:p>
          </table:table-cell>
          <table:table-cell office:value-type="float" office:value="267130" table:style-name="ce3">
            <text:p>267.130</text:p>
          </table:table-cell>
          <table:table-cell office:value-type="float" office:value="33.747999999999998" table:style-name="ce4">
            <text:p>33,7</text:p>
          </table:table-cell>
          <table:table-cell office:value-type="float" office:value="34.656100000000002" table:style-name="ce4">
            <text:p>34,7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35.548099999999998" table:style-name="ce4">
            <text:p>35,5</text:p>
          </table:table-cell>
          <table:table-cell office:value-type="float" office:value="39.460099999999997" table:style-name="ce4">
            <text:p>39,5</text:p>
          </table:table-cell>
          <table:table-cell office:value-type="float" office:value="30.263000000000002" table:style-name="ce4">
            <text:p>30,3</text:p>
          </table:table-cell>
          <table:table-cell office:value-type="float" office:value="101.25920000000001" table:style-name="ce4">
            <text:p>101,3</text:p>
          </table:table-cell>
          <table:table-cell office:value-type="float" office:value="104.67440000000001" table:style-name="ce4">
            <text:p>104,7</text:p>
          </table:table-cell>
          <table:table-cell office:value-type="float" office:value="98.827500000000001" table:style-name="ce4">
            <text:p>98,8</text:p>
          </table:table-cell>
          <table:table-cell office:value-type="float" office:value="57.784300000000002" table:style-name="ce4">
            <text:p>57,8</text:p>
          </table:table-cell>
          <table:table-cell office:value-type="float" office:value="113.78319999999999" table:style-name="ce4">
            <text:p>113,8</text:p>
          </table:table-cell>
          <table:table-cell office:value-type="float" office:value="25.534700000000001" table:style-name="ce4">
            <text:p>25,5</text:p>
          </table:table-cell>
          <table:table-cell table:number-columns-repeated="1636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<text:s/>Espírito Santo</text:p>
          </table:table-cell>
          <table:table-cell office:value-type="float" office:value="32449" table:style-name="ce2">
            <text:p>32.449</text:p>
          </table:table-cell>
          <table:table-cell office:value-type="float" office:value="24099" table:style-name="ce2">
            <text:p>24.099</text:p>
          </table:table-cell>
          <table:table-cell office:value-type="float" office:value="21334" table:style-name="ce2">
            <text:p>21.334</text:p>
          </table:table-cell>
          <table:table-cell office:value-type="float" office:value="0" table:style-name="ce2">
            <text:p>0</text:p>
          </table:table-cell>
          <table:table-cell office:value-type="float" office:value="2102" table:style-name="ce2">
            <text:p>2.102</text:p>
          </table:table-cell>
          <table:table-cell office:value-type="float" office:value="663" table:style-name="ce2">
            <text:p>663</text:p>
          </table:table-cell>
          <table:table-cell office:value-type="float" office:value="56548" table:style-name="ce3">
            <text:p>56.548</text:p>
          </table:table-cell>
          <table:table-cell office:value-type="float" office:value="30.149799999999999" table:style-name="ce4">
            <text:p>30,1</text:p>
          </table:table-cell>
          <table:table-cell office:value-type="float" office:value="34.657499999999999" table:style-name="ce4">
            <text:p>34,7</text:p>
          </table:table-cell>
          <table:table-cell office:value-type="float" office:value="30.149799999999999" table:style-name="ce4">
            <text:p>30,1</text:p>
          </table:table-cell>
          <table:table-cell office:value-type="float" office:value="30.149799999999999" table:style-name="ce4">
            <text:p>30,1</text:p>
          </table:table-cell>
          <table:table-cell office:value-type="float" office:value="33.253900000000002" table:style-name="ce4">
            <text:p>33,3</text:p>
          </table:table-cell>
          <table:table-cell office:value-type="float" office:value="29.876300000000001" table:style-name="ce4">
            <text:p>29,9</text:p>
          </table:table-cell>
          <table:table-cell table:number-columns-repeated="3" table:style-name="ce4"/>
          <table:table-cell office:value-type="float" office:value="67.256900000000002" table:style-name="ce4">
            <text:p>67,3</text:p>
          </table:table-cell>
          <table:table-cell office:value-type="float" office:value="108.9288" table:style-name="ce4">
            <text:p>108,9</text:p>
          </table:table-cell>
          <table:table-cell office:value-type="float" office:value="54.174250000000001" table:style-name="ce4">
            <text:p>54,2</text:p>
          </table:table-cell>
          <table:table-cell office:value-type="float" office:value="45.9968" table:style-name="ce4">
            <text:p>46,0</text:p>
          </table:table-cell>
          <table:table-cell office:value-type="float" office:value="55.875100000000003" table:style-name="ce4">
            <text:p>55,9</text:p>
          </table:table-cell>
          <table:table-cell office:value-type="float" office:value="34.297199999999997" table:style-name="ce4">
            <text:p>34,3</text:p>
          </table:table-cell>
          <table:table-cell table:number-columns-repeated="16360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<text:s/>Rio de Janeiro</text:p>
          </table:table-cell>
          <table:table-cell office:value-type="float" office:value="174681" table:style-name="ce2">
            <text:p>174.681</text:p>
          </table:table-cell>
          <table:table-cell office:value-type="float" office:value="58903" table:style-name="ce2">
            <text:p>58.903</text:p>
          </table:table-cell>
          <table:table-cell office:value-type="float" office:value="50150" table:style-name="ce2">
            <text:p>50.150</text:p>
          </table:table-cell>
          <table:table-cell office:value-type="float" office:value="5322" table:style-name="ce2">
            <text:p>5.322</text:p>
          </table:table-cell>
          <table:table-cell office:value-type="float" office:value="2947" table:style-name="ce2">
            <text:p>2.947</text:p>
          </table:table-cell>
          <table:table-cell office:value-type="float" office:value="484" table:style-name="ce2">
            <text:p>484</text:p>
          </table:table-cell>
          <table:table-cell office:value-type="float" office:value="233584" table:style-name="ce3">
            <text:p>233.584</text:p>
          </table:table-cell>
          <table:table-cell office:value-type="float" office:value="20.851199999999999" table:style-name="ce4">
            <text:p>20,9</text:p>
          </table:table-cell>
          <table:table-cell office:value-type="float" office:value="21.706600000000002" table:style-name="ce4">
            <text:p>21,7</text:p>
          </table:table-cell>
          <table:table-cell office:value-type="float" office:value="20.551400000000001" table:style-name="ce4">
            <text:p>20,6</text:p>
          </table:table-cell>
          <table:table-cell office:value-type="float" office:value="16.162800000000001" table:style-name="ce4">
            <text:p>16,2</text:p>
          </table:table-cell>
          <table:table-cell office:value-type="float" office:value="20.851199999999999" table:style-name="ce4">
            <text:p>20,9</text:p>
          </table:table-cell>
          <table:table-cell office:value-type="float" office:value="14.3576" table:style-name="ce4">
            <text:p>14,4</text:p>
          </table:table-cell>
          <table:table-cell office:value-type="float" office:value="34.207799999999999" table:style-name="ce4">
            <text:p>34,2</text:p>
          </table:table-cell>
          <table:table-cell office:value-type="float" office:value="37.628399999999999" table:style-name="ce4">
            <text:p>37,6</text:p>
          </table:table-cell>
          <table:table-cell office:value-type="float" office:value="24.401299999999999" table:style-name="ce4">
            <text:p>24,4</text:p>
          </table:table-cell>
          <table:table-cell office:value-type="float" office:value="81.281000000000006" table:style-name="ce4">
            <text:p>81,3</text:p>
          </table:table-cell>
          <table:table-cell office:value-type="float" office:value="125.1814" table:style-name="ce4">
            <text:p>125,2</text:p>
          </table:table-cell>
          <table:table-cell office:value-type="float" office:value="52.192500000000003" table:style-name="ce4">
            <text:p>52,2</text:p>
          </table:table-cell>
          <table:table-cell office:value-type="float" office:value="120.1724" table:style-name="ce4">
            <text:p>120,2</text:p>
          </table:table-cell>
          <table:table-cell office:value-type="float" office:value="92.506150000000005" table:style-name="ce4">
            <text:p>92,5</text:p>
          </table:table-cell>
          <table:table-cell office:value-type="float" office:value="376.83985000000001" table:style-name="ce4">
            <text:p>376,8</text:p>
          </table:table-cell>
          <table:table-cell table:number-columns-repeated="1636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<text:s/>São Paulo</text:p>
          </table:table-cell>
          <table:table-cell office:value-type="float" office:value="476199" table:style-name="ce2">
            <text:p>476.199</text:p>
          </table:table-cell>
          <table:table-cell office:value-type="float" office:value="149488" table:style-name="ce2">
            <text:p>149.488</text:p>
          </table:table-cell>
          <table:table-cell office:value-type="float" office:value="97775" table:style-name="ce2">
            <text:p>97.775</text:p>
          </table:table-cell>
          <table:table-cell office:value-type="float" office:value="9325" table:style-name="ce2">
            <text:p>9.325</text:p>
          </table:table-cell>
          <table:table-cell office:value-type="float" office:value="41749" table:style-name="ce2">
            <text:p>41.749</text:p>
          </table:table-cell>
          <table:table-cell office:value-type="float" office:value="639" table:style-name="ce2">
            <text:p>639</text:p>
          </table:table-cell>
          <table:table-cell office:value-type="float" office:value="625687" table:style-name="ce3">
            <text:p>625.687</text:p>
          </table:table-cell>
          <table:table-cell office:value-type="float" office:value="22.631" table:style-name="ce4">
            <text:p>22,6</text:p>
          </table:table-cell>
          <table:table-cell office:value-type="float" office:value="22.3005" table:style-name="ce4">
            <text:p>22,3</text:p>
          </table:table-cell>
          <table:table-cell office:value-type="float" office:value="23.065000000000001" table:style-name="ce4">
            <text:p>23,1</text:p>
          </table:table-cell>
          <table:table-cell office:value-type="float" office:value="18.023800000000001" table:style-name="ce4">
            <text:p>18,0</text:p>
          </table:table-cell>
          <table:table-cell office:value-type="float" office:value="17.8582" table:style-name="ce4">
            <text:p>17,9</text:p>
          </table:table-cell>
          <table:table-cell office:value-type="float" office:value="18.805599999999998" table:style-name="ce4">
            <text:p>18,8</text:p>
          </table:table-cell>
          <table:table-cell office:value-type="float" office:value="52.438299999999998" table:style-name="ce4">
            <text:p>52,4</text:p>
          </table:table-cell>
          <table:table-cell office:value-type="float" office:value="54.8626" table:style-name="ce4">
            <text:p>54,9</text:p>
          </table:table-cell>
          <table:table-cell office:value-type="float" office:value="40.302399999999999" table:style-name="ce4">
            <text:p>40,3</text:p>
          </table:table-cell>
          <table:table-cell office:value-type="float" office:value="27.392700000000001" table:style-name="ce4">
            <text:p>27,4</text:p>
          </table:table-cell>
          <table:table-cell office:value-type="float" office:value="27.392700000000001" table:style-name="ce4">
            <text:p>27,4</text:p>
          </table:table-cell>
          <table:table-cell office:value-type="float" office:value="23.207599999999999" table:style-name="ce4">
            <text:p>23,2</text:p>
          </table:table-cell>
          <table:table-cell office:value-type="float" office:value="338.24259999999998" table:style-name="ce4">
            <text:p>338,2</text:p>
          </table:table-cell>
          <table:table-cell office:value-type="float" office:value="373.92405000000002" table:style-name="ce4">
            <text:p>373,9</text:p>
          </table:table-cell>
          <table:table-cell office:value-type="float" office:value="203.05240000000001" table:style-name="ce4">
            <text:p>203,1</text:p>
          </table:table-cell>
          <table:table-cell table:number-columns-repeated="16360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<text:s/>Paraná</text:p>
          </table:table-cell>
          <table:table-cell office:value-type="float" office:value="110604" table:style-name="ce2">
            <text:p>110.604</text:p>
          </table:table-cell>
          <table:table-cell office:value-type="float" office:value="49311" table:style-name="ce2">
            <text:p>49.311</text:p>
          </table:table-cell>
          <table:table-cell office:value-type="float" office:value="43292" table:style-name="ce2">
            <text:p>43.292</text:p>
          </table:table-cell>
          <table:table-cell office:value-type="float" office:value="3302" table:style-name="ce2">
            <text:p>3.302</text:p>
          </table:table-cell>
          <table:table-cell office:value-type="float" office:value="1392" table:style-name="ce2">
            <text:p>1.392</text:p>
          </table:table-cell>
          <table:table-cell office:value-type="float" office:value="1325" table:style-name="ce2">
            <text:p>1.325</text:p>
          </table:table-cell>
          <table:table-cell office:value-type="float" office:value="159915" table:style-name="ce3">
            <text:p>159.915</text:p>
          </table:table-cell>
          <table:table-cell office:value-type="float" office:value="30.105799999999999" table:style-name="ce4">
            <text:p>30,1</text:p>
          </table:table-cell>
          <table:table-cell office:value-type="float" office:value="34.375799999999998" table:style-name="ce4">
            <text:p>34,4</text:p>
          </table:table-cell>
          <table:table-cell office:value-type="float" office:value="25.629799999999999" table:style-name="ce4">
            <text:p>25,6</text:p>
          </table:table-cell>
          <table:table-cell office:value-type="float" office:value="29.5441" table:style-name="ce4">
            <text:p>29,5</text:p>
          </table:table-cell>
          <table:table-cell office:value-type="float" office:value="32.677" table:style-name="ce4">
            <text:p>32,7</text:p>
          </table:table-cell>
          <table:table-cell office:value-type="float" office:value="24.720700000000001" table:style-name="ce4">
            <text:p>24,7</text:p>
          </table:table-cell>
          <table:table-cell office:value-type="float" office:value="81.650999999999996" table:style-name="ce4">
            <text:p>81,7</text:p>
          </table:table-cell>
          <table:table-cell office:value-type="float" office:value="85.179000000000002" table:style-name="ce4">
            <text:p>85,2</text:p>
          </table:table-cell>
          <table:table-cell office:value-type="float" office:value="69.504800000000003" table:style-name="ce4">
            <text:p>69,5</text:p>
          </table:table-cell>
          <table:table-cell office:value-type="float" office:value="69.588099999999997" table:style-name="ce4">
            <text:p>69,6</text:p>
          </table:table-cell>
          <table:table-cell office:value-type="float" office:value="113.17910000000001" table:style-name="ce4">
            <text:p>113,2</text:p>
          </table:table-cell>
          <table:table-cell office:value-type="float" office:value="43.890799999999999" table:style-name="ce4">
            <text:p>43,9</text:p>
          </table:table-cell>
          <table:table-cell office:value-type="float" office:value="15.918200000000001" table:style-name="ce4">
            <text:p>15,9</text:p>
          </table:table-cell>
          <table:table-cell office:value-type="float" office:value="70.622500000000002" table:style-name="ce4">
            <text:p>70,6</text:p>
          </table:table-cell>
          <table:table-cell office:value-type="float" office:value="15.918200000000001" table:style-name="ce4">
            <text:p>15,9</text:p>
          </table:table-cell>
          <table:table-cell table:number-columns-repeated="1636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<text:s/>Santa Catarina</text:p>
          </table:table-cell>
          <table:table-cell office:value-type="float" office:value="58612" table:style-name="ce2">
            <text:p>58.612</text:p>
          </table:table-cell>
          <table:table-cell office:value-type="float" office:value="34620" table:style-name="ce2">
            <text:p>34.620</text:p>
          </table:table-cell>
          <table:table-cell office:value-type="float" office:value="30245" table:style-name="ce2">
            <text:p>30.245</text:p>
          </table:table-cell>
          <table:table-cell office:value-type="float" office:value="1651" table:style-name="ce2">
            <text:p>1.651</text:p>
          </table:table-cell>
          <table:table-cell office:value-type="float" office:value="1974" table:style-name="ce2">
            <text:p>1.974</text:p>
          </table:table-cell>
          <table:table-cell office:value-type="float" office:value="750" table:style-name="ce2">
            <text:p>750</text:p>
          </table:table-cell>
          <table:table-cell office:value-type="float" office:value="93232" table:style-name="ce3">
            <text:p>93.232</text:p>
          </table:table-cell>
          <table:table-cell office:value-type="float" office:value="21.5336" table:style-name="ce4">
            <text:p>21,5</text:p>
          </table:table-cell>
          <table:table-cell office:value-type="float" office:value="25.267299999999999" table:style-name="ce4">
            <text:p>25,3</text:p>
          </table:table-cell>
          <table:table-cell office:value-type="float" office:value="21.065999999999999" table:style-name="ce4">
            <text:p>21,1</text:p>
          </table:table-cell>
          <table:table-cell office:value-type="float" office:value="20.829499999999999" table:style-name="ce4">
            <text:p>20,8</text:p>
          </table:table-cell>
          <table:table-cell office:value-type="float" office:value="21.180800000000001" table:style-name="ce4">
            <text:p>21,2</text:p>
          </table:table-cell>
          <table:table-cell office:value-type="float" office:value="19.5152" table:style-name="ce4">
            <text:p>19,5</text:p>
          </table:table-cell>
          <table:table-cell office:value-type="float" office:value="43.6053" table:style-name="ce4">
            <text:p>43,6</text:p>
          </table:table-cell>
          <table:table-cell office:value-type="float" office:value="53.883000000000003" table:style-name="ce4">
            <text:p>53,9</text:p>
          </table:table-cell>
          <table:table-cell office:value-type="float" office:value="28.467600000000001" table:style-name="ce4">
            <text:p>28,5</text:p>
          </table:table-cell>
          <table:table-cell office:value-type="float" office:value="53.738" table:style-name="ce4">
            <text:p>53,7</text:p>
          </table:table-cell>
          <table:table-cell office:value-type="float" office:value="67.704800000000006" table:style-name="ce4">
            <text:p>67,7</text:p>
          </table:table-cell>
          <table:table-cell office:value-type="float" office:value="40.927399999999999" table:style-name="ce4">
            <text:p>40,9</text:p>
          </table:table-cell>
          <table:table-cell office:value-type="float" office:value="44.541699999999999" table:style-name="ce4">
            <text:p>44,5</text:p>
          </table:table-cell>
          <table:table-cell office:value-type="float" office:value="41.304000000000002" table:style-name="ce4">
            <text:p>41,3</text:p>
          </table:table-cell>
          <table:table-cell office:value-type="float" office:value="213.16820000000001" table:style-name="ce4">
            <text:p>213,2</text:p>
          </table:table-cell>
          <table:table-cell table:number-columns-repeated="1636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<text:s/>Rio Grande do Sul</text:p>
          </table:table-cell>
          <table:table-cell office:value-type="float" office:value="101587" table:style-name="ce2">
            <text:p>101.587</text:p>
          </table:table-cell>
          <table:table-cell office:value-type="float" office:value="41728" table:style-name="ce2">
            <text:p>41.728</text:p>
          </table:table-cell>
          <table:table-cell office:value-type="float" office:value="27357" table:style-name="ce2">
            <text:p>27.357</text:p>
          </table:table-cell>
          <table:table-cell office:value-type="float" office:value="11975" table:style-name="ce2">
            <text:p>11.975</text:p>
          </table:table-cell>
          <table:table-cell office:value-type="float" office:value="2253" table:style-name="ce2">
            <text:p>2.253</text:p>
          </table:table-cell>
          <table:table-cell office:value-type="float" office:value="143" table:style-name="ce2">
            <text:p>143</text:p>
          </table:table-cell>
          <table:table-cell office:value-type="float" office:value="143315" table:style-name="ce3">
            <text:p>143.315</text:p>
          </table:table-cell>
          <table:table-cell office:value-type="float" office:value="25.891999999999999" table:style-name="ce4">
            <text:p>25,9</text:p>
          </table:table-cell>
          <table:table-cell office:value-type="float" office:value="27.2226" table:style-name="ce4">
            <text:p>27,2</text:p>
          </table:table-cell>
          <table:table-cell office:value-type="float" office:value="25.014700000000001" table:style-name="ce4">
            <text:p>25,0</text:p>
          </table:table-cell>
          <table:table-cell office:value-type="float" office:value="24.8978" table:style-name="ce4">
            <text:p>24,9</text:p>
          </table:table-cell>
          <table:table-cell office:value-type="float" office:value="25.555199999999999" table:style-name="ce4">
            <text:p>25,6</text:p>
          </table:table-cell>
          <table:table-cell office:value-type="float" office:value="21.5303" table:style-name="ce4">
            <text:p>21,5</text:p>
          </table:table-cell>
          <table:table-cell office:value-type="float" office:value="34.2179" table:style-name="ce4">
            <text:p>34,2</text:p>
          </table:table-cell>
          <table:table-cell office:value-type="float" office:value="32.115200000000002" table:style-name="ce4">
            <text:p>32,1</text:p>
          </table:table-cell>
          <table:table-cell office:value-type="float" office:value="38.39" table:style-name="ce4">
            <text:p>38,4</text:p>
          </table:table-cell>
          <table:table-cell office:value-type="float" office:value="99.422499999999999" table:style-name="ce4">
            <text:p>99,4</text:p>
          </table:table-cell>
          <table:table-cell office:value-type="float" office:value="134.1131" table:style-name="ce4">
            <text:p>134,1</text:p>
          </table:table-cell>
          <table:table-cell office:value-type="float" office:value="36.898200000000003" table:style-name="ce4">
            <text:p>36,9</text:p>
          </table:table-cell>
          <table:table-cell office:value-type="float" office:value="160.1788" table:style-name="ce4">
            <text:p>160,2</text:p>
          </table:table-cell>
          <table:table-cell office:value-type="float" office:value="258.86500000000001" table:style-name="ce4">
            <text:p>258,9</text:p>
          </table:table-cell>
          <table:table-cell office:value-type="float" office:value="87.718199999999996" table:style-name="ce4">
            <text:p>87,7</text:p>
          </table:table-cell>
          <table:table-cell table:number-columns-repeated="1636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<text:s/>Mato Grosso do Sul</text:p>
          </table:table-cell>
          <table:table-cell office:value-type="float" office:value="38228" table:style-name="ce2">
            <text:p>38.228</text:p>
          </table:table-cell>
          <table:table-cell office:value-type="float" office:value="5830" table:style-name="ce2">
            <text:p>5.830</text:p>
          </table:table-cell>
          <table:table-cell office:value-type="float" office:value="4848" table:style-name="ce2">
            <text:p>4.848</text:p>
          </table:table-cell>
          <table:table-cell office:value-type="float" office:value="0" table:style-name="ce2">
            <text:p>0</text:p>
          </table:table-cell>
          <table:table-cell office:value-type="float" office:value="405" table:style-name="ce2">
            <text:p>405</text:p>
          </table:table-cell>
          <table:table-cell office:value-type="float" office:value="577" table:style-name="ce2">
            <text:p>577</text:p>
          </table:table-cell>
          <table:table-cell office:value-type="float" office:value="44058" table:style-name="ce3">
            <text:p>44.058</text:p>
          </table:table-cell>
          <table:table-cell office:value-type="float" office:value="73.850800000000007" table:style-name="ce4">
            <text:p>73,9</text:p>
          </table:table-cell>
          <table:table-cell office:value-type="float" office:value="78.381200000000007" table:style-name="ce4">
            <text:p>78,4</text:p>
          </table:table-cell>
          <table:table-cell office:value-type="float" office:value="72.135800000000003" table:style-name="ce4">
            <text:p>72,1</text:p>
          </table:table-cell>
          <table:table-cell office:value-type="float" office:value="66.176299999999998" table:style-name="ce4">
            <text:p>66,2</text:p>
          </table:table-cell>
          <table:table-cell office:value-type="float" office:value="73.850800000000007" table:style-name="ce4">
            <text:p>73,9</text:p>
          </table:table-cell>
          <table:table-cell office:value-type="float" office:value="62.159300000000002" table:style-name="ce4">
            <text:p>62,2</text:p>
          </table:table-cell>
          <table:table-cell table:number-columns-repeated="3" table:style-name="ce4"/>
          <table:table-cell office:value-type="float" office:value="196.3066" table:style-name="ce4">
            <text:p>196,3</text:p>
          </table:table-cell>
          <table:table-cell office:value-type="float" office:value="204.47555" table:style-name="ce4">
            <text:p>204,5</text:p>
          </table:table-cell>
          <table:table-cell office:value-type="float" office:value="196.3066" table:style-name="ce4">
            <text:p>196,3</text:p>
          </table:table-cell>
          <table:table-cell office:value-type="float" office:value="119.5898" table:style-name="ce4">
            <text:p>119,6</text:p>
          </table:table-cell>
          <table:table-cell office:value-type="float" office:value="130.29140000000001" table:style-name="ce4">
            <text:p>130,3</text:p>
          </table:table-cell>
          <table:table-cell office:value-type="float" office:value="98.798599999999993" table:style-name="ce4">
            <text:p>98,8</text:p>
          </table:table-cell>
          <table:table-cell table:number-columns-repeated="16360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<text:s/>Mato Grosso</text:p>
          </table:table-cell>
          <table:table-cell office:value-type="float" office:value="40972" table:style-name="ce2">
            <text:p>40.972</text:p>
          </table:table-cell>
          <table:table-cell office:value-type="float" office:value="15527" table:style-name="ce2">
            <text:p>15.527</text:p>
          </table:table-cell>
          <table:table-cell office:value-type="float" office:value="12300" table:style-name="ce2">
            <text:p>12.300</text:p>
          </table:table-cell>
          <table:table-cell office:value-type="float" office:value="1776" table:style-name="ce2">
            <text:p>1.776</text:p>
          </table:table-cell>
          <table:table-cell office:value-type="float" office:value="894" table:style-name="ce2">
            <text:p>894</text:p>
          </table:table-cell>
          <table:table-cell office:value-type="float" office:value="557" table:style-name="ce2">
            <text:p>557</text:p>
          </table:table-cell>
          <table:table-cell office:value-type="float" office:value="56499" table:style-name="ce3">
            <text:p>56.499</text:p>
          </table:table-cell>
          <table:table-cell office:value-type="float" office:value="66.898099999999999" table:style-name="ce4">
            <text:p>66,9</text:p>
          </table:table-cell>
          <table:table-cell office:value-type="float" office:value="34.152500000000003" table:style-name="ce4">
            <text:p>34,2</text:p>
          </table:table-cell>
          <table:table-cell office:value-type="float" office:value="76.360799999999998" table:style-name="ce4">
            <text:p>76,4</text:p>
          </table:table-cell>
          <table:table-cell office:value-type="float" office:value="40.9054" table:style-name="ce4">
            <text:p>40,9</text:p>
          </table:table-cell>
          <table:table-cell office:value-type="float" office:value="7.4375999999999998" table:style-name="ce4">
            <text:p>7,4</text:p>
          </table:table-cell>
          <table:table-cell office:value-type="float" office:value="60.484299999999998" table:style-name="ce4">
            <text:p>60,5</text:p>
          </table:table-cell>
          <table:table-cell office:value-type="float" office:value="156.9436" table:style-name="ce4">
            <text:p>156,9</text:p>
          </table:table-cell>
          <table:table-cell office:value-type="float" office:value="204.85230000000001" table:style-name="ce4">
            <text:p>204,9</text:p>
          </table:table-cell>
          <table:table-cell office:value-type="float" office:value="154.71039999999999" table:style-name="ce4">
            <text:p>154,7</text:p>
          </table:table-cell>
          <table:table-cell office:value-type="float" office:value="258.18020000000001" table:style-name="ce4">
            <text:p>258,2</text:p>
          </table:table-cell>
          <table:table-cell office:value-type="float" office:value="258.18020000000001" table:style-name="ce4">
            <text:p>258,2</text:p>
          </table:table-cell>
          <table:table-cell office:value-type="float" office:value="239.03659999999999" table:style-name="ce4">
            <text:p>239,0</text:p>
          </table:table-cell>
          <table:table-cell office:value-type="float" office:value="174.04079999999999" table:style-name="ce4">
            <text:p>174,0</text:p>
          </table:table-cell>
          <table:table-cell office:value-type="float" office:value="385.38490000000002" table:style-name="ce4">
            <text:p>385,4</text:p>
          </table:table-cell>
          <table:table-cell office:value-type="float" office:value="174.04079999999999" table:style-name="ce4">
            <text:p>174,0</text:p>
          </table:table-cell>
          <table:table-cell table:number-columns-repeated="16360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<text:s/>Goiás</text:p>
          </table:table-cell>
          <table:table-cell office:value-type="float" office:value="62942" table:style-name="ce2">
            <text:p>62.942</text:p>
          </table:table-cell>
          <table:table-cell office:value-type="float" office:value="36856" table:style-name="ce2">
            <text:p>36.856</text:p>
          </table:table-cell>
          <table:table-cell office:value-type="float" office:value="10134" table:style-name="ce2">
            <text:p>10.134</text:p>
          </table:table-cell>
          <table:table-cell office:value-type="float" office:value="2266" table:style-name="ce2">
            <text:p>2.266</text:p>
          </table:table-cell>
          <table:table-cell office:value-type="float" office:value="9738" table:style-name="ce2">
            <text:p>9.738</text:p>
          </table:table-cell>
          <table:table-cell office:value-type="float" office:value="14718" table:style-name="ce2">
            <text:p>14.718</text:p>
          </table:table-cell>
          <table:table-cell office:value-type="float" office:value="99798" table:style-name="ce3">
            <text:p>99.798</text:p>
          </table:table-cell>
          <table:table-cell office:value-type="float" office:value="45.517699999999998" table:style-name="ce4">
            <text:p>45,5</text:p>
          </table:table-cell>
          <table:table-cell office:value-type="float" office:value="47.538699999999999" table:style-name="ce4">
            <text:p>47,5</text:p>
          </table:table-cell>
          <table:table-cell office:value-type="float" office:value="38.603999999999999" table:style-name="ce4">
            <text:p>38,6</text:p>
          </table:table-cell>
          <table:table-cell office:value-type="float" office:value="38.375700000000002" table:style-name="ce4">
            <text:p>38,4</text:p>
          </table:table-cell>
          <table:table-cell office:value-type="float" office:value="36.527299999999997" table:style-name="ce4">
            <text:p>36,5</text:p>
          </table:table-cell>
          <table:table-cell office:value-type="float" office:value="38.603999999999999" table:style-name="ce4">
            <text:p>38,6</text:p>
          </table:table-cell>
          <table:table-cell office:value-type="float" office:value="102.2075" table:style-name="ce4">
            <text:p>102,2</text:p>
          </table:table-cell>
          <table:table-cell office:value-type="float" office:value="109.14619999999999" table:style-name="ce4">
            <text:p>109,1</text:p>
          </table:table-cell>
          <table:table-cell office:value-type="float" office:value="102.2075" table:style-name="ce4">
            <text:p>102,2</text:p>
          </table:table-cell>
          <table:table-cell office:value-type="float" office:value="18.596699999999998" table:style-name="ce4">
            <text:p>18,6</text:p>
          </table:table-cell>
          <table:table-cell office:value-type="float" office:value="21.242699999999999" table:style-name="ce4">
            <text:p>21,2</text:p>
          </table:table-cell>
          <table:table-cell office:value-type="float" office:value="18.596699999999998" table:style-name="ce4">
            <text:p>18,6</text:p>
          </table:table-cell>
          <table:table-cell office:value-type="float" office:value="47.538699999999999" table:style-name="ce4">
            <text:p>47,5</text:p>
          </table:table-cell>
          <table:table-cell office:value-type="float" office:value="47.538699999999999" table:style-name="ce4">
            <text:p>47,5</text:p>
          </table:table-cell>
          <table:table-cell office:value-type="float" office:value="57.4255" table:style-name="ce4">
            <text:p>57,4</text:p>
          </table:table-cell>
          <table:table-cell table:number-columns-repeated="16360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<text:s/>Distrito Federal</text:p>
          </table:table-cell>
          <table:table-cell office:value-type="float" office:value="44101" table:style-name="ce2">
            <text:p>44.101</text:p>
          </table:table-cell>
          <table:table-cell office:value-type="float" office:value="620" table:style-name="ce2">
            <text:p>6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7" table:style-name="ce2">
            <text:p>617</text:p>
          </table:table-cell>
          <table:table-cell office:value-type="float" office:value="44721" table:style-name="ce3">
            <text:p>44.721</text:p>
          </table:table-cell>
          <table:table-cell office:value-type="float" office:value="59.444499999999998" table:style-name="ce4">
            <text:p>59,4</text:p>
          </table:table-cell>
          <table:table-cell office:value-type="float" office:value="203.84209999999999" table:style-name="ce4">
            <text:p>203,8</text:p>
          </table:table-cell>
          <table:table-cell office:value-type="float" office:value="57.4255" table:style-name="ce4">
            <text:p>57,4</text:p>
          </table:table-cell>
          <table:table-cell table:number-columns-repeated="7" table:style-name="ce4"/>
          <table:table-cell table:style-name="ce1"/>
          <table:table-cell table:style-name="ce4"/>
          <table:table-cell office:value-type="float" office:value="59.444499999999998" table:style-name="ce4">
            <text:p>59,4</text:p>
          </table:table-cell>
          <table:table-cell office:value-type="float" office:value="203.84209999999999" table:style-name="ce4">
            <text:p>203,8</text:p>
          </table:table-cell>
          <table:table-cell office:value-type="float" office:value="57.4255" table:style-name="ce4">
            <text:p>57,4</text:p>
          </table:table-cell>
          <table:table-cell table:number-columns-repeated="16360"/>
        </table:table-row>
        <table:table-row table:style-name="ro2">
          <table:table-cell table:number-columns-repeated="10" table:style-name="ce1"/>
          <table:table-cell table:style-name="ce4"/>
          <table:table-cell table:number-columns-repeated="4" table:style-name="ce1"/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62" table:style-name="ce1"/>
        </table:table-row>
        <table:table-row table:style-name="ro2">
          <table:table-cell table:number-columns-repeated="18" table:style-name="ce1"/>
          <table:table-cell table:style-name="ce4"/>
          <table:table-cell table:style-name="ce1"/>
          <table:table-cell table:style-name="ce4"/>
          <table:table-cell table:number-columns-repeated="16363" table:style-name="ce1"/>
        </table:table-row>
        <table:table-row table:style-name="ro2">
          <table:table-cell table:number-columns-repeated="18"/>
          <table:table-cell table:number-columns-repeated="2" table:style-name="ce4"/>
          <table:table-cell table:number-columns-repeated="16364"/>
        </table:table-row>
        <table:table-row table:number-rows-repeated="4" table:style-name="ro2">
          <table:table-cell table:number-columns-repeated="18"/>
          <table:table-cell table:style-name="ce1"/>
          <table:table-cell table:style-name="ce4"/>
          <table:table-cell table:number-columns-repeated="16364"/>
        </table:table-row>
        <table:table-row table:number-rows-repeated="1048539" table:style-name="ro2">
          <table:table-cell table:number-columns-repeated="16384"/>
        </table:table-row>
      </table:table>
      <table:table table:name="BR13" table:style-name="ta1">
        <table:table-column table:style-name="co21" table:default-cell-style-name="ce1"/>
        <table:table-column table:style-name="co13" table:default-cell-style-name="ce1"/>
        <table:table-column table:style-name="co22" table:default-cell-style-name="ce1"/>
        <table:table-column table:style-name="co4" table:number-columns-repeated="5" table:default-cell-style-name="ce1"/>
        <table:table-column table:style-name="co23" table:default-cell-style-name="ce1"/>
        <table:table-column table:style-name="co4" table:number-columns-repeated="15" table:default-cell-style-name="ce1"/>
        <table:table-column table:style-name="co9" table:number-columns-repeated="16360" table:default-cell-style-name="ce1"/>
        <table:table-row table:style-name="ro1">
          <table:table-cell office:value-type="string" table:style-name="ce10">
            <text:p>CODUFr</text:p>
          </table:table-cell>
          <table:table-cell office:value-type="string" table:style-name="ce11">
            <text:p>NOME</text:p>
          </table:table-cell>
          <table:table-cell office:value-type="string" table:style-name="ce12">
            <text:p>local</text:p>
          </table:table-cell>
          <table:table-cell office:value-type="string" table:style-name="ce12">
            <text:p>não_local</text:p>
          </table:table-cell>
          <table:table-cell office:value-type="string" table:style-name="ce13">
            <text:p>dentro_regiao_saude</text:p>
          </table:table-cell>
          <table:table-cell office:value-type="string" table:style-name="ce13">
            <text:p>dentro_macrorregiao_saude</text:p>
          </table:table-cell>
          <table:table-cell office:value-type="string" table:style-name="ce13">
            <text:p>fora_macrorregiao_saude</text:p>
          </table:table-cell>
          <table:table-cell office:value-type="string" table:style-name="ce12">
            <text:p>outra_uf</text:p>
          </table:table-cell>
          <table:table-cell office:value-type="string" table:style-name="ce13">
            <text:p>destino_total</text:p>
          </table:table-cell>
          <table:table-cell office:value-type="string" table:style-name="ce13">
            <text:p>km_partos_fora_municipio</text:p>
          </table:table-cell>
          <table:table-cell office:value-type="string" table:style-name="ce13">
            <text:p>km_partos_fora_municipio_alta_complexidade</text:p>
          </table:table-cell>
          <table:table-cell office:value-type="string" table:style-name="ce13">
            <text:p>km_partos_fora_municipio_baixa_complexidade</text:p>
          </table:table-cell>
          <table:table-cell office:value-type="string" table:style-name="ce13">
            <text:p>km_partos_na_região</text:p>
          </table:table-cell>
          <table:table-cell office:value-type="string" table:style-name="ce13">
            <text:p>km_partos_na_região_alta_complexidade</text:p>
          </table:table-cell>
          <table:table-cell office:value-type="string" table:style-name="ce13">
            <text:p>km_partos_na_região_baixa_complexidade</text:p>
          </table:table-cell>
          <table:table-cell office:value-type="string" table:style-name="ce13">
            <text:p>km_partos_na_macrorregião</text:p>
          </table:table-cell>
          <table:table-cell office:value-type="string" table:style-name="ce13">
            <text:p>km_partos_na_macrorregião_alta_complexidade</text:p>
          </table:table-cell>
          <table:table-cell office:value-type="string" table:style-name="ce13">
            <text:p>km_partos_na_macrorregião_baixa_complexidade</text:p>
          </table:table-cell>
          <table:table-cell office:value-type="string" table:style-name="ce13">
            <text:p>km_partos_fora_macrorregião</text:p>
          </table:table-cell>
          <table:table-cell office:value-type="string" table:style-name="ce13">
            <text:p>km_partos_fora_macrorregião_alta_complexidade</text:p>
          </table:table-cell>
          <table:table-cell office:value-type="string" table:style-name="ce13">
            <text:p>km_partos_fora_macrorregião_baixa_complexidade</text:p>
          </table:table-cell>
          <table:table-cell office:value-type="string" table:style-name="ce14">
            <text:p>km_partos_fora_UF</text:p>
          </table:table-cell>
          <table:table-cell office:value-type="string" table:style-name="ce13">
            <text:p>km_partos_fora_UF_alta_complexidade</text:p>
          </table:table-cell>
          <table:table-cell office:value-type="string" table:style-name="ce13">
            <text:p>km_partos_fora_UF_baixa_complexidade</text:p>
          </table:table-cell>
          <table:table-cell table:number-columns-repeated="16360"/>
        </table:table-row>
        <table:table-row table:style-name="ro2">
          <table:table-cell table:style-name="ce1"/>
          <table:table-cell office:value-type="string" table:style-name="ce1">
            <text:p>Brasil</text:p>
          </table:table-cell>
          <table:table-cell office:value-type="float" office:value="2049220" table:style-name="ce2">
            <text:p>2.049.220</text:p>
          </table:table-cell>
          <table:table-cell office:value-type="float" office:value="854807" table:style-name="ce2">
            <text:p>854.807</text:p>
          </table:table-cell>
          <table:table-cell office:value-type="float" office:value="583774" table:style-name="ce2">
            <text:p>583.774</text:p>
          </table:table-cell>
          <table:table-cell office:value-type="float" office:value="139608" table:style-name="ce2">
            <text:p>139.608</text:p>
          </table:table-cell>
          <table:table-cell office:value-type="float" office:value="93572" table:style-name="ce2">
            <text:p>93.572</text:p>
          </table:table-cell>
          <table:table-cell office:value-type="float" office:value="37853" table:style-name="ce2">
            <text:p>37.853</text:p>
          </table:table-cell>
          <table:table-cell office:value-type="float" office:value="2904027" table:style-name="ce3">
            <text:p>2.904.027</text:p>
          </table:table-cell>
          <table:table-cell office:value-type="float" office:value="33.253900000000002" table:style-name="ce7">
            <text:p>33,3</text:p>
          </table:table-cell>
          <table:table-cell office:value-type="float" office:value="31.968599999999999" table:style-name="ce7">
            <text:p>32,0</text:p>
          </table:table-cell>
          <table:table-cell office:value-type="float" office:value="34.568600000000004" table:style-name="ce7">
            <text:p>34,6</text:p>
          </table:table-cell>
          <table:table-cell office:value-type="float" office:value="27.738700000000001" table:style-name="ce7">
            <text:p>27,7</text:p>
          </table:table-cell>
          <table:table-cell office:value-type="float" office:value="25.555199999999999" table:style-name="ce7">
            <text:p>25,6</text:p>
          </table:table-cell>
          <table:table-cell office:value-type="float" office:value="30.149799999999999" table:style-name="ce7">
            <text:p>30,1</text:p>
          </table:table-cell>
          <table:table-cell office:value-type="float" office:value="59.609200000000001" table:style-name="ce7">
            <text:p>59,6</text:p>
          </table:table-cell>
          <table:table-cell office:value-type="float" office:value="57.931399999999996" table:style-name="ce7">
            <text:p>57,9</text:p>
          </table:table-cell>
          <table:table-cell office:value-type="float" office:value="61.208249040863599" table:style-name="ce7">
            <text:p>61,2</text:p>
          </table:table-cell>
          <table:table-cell office:value-type="float" office:value="44.941400000000002" table:style-name="ce7">
            <text:p>44,9</text:p>
          </table:table-cell>
          <table:table-cell office:value-type="float" office:value="42.265000000000001" table:style-name="ce7">
            <text:p>42,3</text:p>
          </table:table-cell>
          <table:table-cell office:value-type="float" office:value="51.333399999999997" table:style-name="ce7">
            <text:p>51,3</text:p>
          </table:table-cell>
          <table:table-cell office:value-type="float" office:value="57.4255" table:style-name="ce7">
            <text:p>57,4</text:p>
          </table:table-cell>
          <table:table-cell office:value-type="float" office:value="52.9709" table:style-name="ce7">
            <text:p>53,0</text:p>
          </table:table-cell>
          <table:table-cell office:value-type="float" office:value="69.298900000000003" table:style-name="ce7">
            <text:p>69,3</text:p>
          </table:table-cell>
          <table:table-cell table:number-columns-repeated="16360"/>
        </table:table-row>
        <table:table-row table:style-name="ro2">
          <table:table-cell table:number-columns-repeated="2" table:style-name="ce1"/>
          <table:table-cell table:number-columns-repeated="6" table:style-name="ce2"/>
          <table:table-cell table:style-name="ce3"/>
          <table:table-cell table:number-columns-repeated="15" table:style-name="ce7"/>
          <table:table-cell table:number-columns-repeated="16360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<text:s/>Rondônia</text:p>
          </table:table-cell>
          <table:table-cell office:value-type="float" office:value="20730" table:style-name="ce2">
            <text:p>20.730</text:p>
          </table:table-cell>
          <table:table-cell office:value-type="float" office:value="6367" table:style-name="ce2">
            <text:p>6.367</text:p>
          </table:table-cell>
          <table:table-cell office:value-type="float" office:value="4380" table:style-name="ce2">
            <text:p>4.380</text:p>
          </table:table-cell>
          <table:table-cell office:value-type="float" office:value="1226" table:style-name="ce2">
            <text:p>1.226</text:p>
          </table:table-cell>
          <table:table-cell office:value-type="float" office:value="555" table:style-name="ce2">
            <text:p>555</text:p>
          </table:table-cell>
          <table:table-cell office:value-type="float" office:value="206" table:style-name="ce2">
            <text:p>206</text:p>
          </table:table-cell>
          <table:table-cell office:value-type="float" office:value="27097" table:style-name="ce3">
            <text:p>27.097</text:p>
          </table:table-cell>
          <table:table-cell office:value-type="float" office:value="64.989999999999995" table:style-name="ce7">
            <text:p>65,0</text:p>
          </table:table-cell>
          <table:table-cell office:value-type="float" office:value="131.01682968375999" table:style-name="ce7">
            <text:p>131,0</text:p>
          </table:table-cell>
          <table:table-cell office:value-type="float" office:value="59.502800000000001" table:style-name="ce7">
            <text:p>59,5</text:p>
          </table:table-cell>
          <table:table-cell office:value-type="float" office:value="57.063400000000001" table:style-name="ce7">
            <text:p>57,1</text:p>
          </table:table-cell>
          <table:table-cell office:value-type="float" office:value="66.349665115156299" table:style-name="ce7">
            <text:p>66,3</text:p>
          </table:table-cell>
          <table:table-cell office:value-type="float" office:value="54.568800000000003" table:style-name="ce7">
            <text:p>54,6</text:p>
          </table:table-cell>
          <table:table-cell office:value-type="float" office:value="179.74039999999999" table:style-name="ce7">
            <text:p>179,7</text:p>
          </table:table-cell>
          <table:table-cell office:value-type="float" office:value="208.08189999999999" table:style-name="ce7">
            <text:p>208,1</text:p>
          </table:table-cell>
          <table:table-cell office:value-type="float" office:value="114.0612" table:style-name="ce7">
            <text:p>114,1</text:p>
          </table:table-cell>
          <table:table-cell office:value-type="float" office:value="480.04950000000002" table:style-name="ce1">
            <text:p>480,0495</text:p>
          </table:table-cell>
          <table:table-cell office:value-type="float" office:value="483.30799999999999" table:style-name="ce7">
            <text:p>483,3</text:p>
          </table:table-cell>
          <table:table-cell office:value-type="float" office:value="334.31380000000001" table:style-name="ce7">
            <text:p>334,3</text:p>
          </table:table-cell>
          <table:table-cell office:value-type="float" office:value="510.85719999999998" table:style-name="ce7">
            <text:p>510,9</text:p>
          </table:table-cell>
          <table:table-cell office:value-type="float" office:value="510.85719999999998" table:style-name="ce7">
            <text:p>510,9</text:p>
          </table:table-cell>
          <table:table-cell office:value-type="float" office:value="510.85719999999998" table:style-name="ce7">
            <text:p>510,9</text:p>
          </table:table-cell>
          <table:table-cell table:number-columns-repeated="1636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<text:s/>Acre</text:p>
          </table:table-cell>
          <table:table-cell office:value-type="float" office:value="13357" table:style-name="ce2">
            <text:p>13.357</text:p>
          </table:table-cell>
          <table:table-cell office:value-type="float" office:value="3718" table:style-name="ce2">
            <text:p>3.718</text:p>
          </table:table-cell>
          <table:table-cell office:value-type="float" office:value="3272" table:style-name="ce2">
            <text:p>3.272</text:p>
          </table:table-cell>
          <table:table-cell office:value-type="float" office:value="406" table:style-name="ce2">
            <text:p>406</text:p>
          </table:table-cell>
          <table:table-cell office:value-type="float" office:value="0" table:style-name="ce2">
            <text:p>0</text:p>
          </table:table-cell>
          <table:table-cell office:value-type="float" office:value="40" table:style-name="ce2">
            <text:p>40</text:p>
          </table:table-cell>
          <table:table-cell office:value-type="float" office:value="17075" table:style-name="ce3">
            <text:p>17.075</text:p>
          </table:table-cell>
          <table:table-cell office:value-type="float" office:value="72.945899999999995" table:style-name="ce7">
            <text:p>72,9</text:p>
          </table:table-cell>
          <table:table-cell office:value-type="float" office:value="82.234700000000004" table:style-name="ce7">
            <text:p>82,2</text:p>
          </table:table-cell>
          <table:table-cell office:value-type="float" office:value="60.496600000000001" table:style-name="ce7">
            <text:p>60,5</text:p>
          </table:table-cell>
          <table:table-cell office:value-type="float" office:value="60.496600000000001" table:style-name="ce7">
            <text:p>60,5</text:p>
          </table:table-cell>
          <table:table-cell office:value-type="float" office:value="60.496600000000001" table:style-name="ce7">
            <text:p>60,5</text:p>
          </table:table-cell>
          <table:table-cell office:value-type="float" office:value="60.496600000000001" table:style-name="ce7">
            <text:p>60,5</text:p>
          </table:table-cell>
          <table:table-cell office:value-type="float" office:value="234.31659999999999" table:style-name="ce7">
            <text:p>234,3</text:p>
          </table:table-cell>
          <table:table-cell office:value-type="float" office:value="230.9522" table:style-name="ce7">
            <text:p>231,0</text:p>
          </table:table-cell>
          <table:table-cell office:value-type="float" office:value="234.31659999999999" table:style-name="ce7">
            <text:p>234,3</text:p>
          </table:table-cell>
          <table:table-cell table:style-name="ce1"/>
          <table:table-cell table:number-columns-repeated="2" table:style-name="ce7"/>
          <table:table-cell office:value-type="float" office:value="425.65694999999999" table:style-name="ce7">
            <text:p>425,7</text:p>
          </table:table-cell>
          <table:table-cell office:value-type="float" office:value="1907.6322" table:style-name="ce7">
            <text:p>1.907,6</text:p>
          </table:table-cell>
          <table:table-cell office:value-type="float" office:value="392.30860000000001" table:style-name="ce7">
            <text:p>392,3</text:p>
          </table:table-cell>
          <table:table-cell table:number-columns-repeated="1636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<text:s/>Amazonas</text:p>
          </table:table-cell>
          <table:table-cell office:value-type="float" office:value="74531" table:style-name="ce2">
            <text:p>74.531</text:p>
          </table:table-cell>
          <table:table-cell office:value-type="float" office:value="4510" table:style-name="ce2">
            <text:p>4.510</text:p>
          </table:table-cell>
          <table:table-cell office:value-type="float" office:value="2879" table:style-name="ce2">
            <text:p>2.879</text:p>
          </table:table-cell>
          <table:table-cell office:value-type="float" office:value="493" table:style-name="ce2">
            <text:p>493</text:p>
          </table:table-cell>
          <table:table-cell office:value-type="float" office:value="484" table:style-name="ce2">
            <text:p>484</text:p>
          </table:table-cell>
          <table:table-cell office:value-type="float" office:value="654" table:style-name="ce2">
            <text:p>654</text:p>
          </table:table-cell>
          <table:table-cell office:value-type="float" office:value="79041" table:style-name="ce3">
            <text:p>79.041</text:p>
          </table:table-cell>
          <table:table-cell office:value-type="float" office:value="101.59780000000001" table:style-name="ce7">
            <text:p>101,6</text:p>
          </table:table-cell>
          <table:table-cell office:value-type="float" office:value="125.7539" table:style-name="ce7">
            <text:p>125,8</text:p>
          </table:table-cell>
          <table:table-cell office:value-type="float" office:value="94.629900000000006" table:style-name="ce7">
            <text:p>94,6</text:p>
          </table:table-cell>
          <table:table-cell office:value-type="float" office:value="80.620699999999999" table:style-name="ce7">
            <text:p>80,6</text:p>
          </table:table-cell>
          <table:table-cell office:value-type="float" office:value="80.620699999999999" table:style-name="ce7">
            <text:p>80,6</text:p>
          </table:table-cell>
          <table:table-cell office:value-type="float" office:value="65.245336322673893" table:style-name="ce7">
            <text:p>65,2</text:p>
          </table:table-cell>
          <table:table-cell office:value-type="float" office:value="101.59780000000001" table:style-name="ce7">
            <text:p>101,6</text:p>
          </table:table-cell>
          <table:table-cell office:value-type="float" office:value="101.59780000000001" table:style-name="ce7">
            <text:p>101,6</text:p>
          </table:table-cell>
          <table:table-cell office:value-type="float" office:value="130.51851090555701" table:style-name="ce7">
            <text:p>130,5</text:p>
          </table:table-cell>
          <table:table-cell office:value-type="float" office:value="267.9083" table:style-name="ce1">
            <text:p>267,9083</text:p>
          </table:table-cell>
          <table:table-cell office:value-type="float" office:value="267.9083" table:style-name="ce7">
            <text:p>267,9</text:p>
          </table:table-cell>
          <table:table-cell office:value-type="float" office:value="267.9083" table:style-name="ce7">
            <text:p>267,9</text:p>
          </table:table-cell>
          <table:table-cell office:value-type="float" office:value="214.2295" table:style-name="ce7">
            <text:p>214,2</text:p>
          </table:table-cell>
          <table:table-cell office:value-type="float" office:value="223.14060000000001" table:style-name="ce7">
            <text:p>223,1</text:p>
          </table:table-cell>
          <table:table-cell office:value-type="float" office:value="100.16849999999999" table:style-name="ce7">
            <text:p>100,2</text:p>
          </table:table-cell>
          <table:table-cell table:number-columns-repeated="1636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<text:s/>Roraima</text:p>
          </table:table-cell>
          <table:table-cell office:value-type="float" office:value="7864" table:style-name="ce2">
            <text:p>7.864</text:p>
          </table:table-cell>
          <table:table-cell office:value-type="float" office:value="2950" table:style-name="ce2">
            <text:p>2.950</text:p>
          </table:table-cell>
          <table:table-cell office:value-type="float" office:value="1917" table:style-name="ce2">
            <text:p>1.917</text:p>
          </table:table-cell>
          <table:table-cell office:value-type="float" office:value="987" table:style-name="ce2">
            <text:p>987</text:p>
          </table:table-cell>
          <table:table-cell office:value-type="float" office:value="4" table:style-name="ce2">
            <text:p>4</text:p>
          </table:table-cell>
          <table:table-cell office:value-type="float" office:value="42" table:style-name="ce2">
            <text:p>42</text:p>
          </table:table-cell>
          <table:table-cell office:value-type="float" office:value="10814" table:style-name="ce3">
            <text:p>10.814</text:p>
          </table:table-cell>
          <table:table-cell office:value-type="float" office:value="138.99279999999999" table:style-name="ce7">
            <text:p>139,0</text:p>
          </table:table-cell>
          <table:table-cell office:value-type="float" office:value="864.10310000000004" table:style-name="ce7">
            <text:p>864,1</text:p>
          </table:table-cell>
          <table:table-cell office:value-type="float" office:value="138.99279999999999" table:style-name="ce7">
            <text:p>139,0</text:p>
          </table:table-cell>
          <table:table-cell office:value-type="float" office:value="124.1228" table:style-name="ce7">
            <text:p>124,1</text:p>
          </table:table-cell>
          <table:table-cell table:style-name="ce7"/>
          <table:table-cell office:value-type="float" office:value="124.1228" table:style-name="ce7">
            <text:p>124,1</text:p>
          </table:table-cell>
          <table:table-cell office:value-type="float" office:value="296.60590000000002" table:style-name="ce7">
            <text:p>296,6</text:p>
          </table:table-cell>
          <table:table-cell table:style-name="ce7"/>
          <table:table-cell office:value-type="float" office:value="296.60590000000002" table:style-name="ce7">
            <text:p>296,6</text:p>
          </table:table-cell>
          <table:table-cell office:value-type="string" table:style-name="ce1">
            <text:p><text:s text:c="2"/>NA</text:p>
          </table:table-cell>
          <table:table-cell table:style-name="ce7"/>
          <table:table-cell office:value-type="string" table:style-name="ce7">
            <text:p><text:s text:c="2"/>NA</text:p>
          </table:table-cell>
          <table:table-cell office:value-type="float" office:value="864.10310000000004" table:style-name="ce7">
            <text:p>864,1</text:p>
          </table:table-cell>
          <table:table-cell office:value-type="float" office:value="864.10310000000004" table:style-name="ce7">
            <text:p>864,1</text:p>
          </table:table-cell>
          <table:table-cell office:value-type="float" office:value="864.10310000000004" table:style-name="ce7">
            <text:p>864,1</text:p>
          </table:table-cell>
          <table:table-cell table:number-columns-repeated="1636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<text:s/>Pará</text:p>
          </table:table-cell>
          <table:table-cell office:value-type="float" office:value="108914" table:style-name="ce2">
            <text:p>108.914</text:p>
          </table:table-cell>
          <table:table-cell office:value-type="float" office:value="30502" table:style-name="ce2">
            <text:p>30.502</text:p>
          </table:table-cell>
          <table:table-cell office:value-type="float" office:value="20249" table:style-name="ce2">
            <text:p>20.249</text:p>
          </table:table-cell>
          <table:table-cell office:value-type="float" office:value="3023" table:style-name="ce2">
            <text:p>3.023</text:p>
          </table:table-cell>
          <table:table-cell office:value-type="float" office:value="5159" table:style-name="ce2">
            <text:p>5.159</text:p>
          </table:table-cell>
          <table:table-cell office:value-type="float" office:value="2071" table:style-name="ce2">
            <text:p>2.071</text:p>
          </table:table-cell>
          <table:table-cell office:value-type="float" office:value="139416" table:style-name="ce3">
            <text:p>139.416</text:p>
          </table:table-cell>
          <table:table-cell office:value-type="float" office:value="56.415300000000002" table:style-name="ce7">
            <text:p>56,4</text:p>
          </table:table-cell>
          <table:table-cell office:value-type="float" office:value="63.541200000000003" table:style-name="ce7">
            <text:p>63,5</text:p>
          </table:table-cell>
          <table:table-cell office:value-type="float" office:value="55.085299999999997" table:style-name="ce7">
            <text:p>55,1</text:p>
          </table:table-cell>
          <table:table-cell office:value-type="float" office:value="25.8901" table:style-name="ce7">
            <text:p>25,9</text:p>
          </table:table-cell>
          <table:table-cell office:value-type="float" office:value="19.8355" table:style-name="ce7">
            <text:p>19,8</text:p>
          </table:table-cell>
          <table:table-cell office:value-type="float" office:value="41.849200000000003" table:style-name="ce7">
            <text:p>41,8</text:p>
          </table:table-cell>
          <table:table-cell office:value-type="float" office:value="157.769439689058" table:style-name="ce7">
            <text:p>157,8</text:p>
          </table:table-cell>
          <table:table-cell office:value-type="float" office:value="161.14935892748599" table:style-name="ce7">
            <text:p>161,1</text:p>
          </table:table-cell>
          <table:table-cell office:value-type="float" office:value="130.03030000000001" table:style-name="ce7">
            <text:p>130,0</text:p>
          </table:table-cell>
          <table:table-cell office:value-type="float" office:value="115.22499999999999" table:style-name="ce1">
            <text:p>115,225</text:p>
          </table:table-cell>
          <table:table-cell office:value-type="float" office:value="116.0377" table:style-name="ce7">
            <text:p>116,0</text:p>
          </table:table-cell>
          <table:table-cell office:value-type="float" office:value="106.0903" table:style-name="ce7">
            <text:p>106,1</text:p>
          </table:table-cell>
          <table:table-cell office:value-type="float" office:value="206.3682" table:style-name="ce7">
            <text:p>206,4</text:p>
          </table:table-cell>
          <table:table-cell office:value-type="float" office:value="243.52709999999999" table:style-name="ce7">
            <text:p>243,5</text:p>
          </table:table-cell>
          <table:table-cell office:value-type="float" office:value="168.82596104514499" table:style-name="ce7">
            <text:p>168,8</text:p>
          </table:table-cell>
          <table:table-cell table:number-columns-repeated="1636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<text:s/>Amapá</text:p>
          </table:table-cell>
          <table:table-cell office:value-type="float" office:value="13031" table:style-name="ce2">
            <text:p>13.031</text:p>
          </table:table-cell>
          <table:table-cell office:value-type="float" office:value="2679" table:style-name="ce2">
            <text:p>2.679</text:p>
          </table:table-cell>
          <table:table-cell office:value-type="float" office:value="1189" table:style-name="ce2">
            <text:p>1.189</text:p>
          </table:table-cell>
          <table:table-cell office:value-type="float" office:value="1458" table:style-name="ce2">
            <text:p>1.458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float" office:value="15710" table:style-name="ce3">
            <text:p>15.710</text:p>
          </table:table-cell>
          <table:table-cell office:value-type="float" office:value="34.715600000000002" table:style-name="ce7">
            <text:p>34,7</text:p>
          </table:table-cell>
          <table:table-cell office:value-type="float" office:value="21.342199999999998" table:style-name="ce7">
            <text:p>21,3</text:p>
          </table:table-cell>
          <table:table-cell office:value-type="float" office:value="115.9282" table:style-name="ce7">
            <text:p>115,9</text:p>
          </table:table-cell>
          <table:table-cell office:value-type="float" office:value="115.9282" table:style-name="ce7">
            <text:p>115,9</text:p>
          </table:table-cell>
          <table:table-cell office:value-type="float" office:value="20.591144459050401" table:style-name="ce7">
            <text:p>20,6</text:p>
          </table:table-cell>
          <table:table-cell office:value-type="float" office:value="115.9282" table:style-name="ce7">
            <text:p>115,9</text:p>
          </table:table-cell>
          <table:table-cell office:value-type="float" office:value="21.342199999999998" table:style-name="ce7">
            <text:p>21,3</text:p>
          </table:table-cell>
          <table:table-cell office:value-type="float" office:value="21.342199999999998" table:style-name="ce7">
            <text:p>21,3</text:p>
          </table:table-cell>
          <table:table-cell office:value-type="float" office:value="34.715600000000002" table:style-name="ce7">
            <text:p>34,7</text:p>
          </table:table-cell>
          <table:table-cell office:value-type="string" table:style-name="ce1">
            <text:p><text:s text:c="2"/>NA</text:p>
          </table:table-cell>
          <table:table-cell table:style-name="ce7"/>
          <table:table-cell office:value-type="string" table:style-name="ce7">
            <text:p><text:s text:c="2"/>NA</text:p>
          </table:table-cell>
          <table:table-cell office:value-type="float" office:value="395.62" table:style-name="ce7">
            <text:p>395,6</text:p>
          </table:table-cell>
          <table:table-cell office:value-type="float" office:value="441.89316178070197" table:style-name="ce7">
            <text:p>441,9</text:p>
          </table:table-cell>
          <table:table-cell office:value-type="float" office:value="264.5521" table:style-name="ce7">
            <text:p>264,6</text:p>
          </table:table-cell>
          <table:table-cell table:number-columns-repeated="1636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<text:s/>Tocantins</text:p>
          </table:table-cell>
          <table:table-cell office:value-type="float" office:value="13688" table:style-name="ce2">
            <text:p>13.688</text:p>
          </table:table-cell>
          <table:table-cell office:value-type="float" office:value="10431" table:style-name="ce2">
            <text:p>10.431</text:p>
          </table:table-cell>
          <table:table-cell office:value-type="float" office:value="7005" table:style-name="ce2">
            <text:p>7.005</text:p>
          </table:table-cell>
          <table:table-cell office:value-type="float" office:value="2150" table:style-name="ce2">
            <text:p>2.150</text:p>
          </table:table-cell>
          <table:table-cell office:value-type="float" office:value="274" table:style-name="ce2">
            <text:p>274</text:p>
          </table:table-cell>
          <table:table-cell office:value-type="float" office:value="1002" table:style-name="ce2">
            <text:p>1.002</text:p>
          </table:table-cell>
          <table:table-cell office:value-type="float" office:value="24119" table:style-name="ce3">
            <text:p>24.119</text:p>
          </table:table-cell>
          <table:table-cell office:value-type="float" office:value="76.403700000000001" table:style-name="ce7">
            <text:p>76,4</text:p>
          </table:table-cell>
          <table:table-cell office:value-type="float" office:value="102.7623" table:style-name="ce7">
            <text:p>102,8</text:p>
          </table:table-cell>
          <table:table-cell office:value-type="float" office:value="68.232299999999995" table:style-name="ce7">
            <text:p>68,2</text:p>
          </table:table-cell>
          <table:table-cell office:value-type="float" office:value="63.599899999999998" table:style-name="ce7">
            <text:p>63,6</text:p>
          </table:table-cell>
          <table:table-cell office:value-type="float" office:value="73.613699999999994" table:style-name="ce7">
            <text:p>73,6</text:p>
          </table:table-cell>
          <table:table-cell office:value-type="float" office:value="61.386899999999997" table:style-name="ce7">
            <text:p>61,4</text:p>
          </table:table-cell>
          <table:table-cell office:value-type="float" office:value="129.40479999999999" table:style-name="ce7">
            <text:p>129,4</text:p>
          </table:table-cell>
          <table:table-cell office:value-type="float" office:value="128.09880000000001" table:style-name="ce7">
            <text:p>128,1</text:p>
          </table:table-cell>
          <table:table-cell office:value-type="float" office:value="129.40479999999999" table:style-name="ce7">
            <text:p>129,4</text:p>
          </table:table-cell>
          <table:table-cell office:value-type="float" office:value="220.6696" table:style-name="ce1">
            <text:p>220,6696</text:p>
          </table:table-cell>
          <table:table-cell office:value-type="float" office:value="438.1343" table:style-name="ce7">
            <text:p>438,1</text:p>
          </table:table-cell>
          <table:table-cell office:value-type="float" office:value="220.6696" table:style-name="ce7">
            <text:p>220,7</text:p>
          </table:table-cell>
          <table:table-cell office:value-type="float" office:value="54.3185" table:style-name="ce7">
            <text:p>54,3</text:p>
          </table:table-cell>
          <table:table-cell office:value-type="float" office:value="100.27460000000001" table:style-name="ce7">
            <text:p>100,3</text:p>
          </table:table-cell>
          <table:table-cell office:value-type="float" office:value="44.165399999999998" table:style-name="ce7">
            <text:p>44,2</text:p>
          </table:table-cell>
          <table:table-cell table:number-columns-repeated="1636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<text:s/>Maranhão</text:p>
          </table:table-cell>
          <table:table-cell office:value-type="float" office:value="85825" table:style-name="ce2">
            <text:p>85.825</text:p>
          </table:table-cell>
          <table:table-cell office:value-type="float" office:value="29175" table:style-name="ce2">
            <text:p>29.175</text:p>
          </table:table-cell>
          <table:table-cell office:value-type="float" office:value="19761" table:style-name="ce2">
            <text:p>19.761</text:p>
          </table:table-cell>
          <table:table-cell office:value-type="float" office:value="5223" table:style-name="ce2">
            <text:p>5.223</text:p>
          </table:table-cell>
          <table:table-cell office:value-type="float" office:value="1138" table:style-name="ce2">
            <text:p>1.138</text:p>
          </table:table-cell>
          <table:table-cell office:value-type="float" office:value="3053" table:style-name="ce2">
            <text:p>3.053</text:p>
          </table:table-cell>
          <table:table-cell office:value-type="float" office:value="115000" table:style-name="ce3">
            <text:p>115.000</text:p>
          </table:table-cell>
          <table:table-cell office:value-type="float" office:value="40.942652085718102" table:style-name="ce7">
            <text:p>40,9</text:p>
          </table:table-cell>
          <table:table-cell office:value-type="float" office:value="68.155900000000003" table:style-name="ce7">
            <text:p>68,2</text:p>
          </table:table-cell>
          <table:table-cell office:value-type="float" office:value="40.261800000000001" table:style-name="ce7">
            <text:p>40,3</text:p>
          </table:table-cell>
          <table:table-cell office:value-type="float" office:value="31.0688" table:style-name="ce7">
            <text:p>31,1</text:p>
          </table:table-cell>
          <table:table-cell office:value-type="float" office:value="30.711500000000001" table:style-name="ce7">
            <text:p>30,7</text:p>
          </table:table-cell>
          <table:table-cell office:value-type="float" office:value="31.238099999999999" table:style-name="ce7">
            <text:p>31,2</text:p>
          </table:table-cell>
          <table:table-cell office:value-type="float" office:value="104.79349999999999" table:style-name="ce7">
            <text:p>104,8</text:p>
          </table:table-cell>
          <table:table-cell office:value-type="float" office:value="124.010862847293" table:style-name="ce7">
            <text:p>124,0</text:p>
          </table:table-cell>
          <table:table-cell office:value-type="float" office:value="100.58150000000001" table:style-name="ce7">
            <text:p>100,6</text:p>
          </table:table-cell>
          <table:table-cell office:value-type="float" office:value="86.704400000000007" table:style-name="ce1">
            <text:p>86,7044</text:p>
          </table:table-cell>
          <table:table-cell office:value-type="float" office:value="248.78829999999999" table:style-name="ce7">
            <text:p>248,8</text:p>
          </table:table-cell>
          <table:table-cell office:value-type="float" office:value="80.761399999999995" table:style-name="ce7">
            <text:p>80,8</text:p>
          </table:table-cell>
          <table:table-cell office:value-type="float" office:value="57.557389151172998" table:style-name="ce7">
            <text:p>57,6</text:p>
          </table:table-cell>
          <table:table-cell office:value-type="float" office:value="72.322100000000006" table:style-name="ce7">
            <text:p>72,3</text:p>
          </table:table-cell>
          <table:table-cell office:value-type="float" office:value="26.573599999999999" table:style-name="ce7">
            <text:p>26,6</text:p>
          </table:table-cell>
          <table:table-cell table:number-columns-repeated="1636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<text:s/>Piauí</text:p>
          </table:table-cell>
          <table:table-cell office:value-type="float" office:value="27311" table:style-name="ce2">
            <text:p>27.311</text:p>
          </table:table-cell>
          <table:table-cell office:value-type="float" office:value="19108" table:style-name="ce2">
            <text:p>19.108</text:p>
          </table:table-cell>
          <table:table-cell office:value-type="float" office:value="14606" table:style-name="ce2">
            <text:p>14.606</text:p>
          </table:table-cell>
          <table:table-cell office:value-type="float" office:value="1356" table:style-name="ce2">
            <text:p>1.356</text:p>
          </table:table-cell>
          <table:table-cell office:value-type="float" office:value="2771" table:style-name="ce2">
            <text:p>2.771</text:p>
          </table:table-cell>
          <table:table-cell office:value-type="float" office:value="375" table:style-name="ce2">
            <text:p>375</text:p>
          </table:table-cell>
          <table:table-cell office:value-type="float" office:value="46419" table:style-name="ce3">
            <text:p>46.419</text:p>
          </table:table-cell>
          <table:table-cell office:value-type="float" office:value="69.528099999999995" table:style-name="ce7">
            <text:p>69,5</text:p>
          </table:table-cell>
          <table:table-cell office:value-type="float" office:value="101.8219" table:style-name="ce7">
            <text:p>101,8</text:p>
          </table:table-cell>
          <table:table-cell office:value-type="float" office:value="51.875300000000003" table:style-name="ce7">
            <text:p>51,9</text:p>
          </table:table-cell>
          <table:table-cell office:value-type="float" office:value="54.273000000000003" table:style-name="ce7">
            <text:p>54,3</text:p>
          </table:table-cell>
          <table:table-cell office:value-type="float" office:value="71.747399999999999" table:style-name="ce7">
            <text:p>71,7</text:p>
          </table:table-cell>
          <table:table-cell office:value-type="float" office:value="50.520099999999999" table:style-name="ce7">
            <text:p>50,5</text:p>
          </table:table-cell>
          <table:table-cell office:value-type="float" office:value="109.11069999999999" table:style-name="ce7">
            <text:p>109,1</text:p>
          </table:table-cell>
          <table:table-cell office:value-type="float" office:value="126.10380000000001" table:style-name="ce7">
            <text:p>126,1</text:p>
          </table:table-cell>
          <table:table-cell office:value-type="float" office:value="97.641099999999994" table:style-name="ce7">
            <text:p>97,6</text:p>
          </table:table-cell>
          <table:table-cell office:value-type="float" office:value="189.30520000000001" table:style-name="ce1">
            <text:p>189,3052</text:p>
          </table:table-cell>
          <table:table-cell office:value-type="float" office:value="207.1748" table:style-name="ce7">
            <text:p>207,2</text:p>
          </table:table-cell>
          <table:table-cell office:value-type="float" office:value="110.9327" table:style-name="ce7">
            <text:p>110,9</text:p>
          </table:table-cell>
          <table:table-cell office:value-type="float" office:value="80.723799999999997" table:style-name="ce7">
            <text:p>80,7</text:p>
          </table:table-cell>
          <table:table-cell office:value-type="float" office:value="287.09365000000003" table:style-name="ce7">
            <text:p>287,1</text:p>
          </table:table-cell>
          <table:table-cell office:value-type="float" office:value="56.968499999999999" table:style-name="ce7">
            <text:p>57,0</text:p>
          </table:table-cell>
          <table:table-cell table:number-columns-repeated="1636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<text:s/>Ceará</text:p>
          </table:table-cell>
          <table:table-cell office:value-type="float" office:value="86989" table:style-name="ce2">
            <text:p>86.989</text:p>
          </table:table-cell>
          <table:table-cell office:value-type="float" office:value="37887" table:style-name="ce2">
            <text:p>37.887</text:p>
          </table:table-cell>
          <table:table-cell office:value-type="float" office:value="24061" table:style-name="ce2">
            <text:p>24.061</text:p>
          </table:table-cell>
          <table:table-cell office:value-type="float" office:value="11122" table:style-name="ce2">
            <text:p>11.122</text:p>
          </table:table-cell>
          <table:table-cell office:value-type="float" office:value="2285" table:style-name="ce2">
            <text:p>2.285</text:p>
          </table:table-cell>
          <table:table-cell office:value-type="float" office:value="419" table:style-name="ce2">
            <text:p>419</text:p>
          </table:table-cell>
          <table:table-cell office:value-type="float" office:value="124876" table:style-name="ce3">
            <text:p>124.876</text:p>
          </table:table-cell>
          <table:table-cell office:value-type="float" office:value="44.156999999999996" table:style-name="ce7">
            <text:p>44,2</text:p>
          </table:table-cell>
          <table:table-cell office:value-type="float" office:value="52.740200000000002" table:style-name="ce7">
            <text:p>52,7</text:p>
          </table:table-cell>
          <table:table-cell office:value-type="float" office:value="37.383499999999998" table:style-name="ce7">
            <text:p>37,4</text:p>
          </table:table-cell>
          <table:table-cell office:value-type="float" office:value="38.258800000000001" table:style-name="ce7">
            <text:p>38,3</text:p>
          </table:table-cell>
          <table:table-cell office:value-type="float" office:value="44.508200000000002" table:style-name="ce7">
            <text:p>44,5</text:p>
          </table:table-cell>
          <table:table-cell office:value-type="float" office:value="34.879600000000003" table:style-name="ce7">
            <text:p>34,9</text:p>
          </table:table-cell>
          <table:table-cell office:value-type="float" office:value="52.740200000000002" table:style-name="ce7">
            <text:p>52,7</text:p>
          </table:table-cell>
          <table:table-cell office:value-type="float" office:value="55.957700000000003" table:style-name="ce7">
            <text:p>56,0</text:p>
          </table:table-cell>
          <table:table-cell office:value-type="float" office:value="50.072099999999999" table:style-name="ce7">
            <text:p>50,1</text:p>
          </table:table-cell>
          <table:table-cell office:value-type="float" office:value="169.68639999999999" table:style-name="ce1">
            <text:p>169,6864</text:p>
          </table:table-cell>
          <table:table-cell office:value-type="float" office:value="212.30840000000001" table:style-name="ce7">
            <text:p>212,3</text:p>
          </table:table-cell>
          <table:table-cell office:value-type="float" office:value="111.43729999999999" table:style-name="ce7">
            <text:p>111,4</text:p>
          </table:table-cell>
          <table:table-cell office:value-type="float" office:value="90.842200000000005" table:style-name="ce7">
            <text:p>90,8</text:p>
          </table:table-cell>
          <table:table-cell office:value-type="float" office:value="61.924100000000003" table:style-name="ce7">
            <text:p>61,9</text:p>
          </table:table-cell>
          <table:table-cell office:value-type="float" office:value="107.0245" table:style-name="ce7">
            <text:p>107,0</text:p>
          </table:table-cell>
          <table:table-cell table:number-columns-repeated="1636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<text:s/>Rio Grande do Norte</text:p>
          </table:table-cell>
          <table:table-cell office:value-type="float" office:value="26549" table:style-name="ce2">
            <text:p>26.549</text:p>
          </table:table-cell>
          <table:table-cell office:value-type="float" office:value="20249" table:style-name="ce2">
            <text:p>20.249</text:p>
          </table:table-cell>
          <table:table-cell office:value-type="float" office:value="12150" table:style-name="ce2">
            <text:p>12.150</text:p>
          </table:table-cell>
          <table:table-cell office:value-type="float" office:value="7275" table:style-name="ce2">
            <text:p>7.275</text:p>
          </table:table-cell>
          <table:table-cell office:value-type="float" office:value="635" table:style-name="ce2">
            <text:p>635</text:p>
          </table:table-cell>
          <table:table-cell office:value-type="float" office:value="189" table:style-name="ce2">
            <text:p>189</text:p>
          </table:table-cell>
          <table:table-cell office:value-type="float" office:value="46798" table:style-name="ce3">
            <text:p>46.798</text:p>
          </table:table-cell>
          <table:table-cell office:value-type="float" office:value="41.494999999999997" table:style-name="ce7">
            <text:p>41,5</text:p>
          </table:table-cell>
          <table:table-cell office:value-type="float" office:value="50.270699999999998" table:style-name="ce7">
            <text:p>50,3</text:p>
          </table:table-cell>
          <table:table-cell office:value-type="float" office:value="36.653500000000001" table:style-name="ce7">
            <text:p>36,7</text:p>
          </table:table-cell>
          <table:table-cell office:value-type="float" office:value="28.6875" table:style-name="ce7">
            <text:p>28,7</text:p>
          </table:table-cell>
          <table:table-cell office:value-type="float" office:value="23.518899999999999" table:style-name="ce7">
            <text:p>23,5</text:p>
          </table:table-cell>
          <table:table-cell office:value-type="float" office:value="31.4223" table:style-name="ce7">
            <text:p>31,4</text:p>
          </table:table-cell>
          <table:table-cell office:value-type="float" office:value="74.532399999999996" table:style-name="ce7">
            <text:p>74,5</text:p>
          </table:table-cell>
          <table:table-cell office:value-type="float" office:value="74.660700000000006" table:style-name="ce7">
            <text:p>74,7</text:p>
          </table:table-cell>
          <table:table-cell office:value-type="float" office:value="63.614800000000002" table:style-name="ce7">
            <text:p>63,6</text:p>
          </table:table-cell>
          <table:table-cell office:value-type="float" office:value="191.93809999999999" table:style-name="ce1">
            <text:p>191,9381</text:p>
          </table:table-cell>
          <table:table-cell office:value-type="float" office:value="211.23065" table:style-name="ce7">
            <text:p>211,2</text:p>
          </table:table-cell>
          <table:table-cell office:value-type="float" office:value="91.787099999999995" table:style-name="ce7">
            <text:p>91,8</text:p>
          </table:table-cell>
          <table:table-cell office:value-type="float" office:value="112.5294" table:style-name="ce7">
            <text:p>112,5</text:p>
          </table:table-cell>
          <table:table-cell office:value-type="float" office:value="239.49119999999999" table:style-name="ce7">
            <text:p>239,5</text:p>
          </table:table-cell>
          <table:table-cell office:value-type="float" office:value="46.031399999999998" table:style-name="ce7">
            <text:p>46,0</text:p>
          </table:table-cell>
          <table:table-cell table:number-columns-repeated="1636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<text:s/>Paraíba</text:p>
          </table:table-cell>
          <table:table-cell office:value-type="float" office:value="28573" table:style-name="ce2">
            <text:p>28.573</text:p>
          </table:table-cell>
          <table:table-cell office:value-type="float" office:value="28281" table:style-name="ce2">
            <text:p>28.281</text:p>
          </table:table-cell>
          <table:table-cell office:value-type="float" office:value="15289" table:style-name="ce2">
            <text:p>15.289</text:p>
          </table:table-cell>
          <table:table-cell office:value-type="float" office:value="10083" table:style-name="ce2">
            <text:p>10.083</text:p>
          </table:table-cell>
          <table:table-cell office:value-type="float" office:value="1992" table:style-name="ce2">
            <text:p>1.992</text:p>
          </table:table-cell>
          <table:table-cell office:value-type="float" office:value="917" table:style-name="ce2">
            <text:p>917</text:p>
          </table:table-cell>
          <table:table-cell office:value-type="float" office:value="56854" table:style-name="ce3">
            <text:p>56.854</text:p>
          </table:table-cell>
          <table:table-cell office:value-type="float" office:value="44.294199999999996" table:style-name="ce7">
            <text:p>44,3</text:p>
          </table:table-cell>
          <table:table-cell office:value-type="float" office:value="46.828800000000001" table:style-name="ce7">
            <text:p>46,8</text:p>
          </table:table-cell>
          <table:table-cell office:value-type="float" office:value="38.241399999999999" table:style-name="ce7">
            <text:p>38,2</text:p>
          </table:table-cell>
          <table:table-cell office:value-type="float" office:value="30.616800000000001" table:style-name="ce7">
            <text:p>30,6</text:p>
          </table:table-cell>
          <table:table-cell office:value-type="float" office:value="30.649799999999999" table:style-name="ce7">
            <text:p>30,6</text:p>
          </table:table-cell>
          <table:table-cell office:value-type="float" office:value="30.616800000000001" table:style-name="ce7">
            <text:p>30,6</text:p>
          </table:table-cell>
          <table:table-cell office:value-type="float" office:value="61.119799999999998" table:style-name="ce7">
            <text:p>61,1</text:p>
          </table:table-cell>
          <table:table-cell office:value-type="float" office:value="62.326599999999999" table:style-name="ce7">
            <text:p>62,3</text:p>
          </table:table-cell>
          <table:table-cell office:value-type="float" office:value="56.478900000000003" table:style-name="ce7">
            <text:p>56,5</text:p>
          </table:table-cell>
          <table:table-cell office:value-type="float" office:value="72.831199999999995" table:style-name="ce1">
            <text:p>72,8312</text:p>
          </table:table-cell>
          <table:table-cell office:value-type="float" office:value="81.554900000000004" table:style-name="ce7">
            <text:p>81,6</text:p>
          </table:table-cell>
          <table:table-cell office:value-type="float" office:value="60.505699999999997" table:style-name="ce7">
            <text:p>60,5</text:p>
          </table:table-cell>
          <table:table-cell office:value-type="float" office:value="48.388800000000003" table:style-name="ce7">
            <text:p>48,4</text:p>
          </table:table-cell>
          <table:table-cell office:value-type="float" office:value="117.7856" table:style-name="ce7">
            <text:p>117,8</text:p>
          </table:table-cell>
          <table:table-cell office:value-type="float" office:value="41.272199999999998" table:style-name="ce7">
            <text:p>41,3</text:p>
          </table:table-cell>
          <table:table-cell table:number-columns-repeated="1636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<text:s/>Pernambuco</text:p>
          </table:table-cell>
          <table:table-cell office:value-type="float" office:value="69782" table:style-name="ce2">
            <text:p>69.782</text:p>
          </table:table-cell>
          <table:table-cell office:value-type="float" office:value="71671" table:style-name="ce2">
            <text:p>71.671</text:p>
          </table:table-cell>
          <table:table-cell office:value-type="float" office:value="53206" table:style-name="ce2">
            <text:p>53.206</text:p>
          </table:table-cell>
          <table:table-cell office:value-type="float" office:value="10002" table:style-name="ce2">
            <text:p>10.002</text:p>
          </table:table-cell>
          <table:table-cell office:value-type="float" office:value="6661" table:style-name="ce2">
            <text:p>6.661</text:p>
          </table:table-cell>
          <table:table-cell office:value-type="float" office:value="1802" table:style-name="ce2">
            <text:p>1.802</text:p>
          </table:table-cell>
          <table:table-cell office:value-type="float" office:value="141453" table:style-name="ce3">
            <text:p>141.453</text:p>
          </table:table-cell>
          <table:table-cell office:value-type="float" office:value="31.088999999999999" table:style-name="ce7">
            <text:p>31,1</text:p>
          </table:table-cell>
          <table:table-cell office:value-type="float" office:value="29.1782" table:style-name="ce7">
            <text:p>29,2</text:p>
          </table:table-cell>
          <table:table-cell office:value-type="float" office:value="33.534700000000001" table:style-name="ce7">
            <text:p>33,5</text:p>
          </table:table-cell>
          <table:table-cell office:value-type="float" office:value="23.858599999999999" table:style-name="ce7">
            <text:p>23,9</text:p>
          </table:table-cell>
          <table:table-cell office:value-type="float" office:value="23.858599999999999" table:style-name="ce7">
            <text:p>23,9</text:p>
          </table:table-cell>
          <table:table-cell office:value-type="float" office:value="23.858599999999999" table:style-name="ce7">
            <text:p>23,9</text:p>
          </table:table-cell>
          <table:table-cell office:value-type="float" office:value="71.464399999999998" table:style-name="ce7">
            <text:p>71,5</text:p>
          </table:table-cell>
          <table:table-cell office:value-type="float" office:value="82.726900000000001" table:style-name="ce7">
            <text:p>82,7</text:p>
          </table:table-cell>
          <table:table-cell office:value-type="float" office:value="64.375699999999995" table:style-name="ce7">
            <text:p>64,4</text:p>
          </table:table-cell>
          <table:table-cell office:value-type="float" office:value="133.99180000000001" table:style-name="ce1">
            <text:p>133,9918</text:p>
          </table:table-cell>
          <table:table-cell office:value-type="float" office:value="178.28829999999999" table:style-name="ce7">
            <text:p>178,3</text:p>
          </table:table-cell>
          <table:table-cell office:value-type="float" office:value="88.392700000000005" table:style-name="ce7">
            <text:p>88,4</text:p>
          </table:table-cell>
          <table:table-cell office:value-type="float" office:value="61.695999999999998" table:style-name="ce7">
            <text:p>61,7</text:p>
          </table:table-cell>
          <table:table-cell office:value-type="float" office:value="62.632100000000001" table:style-name="ce7">
            <text:p>62,6</text:p>
          </table:table-cell>
          <table:table-cell office:value-type="float" office:value="61.695999999999998" table:style-name="ce7">
            <text:p>61,7</text:p>
          </table:table-cell>
          <table:table-cell table:number-columns-repeated="1636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<text:s/>Alagoas</text:p>
          </table:table-cell>
          <table:table-cell office:value-type="float" office:value="28566" table:style-name="ce2">
            <text:p>28.566</text:p>
          </table:table-cell>
          <table:table-cell office:value-type="float" office:value="23922" table:style-name="ce2">
            <text:p>23.922</text:p>
          </table:table-cell>
          <table:table-cell office:value-type="float" office:value="13591" table:style-name="ce2">
            <text:p>13.591</text:p>
          </table:table-cell>
          <table:table-cell office:value-type="float" office:value="7684" table:style-name="ce2">
            <text:p>7.684</text:p>
          </table:table-cell>
          <table:table-cell office:value-type="float" office:value="1457" table:style-name="ce2">
            <text:p>1.457</text:p>
          </table:table-cell>
          <table:table-cell office:value-type="float" office:value="1190" table:style-name="ce2">
            <text:p>1.190</text:p>
          </table:table-cell>
          <table:table-cell office:value-type="float" office:value="52488" table:style-name="ce3">
            <text:p>52.488</text:p>
          </table:table-cell>
          <table:table-cell office:value-type="float" office:value="39.215600000000002" table:style-name="ce7">
            <text:p>39,2</text:p>
          </table:table-cell>
          <table:table-cell office:value-type="float" office:value="40.007100000000001" table:style-name="ce7">
            <text:p>40,0</text:p>
          </table:table-cell>
          <table:table-cell office:value-type="float" office:value="38.095300000000002" table:style-name="ce7">
            <text:p>38,1</text:p>
          </table:table-cell>
          <table:table-cell office:value-type="float" office:value="28.020199999999999" table:style-name="ce7">
            <text:p>28,0</text:p>
          </table:table-cell>
          <table:table-cell office:value-type="float" office:value="29.107600000000001" table:style-name="ce7">
            <text:p>29,1</text:p>
          </table:table-cell>
          <table:table-cell office:value-type="float" office:value="28.020199999999999" table:style-name="ce7">
            <text:p>28,0</text:p>
          </table:table-cell>
          <table:table-cell office:value-type="float" office:value="77.488600000000005" table:style-name="ce7">
            <text:p>77,5</text:p>
          </table:table-cell>
          <table:table-cell office:value-type="float" office:value="75.261099999999999" table:style-name="ce7">
            <text:p>75,3</text:p>
          </table:table-cell>
          <table:table-cell office:value-type="float" office:value="77.650700000000001" table:style-name="ce7">
            <text:p>77,7</text:p>
          </table:table-cell>
          <table:table-cell office:value-type="float" office:value="56.249600000000001" table:style-name="ce1">
            <text:p>56,2496</text:p>
          </table:table-cell>
          <table:table-cell office:value-type="float" office:value="61.585700000000003" table:style-name="ce7">
            <text:p>61,6</text:p>
          </table:table-cell>
          <table:table-cell office:value-type="float" office:value="56.249600000000001" table:style-name="ce7">
            <text:p>56,2</text:p>
          </table:table-cell>
          <table:table-cell office:value-type="float" office:value="38.095300000000002" table:style-name="ce7">
            <text:p>38,1</text:p>
          </table:table-cell>
          <table:table-cell office:value-type="float" office:value="40.007100000000001" table:style-name="ce7">
            <text:p>40,0</text:p>
          </table:table-cell>
          <table:table-cell office:value-type="float" office:value="38.095300000000002" table:style-name="ce7">
            <text:p>38,1</text:p>
          </table:table-cell>
          <table:table-cell table:number-columns-repeated="1636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<text:s/>Sergipe</text:p>
          </table:table-cell>
          <table:table-cell office:value-type="float" office:value="15227" table:style-name="ce2">
            <text:p>15.227</text:p>
          </table:table-cell>
          <table:table-cell office:value-type="float" office:value="19001" table:style-name="ce2">
            <text:p>19.001</text:p>
          </table:table-cell>
          <table:table-cell office:value-type="float" office:value="10095" table:style-name="ce2">
            <text:p>10.095</text:p>
          </table:table-cell>
          <table:table-cell office:value-type="float" office:value="8689" table:style-name="ce2">
            <text:p>8.689</text:p>
          </table:table-cell>
          <table:table-cell office:value-type="float" office:value="1" table:style-name="ce2">
            <text:p>1</text:p>
          </table:table-cell>
          <table:table-cell office:value-type="float" office:value="216" table:style-name="ce2">
            <text:p>216</text:p>
          </table:table-cell>
          <table:table-cell office:value-type="float" office:value="34228" table:style-name="ce3">
            <text:p>34.228</text:p>
          </table:table-cell>
          <table:table-cell office:value-type="float" office:value="35.052799999999998" table:style-name="ce7">
            <text:p>35,1</text:p>
          </table:table-cell>
          <table:table-cell office:value-type="float" office:value="30.596599999999999" table:style-name="ce7">
            <text:p>30,6</text:p>
          </table:table-cell>
          <table:table-cell office:value-type="float" office:value="37.780900000000003" table:style-name="ce7">
            <text:p>37,8</text:p>
          </table:table-cell>
          <table:table-cell office:value-type="float" office:value="27.317599999999999" table:style-name="ce7">
            <text:p>27,3</text:p>
          </table:table-cell>
          <table:table-cell office:value-type="float" office:value="20.879300000000001" table:style-name="ce7">
            <text:p>20,9</text:p>
          </table:table-cell>
          <table:table-cell office:value-type="float" office:value="28.7029" table:style-name="ce7">
            <text:p>28,7</text:p>
          </table:table-cell>
          <table:table-cell office:value-type="float" office:value="60.389400000000002" table:style-name="ce7">
            <text:p>60,4</text:p>
          </table:table-cell>
          <table:table-cell office:value-type="float" office:value="51.502699999999997" table:style-name="ce7">
            <text:p>51,5</text:p>
          </table:table-cell>
          <table:table-cell office:value-type="float" office:value="62.395800000000001" table:style-name="ce7">
            <text:p>62,4</text:p>
          </table:table-cell>
          <table:table-cell office:value-type="string" table:style-name="ce1">
            <text:p><text:s text:c="2"/>NA</text:p>
          </table:table-cell>
          <table:table-cell table:style-name="ce7"/>
          <table:table-cell office:value-type="string" table:style-name="ce7">
            <text:p><text:s text:c="2"/>NA</text:p>
          </table:table-cell>
          <table:table-cell office:value-type="float" office:value="64.351100000000002" table:style-name="ce7">
            <text:p>64,4</text:p>
          </table:table-cell>
          <table:table-cell office:value-type="float" office:value="322.49970000000002" table:style-name="ce7">
            <text:p>322,5</text:p>
          </table:table-cell>
          <table:table-cell office:value-type="float" office:value="30.901399999999999" table:style-name="ce7">
            <text:p>30,9</text:p>
          </table:table-cell>
          <table:table-cell table:number-columns-repeated="1636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<text:s/>Bahia</text:p>
          </table:table-cell>
          <table:table-cell office:value-type="float" office:value="141117" table:style-name="ce2">
            <text:p>141.117</text:p>
          </table:table-cell>
          <table:table-cell office:value-type="float" office:value="62225" table:style-name="ce2">
            <text:p>62.225</text:p>
          </table:table-cell>
          <table:table-cell office:value-type="float" office:value="41160" table:style-name="ce2">
            <text:p>41.160</text:p>
          </table:table-cell>
          <table:table-cell office:value-type="float" office:value="9492" table:style-name="ce2">
            <text:p>9.492</text:p>
          </table:table-cell>
          <table:table-cell office:value-type="float" office:value="6919" table:style-name="ce2">
            <text:p>6.919</text:p>
          </table:table-cell>
          <table:table-cell office:value-type="float" office:value="4654" table:style-name="ce2">
            <text:p>4.654</text:p>
          </table:table-cell>
          <table:table-cell office:value-type="float" office:value="203342" table:style-name="ce3">
            <text:p>203.342</text:p>
          </table:table-cell>
          <table:table-cell office:value-type="float" office:value="52.010100000000001" table:style-name="ce7">
            <text:p>52,0</text:p>
          </table:table-cell>
          <table:table-cell office:value-type="float" office:value="51.004399999999997" table:style-name="ce7">
            <text:p>51,0</text:p>
          </table:table-cell>
          <table:table-cell office:value-type="float" office:value="52.010100000000001" table:style-name="ce7">
            <text:p>52,0</text:p>
          </table:table-cell>
          <table:table-cell office:value-type="float" office:value="42.613900000000001" table:style-name="ce7">
            <text:p>42,6</text:p>
          </table:table-cell>
          <table:table-cell office:value-type="float" office:value="42.176900000000003" table:style-name="ce7">
            <text:p>42,2</text:p>
          </table:table-cell>
          <table:table-cell office:value-type="float" office:value="44.366199999999999" table:style-name="ce7">
            <text:p>44,4</text:p>
          </table:table-cell>
          <table:table-cell office:value-type="float" office:value="62.123399999999997" table:style-name="ce7">
            <text:p>62,1</text:p>
          </table:table-cell>
          <table:table-cell office:value-type="float" office:value="51.004399999999997" table:style-name="ce7">
            <text:p>51,0</text:p>
          </table:table-cell>
          <table:table-cell office:value-type="float" office:value="71.015100000000004" table:style-name="ce7">
            <text:p>71,0</text:p>
          </table:table-cell>
          <table:table-cell office:value-type="float" office:value="115.4847" table:style-name="ce1">
            <text:p>115,4847</text:p>
          </table:table-cell>
          <table:table-cell office:value-type="float" office:value="161.5881" table:style-name="ce7">
            <text:p>161,6</text:p>
          </table:table-cell>
          <table:table-cell office:value-type="float" office:value="88.537400000000005" table:style-name="ce7">
            <text:p>88,5</text:p>
          </table:table-cell>
          <table:table-cell office:value-type="float" office:value="92.018699999999995" table:style-name="ce7">
            <text:p>92,0</text:p>
          </table:table-cell>
          <table:table-cell office:value-type="float" office:value="64.236400000000003" table:style-name="ce7">
            <text:p>64,2</text:p>
          </table:table-cell>
          <table:table-cell office:value-type="float" office:value="92.757599999999996" table:style-name="ce7">
            <text:p>92,8</text:p>
          </table:table-cell>
          <table:table-cell table:number-columns-repeated="1636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<text:s/>Minas Gerais</text:p>
          </table:table-cell>
          <table:table-cell office:value-type="float" office:value="170074" table:style-name="ce2">
            <text:p>170.074</text:p>
          </table:table-cell>
          <table:table-cell office:value-type="float" office:value="88561" table:style-name="ce2">
            <text:p>88.561</text:p>
          </table:table-cell>
          <table:table-cell office:value-type="float" office:value="56672" table:style-name="ce2">
            <text:p>56.672</text:p>
          </table:table-cell>
          <table:table-cell office:value-type="float" office:value="25509" table:style-name="ce2">
            <text:p>25.509</text:p>
          </table:table-cell>
          <table:table-cell office:value-type="float" office:value="4490" table:style-name="ce2">
            <text:p>4.490</text:p>
          </table:table-cell>
          <table:table-cell office:value-type="float" office:value="1890" table:style-name="ce2">
            <text:p>1.890</text:p>
          </table:table-cell>
          <table:table-cell office:value-type="float" office:value="258635" table:style-name="ce3">
            <text:p>258.635</text:p>
          </table:table-cell>
          <table:table-cell office:value-type="float" office:value="33.306399999999996" table:style-name="ce7">
            <text:p>33,3</text:p>
          </table:table-cell>
          <table:table-cell office:value-type="float" office:value="34.118200000000002" table:style-name="ce7">
            <text:p>34,1</text:p>
          </table:table-cell>
          <table:table-cell office:value-type="float" office:value="33.306399999999996" table:style-name="ce7">
            <text:p>33,3</text:p>
          </table:table-cell>
          <table:table-cell office:value-type="float" office:value="33.2361" table:style-name="ce7">
            <text:p>33,2</text:p>
          </table:table-cell>
          <table:table-cell office:value-type="float" office:value="32.962299999999999" table:style-name="ce7">
            <text:p>33,0</text:p>
          </table:table-cell>
          <table:table-cell office:value-type="float" office:value="33.306399999999996" table:style-name="ce7">
            <text:p>33,3</text:p>
          </table:table-cell>
          <table:table-cell office:value-type="float" office:value="35.548099999999998" table:style-name="ce7">
            <text:p>35,5</text:p>
          </table:table-cell>
          <table:table-cell office:value-type="float" office:value="39.386800000000001" table:style-name="ce7">
            <text:p>39,4</text:p>
          </table:table-cell>
          <table:table-cell office:value-type="float" office:value="30.263000000000002" table:style-name="ce7">
            <text:p>30,3</text:p>
          </table:table-cell>
          <table:table-cell office:value-type="float" office:value="104.67440000000001" table:style-name="ce1">
            <text:p>104,6744</text:p>
          </table:table-cell>
          <table:table-cell office:value-type="float" office:value="104.67440000000001" table:style-name="ce7">
            <text:p>104,7</text:p>
          </table:table-cell>
          <table:table-cell office:value-type="float" office:value="104.3167" table:style-name="ce7">
            <text:p>104,3</text:p>
          </table:table-cell>
          <table:table-cell office:value-type="float" office:value="57.042400000000001" table:style-name="ce7">
            <text:p>57,0</text:p>
          </table:table-cell>
          <table:table-cell office:value-type="float" office:value="81.625349999999997" table:style-name="ce7">
            <text:p>81,6</text:p>
          </table:table-cell>
          <table:table-cell office:value-type="float" office:value="34.321899999999999" table:style-name="ce7">
            <text:p>34,3</text:p>
          </table:table-cell>
          <table:table-cell table:number-columns-repeated="1636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<text:s/>Espírito Santo</text:p>
          </table:table-cell>
          <table:table-cell office:value-type="float" office:value="30816" table:style-name="ce2">
            <text:p>30.816</text:p>
          </table:table-cell>
          <table:table-cell office:value-type="float" office:value="23249" table:style-name="ce2">
            <text:p>23.249</text:p>
          </table:table-cell>
          <table:table-cell office:value-type="float" office:value="20674" table:style-name="ce2">
            <text:p>20.674</text:p>
          </table:table-cell>
          <table:table-cell office:value-type="float" office:value="0" table:style-name="ce2">
            <text:p>0</text:p>
          </table:table-cell>
          <table:table-cell office:value-type="float" office:value="1928" table:style-name="ce2">
            <text:p>1.928</text:p>
          </table:table-cell>
          <table:table-cell office:value-type="float" office:value="647" table:style-name="ce2">
            <text:p>647</text:p>
          </table:table-cell>
          <table:table-cell office:value-type="float" office:value="54065" table:style-name="ce3">
            <text:p>54.065</text:p>
          </table:table-cell>
          <table:table-cell office:value-type="float" office:value="30.149799999999999" table:style-name="ce7">
            <text:p>30,1</text:p>
          </table:table-cell>
          <table:table-cell office:value-type="float" office:value="33.253900000000002" table:style-name="ce7">
            <text:p>33,3</text:p>
          </table:table-cell>
          <table:table-cell office:value-type="float" office:value="29.876300000000001" table:style-name="ce7">
            <text:p>29,9</text:p>
          </table:table-cell>
          <table:table-cell office:value-type="float" office:value="30.149799999999999" table:style-name="ce7">
            <text:p>30,1</text:p>
          </table:table-cell>
          <table:table-cell office:value-type="float" office:value="30.149799999999999" table:style-name="ce7">
            <text:p>30,1</text:p>
          </table:table-cell>
          <table:table-cell office:value-type="float" office:value="29.876300000000001" table:style-name="ce7">
            <text:p>29,9</text:p>
          </table:table-cell>
          <table:table-cell table:number-columns-repeated="3" table:style-name="ce7"/>
          <table:table-cell office:value-type="float" office:value="60.835700000000003" table:style-name="ce1">
            <text:p>60,8357</text:p>
          </table:table-cell>
          <table:table-cell office:value-type="float" office:value="92.9345" table:style-name="ce7">
            <text:p>92,9</text:p>
          </table:table-cell>
          <table:table-cell office:value-type="float" office:value="52.140700000000002" table:style-name="ce7">
            <text:p>52,1</text:p>
          </table:table-cell>
          <table:table-cell office:value-type="float" office:value="41.5563" table:style-name="ce7">
            <text:p>41,6</text:p>
          </table:table-cell>
          <table:table-cell office:value-type="float" office:value="55.875100000000003" table:style-name="ce7">
            <text:p>55,9</text:p>
          </table:table-cell>
          <table:table-cell office:value-type="float" office:value="34.297199999999997" table:style-name="ce7">
            <text:p>34,3</text:p>
          </table:table-cell>
          <table:table-cell table:number-columns-repeated="16360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<text:s/>Rio de Janeiro</text:p>
          </table:table-cell>
          <table:table-cell office:value-type="float" office:value="167588" table:style-name="ce2">
            <text:p>167.588</text:p>
          </table:table-cell>
          <table:table-cell office:value-type="float" office:value="56443" table:style-name="ce2">
            <text:p>56.443</text:p>
          </table:table-cell>
          <table:table-cell office:value-type="float" office:value="48306" table:style-name="ce2">
            <text:p>48.306</text:p>
          </table:table-cell>
          <table:table-cell office:value-type="float" office:value="5081" table:style-name="ce2">
            <text:p>5.081</text:p>
          </table:table-cell>
          <table:table-cell office:value-type="float" office:value="2665" table:style-name="ce2">
            <text:p>2.665</text:p>
          </table:table-cell>
          <table:table-cell office:value-type="float" office:value="391" table:style-name="ce2">
            <text:p>391</text:p>
          </table:table-cell>
          <table:table-cell office:value-type="float" office:value="224031" table:style-name="ce3">
            <text:p>224.031</text:p>
          </table:table-cell>
          <table:table-cell office:value-type="float" office:value="20.851199999999999" table:style-name="ce7">
            <text:p>20,9</text:p>
          </table:table-cell>
          <table:table-cell office:value-type="float" office:value="20.851199999999999" table:style-name="ce7">
            <text:p>20,9</text:p>
          </table:table-cell>
          <table:table-cell office:value-type="float" office:value="18.319600000000001" table:style-name="ce7">
            <text:p>18,3</text:p>
          </table:table-cell>
          <table:table-cell office:value-type="float" office:value="16.305900000000001" table:style-name="ce7">
            <text:p>16,3</text:p>
          </table:table-cell>
          <table:table-cell office:value-type="float" office:value="20.851199999999999" table:style-name="ce7">
            <text:p>20,9</text:p>
          </table:table-cell>
          <table:table-cell office:value-type="float" office:value="14.3576" table:style-name="ce7">
            <text:p>14,4</text:p>
          </table:table-cell>
          <table:table-cell office:value-type="float" office:value="28.544799999999999" table:style-name="ce7">
            <text:p>28,5</text:p>
          </table:table-cell>
          <table:table-cell office:value-type="float" office:value="37.628399999999999" table:style-name="ce7">
            <text:p>37,6</text:p>
          </table:table-cell>
          <table:table-cell office:value-type="float" office:value="24.401299999999999" table:style-name="ce7">
            <text:p>24,4</text:p>
          </table:table-cell>
          <table:table-cell office:value-type="float" office:value="81.281000000000006" table:style-name="ce1">
            <text:p>81,281</text:p>
          </table:table-cell>
          <table:table-cell office:value-type="float" office:value="126.4701" table:style-name="ce7">
            <text:p>126,5</text:p>
          </table:table-cell>
          <table:table-cell office:value-type="float" office:value="45.736499999999999" table:style-name="ce7">
            <text:p>45,7</text:p>
          </table:table-cell>
          <table:table-cell office:value-type="float" office:value="112.22499999999999" table:style-name="ce7">
            <text:p>112,2</text:p>
          </table:table-cell>
          <table:table-cell office:value-type="float" office:value="94.724800000000002" table:style-name="ce7">
            <text:p>94,7</text:p>
          </table:table-cell>
          <table:table-cell office:value-type="float" office:value="338.24259999999998" table:style-name="ce7">
            <text:p>338,2</text:p>
          </table:table-cell>
          <table:table-cell table:number-columns-repeated="1636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<text:s/>São Paulo</text:p>
          </table:table-cell>
          <table:table-cell office:value-type="float" office:value="468299" table:style-name="ce2">
            <text:p>468.299</text:p>
          </table:table-cell>
          <table:table-cell office:value-type="float" office:value="142597" table:style-name="ce2">
            <text:p>142.597</text:p>
          </table:table-cell>
          <table:table-cell office:value-type="float" office:value="94341" table:style-name="ce2">
            <text:p>94.341</text:p>
          </table:table-cell>
          <table:table-cell office:value-type="float" office:value="8798" table:style-name="ce2">
            <text:p>8.798</text:p>
          </table:table-cell>
          <table:table-cell office:value-type="float" office:value="38829" table:style-name="ce2">
            <text:p>38.829</text:p>
          </table:table-cell>
          <table:table-cell office:value-type="float" office:value="629" table:style-name="ce2">
            <text:p>629</text:p>
          </table:table-cell>
          <table:table-cell office:value-type="float" office:value="610896" table:style-name="ce3">
            <text:p>610.896</text:p>
          </table:table-cell>
          <table:table-cell office:value-type="float" office:value="22.227499999999999" table:style-name="ce7">
            <text:p>22,2</text:p>
          </table:table-cell>
          <table:table-cell office:value-type="float" office:value="21.840800000000002" table:style-name="ce7">
            <text:p>21,8</text:p>
          </table:table-cell>
          <table:table-cell office:value-type="float" office:value="22.904699999999998" table:style-name="ce7">
            <text:p>22,9</text:p>
          </table:table-cell>
          <table:table-cell office:value-type="float" office:value="17.571899999999999" table:style-name="ce7">
            <text:p>17,6</text:p>
          </table:table-cell>
          <table:table-cell office:value-type="float" office:value="16.9741" table:style-name="ce7">
            <text:p>17,0</text:p>
          </table:table-cell>
          <table:table-cell office:value-type="float" office:value="18.805599999999998" table:style-name="ce7">
            <text:p>18,8</text:p>
          </table:table-cell>
          <table:table-cell office:value-type="float" office:value="52.438299999999998" table:style-name="ce7">
            <text:p>52,4</text:p>
          </table:table-cell>
          <table:table-cell office:value-type="float" office:value="56.924300000000002" table:style-name="ce7">
            <text:p>56,9</text:p>
          </table:table-cell>
          <table:table-cell office:value-type="float" office:value="39.6633" table:style-name="ce7">
            <text:p>39,7</text:p>
          </table:table-cell>
          <table:table-cell office:value-type="float" office:value="23.207599999999999" table:style-name="ce1">
            <text:p>23,2076</text:p>
          </table:table-cell>
          <table:table-cell office:value-type="float" office:value="24.564900000000002" table:style-name="ce7">
            <text:p>24,6</text:p>
          </table:table-cell>
          <table:table-cell office:value-type="float" office:value="23.207599999999999" table:style-name="ce7">
            <text:p>23,2</text:p>
          </table:table-cell>
          <table:table-cell office:value-type="float" office:value="349.63684999999998" table:style-name="ce7">
            <text:p>349,6</text:p>
          </table:table-cell>
          <table:table-cell office:value-type="float" office:value="284.93299999999999" table:style-name="ce7">
            <text:p>284,9</text:p>
          </table:table-cell>
          <table:table-cell office:value-type="float" office:value="521.93420000000003" table:style-name="ce7">
            <text:p>521,9</text:p>
          </table:table-cell>
          <table:table-cell table:number-columns-repeated="16360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<text:s/>Paraná</text:p>
          </table:table-cell>
          <table:table-cell office:value-type="float" office:value="110946" table:style-name="ce2">
            <text:p>110.946</text:p>
          </table:table-cell>
          <table:table-cell office:value-type="float" office:value="44812" table:style-name="ce2">
            <text:p>44.812</text:p>
          </table:table-cell>
          <table:table-cell office:value-type="float" office:value="39266" table:style-name="ce2">
            <text:p>39.266</text:p>
          </table:table-cell>
          <table:table-cell office:value-type="float" office:value="3164" table:style-name="ce2">
            <text:p>3.164</text:p>
          </table:table-cell>
          <table:table-cell office:value-type="float" office:value="1348" table:style-name="ce2">
            <text:p>1.348</text:p>
          </table:table-cell>
          <table:table-cell office:value-type="float" office:value="1034" table:style-name="ce2">
            <text:p>1.034</text:p>
          </table:table-cell>
          <table:table-cell office:value-type="float" office:value="155758" table:style-name="ce3">
            <text:p>155.758</text:p>
          </table:table-cell>
          <table:table-cell office:value-type="float" office:value="29.5441" table:style-name="ce7">
            <text:p>29,5</text:p>
          </table:table-cell>
          <table:table-cell office:value-type="float" office:value="33.606400000000001" table:style-name="ce7">
            <text:p>33,6</text:p>
          </table:table-cell>
          <table:table-cell office:value-type="float" office:value="23.949000000000002" table:style-name="ce7">
            <text:p>23,9</text:p>
          </table:table-cell>
          <table:table-cell office:value-type="float" office:value="28.0044" table:style-name="ce7">
            <text:p>28,0</text:p>
          </table:table-cell>
          <table:table-cell office:value-type="float" office:value="31.0473" table:style-name="ce7">
            <text:p>31,0</text:p>
          </table:table-cell>
          <table:table-cell office:value-type="float" office:value="23.654900000000001" table:style-name="ce7">
            <text:p>23,7</text:p>
          </table:table-cell>
          <table:table-cell office:value-type="float" office:value="74.295500000000004" table:style-name="ce7">
            <text:p>74,3</text:p>
          </table:table-cell>
          <table:table-cell office:value-type="float" office:value="79.858099999999993" table:style-name="ce7">
            <text:p>79,9</text:p>
          </table:table-cell>
          <table:table-cell office:value-type="float" office:value="52.545299999999997" table:style-name="ce7">
            <text:p>52,5</text:p>
          </table:table-cell>
          <table:table-cell office:value-type="float" office:value="69.588099999999997" table:style-name="ce1">
            <text:p>69,5881</text:p>
          </table:table-cell>
          <table:table-cell office:value-type="float" office:value="113.1199" table:style-name="ce7">
            <text:p>113,1</text:p>
          </table:table-cell>
          <table:table-cell office:value-type="float" office:value="41.428100000000001" table:style-name="ce7">
            <text:p>41,4</text:p>
          </table:table-cell>
          <table:table-cell office:value-type="float" office:value="15.918200000000001" table:style-name="ce7">
            <text:p>15,9</text:p>
          </table:table-cell>
          <table:table-cell office:value-type="float" office:value="63.122599999999998" table:style-name="ce7">
            <text:p>63,1</text:p>
          </table:table-cell>
          <table:table-cell office:value-type="float" office:value="15.918200000000001" table:style-name="ce7">
            <text:p>15,9</text:p>
          </table:table-cell>
          <table:table-cell table:number-columns-repeated="1636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<text:s/>Santa Catarina</text:p>
          </table:table-cell>
          <table:table-cell office:value-type="float" office:value="57465" table:style-name="ce2">
            <text:p>57.465</text:p>
          </table:table-cell>
          <table:table-cell office:value-type="float" office:value="32410" table:style-name="ce2">
            <text:p>32.410</text:p>
          </table:table-cell>
          <table:table-cell office:value-type="float" office:value="28146" table:style-name="ce2">
            <text:p>28.146</text:p>
          </table:table-cell>
          <table:table-cell office:value-type="float" office:value="1662" table:style-name="ce2">
            <text:p>1.662</text:p>
          </table:table-cell>
          <table:table-cell office:value-type="float" office:value="1849" table:style-name="ce2">
            <text:p>1.849</text:p>
          </table:table-cell>
          <table:table-cell office:value-type="float" office:value="753" table:style-name="ce2">
            <text:p>753</text:p>
          </table:table-cell>
          <table:table-cell office:value-type="float" office:value="89875" table:style-name="ce3">
            <text:p>89.875</text:p>
          </table:table-cell>
          <table:table-cell office:value-type="float" office:value="22.462499999999999" table:style-name="ce7">
            <text:p>22,5</text:p>
          </table:table-cell>
          <table:table-cell office:value-type="float" office:value="26.340199999999999" table:style-name="ce7">
            <text:p>26,3</text:p>
          </table:table-cell>
          <table:table-cell office:value-type="float" office:value="20.614599999999999" table:style-name="ce7">
            <text:p>20,6</text:p>
          </table:table-cell>
          <table:table-cell office:value-type="float" office:value="20.956499999999998" table:style-name="ce7">
            <text:p>21,0</text:p>
          </table:table-cell>
          <table:table-cell office:value-type="float" office:value="23.418199999999999" table:style-name="ce7">
            <text:p>23,4</text:p>
          </table:table-cell>
          <table:table-cell office:value-type="float" office:value="18.956299999999999" table:style-name="ce7">
            <text:p>19,0</text:p>
          </table:table-cell>
          <table:table-cell office:value-type="float" office:value="43.235999999999997" table:style-name="ce7">
            <text:p>43,2</text:p>
          </table:table-cell>
          <table:table-cell office:value-type="float" office:value="54.621000000000002" table:style-name="ce7">
            <text:p>54,6</text:p>
          </table:table-cell>
          <table:table-cell office:value-type="float" office:value="28.246400000000001" table:style-name="ce7">
            <text:p>28,2</text:p>
          </table:table-cell>
          <table:table-cell office:value-type="float" office:value="57.936399999999999" table:style-name="ce1">
            <text:p>57,9364</text:p>
          </table:table-cell>
          <table:table-cell office:value-type="float" office:value="76.194500000000005" table:style-name="ce7">
            <text:p>76,2</text:p>
          </table:table-cell>
          <table:table-cell office:value-type="float" office:value="43.2926" table:style-name="ce7">
            <text:p>43,3</text:p>
          </table:table-cell>
          <table:table-cell office:value-type="float" office:value="41.304000000000002" table:style-name="ce7">
            <text:p>41,3</text:p>
          </table:table-cell>
          <table:table-cell office:value-type="float" office:value="41.304000000000002" table:style-name="ce7">
            <text:p>41,3</text:p>
          </table:table-cell>
          <table:table-cell office:value-type="float" office:value="190.93369999999999" table:style-name="ce7">
            <text:p>190,9</text:p>
          </table:table-cell>
          <table:table-cell table:number-columns-repeated="1636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<text:s/>Rio Grande do Sul</text:p>
          </table:table-cell>
          <table:table-cell office:value-type="float" office:value="101672" table:style-name="ce2">
            <text:p>101.672</text:p>
          </table:table-cell>
          <table:table-cell office:value-type="float" office:value="39678" table:style-name="ce2">
            <text:p>39.678</text:p>
          </table:table-cell>
          <table:table-cell office:value-type="float" office:value="26079" table:style-name="ce2">
            <text:p>26.079</text:p>
          </table:table-cell>
          <table:table-cell office:value-type="float" office:value="11255" table:style-name="ce2">
            <text:p>11.255</text:p>
          </table:table-cell>
          <table:table-cell office:value-type="float" office:value="2203" table:style-name="ce2">
            <text:p>2.203</text:p>
          </table:table-cell>
          <table:table-cell office:value-type="float" office:value="141" table:style-name="ce2">
            <text:p>141</text:p>
          </table:table-cell>
          <table:table-cell office:value-type="float" office:value="141350" table:style-name="ce3">
            <text:p>141.350</text:p>
          </table:table-cell>
          <table:table-cell office:value-type="float" office:value="25.555199999999999" table:style-name="ce7">
            <text:p>25,6</text:p>
          </table:table-cell>
          <table:table-cell office:value-type="float" office:value="25.555199999999999" table:style-name="ce7">
            <text:p>25,6</text:p>
          </table:table-cell>
          <table:table-cell office:value-type="float" office:value="26.235900000000001" table:style-name="ce7">
            <text:p>26,2</text:p>
          </table:table-cell>
          <table:table-cell office:value-type="float" office:value="24.727499999999999" table:style-name="ce7">
            <text:p>24,7</text:p>
          </table:table-cell>
          <table:table-cell office:value-type="float" office:value="25.555199999999999" table:style-name="ce7">
            <text:p>25,6</text:p>
          </table:table-cell>
          <table:table-cell office:value-type="float" office:value="22.750599999999999" table:style-name="ce7">
            <text:p>22,8</text:p>
          </table:table-cell>
          <table:table-cell office:value-type="float" office:value="32.115200000000002" table:style-name="ce7">
            <text:p>32,1</text:p>
          </table:table-cell>
          <table:table-cell office:value-type="float" office:value="32.115200000000002" table:style-name="ce7">
            <text:p>32,1</text:p>
          </table:table-cell>
          <table:table-cell office:value-type="float" office:value="36.937899999999999" table:style-name="ce7">
            <text:p>36,9</text:p>
          </table:table-cell>
          <table:table-cell office:value-type="float" office:value="108.964" table:style-name="ce1">
            <text:p>108,964</text:p>
          </table:table-cell>
          <table:table-cell office:value-type="float" office:value="148.53479999999999" table:style-name="ce7">
            <text:p>148,5</text:p>
          </table:table-cell>
          <table:table-cell office:value-type="float" office:value="38.056600000000003" table:style-name="ce7">
            <text:p>38,1</text:p>
          </table:table-cell>
          <table:table-cell office:value-type="float" office:value="119.4824" table:style-name="ce7">
            <text:p>119,5</text:p>
          </table:table-cell>
          <table:table-cell office:value-type="float" office:value="190.14895000000001" table:style-name="ce7">
            <text:p>190,1</text:p>
          </table:table-cell>
          <table:table-cell office:value-type="float" office:value="54.947800000000001" table:style-name="ce7">
            <text:p>54,9</text:p>
          </table:table-cell>
          <table:table-cell table:number-columns-repeated="1636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<text:s/>Mato Grosso do Sul</text:p>
          </table:table-cell>
          <table:table-cell office:value-type="float" office:value="37058" table:style-name="ce2">
            <text:p>37.058</text:p>
          </table:table-cell>
          <table:table-cell office:value-type="float" office:value="5238" table:style-name="ce2">
            <text:p>5.238</text:p>
          </table:table-cell>
          <table:table-cell office:value-type="float" office:value="4360" table:style-name="ce2">
            <text:p>4.360</text:p>
          </table:table-cell>
          <table:table-cell office:value-type="float" office:value="0" table:style-name="ce2">
            <text:p>0</text:p>
          </table:table-cell>
          <table:table-cell office:value-type="float" office:value="373" table:style-name="ce2">
            <text:p>373</text:p>
          </table:table-cell>
          <table:table-cell office:value-type="float" office:value="505" table:style-name="ce2">
            <text:p>505</text:p>
          </table:table-cell>
          <table:table-cell office:value-type="float" office:value="42296" table:style-name="ce3">
            <text:p>42.296</text:p>
          </table:table-cell>
          <table:table-cell office:value-type="float" office:value="73.850800000000007" table:style-name="ce7">
            <text:p>73,9</text:p>
          </table:table-cell>
          <table:table-cell office:value-type="float" office:value="74.817499999999995" table:style-name="ce7">
            <text:p>74,8</text:p>
          </table:table-cell>
          <table:table-cell office:value-type="float" office:value="69.788700000000006" table:style-name="ce7">
            <text:p>69,8</text:p>
          </table:table-cell>
          <table:table-cell office:value-type="float" office:value="66.176299999999998" table:style-name="ce7">
            <text:p>66,2</text:p>
          </table:table-cell>
          <table:table-cell office:value-type="float" office:value="72.135800000000003" table:style-name="ce7">
            <text:p>72,1</text:p>
          </table:table-cell>
          <table:table-cell office:value-type="float" office:value="62.159300000000002" table:style-name="ce7">
            <text:p>62,2</text:p>
          </table:table-cell>
          <table:table-cell table:number-columns-repeated="3" table:style-name="ce7"/>
          <table:table-cell office:value-type="float" office:value="196.3066" table:style-name="ce1">
            <text:p>196,3066</text:p>
          </table:table-cell>
          <table:table-cell office:value-type="float" office:value="196.3066" table:style-name="ce7">
            <text:p>196,3</text:p>
          </table:table-cell>
          <table:table-cell office:value-type="float" office:value="230.46619999999999" table:style-name="ce7">
            <text:p>230,5</text:p>
          </table:table-cell>
          <table:table-cell office:value-type="float" office:value="132.8518" table:style-name="ce7">
            <text:p>132,9</text:p>
          </table:table-cell>
          <table:table-cell office:value-type="float" office:value="132.8518" table:style-name="ce7">
            <text:p>132,9</text:p>
          </table:table-cell>
          <table:table-cell office:value-type="float" office:value="119.5898" table:style-name="ce7">
            <text:p>119,6</text:p>
          </table:table-cell>
          <table:table-cell table:number-columns-repeated="16360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<text:s/>Mato Grosso</text:p>
          </table:table-cell>
          <table:table-cell office:value-type="float" office:value="38933" table:style-name="ce2">
            <text:p>38.933</text:p>
          </table:table-cell>
          <table:table-cell office:value-type="float" office:value="14106" table:style-name="ce2">
            <text:p>14.106</text:p>
          </table:table-cell>
          <table:table-cell office:value-type="float" office:value="11220" table:style-name="ce2">
            <text:p>11.220</text:p>
          </table:table-cell>
          <table:table-cell office:value-type="float" office:value="1499" table:style-name="ce2">
            <text:p>1.499</text:p>
          </table:table-cell>
          <table:table-cell office:value-type="float" office:value="839" table:style-name="ce2">
            <text:p>839</text:p>
          </table:table-cell>
          <table:table-cell office:value-type="float" office:value="548" table:style-name="ce2">
            <text:p>548</text:p>
          </table:table-cell>
          <table:table-cell office:value-type="float" office:value="53039" table:style-name="ce3">
            <text:p>53.039</text:p>
          </table:table-cell>
          <table:table-cell office:value-type="float" office:value="61.386600000000001" table:style-name="ce7">
            <text:p>61,4</text:p>
          </table:table-cell>
          <table:table-cell office:value-type="float" office:value="30.624849999999999" table:style-name="ce7">
            <text:p>30,6</text:p>
          </table:table-cell>
          <table:table-cell office:value-type="float" office:value="74.068600000000004" table:style-name="ce7">
            <text:p>74,1</text:p>
          </table:table-cell>
          <table:table-cell office:value-type="float" office:value="39.7652" table:style-name="ce7">
            <text:p>39,8</text:p>
          </table:table-cell>
          <table:table-cell office:value-type="float" office:value="7.4375999999999998" table:style-name="ce7">
            <text:p>7,4</text:p>
          </table:table-cell>
          <table:table-cell office:value-type="float" office:value="51.803899999999999" table:style-name="ce7">
            <text:p>51,8</text:p>
          </table:table-cell>
          <table:table-cell office:value-type="float" office:value="156.9436" table:style-name="ce7">
            <text:p>156,9</text:p>
          </table:table-cell>
          <table:table-cell office:value-type="float" office:value="202.90430000000001" table:style-name="ce7">
            <text:p>202,9</text:p>
          </table:table-cell>
          <table:table-cell office:value-type="float" office:value="156.9436" table:style-name="ce7">
            <text:p>156,9</text:p>
          </table:table-cell>
          <table:table-cell office:value-type="float" office:value="258.18020000000001" table:style-name="ce1">
            <text:p>258,1802</text:p>
          </table:table-cell>
          <table:table-cell office:value-type="float" office:value="354.8974" table:style-name="ce7">
            <text:p>354,9</text:p>
          </table:table-cell>
          <table:table-cell office:value-type="float" office:value="239.03659999999999" table:style-name="ce7">
            <text:p>239,0</text:p>
          </table:table-cell>
          <table:table-cell office:value-type="float" office:value="155.76910000000001" table:style-name="ce7">
            <text:p>155,8</text:p>
          </table:table-cell>
          <table:table-cell office:value-type="float" office:value="270.4486" table:style-name="ce7">
            <text:p>270,4</text:p>
          </table:table-cell>
          <table:table-cell office:value-type="float" office:value="155.76910000000001" table:style-name="ce7">
            <text:p>155,8</text:p>
          </table:table-cell>
          <table:table-cell table:number-columns-repeated="16360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<text:s/>Goiás</text:p>
          </table:table-cell>
          <table:table-cell office:value-type="float" office:value="60449" table:style-name="ce2">
            <text:p>60.449</text:p>
          </table:table-cell>
          <table:table-cell office:value-type="float" office:value="34373" table:style-name="ce2">
            <text:p>34.373</text:p>
          </table:table-cell>
          <table:table-cell office:value-type="float" office:value="9900" table:style-name="ce2">
            <text:p>9.900</text:p>
          </table:table-cell>
          <table:table-cell office:value-type="float" office:value="1971" table:style-name="ce2">
            <text:p>1.971</text:p>
          </table:table-cell>
          <table:table-cell office:value-type="float" office:value="8712" table:style-name="ce2">
            <text:p>8.712</text:p>
          </table:table-cell>
          <table:table-cell office:value-type="float" office:value="13790" table:style-name="ce2">
            <text:p>13.790</text:p>
          </table:table-cell>
          <table:table-cell office:value-type="float" office:value="94822" table:style-name="ce3">
            <text:p>94.822</text:p>
          </table:table-cell>
          <table:table-cell office:value-type="float" office:value="45.517699999999998" table:style-name="ce7">
            <text:p>45,5</text:p>
          </table:table-cell>
          <table:table-cell office:value-type="float" office:value="47.538699999999999" table:style-name="ce7">
            <text:p>47,5</text:p>
          </table:table-cell>
          <table:table-cell office:value-type="float" office:value="40.180300000000003" table:style-name="ce7">
            <text:p>40,2</text:p>
          </table:table-cell>
          <table:table-cell office:value-type="float" office:value="38.375700000000002" table:style-name="ce7">
            <text:p>38,4</text:p>
          </table:table-cell>
          <table:table-cell office:value-type="float" office:value="36.527299999999997" table:style-name="ce7">
            <text:p>36,5</text:p>
          </table:table-cell>
          <table:table-cell office:value-type="float" office:value="40.180300000000003" table:style-name="ce7">
            <text:p>40,2</text:p>
          </table:table-cell>
          <table:table-cell office:value-type="float" office:value="102.2075" table:style-name="ce7">
            <text:p>102,2</text:p>
          </table:table-cell>
          <table:table-cell office:value-type="float" office:value="118.7312" table:style-name="ce7">
            <text:p>118,7</text:p>
          </table:table-cell>
          <table:table-cell office:value-type="float" office:value="102.2075" table:style-name="ce7">
            <text:p>102,2</text:p>
          </table:table-cell>
          <table:table-cell office:value-type="float" office:value="18.596699999999998" table:style-name="ce1">
            <text:p>18,5967</text:p>
          </table:table-cell>
          <table:table-cell office:value-type="float" office:value="21.242699999999999" table:style-name="ce7">
            <text:p>21,2</text:p>
          </table:table-cell>
          <table:table-cell office:value-type="float" office:value="18.596699999999998" table:style-name="ce7">
            <text:p>18,6</text:p>
          </table:table-cell>
          <table:table-cell office:value-type="float" office:value="49.287500000000001" table:style-name="ce7">
            <text:p>49,3</text:p>
          </table:table-cell>
          <table:table-cell office:value-type="float" office:value="47.538699999999999" table:style-name="ce7">
            <text:p>47,5</text:p>
          </table:table-cell>
          <table:table-cell office:value-type="float" office:value="57.4255" table:style-name="ce7">
            <text:p>57,4</text:p>
          </table:table-cell>
          <table:table-cell table:number-columns-repeated="16360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<text:s/>Distrito Federal</text:p>
          </table:table-cell>
          <table:table-cell office:value-type="float" office:value="43866" table:style-name="ce2">
            <text:p>43.866</text:p>
          </table:table-cell>
          <table:table-cell office:value-type="float" office:value="664" table:style-name="ce2">
            <text:p>6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64" table:style-name="ce2">
            <text:p>664</text:p>
          </table:table-cell>
          <table:table-cell office:value-type="float" office:value="44530" table:style-name="ce3">
            <text:p>44.530</text:p>
          </table:table-cell>
          <table:table-cell office:value-type="float" office:value="59.444499999999998" table:style-name="ce7">
            <text:p>59,4</text:p>
          </table:table-cell>
          <table:table-cell office:value-type="float" office:value="533.72220000000004" table:style-name="ce7">
            <text:p>533,7</text:p>
          </table:table-cell>
          <table:table-cell office:value-type="float" office:value="51.471600000000002" table:style-name="ce7">
            <text:p>51,5</text:p>
          </table:table-cell>
          <table:table-cell table:number-columns-repeated="9" table:style-name="ce7"/>
          <table:table-cell office:value-type="float" office:value="59.444499999999998" table:style-name="ce7">
            <text:p>59,4</text:p>
          </table:table-cell>
          <table:table-cell office:value-type="float" office:value="533.72220000000004" table:style-name="ce7">
            <text:p>533,7</text:p>
          </table:table-cell>
          <table:table-cell office:value-type="float" office:value="51.471600000000002" table:style-name="ce7">
            <text:p>51,5</text:p>
          </table:table-cell>
          <table:table-cell table:number-columns-repeated="16360"/>
        </table:table-row>
        <table:table-row table:style-name="ro2">
          <table:table-cell table:number-columns-repeated="10" table:style-name="ce1"/>
          <table:table-cell table:style-name="ce7"/>
          <table:table-cell table:style-name="ce1"/>
          <table:table-cell table:number-columns-repeated="2" table:style-name="ce7"/>
          <table:table-cell table:style-name="ce1"/>
          <table:table-cell table:number-columns-repeated="6" table:style-name="ce7"/>
          <table:table-cell table:number-columns-repeated="16363" table:style-name="ce1"/>
        </table:table-row>
        <table:table-row table:style-name="ro2">
          <table:table-cell table:number-columns-repeated="15" table:style-name="ce1"/>
          <table:table-cell table:number-columns-repeated="3" table:style-name="ce7"/>
          <table:table-cell table:style-name="ce1"/>
          <table:table-cell table:number-columns-repeated="5" table:style-name="ce7"/>
          <table:table-cell table:number-columns-repeated="16360"/>
        </table:table-row>
        <table:table-row table:style-name="ro2">
          <table:table-cell table:number-columns-repeated="16"/>
          <table:table-cell table:number-columns-repeated="2" table:style-name="ce7"/>
          <table:table-cell table:style-name="ce1"/>
          <table:table-cell table:number-columns-repeated="4" table:style-name="ce7"/>
          <table:table-cell table:number-columns-repeated="16361"/>
        </table:table-row>
        <table:table-row table:style-name="ro2">
          <table:table-cell table:number-columns-repeated="16"/>
          <table:table-cell table:style-name="ce7"/>
          <table:table-cell table:number-columns-repeated="2" table:style-name="ce1"/>
          <table:table-cell table:number-columns-repeated="2" table:style-name="ce7"/>
          <table:table-cell table:number-columns-repeated="16363" table:style-name="ce1"/>
        </table:table-row>
        <table:table-row table:number-rows-repeated="1048542" table:style-name="ro2">
          <table:table-cell table:number-columns-repeated="16384"/>
        </table:table-row>
      </table:table>
      <table:table table:name="BR12" table:style-name="ta1">
        <table:table-column table:style-name="co24" table:default-cell-style-name="ce1"/>
        <table:table-column table:style-name="co13" table:default-cell-style-name="ce1"/>
        <table:table-column table:style-name="co4" table:number-columns-repeated="22" table:default-cell-style-name="ce1"/>
        <table:table-column table:style-name="co9" table:number-columns-repeated="16360" table:default-cell-style-name="ce1"/>
        <table:table-row table:style-name="ro1">
          <table:table-cell office:value-type="string" table:style-name="ce10">
            <text:p>CODUFr</text:p>
          </table:table-cell>
          <table:table-cell office:value-type="string" table:style-name="ce11">
            <text:p>NOME</text:p>
          </table:table-cell>
          <table:table-cell office:value-type="string" table:style-name="ce12">
            <text:p>local</text:p>
          </table:table-cell>
          <table:table-cell office:value-type="string" table:style-name="ce12">
            <text:p>não_local</text:p>
          </table:table-cell>
          <table:table-cell office:value-type="string" table:style-name="ce13">
            <text:p>dentro_regiao_saude</text:p>
          </table:table-cell>
          <table:table-cell office:value-type="string" table:style-name="ce13">
            <text:p>dentro_macrorregiao_saude</text:p>
          </table:table-cell>
          <table:table-cell office:value-type="string" table:style-name="ce13">
            <text:p>fora_macrorregiao_saude</text:p>
          </table:table-cell>
          <table:table-cell office:value-type="string" table:style-name="ce12">
            <text:p>outra_uf</text:p>
          </table:table-cell>
          <table:table-cell office:value-type="string" table:style-name="ce13">
            <text:p>destino_total</text:p>
          </table:table-cell>
          <table:table-cell office:value-type="string" table:style-name="ce13">
            <text:p>km_partos_fora_municipio</text:p>
          </table:table-cell>
          <table:table-cell office:value-type="string" table:style-name="ce13">
            <text:p>km_partos_fora_municipio_alta_complexidade</text:p>
          </table:table-cell>
          <table:table-cell office:value-type="string" table:style-name="ce13">
            <text:p>km_partos_fora_municipio_baixa_complexidade</text:p>
          </table:table-cell>
          <table:table-cell office:value-type="string" table:style-name="ce13">
            <text:p>km_partos_na_região</text:p>
          </table:table-cell>
          <table:table-cell office:value-type="string" table:style-name="ce13">
            <text:p>km_partos_na_região_alta_complexidade</text:p>
          </table:table-cell>
          <table:table-cell office:value-type="string" table:style-name="ce13">
            <text:p>km_partos_na_região_baixa_complexidade</text:p>
          </table:table-cell>
          <table:table-cell office:value-type="string" table:style-name="ce13">
            <text:p>km_partos_na_macrorregião</text:p>
          </table:table-cell>
          <table:table-cell office:value-type="string" table:style-name="ce13">
            <text:p>km_partos_na_macrorregião_alta_complexidade</text:p>
          </table:table-cell>
          <table:table-cell office:value-type="string" table:style-name="ce13">
            <text:p>km_partos_na_macrorregião_baixa_complexidade</text:p>
          </table:table-cell>
          <table:table-cell office:value-type="string" table:style-name="ce13">
            <text:p>km_partos_fora_macrorregião</text:p>
          </table:table-cell>
          <table:table-cell office:value-type="string" table:style-name="ce13">
            <text:p>km_partos_fora_macrorregião_alta_complexidade</text:p>
          </table:table-cell>
          <table:table-cell office:value-type="string" table:style-name="ce13">
            <text:p>km_partos_fora_macrorregião_baixa_complexidade</text:p>
          </table:table-cell>
          <table:table-cell office:value-type="string" table:style-name="ce14">
            <text:p>km_partos_fora_UF</text:p>
          </table:table-cell>
          <table:table-cell office:value-type="string" table:style-name="ce13">
            <text:p>km_partos_fora_UF_alta_complexidade</text:p>
          </table:table-cell>
          <table:table-cell office:value-type="string" table:style-name="ce13">
            <text:p>km_partos_fora_UF_baixa_complexidade</text:p>
          </table:table-cell>
          <table:table-cell table:number-columns-repeated="16360"/>
        </table:table-row>
        <table:table-row table:style-name="ro2">
          <table:table-cell table:style-name="ce1"/>
          <table:table-cell office:value-type="string" table:style-name="ce1">
            <text:p>Brasil</text:p>
          </table:table-cell>
          <table:table-cell office:value-type="float" office:value="2073510" table:style-name="ce2">
            <text:p>2.073.510</text:p>
          </table:table-cell>
          <table:table-cell office:value-type="float" office:value="832279" table:style-name="ce2">
            <text:p>832.279</text:p>
          </table:table-cell>
          <table:table-cell office:value-type="float" office:value="564718" table:style-name="ce2">
            <text:p>564.718</text:p>
          </table:table-cell>
          <table:table-cell office:value-type="float" office:value="137575" table:style-name="ce2">
            <text:p>137.575</text:p>
          </table:table-cell>
          <table:table-cell office:value-type="float" office:value="92448" table:style-name="ce2">
            <text:p>92.448</text:p>
          </table:table-cell>
          <table:table-cell office:value-type="float" office:value="37538" table:style-name="ce2">
            <text:p>37.538</text:p>
          </table:table-cell>
          <table:table-cell office:value-type="float" office:value="2905789" table:style-name="ce3">
            <text:p>2.905.789</text:p>
          </table:table-cell>
          <table:table-cell office:value-type="float" office:value="33.189300000000003" table:style-name="ce4">
            <text:p>33,2</text:p>
          </table:table-cell>
          <table:table-cell office:value-type="float" office:value="31.9724" table:style-name="ce4">
            <text:p>32,0</text:p>
          </table:table-cell>
          <table:table-cell office:value-type="float" office:value="34.244900000000001" table:style-name="ce4">
            <text:p>34,2</text:p>
          </table:table-cell>
          <table:table-cell office:value-type="float" office:value="27.738700000000001" table:style-name="ce4">
            <text:p>27,7</text:p>
          </table:table-cell>
          <table:table-cell office:value-type="float" office:value="25.561599999999999" table:style-name="ce4">
            <text:p>25,6</text:p>
          </table:table-cell>
          <table:table-cell office:value-type="float" office:value="29.740200000000002" table:style-name="ce4">
            <text:p>29,7</text:p>
          </table:table-cell>
          <table:table-cell office:value-type="float" office:value="59.9315" table:style-name="ce4">
            <text:p>59,9</text:p>
          </table:table-cell>
          <table:table-cell office:value-type="float" office:value="59.200200000000002" table:style-name="ce4">
            <text:p>59,2</text:p>
          </table:table-cell>
          <table:table-cell office:value-type="float" office:value="60.981000000000002" table:style-name="ce4">
            <text:p>61,0</text:p>
          </table:table-cell>
          <table:table-cell office:value-type="float" office:value="43.905700000000003" table:style-name="ce4">
            <text:p>43,9</text:p>
          </table:table-cell>
          <table:table-cell office:value-type="float" office:value="41.279899999999998" table:style-name="ce4">
            <text:p>41,3</text:p>
          </table:table-cell>
          <table:table-cell office:value-type="float" office:value="57.328000000000003" table:style-name="ce4">
            <text:p>57,3</text:p>
          </table:table-cell>
          <table:table-cell office:value-type="float" office:value="57.4255" table:style-name="ce4">
            <text:p>57,4</text:p>
          </table:table-cell>
          <table:table-cell office:value-type="float" office:value="52.873800000000003" table:style-name="ce4">
            <text:p>52,9</text:p>
          </table:table-cell>
          <table:table-cell office:value-type="float" office:value="65.390299999999996" table:style-name="ce4">
            <text:p>65,4</text:p>
          </table:table-cell>
          <table:table-cell table:number-columns-repeated="16360"/>
        </table:table-row>
        <table:table-row table:style-name="ro2">
          <table:table-cell table:number-columns-repeated="2" table:style-name="ce1"/>
          <table:table-cell table:number-columns-repeated="4" table:style-name="ce2"/>
          <table:table-cell table:number-columns-repeated="2" table:style-name="ce1"/>
          <table:table-cell table:style-name="ce5"/>
          <table:table-cell table:style-name="ce4"/>
          <table:table-cell table:number-columns-repeated="9" table:style-name="ce1"/>
          <table:table-cell table:number-columns-repeated="3" table:style-name="ce4"/>
          <table:table-cell table:number-columns-repeated="16362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<text:s/>Rondônia</text:p>
          </table:table-cell>
          <table:table-cell office:value-type="float" office:value="20413" table:style-name="ce2">
            <text:p>20.413</text:p>
          </table:table-cell>
          <table:table-cell office:value-type="float" office:value="6100" table:style-name="ce2">
            <text:p>6.100</text:p>
          </table:table-cell>
          <table:table-cell office:value-type="float" office:value="4243" table:style-name="ce2">
            <text:p>4.243</text:p>
          </table:table-cell>
          <table:table-cell office:value-type="float" office:value="1092" table:style-name="ce2">
            <text:p>1.092</text:p>
          </table:table-cell>
          <table:table-cell office:value-type="float" office:value="495" table:style-name="ce2">
            <text:p>495</text:p>
          </table:table-cell>
          <table:table-cell office:value-type="float" office:value="270" table:style-name="ce2">
            <text:p>270</text:p>
          </table:table-cell>
          <table:table-cell office:value-type="float" office:value="26513" table:style-name="ce3">
            <text:p>26.513</text:p>
          </table:table-cell>
          <table:table-cell office:value-type="float" office:value="64.415599999999998" table:style-name="ce7">
            <text:p>64,4</text:p>
          </table:table-cell>
          <table:table-cell office:value-type="float" office:value="203.58179999999999" table:style-name="ce7">
            <text:p>203,6</text:p>
          </table:table-cell>
          <table:table-cell office:value-type="float" office:value="59.245800000000003" table:style-name="ce7">
            <text:p>59,2</text:p>
          </table:table-cell>
          <table:table-cell office:value-type="float" office:value="54.568800000000003" table:style-name="ce4">
            <text:p>54,6</text:p>
          </table:table-cell>
          <table:table-cell office:value-type="float" office:value="52.204168492572798" table:style-name="ce4">
            <text:p>52,2</text:p>
          </table:table-cell>
          <table:table-cell office:value-type="float" office:value="66.349665115156299" table:style-name="ce4">
            <text:p>66,3</text:p>
          </table:table-cell>
          <table:table-cell office:value-type="float" office:value="179.74039999999999" table:style-name="ce4">
            <text:p>179,7</text:p>
          </table:table-cell>
          <table:table-cell office:value-type="float" office:value="223.1" table:style-name="ce4">
            <text:p>223,1</text:p>
          </table:table-cell>
          <table:table-cell office:value-type="float" office:value="123.8126" table:style-name="ce4">
            <text:p>123,8</text:p>
          </table:table-cell>
          <table:table-cell office:value-type="float" office:value="480.04950000000002" table:style-name="ce4">
            <text:p>480,0</text:p>
          </table:table-cell>
          <table:table-cell office:value-type="float" office:value="481.71050000000002" table:style-name="ce4">
            <text:p>481,7</text:p>
          </table:table-cell>
          <table:table-cell office:value-type="float" office:value="360.72545000000002" table:style-name="ce4">
            <text:p>360,7</text:p>
          </table:table-cell>
          <table:table-cell office:value-type="float" office:value="510.85719999999998" table:style-name="ce4">
            <text:p>510,9</text:p>
          </table:table-cell>
          <table:table-cell office:value-type="float" office:value="510.85719999999998" table:style-name="ce4">
            <text:p>510,9</text:p>
          </table:table-cell>
          <table:table-cell office:value-type="float" office:value="510.85719999999998" table:style-name="ce4">
            <text:p>510,9</text:p>
          </table:table-cell>
          <table:table-cell table:number-columns-repeated="1636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<text:s/>Acre</text:p>
          </table:table-cell>
          <table:table-cell office:value-type="float" office:value="13096" table:style-name="ce2">
            <text:p>13.096</text:p>
          </table:table-cell>
          <table:table-cell office:value-type="float" office:value="3604" table:style-name="ce2">
            <text:p>3.604</text:p>
          </table:table-cell>
          <table:table-cell office:value-type="float" office:value="3148" table:style-name="ce2">
            <text:p>3.148</text:p>
          </table:table-cell>
          <table:table-cell office:value-type="float" office:value="429" table:style-name="ce2">
            <text:p>429</text:p>
          </table:table-cell>
          <table:table-cell office:value-type="float" office:value="0" table:style-name="ce2">
            <text:p>0</text:p>
          </table:table-cell>
          <table:table-cell office:value-type="float" office:value="27" table:style-name="ce2">
            <text:p>27</text:p>
          </table:table-cell>
          <table:table-cell office:value-type="float" office:value="16700" table:style-name="ce3">
            <text:p>16.700</text:p>
          </table:table-cell>
          <table:table-cell office:value-type="float" office:value="72.945899999999995" table:style-name="ce7">
            <text:p>72,9</text:p>
          </table:table-cell>
          <table:table-cell office:value-type="float" office:value="84.706051304650501" table:style-name="ce7">
            <text:p>84,7</text:p>
          </table:table-cell>
          <table:table-cell office:value-type="float" office:value="60.496600000000001" table:style-name="ce7">
            <text:p>60,5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60.496600000000001" table:style-name="ce4">
            <text:p>60,5</text:p>
          </table:table-cell>
          <table:table-cell office:value-type="float" office:value="234.31659999999999" table:style-name="ce4">
            <text:p>234,3</text:p>
          </table:table-cell>
          <table:table-cell office:value-type="float" office:value="230.9522" table:style-name="ce4">
            <text:p>231,0</text:p>
          </table:table-cell>
          <table:table-cell office:value-type="float" office:value="234.31659999999999" table:style-name="ce4">
            <text:p>234,3</text:p>
          </table:table-cell>
          <table:table-cell table:number-columns-repeated="3" table:style-name="ce4"/>
          <table:table-cell office:value-type="float" office:value="510.85719999999998" table:style-name="ce4">
            <text:p>510,9</text:p>
          </table:table-cell>
          <table:table-cell office:value-type="float" office:value="2897.2903999999999" table:style-name="ce4">
            <text:p>2.897,3</text:p>
          </table:table-cell>
          <table:table-cell office:value-type="float" office:value="223.14060000000001" table:style-name="ce4">
            <text:p>223,1</text:p>
          </table:table-cell>
          <table:table-cell table:number-columns-repeated="1636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<text:s/>Amazonas</text:p>
          </table:table-cell>
          <table:table-cell office:value-type="float" office:value="72909" table:style-name="ce2">
            <text:p>72.909</text:p>
          </table:table-cell>
          <table:table-cell office:value-type="float" office:value="4525" table:style-name="ce2">
            <text:p>4.525</text:p>
          </table:table-cell>
          <table:table-cell office:value-type="float" office:value="2611" table:style-name="ce2">
            <text:p>2.611</text:p>
          </table:table-cell>
          <table:table-cell office:value-type="float" office:value="472" table:style-name="ce2">
            <text:p>472</text:p>
          </table:table-cell>
          <table:table-cell office:value-type="float" office:value="613" table:style-name="ce2">
            <text:p>613</text:p>
          </table:table-cell>
          <table:table-cell office:value-type="float" office:value="829" table:style-name="ce2">
            <text:p>829</text:p>
          </table:table-cell>
          <table:table-cell office:value-type="float" office:value="77434" table:style-name="ce3">
            <text:p>77.434</text:p>
          </table:table-cell>
          <table:table-cell office:value-type="float" office:value="105.0942" table:style-name="ce7">
            <text:p>105,1</text:p>
          </table:table-cell>
          <table:table-cell office:value-type="float" office:value="125.7539" table:style-name="ce7">
            <text:p>125,8</text:p>
          </table:table-cell>
          <table:table-cell office:value-type="float" office:value="101.59780000000001" table:style-name="ce7">
            <text:p>101,6</text:p>
          </table:table-cell>
          <table:table-cell office:value-type="float" office:value="80.620699999999999" table:style-name="ce4">
            <text:p>80,6</text:p>
          </table:table-cell>
          <table:table-cell office:value-type="float" office:value="80.620699999999999" table:style-name="ce4">
            <text:p>80,6</text:p>
          </table:table-cell>
          <table:table-cell office:value-type="float" office:value="80.620699999999999" table:style-name="ce4">
            <text:p>80,6</text:p>
          </table:table-cell>
          <table:table-cell office:value-type="float" office:value="101.59780000000001" table:style-name="ce4">
            <text:p>101,6</text:p>
          </table:table-cell>
          <table:table-cell office:value-type="float" office:value="101.59780000000001" table:style-name="ce4">
            <text:p>101,6</text:p>
          </table:table-cell>
          <table:table-cell office:value-type="float" office:value="101.59780000000001" table:style-name="ce4">
            <text:p>101,6</text:p>
          </table:table-cell>
          <table:table-cell office:value-type="float" office:value="267.9083" table:style-name="ce4">
            <text:p>267,9</text:p>
          </table:table-cell>
          <table:table-cell office:value-type="float" office:value="267.9083" table:style-name="ce4">
            <text:p>267,9</text:p>
          </table:table-cell>
          <table:table-cell office:value-type="float" office:value="267.9083" table:style-name="ce4">
            <text:p>267,9</text:p>
          </table:table-cell>
          <table:table-cell office:value-type="float" office:value="223.14060000000001" table:style-name="ce4">
            <text:p>223,1</text:p>
          </table:table-cell>
          <table:table-cell office:value-type="float" office:value="223.14060000000001" table:style-name="ce4">
            <text:p>223,1</text:p>
          </table:table-cell>
          <table:table-cell office:value-type="float" office:value="223.14060000000001" table:style-name="ce4">
            <text:p>223,1</text:p>
          </table:table-cell>
          <table:table-cell table:number-columns-repeated="1636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<text:s/>Roraima</text:p>
          </table:table-cell>
          <table:table-cell office:value-type="float" office:value="7958" table:style-name="ce2">
            <text:p>7.958</text:p>
          </table:table-cell>
          <table:table-cell office:value-type="float" office:value="2643" table:style-name="ce2">
            <text:p>2.643</text:p>
          </table:table-cell>
          <table:table-cell office:value-type="float" office:value="1621" table:style-name="ce2">
            <text:p>1.621</text:p>
          </table:table-cell>
          <table:table-cell office:value-type="float" office:value="979" table:style-name="ce2">
            <text:p>979</text:p>
          </table:table-cell>
          <table:table-cell office:value-type="float" office:value="0" table:style-name="ce2">
            <text:p>0</text:p>
          </table:table-cell>
          <table:table-cell office:value-type="float" office:value="43" table:style-name="ce2">
            <text:p>43</text:p>
          </table:table-cell>
          <table:table-cell office:value-type="float" office:value="10601" table:style-name="ce3">
            <text:p>10.601</text:p>
          </table:table-cell>
          <table:table-cell office:value-type="float" office:value="138.99279999999999" table:style-name="ce7">
            <text:p>139,0</text:p>
          </table:table-cell>
          <table:table-cell office:value-type="float" office:value="864.10310000000004" table:style-name="ce7">
            <text:p>864,1</text:p>
          </table:table-cell>
          <table:table-cell office:value-type="float" office:value="138.99279999999999" table:style-name="ce7">
            <text:p>139,0</text:p>
          </table:table-cell>
          <table:table-cell office:value-type="float" office:value="124.1228" table:style-name="ce4">
            <text:p>124,1</text:p>
          </table:table-cell>
          <table:table-cell office:value-type="float" office:value="124.1228" table:style-name="ce4">
            <text:p>124,1</text:p>
          </table:table-cell>
          <table:table-cell table:style-name="ce4"/>
          <table:table-cell office:value-type="float" office:value="296.60590000000002" table:style-name="ce4">
            <text:p>296,6</text:p>
          </table:table-cell>
          <table:table-cell table:style-name="ce4"/>
          <table:table-cell office:value-type="float" office:value="296.60590000000002" table:style-name="ce4">
            <text:p>296,6</text:p>
          </table:table-cell>
          <table:table-cell table:number-columns-repeated="3" table:style-name="ce4"/>
          <table:table-cell office:value-type="float" office:value="660.71089331998996" table:style-name="ce4">
            <text:p>660,7</text:p>
          </table:table-cell>
          <table:table-cell office:value-type="float" office:value="864.10310000000004" table:style-name="ce4">
            <text:p>864,1</text:p>
          </table:table-cell>
          <table:table-cell office:value-type="float" office:value="601.49229336369797" table:style-name="ce4">
            <text:p>601,5</text:p>
          </table:table-cell>
          <table:table-cell table:number-columns-repeated="1636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<text:s/>Pará</text:p>
          </table:table-cell>
          <table:table-cell office:value-type="float" office:value="108289" table:style-name="ce2">
            <text:p>108.289</text:p>
          </table:table-cell>
          <table:table-cell office:value-type="float" office:value="29548" table:style-name="ce2">
            <text:p>29.548</text:p>
          </table:table-cell>
          <table:table-cell office:value-type="float" office:value="20106" table:style-name="ce2">
            <text:p>20.106</text:p>
          </table:table-cell>
          <table:table-cell office:value-type="float" office:value="2970" table:style-name="ce2">
            <text:p>2.970</text:p>
          </table:table-cell>
          <table:table-cell office:value-type="float" office:value="4509" table:style-name="ce2">
            <text:p>4.509</text:p>
          </table:table-cell>
          <table:table-cell office:value-type="float" office:value="1963" table:style-name="ce2">
            <text:p>1.963</text:p>
          </table:table-cell>
          <table:table-cell office:value-type="float" office:value="137837" table:style-name="ce3">
            <text:p>137.837</text:p>
          </table:table-cell>
          <table:table-cell office:value-type="float" office:value="56.645099999999999" table:style-name="ce7">
            <text:p>56,6</text:p>
          </table:table-cell>
          <table:table-cell office:value-type="float" office:value="65.9178" table:style-name="ce7">
            <text:p>65,9</text:p>
          </table:table-cell>
          <table:table-cell office:value-type="float" office:value="51.503045267999497" table:style-name="ce7">
            <text:p>51,5</text:p>
          </table:table-cell>
          <table:table-cell office:value-type="float" office:value="31.238499999999998" table:style-name="ce4">
            <text:p>31,2</text:p>
          </table:table-cell>
          <table:table-cell office:value-type="float" office:value="36.869" table:style-name="ce4">
            <text:p>36,9</text:p>
          </table:table-cell>
          <table:table-cell office:value-type="float" office:value="20.843399999999999" table:style-name="ce4">
            <text:p>20,8</text:p>
          </table:table-cell>
          <table:table-cell office:value-type="float" office:value="157.769439689058" table:style-name="ce4">
            <text:p>157,8</text:p>
          </table:table-cell>
          <table:table-cell office:value-type="float" office:value="161.14935892748599" table:style-name="ce4">
            <text:p>161,1</text:p>
          </table:table-cell>
          <table:table-cell office:value-type="float" office:value="130.05099999999999" table:style-name="ce4">
            <text:p>130,1</text:p>
          </table:table-cell>
          <table:table-cell office:value-type="float" office:value="114.65309999999999" table:style-name="ce4">
            <text:p>114,7</text:p>
          </table:table-cell>
          <table:table-cell office:value-type="float" office:value="114.65309999999999" table:style-name="ce4">
            <text:p>114,7</text:p>
          </table:table-cell>
          <table:table-cell office:value-type="float" office:value="106.0903" table:style-name="ce4">
            <text:p>106,1</text:p>
          </table:table-cell>
          <table:table-cell office:value-type="float" office:value="233.2105" table:style-name="ce4">
            <text:p>233,2</text:p>
          </table:table-cell>
          <table:table-cell office:value-type="float" office:value="243.52709999999999" table:style-name="ce4">
            <text:p>243,5</text:p>
          </table:table-cell>
          <table:table-cell office:value-type="float" office:value="167.196544180084" table:style-name="ce4">
            <text:p>167,2</text:p>
          </table:table-cell>
          <table:table-cell table:number-columns-repeated="1636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<text:s/>Amapá</text:p>
          </table:table-cell>
          <table:table-cell office:value-type="float" office:value="12673" table:style-name="ce2">
            <text:p>12.673</text:p>
          </table:table-cell>
          <table:table-cell office:value-type="float" office:value="2222" table:style-name="ce2">
            <text:p>2.222</text:p>
          </table:table-cell>
          <table:table-cell office:value-type="float" office:value="1010" table:style-name="ce2">
            <text:p>1.010</text:p>
          </table:table-cell>
          <table:table-cell office:value-type="float" office:value="1159" table:style-name="ce2">
            <text:p>1.159</text:p>
          </table:table-cell>
          <table:table-cell office:value-type="float" office:value="1" table:style-name="ce2">
            <text:p>1</text:p>
          </table:table-cell>
          <table:table-cell office:value-type="float" office:value="52" table:style-name="ce2">
            <text:p>52</text:p>
          </table:table-cell>
          <table:table-cell office:value-type="float" office:value="14895" table:style-name="ce3">
            <text:p>14.895</text:p>
          </table:table-cell>
          <table:table-cell office:value-type="float" office:value="34.715600000000002" table:style-name="ce7">
            <text:p>34,7</text:p>
          </table:table-cell>
          <table:table-cell office:value-type="float" office:value="101.96169999999999" table:style-name="ce7">
            <text:p>102,0</text:p>
          </table:table-cell>
          <table:table-cell office:value-type="float" office:value="27.065799999999999" table:style-name="ce7">
            <text:p>27,1</text:p>
          </table:table-cell>
          <table:table-cell office:value-type="float" office:value="115.9282" table:style-name="ce4">
            <text:p>115,9</text:p>
          </table:table-cell>
          <table:table-cell office:value-type="float" office:value="27.065799999999999" table:style-name="ce4">
            <text:p>27,1</text:p>
          </table:table-cell>
          <table:table-cell office:value-type="float" office:value="115.9282" table:style-name="ce4">
            <text:p>115,9</text:p>
          </table:table-cell>
          <table:table-cell office:value-type="float" office:value="21.342199999999998" table:style-name="ce4">
            <text:p>21,3</text:p>
          </table:table-cell>
          <table:table-cell office:value-type="float" office:value="21.342199999999998" table:style-name="ce4">
            <text:p>21,3</text:p>
          </table:table-cell>
          <table:table-cell office:value-type="float" office:value="168.85669999999999" table:style-name="ce4">
            <text:p>168,9</text:p>
          </table:table-cell>
          <table:table-cell office:value-type="string" table:style-name="ce4">
            <text:p><text:s text:c="2"/>NA</text:p>
          </table:table-cell>
          <table:table-cell office:value-type="string" table:style-name="ce4">
            <text:p><text:s text:c="2"/>NA</text:p>
          </table:table-cell>
          <table:table-cell table:style-name="ce4"/>
          <table:table-cell office:value-type="float" office:value="243.52709999999999" table:style-name="ce4">
            <text:p>243,5</text:p>
          </table:table-cell>
          <table:table-cell office:value-type="float" office:value="1609.68126490743" table:style-name="ce4">
            <text:p>1.609,7</text:p>
          </table:table-cell>
          <table:table-cell office:value-type="float" office:value="134.45590000000001" table:style-name="ce4">
            <text:p>134,5</text:p>
          </table:table-cell>
          <table:table-cell table:number-columns-repeated="1636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<text:s/>Tocantins</text:p>
          </table:table-cell>
          <table:table-cell office:value-type="float" office:value="13569" table:style-name="ce2">
            <text:p>13.569</text:p>
          </table:table-cell>
          <table:table-cell office:value-type="float" office:value="10826" table:style-name="ce2">
            <text:p>10.826</text:p>
          </table:table-cell>
          <table:table-cell office:value-type="float" office:value="7346" table:style-name="ce2">
            <text:p>7.346</text:p>
          </table:table-cell>
          <table:table-cell office:value-type="float" office:value="2139" table:style-name="ce2">
            <text:p>2.139</text:p>
          </table:table-cell>
          <table:table-cell office:value-type="float" office:value="308" table:style-name="ce2">
            <text:p>308</text:p>
          </table:table-cell>
          <table:table-cell office:value-type="float" office:value="1033" table:style-name="ce2">
            <text:p>1.033</text:p>
          </table:table-cell>
          <table:table-cell office:value-type="float" office:value="24395" table:style-name="ce3">
            <text:p>24.395</text:p>
          </table:table-cell>
          <table:table-cell office:value-type="float" office:value="73.734499999999997" table:style-name="ce7">
            <text:p>73,7</text:p>
          </table:table-cell>
          <table:table-cell office:value-type="float" office:value="97.341499999999996" table:style-name="ce7">
            <text:p>97,3</text:p>
          </table:table-cell>
          <table:table-cell office:value-type="float" office:value="68.232299999999995" table:style-name="ce7">
            <text:p>68,2</text:p>
          </table:table-cell>
          <table:table-cell office:value-type="float" office:value="62.094099999999997" table:style-name="ce4">
            <text:p>62,1</text:p>
          </table:table-cell>
          <table:table-cell office:value-type="float" office:value="53.791899999999998" table:style-name="ce4">
            <text:p>53,8</text:p>
          </table:table-cell>
          <table:table-cell office:value-type="float" office:value="73.734499999999997" table:style-name="ce4">
            <text:p>73,7</text:p>
          </table:table-cell>
          <table:table-cell office:value-type="float" office:value="131.1533" table:style-name="ce4">
            <text:p>131,2</text:p>
          </table:table-cell>
          <table:table-cell office:value-type="float" office:value="131.1533" table:style-name="ce4">
            <text:p>131,2</text:p>
          </table:table-cell>
          <table:table-cell office:value-type="float" office:value="127.43689999999999" table:style-name="ce4">
            <text:p>127,4</text:p>
          </table:table-cell>
          <table:table-cell office:value-type="float" office:value="220.6696" table:style-name="ce4">
            <text:p>220,7</text:p>
          </table:table-cell>
          <table:table-cell office:value-type="float" office:value="402.74509999999998" table:style-name="ce4">
            <text:p>402,7</text:p>
          </table:table-cell>
          <table:table-cell office:value-type="float" office:value="220.6696" table:style-name="ce4">
            <text:p>220,7</text:p>
          </table:table-cell>
          <table:table-cell office:value-type="float" office:value="65.390299999999996" table:style-name="ce4">
            <text:p>65,4</text:p>
          </table:table-cell>
          <table:table-cell office:value-type="float" office:value="123.19325000000001" table:style-name="ce4">
            <text:p>123,2</text:p>
          </table:table-cell>
          <table:table-cell office:value-type="float" office:value="54.3185" table:style-name="ce4">
            <text:p>54,3</text:p>
          </table:table-cell>
          <table:table-cell table:number-columns-repeated="1636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<text:s/>Maranhão</text:p>
          </table:table-cell>
          <table:table-cell office:value-type="float" office:value="87365" table:style-name="ce2">
            <text:p>87.365</text:p>
          </table:table-cell>
          <table:table-cell office:value-type="float" office:value="28674" table:style-name="ce2">
            <text:p>28.674</text:p>
          </table:table-cell>
          <table:table-cell office:value-type="float" office:value="19640" table:style-name="ce2">
            <text:p>19.640</text:p>
          </table:table-cell>
          <table:table-cell office:value-type="float" office:value="5021" table:style-name="ce2">
            <text:p>5.021</text:p>
          </table:table-cell>
          <table:table-cell office:value-type="float" office:value="1019" table:style-name="ce2">
            <text:p>1.019</text:p>
          </table:table-cell>
          <table:table-cell office:value-type="float" office:value="2994" table:style-name="ce2">
            <text:p>2.994</text:p>
          </table:table-cell>
          <table:table-cell office:value-type="float" office:value="116039" table:style-name="ce3">
            <text:p>116.039</text:p>
          </table:table-cell>
          <table:table-cell office:value-type="float" office:value="40.261800000000001" table:style-name="ce7">
            <text:p>40,3</text:p>
          </table:table-cell>
          <table:table-cell office:value-type="float" office:value="51.626399999999997" table:style-name="ce7">
            <text:p>51,6</text:p>
          </table:table-cell>
          <table:table-cell office:value-type="float" office:value="40.261800000000001" table:style-name="ce7">
            <text:p>40,3</text:p>
          </table:table-cell>
          <table:table-cell office:value-type="float" office:value="31.3567" table:style-name="ce4">
            <text:p>31,4</text:p>
          </table:table-cell>
          <table:table-cell office:value-type="float" office:value="32.498800000000003" table:style-name="ce4">
            <text:p>32,5</text:p>
          </table:table-cell>
          <table:table-cell office:value-type="float" office:value="29.725300000000001" table:style-name="ce4">
            <text:p>29,7</text:p>
          </table:table-cell>
          <table:table-cell office:value-type="float" office:value="102.879" table:style-name="ce4">
            <text:p>102,9</text:p>
          </table:table-cell>
          <table:table-cell office:value-type="float" office:value="148.31553634116" table:style-name="ce4">
            <text:p>148,3</text:p>
          </table:table-cell>
          <table:table-cell office:value-type="float" office:value="100.58150000000001" table:style-name="ce4">
            <text:p>100,6</text:p>
          </table:table-cell>
          <table:table-cell office:value-type="float" office:value="86.704400000000007" table:style-name="ce4">
            <text:p>86,7</text:p>
          </table:table-cell>
          <table:table-cell office:value-type="float" office:value="286.61284999999998" table:style-name="ce4">
            <text:p>286,6</text:p>
          </table:table-cell>
          <table:table-cell office:value-type="float" office:value="84.617265246605896" table:style-name="ce4">
            <text:p>84,6</text:p>
          </table:table-cell>
          <table:table-cell office:value-type="float" office:value="57.557389151172998" table:style-name="ce4">
            <text:p>57,6</text:p>
          </table:table-cell>
          <table:table-cell office:value-type="float" office:value="72.322100000000006" table:style-name="ce4">
            <text:p>72,3</text:p>
          </table:table-cell>
          <table:table-cell office:value-type="float" office:value="40.3010911441744" table:style-name="ce4">
            <text:p>40,3</text:p>
          </table:table-cell>
          <table:table-cell table:number-columns-repeated="1636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<text:s/>Piauí</text:p>
          </table:table-cell>
          <table:table-cell office:value-type="float" office:value="28484" table:style-name="ce2">
            <text:p>28.484</text:p>
          </table:table-cell>
          <table:table-cell office:value-type="float" office:value="19478" table:style-name="ce2">
            <text:p>19.478</text:p>
          </table:table-cell>
          <table:table-cell office:value-type="float" office:value="15112" table:style-name="ce2">
            <text:p>15.112</text:p>
          </table:table-cell>
          <table:table-cell office:value-type="float" office:value="1405" table:style-name="ce2">
            <text:p>1.405</text:p>
          </table:table-cell>
          <table:table-cell office:value-type="float" office:value="2481" table:style-name="ce2">
            <text:p>2.481</text:p>
          </table:table-cell>
          <table:table-cell office:value-type="float" office:value="480" table:style-name="ce2">
            <text:p>480</text:p>
          </table:table-cell>
          <table:table-cell office:value-type="float" office:value="47962" table:style-name="ce3">
            <text:p>47.962</text:p>
          </table:table-cell>
          <table:table-cell office:value-type="float" office:value="65.770499999999998" table:style-name="ce7">
            <text:p>65,8</text:p>
          </table:table-cell>
          <table:table-cell office:value-type="float" office:value="98.626999999999995" table:style-name="ce7">
            <text:p>98,6</text:p>
          </table:table-cell>
          <table:table-cell office:value-type="float" office:value="51.873199999999997" table:style-name="ce7">
            <text:p>51,9</text:p>
          </table:table-cell>
          <table:table-cell office:value-type="float" office:value="54.273000000000003" table:style-name="ce4">
            <text:p>54,3</text:p>
          </table:table-cell>
          <table:table-cell office:value-type="float" office:value="50.961100000000002" table:style-name="ce4">
            <text:p>51,0</text:p>
          </table:table-cell>
          <table:table-cell office:value-type="float" office:value="72.013999999999996" table:style-name="ce4">
            <text:p>72,0</text:p>
          </table:table-cell>
          <table:table-cell office:value-type="float" office:value="101.3591" table:style-name="ce4">
            <text:p>101,4</text:p>
          </table:table-cell>
          <table:table-cell office:value-type="float" office:value="115.24420000000001" table:style-name="ce4">
            <text:p>115,2</text:p>
          </table:table-cell>
          <table:table-cell office:value-type="float" office:value="85.060199999999995" table:style-name="ce4">
            <text:p>85,1</text:p>
          </table:table-cell>
          <table:table-cell office:value-type="float" office:value="189.30520000000001" table:style-name="ce4">
            <text:p>189,3</text:p>
          </table:table-cell>
          <table:table-cell office:value-type="float" office:value="199.62710000000001" table:style-name="ce4">
            <text:p>199,6</text:p>
          </table:table-cell>
          <table:table-cell office:value-type="float" office:value="84.128299999999996" table:style-name="ce4">
            <text:p>84,1</text:p>
          </table:table-cell>
          <table:table-cell office:value-type="float" office:value="59.9377" table:style-name="ce4">
            <text:p>59,9</text:p>
          </table:table-cell>
          <table:table-cell office:value-type="float" office:value="287.75580000000002" table:style-name="ce4">
            <text:p>287,8</text:p>
          </table:table-cell>
          <table:table-cell office:value-type="float" office:value="59.782499999999999" table:style-name="ce4">
            <text:p>59,8</text:p>
          </table:table-cell>
          <table:table-cell table:number-columns-repeated="1636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<text:s/>Ceará</text:p>
          </table:table-cell>
          <table:table-cell office:value-type="float" office:value="88555" table:style-name="ce2">
            <text:p>88.555</text:p>
          </table:table-cell>
          <table:table-cell office:value-type="float" office:value="38313" table:style-name="ce2">
            <text:p>38.313</text:p>
          </table:table-cell>
          <table:table-cell office:value-type="float" office:value="23646" table:style-name="ce2">
            <text:p>23.646</text:p>
          </table:table-cell>
          <table:table-cell office:value-type="float" office:value="11742" table:style-name="ce2">
            <text:p>11.742</text:p>
          </table:table-cell>
          <table:table-cell office:value-type="float" office:value="2462" table:style-name="ce2">
            <text:p>2.462</text:p>
          </table:table-cell>
          <table:table-cell office:value-type="float" office:value="463" table:style-name="ce2">
            <text:p>463</text:p>
          </table:table-cell>
          <table:table-cell office:value-type="float" office:value="126868" table:style-name="ce3">
            <text:p>126.868</text:p>
          </table:table-cell>
          <table:table-cell office:value-type="float" office:value="42.943600000000004" table:style-name="ce7">
            <text:p>42,9</text:p>
          </table:table-cell>
          <table:table-cell office:value-type="float" office:value="50.072099999999999" table:style-name="ce7">
            <text:p>50,1</text:p>
          </table:table-cell>
          <table:table-cell office:value-type="float" office:value="38.195900000000002" table:style-name="ce7">
            <text:p>38,2</text:p>
          </table:table-cell>
          <table:table-cell office:value-type="float" office:value="38.258800000000001" table:style-name="ce4">
            <text:p>38,3</text:p>
          </table:table-cell>
          <table:table-cell office:value-type="float" office:value="34.644100000000002" table:style-name="ce4">
            <text:p>34,6</text:p>
          </table:table-cell>
          <table:table-cell office:value-type="float" office:value="45.957299999999996" table:style-name="ce4">
            <text:p>46,0</text:p>
          </table:table-cell>
          <table:table-cell office:value-type="float" office:value="50.072099999999999" table:style-name="ce4">
            <text:p>50,1</text:p>
          </table:table-cell>
          <table:table-cell office:value-type="float" office:value="52.740200000000002" table:style-name="ce4">
            <text:p>52,7</text:p>
          </table:table-cell>
          <table:table-cell office:value-type="float" office:value="42.895099999999999" table:style-name="ce4">
            <text:p>42,9</text:p>
          </table:table-cell>
          <table:table-cell office:value-type="float" office:value="169.6148" table:style-name="ce4">
            <text:p>169,6</text:p>
          </table:table-cell>
          <table:table-cell office:value-type="float" office:value="212.30840000000001" table:style-name="ce4">
            <text:p>212,3</text:p>
          </table:table-cell>
          <table:table-cell office:value-type="float" office:value="102.0877" table:style-name="ce4">
            <text:p>102,1</text:p>
          </table:table-cell>
          <table:table-cell office:value-type="float" office:value="100.85720000000001" table:style-name="ce4">
            <text:p>100,9</text:p>
          </table:table-cell>
          <table:table-cell office:value-type="float" office:value="90.842200000000005" table:style-name="ce4">
            <text:p>90,8</text:p>
          </table:table-cell>
          <table:table-cell office:value-type="float" office:value="115.58" table:style-name="ce4">
            <text:p>115,6</text:p>
          </table:table-cell>
          <table:table-cell table:number-columns-repeated="1636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<text:s/>Rio Grande do Norte</text:p>
          </table:table-cell>
          <table:table-cell office:value-type="float" office:value="27020" table:style-name="ce2">
            <text:p>27.020</text:p>
          </table:table-cell>
          <table:table-cell office:value-type="float" office:value="19973" table:style-name="ce2">
            <text:p>19.973</text:p>
          </table:table-cell>
          <table:table-cell office:value-type="float" office:value="11409" table:style-name="ce2">
            <text:p>11.409</text:p>
          </table:table-cell>
          <table:table-cell office:value-type="float" office:value="7524" table:style-name="ce2">
            <text:p>7.524</text:p>
          </table:table-cell>
          <table:table-cell office:value-type="float" office:value="891" table:style-name="ce2">
            <text:p>891</text:p>
          </table:table-cell>
          <table:table-cell office:value-type="float" office:value="149" table:style-name="ce2">
            <text:p>149</text:p>
          </table:table-cell>
          <table:table-cell office:value-type="float" office:value="46993" table:style-name="ce3">
            <text:p>46.993</text:p>
          </table:table-cell>
          <table:table-cell office:value-type="float" office:value="41.494999999999997" table:style-name="ce7">
            <text:p>41,5</text:p>
          </table:table-cell>
          <table:table-cell office:value-type="float" office:value="51.822499999999998" table:style-name="ce7">
            <text:p>51,8</text:p>
          </table:table-cell>
          <table:table-cell office:value-type="float" office:value="33.596899999999998" table:style-name="ce7">
            <text:p>33,6</text:p>
          </table:table-cell>
          <table:table-cell office:value-type="float" office:value="27.094200000000001" table:style-name="ce4">
            <text:p>27,1</text:p>
          </table:table-cell>
          <table:table-cell office:value-type="float" office:value="28.6875" table:style-name="ce4">
            <text:p>28,7</text:p>
          </table:table-cell>
          <table:table-cell office:value-type="float" office:value="23.518899999999999" table:style-name="ce4">
            <text:p>23,5</text:p>
          </table:table-cell>
          <table:table-cell office:value-type="float" office:value="74.532399999999996" table:style-name="ce4">
            <text:p>74,5</text:p>
          </table:table-cell>
          <table:table-cell office:value-type="float" office:value="74.767499999999998" table:style-name="ce4">
            <text:p>74,8</text:p>
          </table:table-cell>
          <table:table-cell office:value-type="float" office:value="60.538800000000002" table:style-name="ce4">
            <text:p>60,5</text:p>
          </table:table-cell>
          <table:table-cell office:value-type="float" office:value="203.71549999999999" table:style-name="ce4">
            <text:p>203,7</text:p>
          </table:table-cell>
          <table:table-cell office:value-type="float" office:value="251.33165" table:style-name="ce4">
            <text:p>251,3</text:p>
          </table:table-cell>
          <table:table-cell office:value-type="float" office:value="84.705200000000005" table:style-name="ce4">
            <text:p>84,7</text:p>
          </table:table-cell>
          <table:table-cell office:value-type="float" office:value="138.67330000000001" table:style-name="ce4">
            <text:p>138,7</text:p>
          </table:table-cell>
          <table:table-cell office:value-type="float" office:value="239.49119999999999" table:style-name="ce4">
            <text:p>239,5</text:p>
          </table:table-cell>
          <table:table-cell office:value-type="float" office:value="47.356099999999998" table:style-name="ce4">
            <text:p>47,4</text:p>
          </table:table-cell>
          <table:table-cell table:number-columns-repeated="1636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<text:s/>Paraíba</text:p>
          </table:table-cell>
          <table:table-cell office:value-type="float" office:value="28464" table:style-name="ce2">
            <text:p>28.464</text:p>
          </table:table-cell>
          <table:table-cell office:value-type="float" office:value="28306" table:style-name="ce2">
            <text:p>28.306</text:p>
          </table:table-cell>
          <table:table-cell office:value-type="float" office:value="15186" table:style-name="ce2">
            <text:p>15.186</text:p>
          </table:table-cell>
          <table:table-cell office:value-type="float" office:value="9984" table:style-name="ce2">
            <text:p>9.984</text:p>
          </table:table-cell>
          <table:table-cell office:value-type="float" office:value="1938" table:style-name="ce2">
            <text:p>1.938</text:p>
          </table:table-cell>
          <table:table-cell office:value-type="float" office:value="1198" table:style-name="ce2">
            <text:p>1.198</text:p>
          </table:table-cell>
          <table:table-cell office:value-type="float" office:value="56770" table:style-name="ce3">
            <text:p>56.770</text:p>
          </table:table-cell>
          <table:table-cell office:value-type="float" office:value="43.258099999999999" table:style-name="ce7">
            <text:p>43,3</text:p>
          </table:table-cell>
          <table:table-cell office:value-type="float" office:value="46.828800000000001" table:style-name="ce7">
            <text:p>46,8</text:p>
          </table:table-cell>
          <table:table-cell office:value-type="float" office:value="37.707999999999998" table:style-name="ce7">
            <text:p>37,7</text:p>
          </table:table-cell>
          <table:table-cell office:value-type="float" office:value="30.0945" table:style-name="ce4">
            <text:p>30,1</text:p>
          </table:table-cell>
          <table:table-cell office:value-type="float" office:value="30.616800000000001" table:style-name="ce4">
            <text:p>30,6</text:p>
          </table:table-cell>
          <table:table-cell office:value-type="float" office:value="28.244700000000002" table:style-name="ce4">
            <text:p>28,2</text:p>
          </table:table-cell>
          <table:table-cell office:value-type="float" office:value="60.095199999999998" table:style-name="ce4">
            <text:p>60,1</text:p>
          </table:table-cell>
          <table:table-cell office:value-type="float" office:value="62.326599999999999" table:style-name="ce4">
            <text:p>62,3</text:p>
          </table:table-cell>
          <table:table-cell office:value-type="float" office:value="50.030099999999997" table:style-name="ce4">
            <text:p>50,0</text:p>
          </table:table-cell>
          <table:table-cell office:value-type="float" office:value="72.831199999999995" table:style-name="ce4">
            <text:p>72,8</text:p>
          </table:table-cell>
          <table:table-cell office:value-type="float" office:value="87.423599999999993" table:style-name="ce4">
            <text:p>87,4</text:p>
          </table:table-cell>
          <table:table-cell office:value-type="float" office:value="69.651600000000002" table:style-name="ce4">
            <text:p>69,7</text:p>
          </table:table-cell>
          <table:table-cell office:value-type="float" office:value="55.795400000000001" table:style-name="ce4">
            <text:p>55,8</text:p>
          </table:table-cell>
          <table:table-cell office:value-type="float" office:value="117.7856" table:style-name="ce4">
            <text:p>117,8</text:p>
          </table:table-cell>
          <table:table-cell office:value-type="float" office:value="47.163200000000003" table:style-name="ce4">
            <text:p>47,2</text:p>
          </table:table-cell>
          <table:table-cell table:number-columns-repeated="1636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<text:s/>Pernambuco</text:p>
          </table:table-cell>
          <table:table-cell office:value-type="float" office:value="70989" table:style-name="ce2">
            <text:p>70.989</text:p>
          </table:table-cell>
          <table:table-cell office:value-type="float" office:value="70393" table:style-name="ce2">
            <text:p>70.393</text:p>
          </table:table-cell>
          <table:table-cell office:value-type="float" office:value="51291" table:style-name="ce2">
            <text:p>51.291</text:p>
          </table:table-cell>
          <table:table-cell office:value-type="float" office:value="10161" table:style-name="ce2">
            <text:p>10.161</text:p>
          </table:table-cell>
          <table:table-cell office:value-type="float" office:value="7280" table:style-name="ce2">
            <text:p>7.280</text:p>
          </table:table-cell>
          <table:table-cell office:value-type="float" office:value="1661" table:style-name="ce2">
            <text:p>1.661</text:p>
          </table:table-cell>
          <table:table-cell office:value-type="float" office:value="141382" table:style-name="ce3">
            <text:p>141.382</text:p>
          </table:table-cell>
          <table:table-cell office:value-type="float" office:value="29.852699999999999" table:style-name="ce7">
            <text:p>29,9</text:p>
          </table:table-cell>
          <table:table-cell office:value-type="float" office:value="33.945700000000002" table:style-name="ce7">
            <text:p>33,9</text:p>
          </table:table-cell>
          <table:table-cell office:value-type="float" office:value="29.057099999999998" table:style-name="ce7">
            <text:p>29,1</text:p>
          </table:table-cell>
          <table:table-cell office:value-type="float" office:value="23.858599999999999" table:style-name="ce4">
            <text:p>23,9</text:p>
          </table:table-cell>
          <table:table-cell office:value-type="float" office:value="23.858599999999999" table:style-name="ce4">
            <text:p>23,9</text:p>
          </table:table-cell>
          <table:table-cell office:value-type="float" office:value="23.858599999999999" table:style-name="ce4">
            <text:p>23,9</text:p>
          </table:table-cell>
          <table:table-cell office:value-type="float" office:value="74.670100000000005" table:style-name="ce4">
            <text:p>74,7</text:p>
          </table:table-cell>
          <table:table-cell office:value-type="float" office:value="83.358500000000006" table:style-name="ce4">
            <text:p>83,4</text:p>
          </table:table-cell>
          <table:table-cell office:value-type="float" office:value="66.018299999999996" table:style-name="ce4">
            <text:p>66,0</text:p>
          </table:table-cell>
          <table:table-cell office:value-type="float" office:value="133.99180000000001" table:style-name="ce4">
            <text:p>134,0</text:p>
          </table:table-cell>
          <table:table-cell office:value-type="float" office:value="151.98009999999999" table:style-name="ce4">
            <text:p>152,0</text:p>
          </table:table-cell>
          <table:table-cell office:value-type="float" office:value="101.2754" table:style-name="ce4">
            <text:p>101,3</text:p>
          </table:table-cell>
          <table:table-cell office:value-type="float" office:value="57.911099999999998" table:style-name="ce4">
            <text:p>57,9</text:p>
          </table:table-cell>
          <table:table-cell office:value-type="float" office:value="61.134399999999999" table:style-name="ce4">
            <text:p>61,1</text:p>
          </table:table-cell>
          <table:table-cell office:value-type="float" office:value="57.911099999999998" table:style-name="ce4">
            <text:p>57,9</text:p>
          </table:table-cell>
          <table:table-cell table:number-columns-repeated="1636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<text:s/>Alagoas</text:p>
          </table:table-cell>
          <table:table-cell office:value-type="float" office:value="29193" table:style-name="ce2">
            <text:p>29.193</text:p>
          </table:table-cell>
          <table:table-cell office:value-type="float" office:value="23317" table:style-name="ce2">
            <text:p>23.317</text:p>
          </table:table-cell>
          <table:table-cell office:value-type="float" office:value="12776" table:style-name="ce2">
            <text:p>12.776</text:p>
          </table:table-cell>
          <table:table-cell office:value-type="float" office:value="7812" table:style-name="ce2">
            <text:p>7.812</text:p>
          </table:table-cell>
          <table:table-cell office:value-type="float" office:value="1572" table:style-name="ce2">
            <text:p>1.572</text:p>
          </table:table-cell>
          <table:table-cell office:value-type="float" office:value="1157" table:style-name="ce2">
            <text:p>1.157</text:p>
          </table:table-cell>
          <table:table-cell office:value-type="float" office:value="52510" table:style-name="ce3">
            <text:p>52.510</text:p>
          </table:table-cell>
          <table:table-cell office:value-type="float" office:value="40.026499999999999" table:style-name="ce7">
            <text:p>40,0</text:p>
          </table:table-cell>
          <table:table-cell office:value-type="float" office:value="40.007100000000001" table:style-name="ce7">
            <text:p>40,0</text:p>
          </table:table-cell>
          <table:table-cell office:value-type="float" office:value="40.99" table:style-name="ce7">
            <text:p>41,0</text:p>
          </table:table-cell>
          <table:table-cell office:value-type="float" office:value="28.020199999999999" table:style-name="ce4">
            <text:p>28,0</text:p>
          </table:table-cell>
          <table:table-cell office:value-type="float" office:value="28.020199999999999" table:style-name="ce4">
            <text:p>28,0</text:p>
          </table:table-cell>
          <table:table-cell office:value-type="float" office:value="28.020199999999999" table:style-name="ce4">
            <text:p>28,0</text:p>
          </table:table-cell>
          <table:table-cell office:value-type="float" office:value="77.488600000000005" table:style-name="ce4">
            <text:p>77,5</text:p>
          </table:table-cell>
          <table:table-cell office:value-type="float" office:value="75.261099999999999" table:style-name="ce4">
            <text:p>75,3</text:p>
          </table:table-cell>
          <table:table-cell office:value-type="float" office:value="77.650700000000001" table:style-name="ce4">
            <text:p>77,7</text:p>
          </table:table-cell>
          <table:table-cell office:value-type="float" office:value="56.249600000000001" table:style-name="ce4">
            <text:p>56,2</text:p>
          </table:table-cell>
          <table:table-cell office:value-type="float" office:value="56.249600000000001" table:style-name="ce4">
            <text:p>56,2</text:p>
          </table:table-cell>
          <table:table-cell office:value-type="float" office:value="56.249600000000001" table:style-name="ce4">
            <text:p>56,2</text:p>
          </table:table-cell>
          <table:table-cell office:value-type="float" office:value="40.007100000000001" table:style-name="ce4">
            <text:p>40,0</text:p>
          </table:table-cell>
          <table:table-cell office:value-type="float" office:value="40.007100000000001" table:style-name="ce4">
            <text:p>40,0</text:p>
          </table:table-cell>
          <table:table-cell office:value-type="float" office:value="38.095300000000002" table:style-name="ce4">
            <text:p>38,1</text:p>
          </table:table-cell>
          <table:table-cell table:number-columns-repeated="1636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<text:s/>Sergipe</text:p>
          </table:table-cell>
          <table:table-cell office:value-type="float" office:value="14569" table:style-name="ce2">
            <text:p>14.569</text:p>
          </table:table-cell>
          <table:table-cell office:value-type="float" office:value="19539" table:style-name="ce2">
            <text:p>19.539</text:p>
          </table:table-cell>
          <table:table-cell office:value-type="float" office:value="10191" table:style-name="ce2">
            <text:p>10.191</text:p>
          </table:table-cell>
          <table:table-cell office:value-type="float" office:value="9188" table:style-name="ce2">
            <text:p>9.188</text:p>
          </table:table-cell>
          <table:table-cell office:value-type="float" office:value="0" table:style-name="ce2">
            <text:p>0</text:p>
          </table:table-cell>
          <table:table-cell office:value-type="float" office:value="160" table:style-name="ce2">
            <text:p>160</text:p>
          </table:table-cell>
          <table:table-cell office:value-type="float" office:value="34108" table:style-name="ce3">
            <text:p>34.108</text:p>
          </table:table-cell>
          <table:table-cell office:value-type="float" office:value="34.758299999999998" table:style-name="ce7">
            <text:p>34,8</text:p>
          </table:table-cell>
          <table:table-cell office:value-type="float" office:value="28.549600000000002" table:style-name="ce7">
            <text:p>28,5</text:p>
          </table:table-cell>
          <table:table-cell office:value-type="float" office:value="40.058100000000003" table:style-name="ce7">
            <text:p>40,1</text:p>
          </table:table-cell>
          <table:table-cell office:value-type="float" office:value="27.317599999999999" table:style-name="ce4">
            <text:p>27,3</text:p>
          </table:table-cell>
          <table:table-cell office:value-type="float" office:value="29.413399999999999" table:style-name="ce4">
            <text:p>29,4</text:p>
          </table:table-cell>
          <table:table-cell office:value-type="float" office:value="20.879300000000001" table:style-name="ce4">
            <text:p>20,9</text:p>
          </table:table-cell>
          <table:table-cell office:value-type="float" office:value="54.019500000000001" table:style-name="ce4">
            <text:p>54,0</text:p>
          </table:table-cell>
          <table:table-cell office:value-type="float" office:value="37.363999999999997" table:style-name="ce4">
            <text:p>37,4</text:p>
          </table:table-cell>
          <table:table-cell office:value-type="float" office:value="62.095799999999997" table:style-name="ce4">
            <text:p>62,1</text:p>
          </table:table-cell>
          <table:table-cell table:number-columns-repeated="3" table:style-name="ce4"/>
          <table:table-cell office:value-type="float" office:value="44.283250000000002" table:style-name="ce4">
            <text:p>44,3</text:p>
          </table:table-cell>
          <table:table-cell office:value-type="float" office:value="118.8296" table:style-name="ce4">
            <text:p>118,8</text:p>
          </table:table-cell>
          <table:table-cell office:value-type="float" office:value="34.243299999999998" table:style-name="ce4">
            <text:p>34,2</text:p>
          </table:table-cell>
          <table:table-cell table:number-columns-repeated="1636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<text:s/>Bahia</text:p>
          </table:table-cell>
          <table:table-cell office:value-type="float" office:value="146094" table:style-name="ce2">
            <text:p>146.094</text:p>
          </table:table-cell>
          <table:table-cell office:value-type="float" office:value="63905" table:style-name="ce2">
            <text:p>63.905</text:p>
          </table:table-cell>
          <table:table-cell office:value-type="float" office:value="42900" table:style-name="ce2">
            <text:p>42.900</text:p>
          </table:table-cell>
          <table:table-cell office:value-type="float" office:value="9200" table:style-name="ce2">
            <text:p>9.200</text:p>
          </table:table-cell>
          <table:table-cell office:value-type="float" office:value="7257" table:style-name="ce2">
            <text:p>7.257</text:p>
          </table:table-cell>
          <table:table-cell office:value-type="float" office:value="4548" table:style-name="ce2">
            <text:p>4.548</text:p>
          </table:table-cell>
          <table:table-cell office:value-type="float" office:value="209999" table:style-name="ce3">
            <text:p>209.999</text:p>
          </table:table-cell>
          <table:table-cell office:value-type="float" office:value="52.010100000000001" table:style-name="ce7">
            <text:p>52,0</text:p>
          </table:table-cell>
          <table:table-cell office:value-type="float" office:value="51.004399999999997" table:style-name="ce7">
            <text:p>51,0</text:p>
          </table:table-cell>
          <table:table-cell office:value-type="float" office:value="52.9572" table:style-name="ce7">
            <text:p>53,0</text:p>
          </table:table-cell>
          <table:table-cell office:value-type="float" office:value="42.613900000000001" table:style-name="ce4">
            <text:p>42,6</text:p>
          </table:table-cell>
          <table:table-cell office:value-type="float" office:value="44.7712" table:style-name="ce4">
            <text:p>44,8</text:p>
          </table:table-cell>
          <table:table-cell office:value-type="float" office:value="41.236400000000003" table:style-name="ce4">
            <text:p>41,2</text:p>
          </table:table-cell>
          <table:table-cell office:value-type="float" office:value="65.986699999999999" table:style-name="ce4">
            <text:p>66,0</text:p>
          </table:table-cell>
          <table:table-cell office:value-type="float" office:value="55.709899999999998" table:style-name="ce4">
            <text:p>55,7</text:p>
          </table:table-cell>
          <table:table-cell office:value-type="float" office:value="71.015100000000004" table:style-name="ce4">
            <text:p>71,0</text:p>
          </table:table-cell>
          <table:table-cell office:value-type="float" office:value="111.71339999999999" table:style-name="ce4">
            <text:p>111,7</text:p>
          </table:table-cell>
          <table:table-cell office:value-type="float" office:value="142.5351" table:style-name="ce4">
            <text:p>142,5</text:p>
          </table:table-cell>
          <table:table-cell office:value-type="float" office:value="93.578100000000006" table:style-name="ce4">
            <text:p>93,6</text:p>
          </table:table-cell>
          <table:table-cell office:value-type="float" office:value="84.857500000000002" table:style-name="ce4">
            <text:p>84,9</text:p>
          </table:table-cell>
          <table:table-cell office:value-type="float" office:value="64.236400000000003" table:style-name="ce4">
            <text:p>64,2</text:p>
          </table:table-cell>
          <table:table-cell office:value-type="float" office:value="92.018699999999995" table:style-name="ce4">
            <text:p>92,0</text:p>
          </table:table-cell>
          <table:table-cell table:number-columns-repeated="1636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<text:s/>Minas Gerais</text:p>
          </table:table-cell>
          <table:table-cell office:value-type="float" office:value="174676" table:style-name="ce2">
            <text:p>174.676</text:p>
          </table:table-cell>
          <table:table-cell office:value-type="float" office:value="85868" table:style-name="ce2">
            <text:p>85.868</text:p>
          </table:table-cell>
          <table:table-cell office:value-type="float" office:value="55564" table:style-name="ce2">
            <text:p>55.564</text:p>
          </table:table-cell>
          <table:table-cell office:value-type="float" office:value="23946" table:style-name="ce2">
            <text:p>23.946</text:p>
          </table:table-cell>
          <table:table-cell office:value-type="float" office:value="4524" table:style-name="ce2">
            <text:p>4.524</text:p>
          </table:table-cell>
          <table:table-cell office:value-type="float" office:value="1834" table:style-name="ce2">
            <text:p>1.834</text:p>
          </table:table-cell>
          <table:table-cell office:value-type="float" office:value="260544" table:style-name="ce3">
            <text:p>260.544</text:p>
          </table:table-cell>
          <table:table-cell office:value-type="float" office:value="33.306399999999996" table:style-name="ce7">
            <text:p>33,3</text:p>
          </table:table-cell>
          <table:table-cell office:value-type="float" office:value="34.110799999999998" table:style-name="ce7">
            <text:p>34,1</text:p>
          </table:table-cell>
          <table:table-cell office:value-type="float" office:value="33.306399999999996" table:style-name="ce7">
            <text:p>33,3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33.130400000000002" table:style-name="ce4">
            <text:p>33,1</text:p>
          </table:table-cell>
          <table:table-cell office:value-type="float" office:value="33.306399999999996" table:style-name="ce4">
            <text:p>33,3</text:p>
          </table:table-cell>
          <table:table-cell office:value-type="float" office:value="35.548099999999998" table:style-name="ce4">
            <text:p>35,5</text:p>
          </table:table-cell>
          <table:table-cell office:value-type="float" office:value="36.705300000000001" table:style-name="ce4">
            <text:p>36,7</text:p>
          </table:table-cell>
          <table:table-cell office:value-type="float" office:value="30.263000000000002" table:style-name="ce4">
            <text:p>30,3</text:p>
          </table:table-cell>
          <table:table-cell office:value-type="float" office:value="99.199399999999997" table:style-name="ce4">
            <text:p>99,2</text:p>
          </table:table-cell>
          <table:table-cell office:value-type="float" office:value="99.013450000000006" table:style-name="ce4">
            <text:p>99,0</text:p>
          </table:table-cell>
          <table:table-cell office:value-type="float" office:value="99.199399999999997" table:style-name="ce4">
            <text:p>99,2</text:p>
          </table:table-cell>
          <table:table-cell office:value-type="float" office:value="62.593400000000003" table:style-name="ce4">
            <text:p>62,6</text:p>
          </table:table-cell>
          <table:table-cell office:value-type="float" office:value="101.1118" table:style-name="ce4">
            <text:p>101,1</text:p>
          </table:table-cell>
          <table:table-cell office:value-type="float" office:value="34.321899999999999" table:style-name="ce4">
            <text:p>34,3</text:p>
          </table:table-cell>
          <table:table-cell table:number-columns-repeated="1636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<text:s/>Espírito Santo</text:p>
          </table:table-cell>
          <table:table-cell office:value-type="float" office:value="31566" table:style-name="ce2">
            <text:p>31.566</text:p>
          </table:table-cell>
          <table:table-cell office:value-type="float" office:value="21269" table:style-name="ce2">
            <text:p>21.269</text:p>
          </table:table-cell>
          <table:table-cell office:value-type="float" office:value="19008" table:style-name="ce2">
            <text:p>19.008</text:p>
          </table:table-cell>
          <table:table-cell office:value-type="float" office:value="0" table:style-name="ce2">
            <text:p>0</text:p>
          </table:table-cell>
          <table:table-cell office:value-type="float" office:value="1774" table:style-name="ce2">
            <text:p>1.774</text:p>
          </table:table-cell>
          <table:table-cell office:value-type="float" office:value="487" table:style-name="ce2">
            <text:p>487</text:p>
          </table:table-cell>
          <table:table-cell office:value-type="float" office:value="52835" table:style-name="ce3">
            <text:p>52.835</text:p>
          </table:table-cell>
          <table:table-cell office:value-type="float" office:value="30.149799999999999" table:style-name="ce7">
            <text:p>30,1</text:p>
          </table:table-cell>
          <table:table-cell office:value-type="float" office:value="31.5105" table:style-name="ce7">
            <text:p>31,5</text:p>
          </table:table-cell>
          <table:table-cell office:value-type="float" office:value="30.149799999999999" table:style-name="ce7">
            <text:p>30,1</text:p>
          </table:table-cell>
          <table:table-cell office:value-type="float" office:value="30.149799999999999" table:style-name="ce4">
            <text:p>30,1</text:p>
          </table:table-cell>
          <table:table-cell office:value-type="float" office:value="29.876300000000001" table:style-name="ce4">
            <text:p>29,9</text:p>
          </table:table-cell>
          <table:table-cell office:value-type="float" office:value="30.149799999999999" table:style-name="ce4">
            <text:p>30,1</text:p>
          </table:table-cell>
          <table:table-cell table:number-columns-repeated="3" table:style-name="ce4"/>
          <table:table-cell office:value-type="float" office:value="60.835700000000003" table:style-name="ce4">
            <text:p>60,8</text:p>
          </table:table-cell>
          <table:table-cell office:value-type="float" office:value="108.9586" table:style-name="ce4">
            <text:p>109,0</text:p>
          </table:table-cell>
          <table:table-cell office:value-type="float" office:value="52.140700000000002" table:style-name="ce4">
            <text:p>52,1</text:p>
          </table:table-cell>
          <table:table-cell office:value-type="float" office:value="46.467700000000001" table:style-name="ce4">
            <text:p>46,5</text:p>
          </table:table-cell>
          <table:table-cell office:value-type="float" office:value="56.7956" table:style-name="ce4">
            <text:p>56,8</text:p>
          </table:table-cell>
          <table:table-cell office:value-type="float" office:value="45.9968" table:style-name="ce4">
            <text:p>46,0</text:p>
          </table:table-cell>
          <table:table-cell table:number-columns-repeated="16360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<text:s/>Rio de Janeiro</text:p>
          </table:table-cell>
          <table:table-cell office:value-type="float" office:value="168285" table:style-name="ce2">
            <text:p>168.285</text:p>
          </table:table-cell>
          <table:table-cell office:value-type="float" office:value="54574" table:style-name="ce2">
            <text:p>54.574</text:p>
          </table:table-cell>
          <table:table-cell office:value-type="float" office:value="46106" table:style-name="ce2">
            <text:p>46.106</text:p>
          </table:table-cell>
          <table:table-cell office:value-type="float" office:value="5144" table:style-name="ce2">
            <text:p>5.144</text:p>
          </table:table-cell>
          <table:table-cell office:value-type="float" office:value="2816" table:style-name="ce2">
            <text:p>2.816</text:p>
          </table:table-cell>
          <table:table-cell office:value-type="float" office:value="508" table:style-name="ce2">
            <text:p>508</text:p>
          </table:table-cell>
          <table:table-cell office:value-type="float" office:value="222859" table:style-name="ce3">
            <text:p>222.859</text:p>
          </table:table-cell>
          <table:table-cell office:value-type="float" office:value="20.851199999999999" table:style-name="ce7">
            <text:p>20,9</text:p>
          </table:table-cell>
          <table:table-cell office:value-type="float" office:value="20.851199999999999" table:style-name="ce7">
            <text:p>20,9</text:p>
          </table:table-cell>
          <table:table-cell office:value-type="float" office:value="24.014700000000001" table:style-name="ce7">
            <text:p>24,0</text:p>
          </table:table-cell>
          <table:table-cell office:value-type="float" office:value="20.551400000000001" table:style-name="ce4">
            <text:p>20,6</text:p>
          </table:table-cell>
          <table:table-cell office:value-type="float" office:value="20.851199999999999" table:style-name="ce4">
            <text:p>20,9</text:p>
          </table:table-cell>
          <table:table-cell office:value-type="float" office:value="15.3482" table:style-name="ce4">
            <text:p>15,3</text:p>
          </table:table-cell>
          <table:table-cell office:value-type="float" office:value="28.544799999999999" table:style-name="ce4">
            <text:p>28,5</text:p>
          </table:table-cell>
          <table:table-cell office:value-type="float" office:value="37.628399999999999" table:style-name="ce4">
            <text:p>37,6</text:p>
          </table:table-cell>
          <table:table-cell office:value-type="float" office:value="24.401299999999999" table:style-name="ce4">
            <text:p>24,4</text:p>
          </table:table-cell>
          <table:table-cell office:value-type="float" office:value="72.205200000000005" table:style-name="ce4">
            <text:p>72,2</text:p>
          </table:table-cell>
          <table:table-cell office:value-type="float" office:value="125.1814" table:style-name="ce4">
            <text:p>125,2</text:p>
          </table:table-cell>
          <table:table-cell office:value-type="float" office:value="45.736499999999999" table:style-name="ce4">
            <text:p>45,7</text:p>
          </table:table-cell>
          <table:table-cell office:value-type="float" office:value="100.21769999999999" table:style-name="ce4">
            <text:p>100,2</text:p>
          </table:table-cell>
          <table:table-cell office:value-type="float" office:value="100.21769999999999" table:style-name="ce4">
            <text:p>100,2</text:p>
          </table:table-cell>
          <table:table-cell office:value-type="float" office:value="419.21190000000001" table:style-name="ce4">
            <text:p>419,2</text:p>
          </table:table-cell>
          <table:table-cell table:number-columns-repeated="1636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<text:s/>São Paulo</text:p>
          </table:table-cell>
          <table:table-cell office:value-type="float" office:value="478357" table:style-name="ce2">
            <text:p>478.357</text:p>
          </table:table-cell>
          <table:table-cell office:value-type="float" office:value="138251" table:style-name="ce2">
            <text:p>138.251</text:p>
          </table:table-cell>
          <table:table-cell office:value-type="float" office:value="90717" table:style-name="ce2">
            <text:p>90.717</text:p>
          </table:table-cell>
          <table:table-cell office:value-type="float" office:value="8447" table:style-name="ce2">
            <text:p>8.447</text:p>
          </table:table-cell>
          <table:table-cell office:value-type="float" office:value="38427" table:style-name="ce2">
            <text:p>38.427</text:p>
          </table:table-cell>
          <table:table-cell office:value-type="float" office:value="660" table:style-name="ce2">
            <text:p>660</text:p>
          </table:table-cell>
          <table:table-cell office:value-type="float" office:value="616608" table:style-name="ce3">
            <text:p>616.608</text:p>
          </table:table-cell>
          <table:table-cell office:value-type="float" office:value="21.840800000000002" table:style-name="ce7">
            <text:p>21,8</text:p>
          </table:table-cell>
          <table:table-cell office:value-type="float" office:value="21.811199999999999" table:style-name="ce7">
            <text:p>21,8</text:p>
          </table:table-cell>
          <table:table-cell office:value-type="float" office:value="22.631" table:style-name="ce7">
            <text:p>22,6</text:p>
          </table:table-cell>
          <table:table-cell office:value-type="float" office:value="16.9741" table:style-name="ce4">
            <text:p>17,0</text:p>
          </table:table-cell>
          <table:table-cell office:value-type="float" office:value="17.997499999999999" table:style-name="ce4">
            <text:p>18,0</text:p>
          </table:table-cell>
          <table:table-cell office:value-type="float" office:value="16.936599999999999" table:style-name="ce4">
            <text:p>16,9</text:p>
          </table:table-cell>
          <table:table-cell office:value-type="float" office:value="51.978900000000003" table:style-name="ce4">
            <text:p>52,0</text:p>
          </table:table-cell>
          <table:table-cell office:value-type="float" office:value="57.116199999999999" table:style-name="ce4">
            <text:p>57,1</text:p>
          </table:table-cell>
          <table:table-cell office:value-type="float" office:value="39.6633" table:style-name="ce4">
            <text:p>39,7</text:p>
          </table:table-cell>
          <table:table-cell office:value-type="float" office:value="23.207599999999999" table:style-name="ce4">
            <text:p>23,2</text:p>
          </table:table-cell>
          <table:table-cell office:value-type="float" office:value="23.207599999999999" table:style-name="ce4">
            <text:p>23,2</text:p>
          </table:table-cell>
          <table:table-cell office:value-type="float" office:value="23.207599999999999" table:style-name="ce4">
            <text:p>23,2</text:p>
          </table:table-cell>
          <table:table-cell office:value-type="float" office:value="367.50184999999999" table:style-name="ce4">
            <text:p>367,5</text:p>
          </table:table-cell>
          <table:table-cell office:value-type="float" office:value="421.68705" table:style-name="ce4">
            <text:p>421,7</text:p>
          </table:table-cell>
          <table:table-cell office:value-type="float" office:value="259.00490000000002" table:style-name="ce4">
            <text:p>259,0</text:p>
          </table:table-cell>
          <table:table-cell table:number-columns-repeated="16360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<text:s/>Paraná</text:p>
          </table:table-cell>
          <table:table-cell office:value-type="float" office:value="113751" table:style-name="ce2">
            <text:p>113.751</text:p>
          </table:table-cell>
          <table:table-cell office:value-type="float" office:value="40194" table:style-name="ce2">
            <text:p>40.194</text:p>
          </table:table-cell>
          <table:table-cell office:value-type="float" office:value="35124" table:style-name="ce2">
            <text:p>35.124</text:p>
          </table:table-cell>
          <table:table-cell office:value-type="float" office:value="3137" table:style-name="ce2">
            <text:p>3.137</text:p>
          </table:table-cell>
          <table:table-cell office:value-type="float" office:value="1133" table:style-name="ce2">
            <text:p>1.133</text:p>
          </table:table-cell>
          <table:table-cell office:value-type="float" office:value="800" table:style-name="ce2">
            <text:p>800</text:p>
          </table:table-cell>
          <table:table-cell office:value-type="float" office:value="153945" table:style-name="ce3">
            <text:p>153.945</text:p>
          </table:table-cell>
          <table:table-cell office:value-type="float" office:value="29.5441" table:style-name="ce7">
            <text:p>29,5</text:p>
          </table:table-cell>
          <table:table-cell office:value-type="float" office:value="33.606400000000001" table:style-name="ce7">
            <text:p>33,6</text:p>
          </table:table-cell>
          <table:table-cell office:value-type="float" office:value="23.654900000000001" table:style-name="ce7">
            <text:p>23,7</text:p>
          </table:table-cell>
          <table:table-cell office:value-type="float" office:value="26.65325" table:style-name="ce4">
            <text:p>26,7</text:p>
          </table:table-cell>
          <table:table-cell office:value-type="float" office:value="22.004799999999999" table:style-name="ce4">
            <text:p>22,0</text:p>
          </table:table-cell>
          <table:table-cell office:value-type="float" office:value="30.773199999999999" table:style-name="ce4">
            <text:p>30,8</text:p>
          </table:table-cell>
          <table:table-cell office:value-type="float" office:value="73.869699999999995" table:style-name="ce4">
            <text:p>73,9</text:p>
          </table:table-cell>
          <table:table-cell office:value-type="float" office:value="79.844899999999996" table:style-name="ce4">
            <text:p>79,8</text:p>
          </table:table-cell>
          <table:table-cell office:value-type="float" office:value="48.115900000000003" table:style-name="ce4">
            <text:p>48,1</text:p>
          </table:table-cell>
          <table:table-cell office:value-type="float" office:value="72.150599999999997" table:style-name="ce4">
            <text:p>72,2</text:p>
          </table:table-cell>
          <table:table-cell office:value-type="float" office:value="114.9932" table:style-name="ce4">
            <text:p>115,0</text:p>
          </table:table-cell>
          <table:table-cell office:value-type="float" office:value="65.916200000000003" table:style-name="ce4">
            <text:p>65,9</text:p>
          </table:table-cell>
          <table:table-cell office:value-type="float" office:value="35.255600000000001" table:style-name="ce4">
            <text:p>35,3</text:p>
          </table:table-cell>
          <table:table-cell office:value-type="float" office:value="63.122599999999998" table:style-name="ce4">
            <text:p>63,1</text:p>
          </table:table-cell>
          <table:table-cell office:value-type="float" office:value="34.477600000000002" table:style-name="ce4">
            <text:p>34,5</text:p>
          </table:table-cell>
          <table:table-cell table:number-columns-repeated="1636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<text:s/>Santa Catarina</text:p>
          </table:table-cell>
          <table:table-cell office:value-type="float" office:value="57624" table:style-name="ce2">
            <text:p>57.624</text:p>
          </table:table-cell>
          <table:table-cell office:value-type="float" office:value="31148" table:style-name="ce2">
            <text:p>31.148</text:p>
          </table:table-cell>
          <table:table-cell office:value-type="float" office:value="26850" table:style-name="ce2">
            <text:p>26.850</text:p>
          </table:table-cell>
          <table:table-cell office:value-type="float" office:value="1652" table:style-name="ce2">
            <text:p>1.652</text:p>
          </table:table-cell>
          <table:table-cell office:value-type="float" office:value="1840" table:style-name="ce2">
            <text:p>1.840</text:p>
          </table:table-cell>
          <table:table-cell office:value-type="float" office:value="806" table:style-name="ce2">
            <text:p>806</text:p>
          </table:table-cell>
          <table:table-cell office:value-type="float" office:value="88772" table:style-name="ce3">
            <text:p>88.772</text:p>
          </table:table-cell>
          <table:table-cell office:value-type="float" office:value="21.4618" table:style-name="ce7">
            <text:p>21,5</text:p>
          </table:table-cell>
          <table:table-cell office:value-type="float" office:value="26.120200000000001" table:style-name="ce7">
            <text:p>26,1</text:p>
          </table:table-cell>
          <table:table-cell office:value-type="float" office:value="20.1829" table:style-name="ce7">
            <text:p>20,2</text:p>
          </table:table-cell>
          <table:table-cell office:value-type="float" office:value="20.829499999999999" table:style-name="ce4">
            <text:p>20,8</text:p>
          </table:table-cell>
          <table:table-cell office:value-type="float" office:value="18.585699999999999" table:style-name="ce4">
            <text:p>18,6</text:p>
          </table:table-cell>
          <table:table-cell office:value-type="float" office:value="23.1313" table:style-name="ce4">
            <text:p>23,1</text:p>
          </table:table-cell>
          <table:table-cell office:value-type="float" office:value="40.345799999999997" table:style-name="ce4">
            <text:p>40,3</text:p>
          </table:table-cell>
          <table:table-cell office:value-type="float" office:value="55.519799999999996" table:style-name="ce4">
            <text:p>55,5</text:p>
          </table:table-cell>
          <table:table-cell office:value-type="float" office:value="27.6281" table:style-name="ce4">
            <text:p>27,6</text:p>
          </table:table-cell>
          <table:table-cell office:value-type="float" office:value="46.341500000000003" table:style-name="ce4">
            <text:p>46,3</text:p>
          </table:table-cell>
          <table:table-cell office:value-type="float" office:value="67.619249999999994" table:style-name="ce4">
            <text:p>67,6</text:p>
          </table:table-cell>
          <table:table-cell office:value-type="float" office:value="35.489100000000001" table:style-name="ce4">
            <text:p>35,5</text:p>
          </table:table-cell>
          <table:table-cell office:value-type="float" office:value="41.304000000000002" table:style-name="ce4">
            <text:p>41,3</text:p>
          </table:table-cell>
          <table:table-cell office:value-type="float" office:value="38.796100000000003" table:style-name="ce4">
            <text:p>38,8</text:p>
          </table:table-cell>
          <table:table-cell office:value-type="float" office:value="109.6828" table:style-name="ce4">
            <text:p>109,7</text:p>
          </table:table-cell>
          <table:table-cell table:number-columns-repeated="1636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<text:s/>Rio Grande do Sul</text:p>
          </table:table-cell>
          <table:table-cell office:value-type="float" office:value="101369" table:style-name="ce2">
            <text:p>101.369</text:p>
          </table:table-cell>
          <table:table-cell office:value-type="float" office:value="37572" table:style-name="ce2">
            <text:p>37.572</text:p>
          </table:table-cell>
          <table:table-cell office:value-type="float" office:value="24606" table:style-name="ce2">
            <text:p>24.606</text:p>
          </table:table-cell>
          <table:table-cell office:value-type="float" office:value="10918" table:style-name="ce2">
            <text:p>10.918</text:p>
          </table:table-cell>
          <table:table-cell office:value-type="float" office:value="1931" table:style-name="ce2">
            <text:p>1.931</text:p>
          </table:table-cell>
          <table:table-cell office:value-type="float" office:value="117" table:style-name="ce2">
            <text:p>117</text:p>
          </table:table-cell>
          <table:table-cell office:value-type="float" office:value="138941" table:style-name="ce3">
            <text:p>138.941</text:p>
          </table:table-cell>
          <table:table-cell office:value-type="float" office:value="25.555199999999999" table:style-name="ce7">
            <text:p>25,6</text:p>
          </table:table-cell>
          <table:table-cell office:value-type="float" office:value="25.555199999999999" table:style-name="ce7">
            <text:p>25,6</text:p>
          </table:table-cell>
          <table:table-cell office:value-type="float" office:value="28.005199999999999" table:style-name="ce7">
            <text:p>28,0</text:p>
          </table:table-cell>
          <table:table-cell office:value-type="float" office:value="24.0002" table:style-name="ce4">
            <text:p>24,0</text:p>
          </table:table-cell>
          <table:table-cell office:value-type="float" office:value="22.750599999999999" table:style-name="ce4">
            <text:p>22,8</text:p>
          </table:table-cell>
          <table:table-cell office:value-type="float" office:value="25.555199999999999" table:style-name="ce4">
            <text:p>25,6</text:p>
          </table:table-cell>
          <table:table-cell office:value-type="float" office:value="36.248100000000001" table:style-name="ce4">
            <text:p>36,2</text:p>
          </table:table-cell>
          <table:table-cell office:value-type="float" office:value="32.115200000000002" table:style-name="ce4">
            <text:p>32,1</text:p>
          </table:table-cell>
          <table:table-cell office:value-type="float" office:value="44.059800000000003" table:style-name="ce4">
            <text:p>44,1</text:p>
          </table:table-cell>
          <table:table-cell office:value-type="float" office:value="108.964" table:style-name="ce4">
            <text:p>109,0</text:p>
          </table:table-cell>
          <table:table-cell office:value-type="float" office:value="143.33770000000001" table:style-name="ce4">
            <text:p>143,3</text:p>
          </table:table-cell>
          <table:table-cell office:value-type="float" office:value="41.195999999999998" table:style-name="ce4">
            <text:p>41,2</text:p>
          </table:table-cell>
          <table:table-cell office:value-type="float" office:value="142.47739999999999" table:style-name="ce4">
            <text:p>142,5</text:p>
          </table:table-cell>
          <table:table-cell office:value-type="float" office:value="208.36584999999999" table:style-name="ce4">
            <text:p>208,4</text:p>
          </table:table-cell>
          <table:table-cell office:value-type="float" office:value="50.638300000000001" table:style-name="ce4">
            <text:p>50,6</text:p>
          </table:table-cell>
          <table:table-cell table:number-columns-repeated="1636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<text:s/>Mato Grosso do Sul</text:p>
          </table:table-cell>
          <table:table-cell office:value-type="float" office:value="37318" table:style-name="ce2">
            <text:p>37.318</text:p>
          </table:table-cell>
          <table:table-cell office:value-type="float" office:value="4934" table:style-name="ce2">
            <text:p>4.934</text:p>
          </table:table-cell>
          <table:table-cell office:value-type="float" office:value="4170" table:style-name="ce2">
            <text:p>4.170</text:p>
          </table:table-cell>
          <table:table-cell office:value-type="float" office:value="0" table:style-name="ce2">
            <text:p>0</text:p>
          </table:table-cell>
          <table:table-cell office:value-type="float" office:value="306" table:style-name="ce2">
            <text:p>306</text:p>
          </table:table-cell>
          <table:table-cell office:value-type="float" office:value="458" table:style-name="ce2">
            <text:p>458</text:p>
          </table:table-cell>
          <table:table-cell office:value-type="float" office:value="42252" table:style-name="ce3">
            <text:p>42.252</text:p>
          </table:table-cell>
          <table:table-cell office:value-type="float" office:value="73.850800000000007" table:style-name="ce7">
            <text:p>73,9</text:p>
          </table:table-cell>
          <table:table-cell office:value-type="float" office:value="79.035200000000003" table:style-name="ce7">
            <text:p>79,0</text:p>
          </table:table-cell>
          <table:table-cell office:value-type="float" office:value="69.788700000000006" table:style-name="ce7">
            <text:p>69,8</text:p>
          </table:table-cell>
          <table:table-cell office:value-type="float" office:value="69.788700000000006" table:style-name="ce4">
            <text:p>69,8</text:p>
          </table:table-cell>
          <table:table-cell office:value-type="float" office:value="64.204499999999996" table:style-name="ce4">
            <text:p>64,2</text:p>
          </table:table-cell>
          <table:table-cell office:value-type="float" office:value="73.850800000000007" table:style-name="ce4">
            <text:p>73,9</text:p>
          </table:table-cell>
          <table:table-cell table:number-columns-repeated="3" table:style-name="ce4"/>
          <table:table-cell office:value-type="float" office:value="196.3066" table:style-name="ce4">
            <text:p>196,3</text:p>
          </table:table-cell>
          <table:table-cell office:value-type="float" office:value="196.3066" table:style-name="ce4">
            <text:p>196,3</text:p>
          </table:table-cell>
          <table:table-cell office:value-type="float" office:value="196.3066" table:style-name="ce4">
            <text:p>196,3</text:p>
          </table:table-cell>
          <table:table-cell office:value-type="float" office:value="119.65994999999999" table:style-name="ce4">
            <text:p>119,7</text:p>
          </table:table-cell>
          <table:table-cell office:value-type="float" office:value="129.64775" table:style-name="ce4">
            <text:p>129,6</text:p>
          </table:table-cell>
          <table:table-cell office:value-type="float" office:value="119.5898" table:style-name="ce4">
            <text:p>119,6</text:p>
          </table:table-cell>
          <table:table-cell table:number-columns-repeated="16360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<text:s/>Mato Grosso</text:p>
          </table:table-cell>
          <table:table-cell office:value-type="float" office:value="37662" table:style-name="ce2">
            <text:p>37.662</text:p>
          </table:table-cell>
          <table:table-cell office:value-type="float" office:value="13594" table:style-name="ce2">
            <text:p>13.594</text:p>
          </table:table-cell>
          <table:table-cell office:value-type="float" office:value="11053" table:style-name="ce2">
            <text:p>11.053</text:p>
          </table:table-cell>
          <table:table-cell office:value-type="float" office:value="1276" table:style-name="ce2">
            <text:p>1.276</text:p>
          </table:table-cell>
          <table:table-cell office:value-type="float" office:value="738" table:style-name="ce2">
            <text:p>738</text:p>
          </table:table-cell>
          <table:table-cell office:value-type="float" office:value="527" table:style-name="ce2">
            <text:p>527</text:p>
          </table:table-cell>
          <table:table-cell office:value-type="float" office:value="51256" table:style-name="ce3">
            <text:p>51.256</text:p>
          </table:table-cell>
          <table:table-cell office:value-type="float" office:value="51.803899999999999" table:style-name="ce7">
            <text:p>51,8</text:p>
          </table:table-cell>
          <table:table-cell office:value-type="float" office:value="7.4375999999999998" table:style-name="ce7">
            <text:p>7,4</text:p>
          </table:table-cell>
          <table:table-cell office:value-type="float" office:value="72.201800000000006" table:style-name="ce7">
            <text:p>72,2</text:p>
          </table:table-cell>
          <table:table-cell office:value-type="float" office:value="38.027099999999997" table:style-name="ce4">
            <text:p>38,0</text:p>
          </table:table-cell>
          <table:table-cell office:value-type="float" office:value="51.803899999999999" table:style-name="ce4">
            <text:p>51,8</text:p>
          </table:table-cell>
          <table:table-cell office:value-type="float" office:value="7.4375999999999998" table:style-name="ce4">
            <text:p>7,4</text:p>
          </table:table-cell>
          <table:table-cell office:value-type="float" office:value="156.9436" table:style-name="ce4">
            <text:p>156,9</text:p>
          </table:table-cell>
          <table:table-cell office:value-type="float" office:value="210.3811" table:style-name="ce4">
            <text:p>210,4</text:p>
          </table:table-cell>
          <table:table-cell office:value-type="float" office:value="144.53039999999999" table:style-name="ce4">
            <text:p>144,5</text:p>
          </table:table-cell>
          <table:table-cell office:value-type="float" office:value="258.18020000000001" table:style-name="ce4">
            <text:p>258,2</text:p>
          </table:table-cell>
          <table:table-cell office:value-type="float" office:value="348.09589999999997" table:style-name="ce4">
            <text:p>348,1</text:p>
          </table:table-cell>
          <table:table-cell office:value-type="float" office:value="239.03659999999999" table:style-name="ce4">
            <text:p>239,0</text:p>
          </table:table-cell>
          <table:table-cell office:value-type="float" office:value="155.76910000000001" table:style-name="ce4">
            <text:p>155,8</text:p>
          </table:table-cell>
          <table:table-cell office:value-type="float" office:value="342.49579999999997" table:style-name="ce4">
            <text:p>342,5</text:p>
          </table:table-cell>
          <table:table-cell office:value-type="float" office:value="155.76910000000001" table:style-name="ce4">
            <text:p>155,8</text:p>
          </table:table-cell>
          <table:table-cell table:number-columns-repeated="16360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<text:s/>Goiás</text:p>
          </table:table-cell>
          <table:table-cell office:value-type="float" office:value="60497" table:style-name="ce2">
            <text:p>60.497</text:p>
          </table:table-cell>
          <table:table-cell office:value-type="float" office:value="32777" table:style-name="ce2">
            <text:p>32.777</text:p>
          </table:table-cell>
          <table:table-cell office:value-type="float" office:value="9284" table:style-name="ce2">
            <text:p>9.284</text:p>
          </table:table-cell>
          <table:table-cell office:value-type="float" office:value="1778" table:style-name="ce2">
            <text:p>1.778</text:p>
          </table:table-cell>
          <table:table-cell office:value-type="float" office:value="8133" table:style-name="ce2">
            <text:p>8.133</text:p>
          </table:table-cell>
          <table:table-cell office:value-type="float" office:value="13582" table:style-name="ce2">
            <text:p>13.582</text:p>
          </table:table-cell>
          <table:table-cell office:value-type="float" office:value="93274" table:style-name="ce3">
            <text:p>93.274</text:p>
          </table:table-cell>
          <table:table-cell office:value-type="float" office:value="45.517699999999998" table:style-name="ce7">
            <text:p>45,5</text:p>
          </table:table-cell>
          <table:table-cell office:value-type="float" office:value="47.538699999999999" table:style-name="ce7">
            <text:p>47,5</text:p>
          </table:table-cell>
          <table:table-cell office:value-type="float" office:value="40.180300000000003" table:style-name="ce7">
            <text:p>40,2</text:p>
          </table:table-cell>
          <table:table-cell office:value-type="float" office:value="40.180300000000003" table:style-name="ce4">
            <text:p>40,2</text:p>
          </table:table-cell>
          <table:table-cell office:value-type="float" office:value="40.180300000000003" table:style-name="ce4">
            <text:p>40,2</text:p>
          </table:table-cell>
          <table:table-cell office:value-type="float" office:value="36.527299999999997" table:style-name="ce4">
            <text:p>36,5</text:p>
          </table:table-cell>
          <table:table-cell office:value-type="float" office:value="114.44155000000001" table:style-name="ce4">
            <text:p>114,4</text:p>
          </table:table-cell>
          <table:table-cell office:value-type="float" office:value="138.9393" table:style-name="ce4">
            <text:p>138,9</text:p>
          </table:table-cell>
          <table:table-cell office:value-type="float" office:value="102.2075" table:style-name="ce4">
            <text:p>102,2</text:p>
          </table:table-cell>
          <table:table-cell office:value-type="float" office:value="18.596699999999998" table:style-name="ce4">
            <text:p>18,6</text:p>
          </table:table-cell>
          <table:table-cell office:value-type="float" office:value="18.596699999999998" table:style-name="ce4">
            <text:p>18,6</text:p>
          </table:table-cell>
          <table:table-cell office:value-type="float" office:value="18.596699999999998" table:style-name="ce4">
            <text:p>18,6</text:p>
          </table:table-cell>
          <table:table-cell office:value-type="float" office:value="47.538699999999999" table:style-name="ce4">
            <text:p>47,5</text:p>
          </table:table-cell>
          <table:table-cell office:value-type="float" office:value="47.538699999999999" table:style-name="ce4">
            <text:p>47,5</text:p>
          </table:table-cell>
          <table:table-cell office:value-type="float" office:value="57.4255" table:style-name="ce4">
            <text:p>57,4</text:p>
          </table:table-cell>
          <table:table-cell table:number-columns-repeated="16360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<text:s/>Distrito Federal</text:p>
          </table:table-cell>
          <table:table-cell office:value-type="float" office:value="42765" table:style-name="ce2">
            <text:p>42.765</text:p>
          </table:table-cell>
          <table:table-cell office:value-type="float" office:value="732" table:style-name="ce2">
            <text:p>7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32" table:style-name="ce2">
            <text:p>732</text:p>
          </table:table-cell>
          <table:table-cell office:value-type="float" office:value="43497" table:style-name="ce3">
            <text:p>43.497</text:p>
          </table:table-cell>
          <table:table-cell office:value-type="float" office:value="59.444499999999998" table:style-name="ce7">
            <text:p>59,4</text:p>
          </table:table-cell>
          <table:table-cell office:value-type="float" office:value="595.08605" table:style-name="ce7">
            <text:p>595,1</text:p>
          </table:table-cell>
          <table:table-cell office:value-type="float" office:value="57.4255" table:style-name="ce7">
            <text:p>57,4</text:p>
          </table:table-cell>
          <table:table-cell table:number-columns-repeated="9" table:style-name="ce4"/>
          <table:table-cell office:value-type="float" office:value="59.444499999999998" table:style-name="ce4">
            <text:p>59,4</text:p>
          </table:table-cell>
          <table:table-cell office:value-type="float" office:value="595.08605" table:style-name="ce4">
            <text:p>595,1</text:p>
          </table:table-cell>
          <table:table-cell office:value-type="float" office:value="57.4255" table:style-name="ce4">
            <text:p>57,4</text:p>
          </table:table-cell>
          <table:table-cell table:number-columns-repeated="16360"/>
        </table:table-row>
        <table:table-row table:style-name="ro2">
          <table:table-cell table:number-columns-repeated="10" table:style-name="ce1"/>
          <table:table-cell table:number-columns-repeated="2" table:style-name="ce7"/>
          <table:table-cell table:number-columns-repeated="3" table:style-name="ce1"/>
          <table:table-cell table:number-columns-repeated="6" table:style-name="ce4"/>
          <table:table-cell table:number-columns-repeated="16363" table:style-name="ce1"/>
        </table:table-row>
        <table:table-row table:style-name="ro2">
          <table:table-cell table:number-columns-repeated="16" table:style-name="ce1"/>
          <table:table-cell table:number-columns-repeated="5" table:style-name="ce4"/>
          <table:table-cell table:number-columns-repeated="16363" table:style-name="ce1"/>
        </table:table-row>
        <table:table-row table:style-name="ro2">
          <table:table-cell table:number-columns-repeated="18"/>
          <table:table-cell table:style-name="ce4"/>
          <table:table-cell table:style-name="ce1"/>
          <table:table-cell table:style-name="ce4"/>
          <table:table-cell table:number-columns-repeated="16363"/>
        </table:table-row>
        <table:table-row table:style-name="ro2">
          <table:table-cell table:number-columns-repeated="18"/>
          <table:table-cell table:number-columns-repeated="2" table:style-name="ce1"/>
          <table:table-cell table:style-name="ce4"/>
          <table:table-cell table:number-columns-repeated="16363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  <style:font-face style:name="Liberation Mono1" svg:font-family="&quot;Liberation Mono1&quot;"/>
    <style:font-face style:name="Docs-Calibri" svg:font-family="Docs-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0" number:grouping="true"/>
    </number:number-style>
    <number:number-style style:name="N37">
      <number:number number:decimal-places="1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mqs</meta:initial-creator>
    <dc:creator>demqs</dc:creator>
    <meta:creation-date>2022-11-28T14:30:48Z</meta:creation-date>
    <dc:date>2022-12-14T15:30:22Z</dc:date>
    <meta:editing-cycles>73</meta:editing-cycles>
    <meta:editing-duration>PT64309S</meta:editing-duration>
  </office:meta>
</office:document-meta>
</file>